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A0000012AEBA20E9C.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3163*"/>
    </style:style>
    <style:style style:name="表格98.B" style:family="table-column">
      <style:table-column-properties style:column-width="3.337cm" style:rel-column-width="1900*"/>
    </style:style>
    <style:style style:name="表格98.C" style:family="table-column">
      <style:table-column-properties style:column-width="3.683cm" style:rel-column-width="2097*"/>
    </style:style>
    <style:style style:name="表格98.D" style:family="table-column">
      <style:table-column-properties style:column-width="3.216cm" style:rel-column-width="1831*"/>
    </style:style>
    <style:style style:name="表格98.E" style:family="table-column">
      <style:table-column-properties style:column-width="3.134cm" style:rel-column-width="1784*"/>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shadow="none"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shadow="none"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text-properties style:font-name="Times New Roman" fo:font-weight="normal" style:font-name-asian="宋体1" style:font-weight-asian="normal" style:font-name-complex="Courier New" style:font-weight-complex="normal"/>
    </style:style>
    <style:style style:name="P37" style:family="paragraph" style:parent-style-name="Standard">
      <style:paragraph-properties fo:text-align="start" style:justify-single-word="false"/>
    </style:style>
    <style:style style:name="P38" style:family="paragraph" style:parent-style-name="Standard">
      <style:text-properties style:font-name="宋体1"/>
    </style:style>
    <style:style style:name="P39" style:family="paragraph" style:parent-style-name="Standard">
      <style:text-properties style:font-name="宋体1" style:font-name-asian="宋体1"/>
    </style:style>
    <style:style style:name="P40" style:family="paragraph" style:parent-style-name="Standard">
      <style:text-properties style:font-name="宋体1" style:font-name-asian="宋体1" style:font-name-complex="Courier New"/>
    </style:style>
    <style:style style:name="P41" style:family="paragraph" style:parent-style-name="Standard">
      <style:text-properties style:font-name="宋体1" style:font-name-asian="宋体1" style:font-name-complex="Courier New" style:font-size-complex="10.5pt"/>
    </style:style>
    <style:style style:name="P42" style:family="paragraph" style:parent-style-name="Standard">
      <style:paragraph-properties style:snap-to-layout-grid="false"/>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fo:text-align="center" style:justify-single-word="false" style:snap-to-layout-grid="false"/>
      <style:text-properties style:font-name="宋体1" style:font-name-asian="宋体1" style:font-name-complex="Courier New"/>
    </style:style>
    <style:style style:name="P45" style:family="paragraph" style:parent-style-name="Standard">
      <style:paragraph-properties style:snap-to-layout-grid="false"/>
      <style:text-properties style:font-name="宋体1" style:font-name-asian="宋体1" style:font-name-complex="Courier New"/>
    </style:style>
    <style:style style:name="P46" style:family="paragraph" style:parent-style-name="Standard">
      <style:paragraph-properties fo:text-align="center" style:justify-single-word="false"/>
      <style:text-properties style:font-name="宋体1" style:font-name-asian="宋体1"/>
    </style:style>
    <style:style style:name="P47" style:family="paragraph" style:parent-style-name="Standard">
      <style:paragraph-properties fo:text-align="center" style:justify-single-word="false" style:snap-to-layout-grid="false"/>
      <style:text-properties style:font-name="宋体1" style:font-name-asian="宋体1"/>
    </style:style>
    <style:style style:name="P48" style:family="paragraph" style:parent-style-name="Standard">
      <style:paragraph-properties style:snap-to-layout-grid="false"/>
      <style:text-properties style:font-name="宋体1" style:font-name-asian="宋体1"/>
    </style:style>
    <style:style style:name="P49" style:family="paragraph" style:parent-style-name="Standard">
      <style:text-properties style:font-name="宋体1" fo:font-weight="bold" style:font-name-asian="宋体1" style:font-weight-asian="bold" style:font-name-complex="Courier New"/>
    </style:style>
    <style:style style:name="P50" style:family="paragraph" style:parent-style-name="Standard">
      <style:text-properties style:font-name="宋体1" fo:font-weight="bold" style:font-name-asian="宋体1" style:font-weight-asian="bold" style:font-name-complex="Courier New" style:font-size-complex="10.5pt"/>
    </style:style>
    <style:style style:name="P51"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2" style:family="paragraph" style:parent-style-name="Standard">
      <style:paragraph-properties fo:text-align="center" style:justify-single-word="false" style:snap-to-layout-grid="false"/>
      <style:text-properties style:font-name="宋体1" fo:font-weight="bold" style:font-name-asian="宋体1" style:font-weight-asian="bold" style:font-name-complex="Courier New"/>
    </style:style>
    <style:style style:name="P53" style:family="paragraph" style:parent-style-name="Standard">
      <style:paragraph-properties style:snap-to-layout-grid="false"/>
      <style:text-properties style:font-name="宋体1" fo:font-weight="bold" style:font-name-asian="宋体1" style:font-weight-asian="bold" style:font-name-complex="Courier New"/>
    </style:style>
    <style:style style:name="P54"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5" style:family="paragraph" style:parent-style-name="Standard">
      <style:text-properties style:font-name="宋体1" fo:language="zxx" fo:country="none" style:font-name-asian="宋体1" style:language-asian="zxx" style:country-asian="none"/>
    </style:style>
    <style:style style:name="P56" style:family="paragraph" style:parent-style-name="Standard">
      <style:text-properties style:font-name="宋体1" fo:language="zxx" fo:country="none" style:font-name-asian="宋体1" style:language-asian="zxx" style:country-asian="none" style:font-name-complex="Courier New"/>
    </style:style>
    <style:style style:name="P57"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8"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9"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60"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61"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62"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3" style:family="paragraph" style:parent-style-name="Standard">
      <style:text-properties style:font-name="宋体1" fo:font-weight="normal" style:font-name-asian="宋体1" style:font-weight-asian="normal" style:font-weight-complex="normal"/>
    </style:style>
    <style:style style:name="P64" style:family="paragraph" style:parent-style-name="Standard">
      <style:text-properties style:font-name="宋体1"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style>
    <style:style style:name="P66" style:family="paragraph" style:parent-style-name="Standard">
      <style:text-properties style:font-name="Courier New1" fo:font-weight="bold" style:font-name-asian="宋体1" style:font-weight-asian="bold" style:font-name-complex="Courier New" style:font-size-complex="10.5pt"/>
    </style:style>
    <style:style style:name="P67"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8" style:family="paragraph" style:parent-style-name="Standard">
      <style:text-properties style:font-name="Courier New1" fo:font-weight="bold" style:font-name-asian="Courier New1" style:font-weight-asian="bold" style:font-name-complex="Courier New" style:font-size-complex="10.5pt"/>
    </style:style>
    <style:style style:name="P69"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70" style:family="paragraph" style:parent-style-name="Standard">
      <style:text-properties style:font-name="Courier New1" fo:font-weight="bold" style:font-name-asian="Courier New1" style:font-weight-asian="bold" style:font-weight-complex="bold"/>
    </style:style>
    <style:style style:name="P71"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2" style:family="paragraph" style:parent-style-name="Standard">
      <style:text-properties style:font-name="Courier New1" fo:font-weight="normal" style:font-name-asian="宋体1" style:font-weight-asian="normal" style:font-weight-complex="normal"/>
    </style:style>
    <style:style style:name="P73" style:family="paragraph" style:parent-style-name="Standard">
      <style:text-properties style:font-name="Courier New1" style:font-name-asian="宋体1"/>
    </style:style>
    <style:style style:name="P74" style:family="paragraph" style:parent-style-name="Standard">
      <style:text-properties style:use-window-font-color="true" style:font-name="Courier New1" fo:font-weight="bold" style:font-weight-asian="bold" style:font-weight-complex="bold"/>
    </style:style>
    <style:style style:name="P75"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6"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7" style:family="paragraph" style:parent-style-name="Standard">
      <style:paragraph-properties fo:margin-left="0cm" fo:margin-right="0cm" fo:text-indent="0.741cm" style:auto-text-indent="false"/>
    </style:style>
    <style:style style:name="P78"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9"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1"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2" style:family="paragraph" style:parent-style-name="Standard">
      <style:paragraph-properties fo:margin-left="0cm" fo:margin-right="0cm" fo:text-indent="0.741cm" style:auto-text-indent="false"/>
      <style:text-properties style:font-name="宋体1" style:font-name-asian="宋体1"/>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4"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5"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6" style:family="paragraph" style:parent-style-name="Standard">
      <style:paragraph-properties fo:margin-left="0.741cm" fo:margin-right="0cm" fo:text-indent="0cm" style:auto-text-indent="false"/>
    </style:style>
    <style:style style:name="P87"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8"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9"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0"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91"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2" style:family="paragraph" style:parent-style-name="Standard">
      <style:paragraph-properties fo:margin-left="0.185cm" fo:margin-right="0cm" fo:text-indent="-0.185cm" style:auto-text-indent="false"/>
    </style:style>
    <style:style style:name="P93"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7"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98" style:family="paragraph" style:parent-style-name="Standard">
      <style:paragraph-properties fo:margin-left="0cm" fo:margin-right="0cm" fo:text-indent="0cm" style:auto-text-indent="false"/>
      <style:text-properties style:font-name="宋体1" style:font-name-asian="宋体1"/>
    </style:style>
    <style:style style:name="P99"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100"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101"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2"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3" style:family="paragraph" style:parent-style-name="Table_20_Contents">
      <style:text-properties style:font-name="Courier New1" fo:font-weight="bold" style:font-name-asian="Courier New1" style:font-weight-asian="bold" style:font-weight-complex="bold"/>
    </style:style>
    <style:style style:name="P104"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5"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6"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7"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8"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09"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0" style:family="paragraph" style:parent-style-name="Table_20_Contents">
      <style:text-properties style:font-name="Times New Roman" style:font-name-asian="宋体1" style:font-name-complex="Courier New" style:font-size-complex="10.5pt"/>
    </style:style>
    <style:style style:name="P111" style:family="paragraph" style:parent-style-name="Table_20_Contents">
      <style:text-properties style:font-name="宋体1" style:font-name-asian="宋体1" style:font-name-complex="Courier New" style:font-size-complex="10.5pt"/>
    </style:style>
    <style:style style:name="P112"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3" style:family="paragraph" style:parent-style-name="Contents_20_2">
      <style:paragraph-properties>
        <style:tab-stops>
          <style:tab-stop style:position="19.006cm" style:type="right" style:leader-style="dotted" style:leader-text="."/>
        </style:tab-stops>
      </style:paragraph-properties>
    </style:style>
    <style:style style:name="P114" style:family="paragraph" style:parent-style-name="Contents_20_1">
      <style:paragraph-properties>
        <style:tab-stops>
          <style:tab-stop style:position="19.006cm" style:type="right" style:leader-style="dotted" style:leader-text="."/>
        </style:tab-stops>
      </style:paragraph-properties>
    </style:style>
    <style:style style:name="P115" style:family="paragraph" style:parent-style-name="Contents_20_3">
      <style:paragraph-properties>
        <style:tab-stops>
          <style:tab-stop style:position="19.006cm" style:type="right" style:leader-style="dotted" style:leader-text="."/>
        </style:tab-stops>
      </style:paragraph-properties>
    </style:style>
    <style:style style:name="P11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7"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8"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3"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5"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8"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9"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0"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1"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52"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153" style:family="paragraph" style:parent-style-name="Standard" style:list-style-name="L2"/>
    <style:style style:name="P154" style:family="paragraph" style:parent-style-name="Standard">
      <style:text-properties style:font-name="宋体1" style:font-name-asian="宋体1"/>
    </style:style>
    <style:style style:name="P155" style:family="paragraph" style:parent-style-name="Standard" style:list-style-name="L12">
      <style:text-properties style:font-name="宋体1" style:font-name-asian="宋体1"/>
    </style:style>
    <style:style style:name="P156" style:family="paragraph" style:parent-style-name="Standard" style:list-style-name="L13">
      <style:text-properties style:font-name="宋体1" style:font-name-asian="宋体1"/>
    </style:style>
    <style:style style:name="P157" style:family="paragraph" style:parent-style-name="Standard" style:list-style-name="L15">
      <style:text-properties style:font-name="宋体1" style:font-name-asian="宋体1"/>
    </style:style>
    <style:style style:name="P158" style:family="paragraph" style:parent-style-name="Standard">
      <style:text-properties style:font-name="宋体1" style:font-name-asian="宋体1" style:font-name-complex="Courier New"/>
    </style:style>
    <style:style style:name="P159" style:family="paragraph" style:parent-style-name="Standard">
      <style:text-properties style:font-name="宋体1" style:font-name-asian="宋体1" style:font-name-complex="Courier New" style:font-size-complex="10.5pt"/>
    </style:style>
    <style:style style:name="P160" style:family="paragraph" style:parent-style-name="Standard" style:list-style-name="L19">
      <style:text-properties style:font-name="宋体1" style:font-name-asian="宋体1" style:font-name-complex="Courier New" style:font-size-complex="10.5pt"/>
    </style:style>
    <style:style style:name="P161" style:family="paragraph" style:parent-style-name="Standard" style:list-style-name="L20">
      <style:text-properties style:font-name="宋体1" style:font-name-asian="宋体1" style:font-name-complex="Courier New" style:font-size-complex="10.5pt"/>
    </style:style>
    <style:style style:name="P162" style:family="paragraph" style:parent-style-name="Standard" style:list-style-name="L71">
      <style:text-properties style:font-name="宋体1" style:font-name-asian="宋体1" style:font-name-complex="Courier New" style:font-size-complex="10.5pt"/>
    </style:style>
    <style:style style:name="P163" style:family="paragraph" style:parent-style-name="Standard" style:list-style-name="L72">
      <style:text-properties style:font-name="宋体1" style:font-name-asian="宋体1" style:font-name-complex="Courier New" style:font-size-complex="10.5pt"/>
    </style:style>
    <style:style style:name="P164" style:family="paragraph" style:parent-style-name="Standard" style:list-style-name="L78">
      <style:text-properties style:font-name="宋体1" style:font-name-asian="宋体1" style:font-name-complex="Courier New" style:font-size-complex="10.5pt"/>
    </style:style>
    <style:style style:name="P165" style:family="paragraph" style:parent-style-name="Standard" style:list-style-name="L79">
      <style:text-properties style:font-name="宋体1" style:font-name-asian="宋体1" style:font-name-complex="Courier New" style:font-size-complex="10.5pt"/>
    </style:style>
    <style:style style:name="P166" style:family="paragraph" style:parent-style-name="Standard" style:list-style-name="L108">
      <style:text-properties style:font-name="宋体1" style:font-name-asian="宋体1" style:font-name-complex="Courier New" style:font-size-complex="10.5pt"/>
    </style:style>
    <style:style style:name="P167" style:family="paragraph" style:parent-style-name="Standard" style:list-style-name="L97">
      <style:text-properties style:font-name="宋体1" style:font-name-asian="宋体1" style:font-name-complex="Courier New"/>
    </style:style>
    <style:style style:name="P168" style:family="paragraph" style:parent-style-name="Standard" style:list-style-name="L103">
      <style:text-properties style:font-name="宋体1" style:font-name-asian="宋体1" style:font-name-complex="Courier New"/>
    </style:style>
    <style:style style:name="P169" style:family="paragraph" style:parent-style-name="Standard" style:list-style-name="L104">
      <style:text-properties style:font-name="宋体1" style:font-name-asian="宋体1" style:font-name-complex="Courier New"/>
    </style:style>
    <style:style style:name="P170" style:family="paragraph" style:parent-style-name="Standard" style:list-style-name="L47">
      <style:text-properties style:font-name="宋体1" style:font-name-asian="宋体1"/>
    </style:style>
    <style:style style:name="P171" style:family="paragraph" style:parent-style-name="Standard" style:list-style-name="L48">
      <style:text-properties style:font-name="宋体1" style:font-name-asian="宋体1"/>
    </style:style>
    <style:style style:name="P172" style:family="paragraph" style:parent-style-name="Standard" style:list-style-name="L49">
      <style:text-properties style:font-name="宋体1" style:font-name-asian="宋体1"/>
    </style:style>
    <style:style style:name="P173" style:family="paragraph" style:parent-style-name="Standard" style:list-style-name="L70">
      <style:text-properties style:font-name="宋体1" style:font-name-asian="宋体1"/>
    </style:style>
    <style:style style:name="P174" style:family="paragraph" style:parent-style-name="Standard" style:list-style-name="L84">
      <style:text-properties style:font-name="宋体1" style:font-name-asian="宋体1"/>
    </style:style>
    <style:style style:name="P175" style:family="paragraph" style:parent-style-name="Standard" style:list-style-name="L91">
      <style:text-properties style:font-name="宋体1" style:font-name-asian="宋体1"/>
    </style:style>
    <style:style style:name="P176" style:family="paragraph" style:parent-style-name="Standard" style:list-style-name="L98">
      <style:text-properties style:font-name="宋体1" style:font-name-asian="宋体1"/>
    </style:style>
    <style:style style:name="P177" style:family="paragraph" style:parent-style-name="Standard" style:list-style-name="L113">
      <style:text-properties style:font-name="宋体1" style:font-name-asian="宋体1"/>
    </style:style>
    <style:style style:name="P178" style:family="paragraph" style:parent-style-name="Standard">
      <style:text-properties style:font-name="宋体1" fo:font-weight="bold" style:font-name-asian="宋体1" style:font-weight-asian="bold" style:font-name-complex="Courier New"/>
    </style:style>
    <style:style style:name="P179" style:family="paragraph" style:parent-style-name="Standard" style:list-style-name="L41">
      <style:text-properties style:font-name="宋体1" fo:font-weight="bold" style:font-name-asian="宋体1" style:font-weight-asian="bold" style:font-name-complex="Courier New" style:font-size-complex="10.5pt"/>
    </style:style>
    <style:style style:name="P180" style:family="paragraph" style:parent-style-name="Standard" style:list-style-name="L44">
      <style:text-properties style:font-name="宋体1" fo:font-weight="bold" style:font-name-asian="宋体1" style:font-weight-asian="bold" style:font-name-complex="Courier New" style:font-size-complex="10.5pt"/>
    </style:style>
    <style:style style:name="P181" style:family="paragraph" style:parent-style-name="Standard" style:list-style-name="L45">
      <style:text-properties style:font-name="宋体1" fo:font-weight="bold" style:font-name-asian="宋体1" style:font-weight-asian="bold" style:font-name-complex="Courier New" style:font-size-complex="10.5pt"/>
    </style:style>
    <style:style style:name="P182"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183"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84"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85"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86"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87"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188"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189"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190"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191"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192"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193"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194"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195"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196"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197"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198"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199"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00"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01"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02"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03"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04"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05"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06"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07"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08"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09"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10"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11"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12"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13"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14"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15"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16"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17"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18"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19"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20"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21"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23"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24"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26"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27"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28"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31"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32" style:family="paragraph" style:parent-style-name="Standard">
      <style:text-properties style:font-name="宋体1" fo:font-weight="normal" style:font-name-asian="宋体1" style:font-weight-asian="normal" style:font-name-complex="Courier New" style:font-weight-complex="normal"/>
    </style:style>
    <style:style style:name="P233" style:family="paragraph" style:parent-style-name="Standard" style:list-style-name="L46"/>
    <style:style style:name="P234" style:family="paragraph" style:parent-style-name="Standard" style:list-style-name="L53">
      <style:text-properties style:font-name="Courier New1" fo:font-weight="bold" style:font-name-asian="宋体1" style:font-weight-asian="bold" style:font-name-complex="Courier New" style:font-size-complex="10.5pt"/>
    </style:style>
    <style:style style:name="P235" style:family="paragraph" style:parent-style-name="Standard" style:list-style-name="L54">
      <style:text-properties style:font-name="Courier New1" fo:font-weight="bold" style:font-name-asian="宋体1" style:font-weight-asian="bold" style:font-name-complex="Courier New" style:font-size-complex="10.5pt"/>
    </style:style>
    <style:style style:name="P236" style:family="paragraph" style:parent-style-name="Standard" style:list-style-name="L78"/>
    <style:style style:name="P237" style:family="paragraph" style:parent-style-name="Standard" style:list-style-name="L79"/>
    <style:style style:name="P238" style:family="paragraph" style:parent-style-name="Standard" style:list-style-name="L113"/>
    <style:style style:name="P239" style:family="paragraph" style:parent-style-name="Standard">
      <style:text-properties style:font-name="Times New Roman" fo:font-weight="normal" style:font-name-asian="宋体1" style:font-weight-asian="normal" style:font-name-complex="Courier New" style:font-weight-complex="normal"/>
    </style:style>
    <style:style style:name="P240" style:family="paragraph" style:parent-style-name="Standard" style:list-style-name="L14">
      <style:paragraph-properties fo:margin-left="0cm" fo:margin-right="0cm" fo:text-indent="0.741cm" style:auto-text-indent="false"/>
    </style:style>
    <style:style style:name="P241" style:family="paragraph" style:parent-style-name="Heading_20_1" style:list-style-name="WW8Num13">
      <style:paragraph-properties fo:margin-left="0.75cm" fo:margin-right="0cm" fo:text-indent="-0.75cm" style:auto-text-indent="false"/>
    </style:style>
    <style:style style:name="P2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43"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2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2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2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2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2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24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50"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51"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52"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253"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5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5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5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5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5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25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260"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261"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62"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263" style:family="paragraph" style:parent-style-name="Heading_20_3" style:list-style-name="WW8Num13">
      <style:paragraph-properties fo:margin-left="1.251cm" fo:margin-right="0cm" fo:text-indent="-1.251cm" style:auto-text-indent="false"/>
    </style:style>
    <style:style style:name="P264"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265" style:family="paragraph" style:parent-style-name="Table_20_Contents">
      <style:paragraph-properties fo:text-align="center" style:justify-single-word="false"/>
    </style:style>
    <style:style style:name="P266" style:family="paragraph" style:parent-style-name="Table_20_Contents">
      <style:text-properties style:font-name="Courier New1" fo:font-weight="bold" style:font-name-asian="Courier New1" style:font-weight-asian="bold" style:font-weight-complex="bold"/>
    </style:style>
    <style:style style:name="P267" style:family="paragraph">
      <style:paragraph-properties fo:text-align="center" style:writing-mode="lr-tb"/>
      <style:text-properties fo:font-size="24pt"/>
    </style:style>
    <style:style style:name="P268" style:family="paragraph">
      <style:paragraph-properties fo:text-align="center" style:writing-mode="lr-tb"/>
    </style:style>
    <style:style style:name="P269" style:family="paragraph">
      <style:paragraph-properties style:writing-mode="lr-tb"/>
    </style:style>
    <style:style style:name="P270" style:family="paragraph">
      <style:paragraph-properties fo:text-align="justify" style:writing-mode="lr-tb"/>
    </style:style>
    <style:style style:name="P271"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Courier New" fo:font-weight="bold" style:font-weight-asian="bold" style:font-name-complex="Courier New"/>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size-complex="10.5pt" style:font-weight-complex="normal"/>
    </style:style>
    <style:style style:name="T16" style:family="text">
      <style:text-properties fo:font-size="10.5pt" fo:font-weight="normal" style:font-size-asian="10.5pt" style:font-weight-asian="normal" style:font-name-complex="Courier New" style:font-size-complex="10.5pt" style:font-weight-complex="normal"/>
    </style:style>
    <style:style style:name="T17" style:family="text">
      <style:text-properties fo:font-size="12pt" fo:font-weight="bold" style:font-size-asian="12pt" style:font-weight-asian="bold" style:font-size-complex="10.5pt" style:font-weight-complex="normal"/>
    </style:style>
    <style:style style:name="T18" style:family="text">
      <style:text-properties fo:font-size="12pt" fo:font-weight="bold" style:font-size-asian="12pt" style:font-weight-asian="bold" style:font-name-complex="Courier New"/>
    </style:style>
    <style:style style:name="T19" style:family="text">
      <style:text-properties fo:font-size="12pt" fo:font-weight="bold" style:font-size-asian="12pt" style:font-weight-asian="bold" style:font-name-complex="Courier New" style:font-size-complex="10.5pt"/>
    </style:style>
    <style:style style:name="T20" style:family="text">
      <style:text-properties fo:font-style="italic" style:font-style-asian="italic" style:font-style-complex="italic"/>
    </style:style>
    <style:style style:name="T21" style:family="text">
      <style:text-properties style:font-name-asian="宋体1"/>
    </style:style>
    <style:style style:name="T22" style:family="text">
      <style:text-properties style:font-name-asian="宋体1" style:font-size-complex="10.5pt"/>
    </style:style>
    <style:style style:name="T23" style:family="text">
      <style:text-properties style:font-size-complex="10.5pt"/>
    </style:style>
    <style:style style:name="T24" style:family="text">
      <style:text-properties style:font-name="Times New Roman"/>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fo:font-weight="normal" style:font-size-asian="10.5pt" style:font-weight-asian="normal" style:font-weight-complex="normal"/>
    </style:style>
    <style:style style:name="T27" style:family="text">
      <style:text-properties style:font-name="Times New Roman" fo:font-size="10.5pt" fo:font-weight="normal" style:font-size-asian="10.5pt" style:font-weight-asian="normal" style:font-name-complex="Courier New" style:font-size-complex="10.5pt" style:font-weight-complex="normal"/>
    </style:style>
    <style:style style:name="T28" style:family="text">
      <style:text-properties style:font-name="Times New Roman" fo:font-size="10.5pt" fo:font-weight="normal" style:font-name-asian="宋体1" style:font-size-asian="10.5pt" style:font-weight-asian="normal" style:font-size-complex="10.5pt" style:font-weight-complex="normal"/>
    </style:style>
    <style:style style:name="T29"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30" style:family="text">
      <style:text-properties style:font-name="Times New Roman" fo:font-size="10.5pt" fo:font-weight="bold" style:font-size-asian="10.5pt" style:font-weight-asian="bold" style:font-name-complex="Courier New" style:font-size-complex="10.5pt" style:font-weight-complex="normal"/>
    </style:style>
    <style:style style:name="T31" style:family="text">
      <style:text-properties style:font-name="Times New Roman" fo:font-size="12pt" fo:font-weight="bold" style:font-size-asian="12pt" style:font-weight-asian="bold" style:font-size-complex="10.5pt" style:font-weight-complex="normal"/>
    </style:style>
    <style:style style:name="T32" style:family="text">
      <style:text-properties style:font-name="Times New Roman" fo:font-size="12pt" fo:font-weight="bold" style:font-name-asian="宋体1" style:font-size-asian="12pt" style:font-weight-asian="bold" style:font-size-complex="10.5pt" style:font-weight-complex="normal"/>
    </style:style>
    <style:style style:name="T33" style:family="text">
      <style:text-properties style:font-name="Times New Roman" style:font-name-asian="宋体1"/>
    </style:style>
    <style:style style:name="T34" style:family="text">
      <style:text-properties style:font-name="Times New Roman" style:font-name-asian="宋体1" style:font-size-complex="10.5pt"/>
    </style:style>
    <style:style style:name="T35" style:family="text">
      <style:text-properties style:font-name="Times New Roman" style:font-name-asian="宋体1" style:font-name-complex="Courier New" style:font-size-complex="10.5pt"/>
    </style:style>
    <style:style style:name="T36" style:family="text">
      <style:text-properties style:font-name="Times New Roman" style:font-size-complex="10.5pt"/>
    </style:style>
    <style:style style:name="T37" style:family="text">
      <style:text-properties style:font-name="Times New Roman" style:font-name-complex="Courier New"/>
    </style:style>
    <style:style style:name="T38" style:family="text">
      <style:text-properties style:font-name="Times New Roman" style:font-name-complex="Courier New" style:font-size-complex="10.5pt"/>
    </style:style>
    <style:style style:name="T39" style:family="text">
      <style:text-properties style:font-name="Times New Roman" fo:font-weight="bold" style:font-weight-asian="bold" style:font-name-complex="Courier New" style:font-size-complex="10.5pt"/>
    </style:style>
    <style:style style:name="T40" style:family="text">
      <style:text-properties style:font-name="Times New Roman" fo:font-weight="bold" style:font-name-asian="宋体1" style:font-weight-asian="bold" style:font-name-complex="Courier New" style:font-size-complex="10.5pt" style:font-weight-complex="bold"/>
    </style:style>
    <style:style style:name="T41" style:family="text">
      <style:text-properties style:font-name="Times New Roman" fo:font-weight="normal" style:font-weight-asian="normal" style:font-name-complex="Courier New" style:font-size-complex="10.5pt"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style:font-name-asian="Times New Roman"/>
    </style:style>
    <style:style style:name="T48" style:family="text">
      <style:text-properties style:font-name="Times New Roman" style:font-name-asian="Times New Roman" style:font-name-complex="Courier New" style:font-size-complex="10.5pt"/>
    </style:style>
    <style:style style:name="T49" style:family="text">
      <style:text-properties style:font-name="Times New Roman" style:font-name-asian="Courier New1"/>
    </style:style>
    <style:style style:name="T50" style:family="text">
      <style:text-properties style:font-name="Times New Roman" fo:language="zxx" fo:country="none" style:language-asian="zxx" style:country-asian="none"/>
    </style:style>
    <style:style style:name="T51" style:family="text">
      <style:text-properties fo:font-size="16pt" fo:font-weight="bold" style:font-size-asian="16pt" style:font-weight-asian="bold" style:font-size-complex="16pt" style:font-weight-complex="normal"/>
    </style:style>
    <style:style style:name="T52" style:family="text">
      <style:text-properties fo:font-weight="bold" style:font-weight-asian="bold"/>
    </style:style>
    <style:style style:name="T53" style:family="text">
      <style:text-properties fo:font-weight="bold" style:font-weight-asian="bold" style:font-name-complex="Courier New"/>
    </style:style>
    <style:style style:name="T54" style:family="text">
      <style:text-properties fo:font-weight="bold" style:font-weight-asian="bold" style:font-name-complex="Courier New" style:font-size-complex="10.5pt"/>
    </style:style>
    <style:style style:name="T55" style:family="text">
      <style:text-properties fo:font-weight="bold" style:font-weight-asian="bold" style:font-name-complex="Courier New" style:font-size-complex="10.5pt" style:font-weight-complex="bold"/>
    </style:style>
    <style:style style:name="T56" style:family="text">
      <style:text-properties fo:font-weight="bold" style:font-weight-asian="bold" style:font-weight-complex="bold"/>
    </style:style>
    <style:style style:name="T57" style:family="text">
      <style:text-properties style:font-name-complex="Courier New"/>
    </style:style>
    <style:style style:name="T58" style:family="text">
      <style:text-properties style:font-name-complex="Courier New" style:font-size-complex="10.5pt"/>
    </style:style>
    <style:style style:name="T59" style:family="text">
      <style:text-properties fo:font-variant="normal" fo:text-transform="none" fo:color="#006666" fo:font-size="9pt" fo:letter-spacing="normal" fo:font-style="normal" fo:font-weight="normal" style:font-name-complex="Courier New" style:font-size-complex="10.5pt"/>
    </style:style>
    <style:style style:name="T60" style:family="text">
      <style:text-properties style:font-name="宋体1" style:font-name-asian="宋体1"/>
    </style:style>
    <style:style style:name="T61" style:family="text">
      <style:text-properties style:font-name="宋体1" style:font-name-asian="宋体1" style:font-name-complex="Courier New" style:font-size-complex="10.5pt"/>
    </style:style>
    <style:style style:name="T62" style:family="text">
      <style:text-properties style:font-name="宋体1" fo:font-weight="normal" style:font-name-asian="宋体1" style:font-weight-asian="normal" style:font-weight-complex="normal"/>
    </style:style>
    <style:style style:name="T63" style:family="text">
      <style:text-properties style:font-name="宋体1" fo:font-weight="normal" style:font-name-asian="宋体1" style:font-weight-asian="normal" style:font-name-complex="Courier New" style:font-size-complex="10.5pt" style:font-weight-complex="normal"/>
    </style:style>
    <style:style style:name="T64" style:family="text">
      <style:text-properties fo:font-weight="normal" style:font-weight-asian="normal" style:font-weight-complex="normal"/>
    </style:style>
    <style:style style:name="T65" style:family="text">
      <style:text-properties fo:font-weight="normal" style:font-weight-asian="normal" style:font-name-complex="Courier New" style:font-size-complex="10.5pt" style:font-weight-complex="normal"/>
    </style:style>
    <style:style style:name="T66" style:family="text">
      <style:text-properties fo:font-weight="normal" style:font-weight-asian="normal" style:font-name-complex="Courier New" style:font-weight-complex="normal"/>
    </style:style>
    <style:style style:name="T67" style:family="text">
      <style:text-properties fo:font-weight="normal" style:font-name-asian="宋体1" style:font-weight-asian="normal" style:font-weight-complex="normal"/>
    </style:style>
    <style:style style:name="T68" style:family="text">
      <style:text-properties fo:font-weight="normal" style:font-name-asian="Haettenschweiler" style:font-weight-asian="normal" style:font-weight-complex="normal"/>
    </style:style>
    <style:style style:name="T69" style:family="text">
      <style:text-properties style:font-name="Courier New1" fo:font-weight="normal" style:font-name-asian="宋体1" style:font-weight-asian="normal" style:font-weight-complex="normal"/>
    </style:style>
    <style:style style:name="T70" style:family="text">
      <style:text-properties style:font-name="Courier New1" fo:font-weight="bold" style:font-weight-asian="bold" style:font-name-complex="Courier New" style:font-size-complex="10.5pt"/>
    </style:style>
    <style:style style:name="T71" style:family="text">
      <style:text-properties style:font-name-asian="Courier New1"/>
    </style:style>
    <style:style style:name="T72"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3" style:family="text">
      <style:text-properties fo:language="zxx" fo:country="none" style:language-asian="zxx" style:country-asian="none"/>
    </style:style>
    <style:style style:name="T74" style:family="text">
      <style:text-properties style:font-name="Times New Roman"/>
    </style:style>
    <style:style style:name="T75" style:family="text">
      <style:text-properties style:font-name="Times New Roman" fo:font-size="10.5pt" fo:font-weight="normal" style:font-size-asian="10.5pt" style:font-weight-asian="normal" style:font-weight-complex="normal"/>
    </style:style>
    <style:style style:name="T76" style:family="text">
      <style:text-properties style:font-name="Times New Roman" style:font-name-asian="宋体1"/>
    </style:style>
    <style:style style:name="T77"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8"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9"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0"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1"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2"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3"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4"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5" style:family="graphic">
      <style:graphic-properties style:run-through="foreground"/>
    </style:style>
    <style:style style:name="gr6"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8"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0"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3"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4"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6"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2"/>
      <text:p text:style-name="P24">The libcstl Library User Guide</text:p>
      <text:p text:style-name="P5"><text:s text:c="48"/></text:p>
      <text:p text:style-name="P13"/>
      <text:p text:style-name="P13"><draw:frame draw:style-name="fr1" draw:name="图形1" text:anchor-type="paragraph" svg:width="7.938cm" svg:height="10.266cm" draw:z-index="9"><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20">The libcstl Library User Guide</text:span> for libcstl 2.0.</text:p>
      <text:p text:style-name="P27">Copyright (C) 2008, 2009, 2010 Wangbo &lt;activesys.wb@gmail.com&gt;</text:p>
      <text:p text:style-name="P37"><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14">第一章简介<text:tab/>7</text:p>
          <text:p text:style-name="P113">第一节关于这本指南 <text:tab/>7</text:p>
          <text:p text:style-name="P113">第二节关于libcstl<text:tab/>8</text:p>
          <text:p text:style-name="P113">第三节libcstl的编译和安装<text:tab/>10</text:p>
          <text:p text:style-name="P115">1.编译和安装<text:tab/>10</text:p>
          <text:p text:style-name="P115">2.特殊的编译选项<text:tab/>11</text:p>
          <text:p text:style-name="P114">第二章libcstl库的基本概念<text:tab/>11</text:p>
          <text:p text:style-name="P113">第一节libcstl的组成部分<text:tab/>12</text:p>
          <text:p text:style-name="P113">第二节容器<text:tab/>12</text:p>
          <text:p text:style-name="P115">1.序列容器<text:tab/>14</text:p>
          <text:p text:style-name="P115">2.关联容器<text:tab/>19</text:p>
          <text:p text:style-name="P115">3.容器适配器<text:tab/>20</text:p>
          <text:p text:style-name="P113">第三节迭代器<text:tab/>20</text:p>
          <text:p text:style-name="P115">1.使用关联容器的例子<text:tab/>23</text:p>
          <text:p text:style-name="P115">2.迭代器种类<text:tab/>29</text:p>
          <text:p text:style-name="P113">第四节算法和函数<text:tab/>30</text:p>
          <text:p text:style-name="P115">1.数据区间<text:tab/>32</text:p>
          <text:p text:style-name="P115">2.处理多个数据区间<text:tab/>34</text:p>
          <text:p text:style-name="P115">3.质变算法<text:tab/>36</text:p>
          <text:p text:style-name="P115">4.质变算法和关联容器<text:tab/>40</text:p>
          <text:p text:style-name="P115">5.算法和容器操作函数<text:tab/>42</text:p>
          <text:p text:style-name="P115">6.用户自定义规则<text:tab/>43</text:p>
          <text:p text:style-name="P115">7.自定义规则，函数和谓词<text:tab/>46</text:p>
          <text:p text:style-name="P115">8.libcstl函数<text:tab/>51</text:p>
          <text:p text:style-name="P113">第五节libcstl容器的使用过程<text:tab/>52</text:p>
          <text:p text:style-name="P115">1.libcstl容器的使用过程<text:tab/>52</text:p>
          <text:p text:style-name="P115">2.数据类型的使用<text:tab/>53</text:p>
          <text:p text:style-name="P114">第三章libcstl工具类型<text:tab/>54</text:p>
          <text:p text:style-name="P113">第一节bool_t<text:tab/>54</text:p>
          <text:p text:style-name="P113">第二节pair_t<text:tab/>54</text:p>
          <text:p text:style-name="P115">1.pair_t的使用过程<text:tab/>54</text:p>
          <text:p text:style-name="P115">2.pair_t的主要操作<text:tab/>55</text:p>
          <text:p text:style-name="P115">3.pair_t的应用实例 <text:tab/>55</text:p>
          <text:p text:style-name="P113">第三节range_t<text:tab/>59</text:p>
          <text:p text:style-name="P114">第四章libcstl容器<text:tab/>59</text:p>
          <text:p text:style-name="P113">第一节容器的特点<text:tab/>59</text:p>
          <text:p text:style-name="P113">第二节vector_t<text:tab/>62</text:p>
          <text:p text:style-name="P115">1.vector_t的能力<text:tab/>63</text:p>
          <text:p text:style-name="P115">2.vector_t的操作<text:tab/>63</text:p>
          <text:p text:style-name="P115">3.将vector_t作为数组使用<text:tab/>65</text:p>
          <text:p text:style-name="P115">4.vector_t的使用实例<text:tab/>65</text:p>
          <text:p text:style-name="P113"><text:soft-page-break/>第三节deque_t<text:tab/>67</text:p>
          <text:p text:style-name="P115">1.deque_t的能力<text:tab/>67</text:p>
          <text:p text:style-name="P115">2.deque_t的操作<text:tab/>68</text:p>
          <text:p text:style-name="P115">3.deque_t的应用实例<text:tab/>69</text:p>
          <text:p text:style-name="P113">第四节list_t<text:tab/>70</text:p>
          <text:p text:style-name="P115">1.list_t的能力<text:tab/>70</text:p>
          <text:p text:style-name="P115">2.list_t的操作<text:tab/>70</text:p>
          <text:p text:style-name="P115">3.list_t的使用实例<text:tab/>72</text:p>
          <text:p text:style-name="P113">第五节slist_t<text:tab/>74</text:p>
          <text:p text:style-name="P115">1.slist_t的能力<text:tab/>74</text:p>
          <text:p text:style-name="P115">2.slist_t的操作<text:tab/>75</text:p>
          <text:p text:style-name="P115">3.slist_t使用实例<text:tab/>76</text:p>
          <text:p text:style-name="P113">第六节set_t和multiset_t<text:tab/>78</text:p>
          <text:p text:style-name="P115">1.set_t和multiset_t的能力<text:tab/>79</text:p>
          <text:p text:style-name="P115">2.set_t和multiset_t操作<text:tab/>79</text:p>
          <text:p text:style-name="P115">3.set_t和multiset_t的使用实例<text:tab/>83</text:p>
          <text:p text:style-name="P113">第七节map_t和multimap_t<text:tab/>86</text:p>
          <text:p text:style-name="P115">1.map_t和multimap_t的能力<text:tab/>87</text:p>
          <text:p text:style-name="P115">2.map_t和multimap_t的操作<text:tab/>87</text:p>
          <text:p text:style-name="P115">3.将map_t作为关联数组使用<text:tab/>90</text:p>
          <text:p text:style-name="P115">4.map_t和multimap_t的使用实例<text:tab/>90</text:p>
          <text:p text:style-name="P113">第八节hash_set_t,hash_multiset_t,hash_map_t,hash_multimap_t<text:tab/>95</text:p>
          <text:p text:style-name="P115">1.hash关联容器的能力<text:tab/>96</text:p>
          <text:p text:style-name="P115">2.hash容器的操作<text:tab/>96</text:p>
          <text:p text:style-name="P115">3.将hash_map_t作为关联数组使用<text:tab/>100</text:p>
          <text:p text:style-name="P115">4.hash容器的使用实例<text:tab/>100</text:p>
          <text:p text:style-name="P113">第九节怎样选择容器类型<text:tab/>102</text:p>
          <text:p text:style-name="P114">第五章libcstl迭代器<text:tab/>104</text:p>
          <text:p text:style-name="P113">第一节迭代器的种类<text:tab/>104</text:p>
          <text:p text:style-name="P115">1.input_iterator_t<text:tab/>105</text:p>
          <text:p text:style-name="P115">2.output_iterator_t<text:tab/>106</text:p>
          <text:p text:style-name="P115">3.forward_iterator_t<text:tab/>106</text:p>
          <text:p text:style-name="P115">4.bidirectional_iterator_t<text:tab/>106</text:p>
          <text:p text:style-name="P115">5.random_access_iterator_t<text:tab/>106</text:p>
          <text:p text:style-name="P113">第二节迭代器的辅助操作<text:tab/>108</text:p>
          <text:p text:style-name="P115">1.使用iterator_advance()移动迭代器<text:tab/>109</text:p>
          <text:p text:style-name="P115">2.使用iterator_distance()计算迭代器之间的距离<text:tab/>110</text:p>
          <text:p text:style-name="P114">第六章libcstl函数<text:tab/>111</text:p>
          <text:p text:style-name="P113">第一节函数的作用<text:tab/>111</text:p>
          <text:p text:style-name="P115">1.作为谓词<text:tab/>111</text:p>
          <text:p text:style-name="P115">2.作为行为规则<text:tab/>114</text:p>
          <text:p text:style-name="P113">第二节函数的类型<text:tab/>115</text:p>
          <text:p text:style-name="P115">1.一元函数<text:tab/>115</text:p>
          <text:p text:style-name="P115">2.二元函数<text:tab/>115</text:p>
          <text:p text:style-name="P113"><text:soft-page-break/>第三节预定义的函数<text:tab/>115</text:p>
          <text:p text:style-name="P115">1.算术运算函数<text:tab/>115</text:p>
          <text:p text:style-name="P115">2.关系运算函数<text:tab/>116</text:p>
          <text:p text:style-name="P115">3.逻辑运算函数<text:tab/>116</text:p>
          <text:p text:style-name="P115">4.其他函数<text:tab/>116</text:p>
          <text:p text:style-name="P114">第七章libcstl算法<text:tab/>116</text:p>
          <text:p text:style-name="P113">第一节算法的分类<text:tab/>117</text:p>
          <text:p text:style-name="P113">第二节非质变算法<text:tab/>117</text:p>
          <text:p text:style-name="P115">1.查找单一数据<text:tab/>119</text:p>
          <text:p text:style-name="P115">2.数据区间匹配<text:tab/>126</text:p>
          <text:p text:style-name="P113">第三节质变算法<text:tab/>136</text:p>
          <text:p text:style-name="P115">1.拷贝数据<text:tab/>138</text:p>
          <text:p text:style-name="P115">2.交换数据<text:tab/>144</text:p>
          <text:p text:style-name="P115">3.数据变换<text:tab/>146</text:p>
          <text:p text:style-name="P115">4.数据替换<text:tab/>149</text:p>
          <text:p text:style-name="P115">5.数据填充<text:tab/>151</text:p>
          <text:p text:style-name="P115">6.移除数据<text:tab/>153</text:p>
          <text:p text:style-name="P115">7.逆序<text:tab/>156</text:p>
          <text:p text:style-name="P115">8.旋转数据<text:tab/>158</text:p>
          <text:p text:style-name="P115">9.随机重排<text:tab/>159</text:p>
          <text:p text:style-name="P115">10.划分<text:tab/>162</text:p>
          <text:p text:style-name="P113">第四节排序算法<text:tab/>164</text:p>
          <text:p text:style-name="P115">1.排序<text:tab/>165</text:p>
          <text:p text:style-name="P115">2.二分查找<text:tab/>178</text:p>
          <text:p text:style-name="P115">3.合并<text:tab/>182</text:p>
          <text:p text:style-name="P115">4.与集合有关的算法<text:tab/>184</text:p>
          <text:p text:style-name="P115">5.堆算法<text:tab/>188</text:p>
          <text:p text:style-name="P115">6.最大数据和最小数据<text:tab/>190</text:p>
          <text:p text:style-name="P115">7.按词典顺序比较<text:tab/>193</text:p>
          <text:p text:style-name="P115">8.排列组合<text:tab/>197</text:p>
          <text:p text:style-name="P113">第五节算术算法<text:tab/>199</text:p>
          <text:p text:style-name="P115">1. 依次赋值<text:tab/>199</text:p>
          <text:p text:style-name="P115">2.求和算法<text:tab/>200</text:p>
          <text:p text:style-name="P115">3.计算内积<text:tab/>202</text:p>
          <text:p text:style-name="P115">4.局部总和<text:tab/>203</text:p>
          <text:p text:style-name="P115">5.相邻数据的差<text:tab/>204</text:p>
          <text:p text:style-name="P115">6.幂运算<text:tab/>206</text:p>
          <text:p text:style-name="P114">第八章libcstl容器适配器<text:tab/>207</text:p>
          <text:p text:style-name="P113">第一节stack_t<text:tab/>207</text:p>
          <text:p text:style-name="P115">1.stack_t的操作<text:tab/>208</text:p>
          <text:p text:style-name="P115">2.stack_t的使用实例<text:tab/>208</text:p>
          <text:p text:style-name="P113">第二节queue_t<text:tab/>209</text:p>
          <text:p text:style-name="P115">1.queue_t的操作<text:tab/>210</text:p>
          <text:p text:style-name="P115">2.queue_t的使用实例<text:tab/>211</text:p>
          <text:p text:style-name="P113"><text:soft-page-break/>第三节priority_queue_t<text:tab/>212</text:p>
          <text:p text:style-name="P115">1.priority_queue_t的操作<text:tab/>212</text:p>
          <text:p text:style-name="P115">2.priority_queue_t的使用实例<text:tab/>213</text:p>
          <text:p text:style-name="P114">第九章libcstl字符串<text:tab/>214</text:p>
          <text:p text:style-name="P113">第一节两个string_t的使用实例<text:tab/>214</text:p>
          <text:p text:style-name="P115">1.第一个例子:提取文件名模版<text:tab/>214</text:p>
          <text:p text:style-name="P115">2.第二个例子:提取单词并逆序打印<text:tab/>217</text:p>
          <text:p text:style-name="P113">第二节string_t类型的描述<text:tab/>219</text:p>
          <text:p text:style-name="P115">1.strint_t的能力<text:tab/>219</text:p>
          <text:p text:style-name="P115">2.string_t的操作概览<text:tab/>219</text:p>
          <text:p text:style-name="P115">3.初始化和销毁<text:tab/>220</text:p>
          <text:p text:style-name="P115">4.string_t和C字符串<text:tab/>220</text:p>
          <text:p text:style-name="P115">5.string_t的大小和容量<text:tab/>221</text:p>
          <text:p text:style-name="P115">6.string_t数据访问<text:tab/>221</text:p>
          <text:p text:style-name="P115">7.string_t比较操作<text:tab/>221</text:p>
          <text:p text:style-name="P115">8.赋值<text:tab/>222</text:p>
          <text:p text:style-name="P115">9.数据交换<text:tab/>223</text:p>
          <text:p text:style-name="P115">10.添加和连接<text:tab/>223</text:p>
          <text:p text:style-name="P115">11.插入数据<text:tab/>224</text:p>
          <text:p text:style-name="P115">12.删除数据<text:tab/>224</text:p>
          <text:p text:style-name="P115">13.替换<text:tab/>224</text:p>
          <text:p text:style-name="P115">14.子串<text:tab/>225</text:p>
          <text:p text:style-name="P115">15.输入输出<text:tab/>225</text:p>
          <text:p text:style-name="P115">16.查找<text:tab/>226</text:p>
          <text:p text:style-name="P115">17.NPOS值<text:tab/>227</text:p>
          <text:p text:style-name="P115">18.迭代器支持<text:tab/>227</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list xml:id="list701888387" text:style-name="WW8Num13">
        <text:list-item>
          <text:h text:style-name="P241" text:outline-level="1">简介</text:h>
          <text:list>
            <text:list-item>
              <text:h text:style-name="P244" text:outline-level="2"><text:span text:style-name="T51">关于这本指南</text:span><text:span text:style-name="T17"><text:tab/></text:span></text:h>
            </text:list-item>
          </text:list>
        </text:list-item>
      </text:list>
      <text:p text:style-name="P39"><text:span text:style-name="T31"><text:tab/></text:span><text:span text:style-name="T25">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1277574699" text:style-name="L1">
        <text:list-item>
          <text:p text:style-name="P117">第一章：简介</text:p>
        </text:list-item>
      </text:list>
      <text:p text:style-name="P28"><text:tab/> <text:s text:c="4"/>简单介绍本书的结构和相关的内容，简单介绍libcstl库。</text:p>
      <text:list xml:id="list87325617" text:style-name="L2">
        <text:list-item>
          <text:p text:style-name="P153">第二章：libcstl库的基本概念</text:p>
        </text:list-item>
      </text:list>
      <text:p text:style-name="P28"><text:tab/> <text:s text:c="4"/>介绍使用libcstl库需要知道的基本概念，库的组成部分，包含的头文件，要使用到的数据机构等。</text:p>
      <text:list xml:id="list1849802607" text:style-name="L3">
        <text:list-item>
          <text:p text:style-name="P118">第三章：工具类型</text:p>
        </text:list-item>
      </text:list>
      <text:p text:style-name="P28"><text:tab/> <text:s text:c="4"/>这一章主要介绍libcstl提供的小的工具类型，一些辅助的数据结构和宏定义。</text:p>
      <text:list xml:id="list1015724303" text:style-name="L4">
        <text:list-item>
          <text:p text:style-name="P119">第四章：容器</text:p>
        </text:list-item>
      </text:list>
      <text:p text:style-name="P28"><text:tab/> <text:s text:c="4"/>这一章解释容器的概念，介绍各个容器的功能以及对各个容器的能力进行对比。</text:p>
      <text:list xml:id="list895717702" text:style-name="L5">
        <text:list-item>
          <text:p text:style-name="P120">第五章：迭代器</text:p>
        </text:list-item>
      </text:list>
      <text:p text:style-name="P28"><text:tab/> <text:s text:c="4"/>详细讨论迭代器的概念，功能，用途以及迭代器的一些辅助函数。</text:p>
      <text:list xml:id="list206117169" text:style-name="L6">
        <text:list-item>
          <text:p text:style-name="P121">第六章：函数</text:p>
        </text:list-item>
      </text:list>
      <text:p text:style-name="P28"><text:tab/> <text:s text:c="4"/>讨论libcstl库的一元函数，二元函数以及谓词的用法。</text:p>
      <text:list xml:id="list1677997581" text:style-name="L7">
        <text:list-item>
          <text:p text:style-name="P122">第七章：算法</text:p>
        </text:list-item>
      </text:list>
      <text:p text:style-name="P28"><text:tab/> <text:s text:c="4"/>列举了讨论了算法的应用，详细的讨论了算法的适用范围，对各种算法进行了比较。</text:p>
      <text:list xml:id="list1097333060" text:style-name="L8">
        <text:list-item>
          <text:p text:style-name="P123">第八章：容器适配器</text:p>
        </text:list-item>
      </text:list>
      <text:p text:style-name="P28"><text:tab/> <text:s text:c="4"/>详细描述了特殊的容器 – 容器适配器，介绍了适配器的特点和用法。</text:p>
      <text:list xml:id="list105707713" text:style-name="L9">
        <text:list-item>
          <text:p text:style-name="P124">第九章：字符串</text:p>
        </text:list-item>
      </text:list>
      <text:p text:style-name="P28"><text:tab/> <text:s text:c="4"/>描述了libcstl提供的字符串类型，它不同于传统的C字符串。</text:p>
      <text:list xml:id="list1605885152" text:style-name="L10">
        <text:list-item>
          <text:p text:style-name="P125">第十章：类型机制</text:p>
        </text:list-item>
      </text:list>
      <text:p text:style-name="P28"><text:tab/> <text:s text:c="4"/>描述了libcstl对于用户自定义类型的处理，以及类型的注册和管理机制。</text:p>
      <text:list xml:id="list1336286101" text:style-name="L11">
        <text:list-item>
          <text:p text:style-name="P126">附录：对于直接以数据为参数的函数的使用</text:p>
        </text:list-item>
      </text:list>
      <text:p text:style-name="P28"><text:tab/> <text:s text:c="4"/>讨论了一种特殊的接口函数的使用方法和技巧。</text:p>
      <text:p text:style-name="P28"><text:soft-page-break/></text:p>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5">[wb@ActiveSys ~]$ tar zxvf libcstl-2.0.0.tar.gz</text:p>
            <text:p text:style-name="P75">...</text:p>
            <text:p text:style-name="P76">[wb@ActiveSys ~]$ cd libcstl-2.0.0</text:p>
          </table:table-cell>
        </table:table-row>
      </table:table>
      <text:p text:style-name="P28"/>
      <text:p text:style-name="P28"><text:tab/>使用蓝灰色表示代码，例如:</text:p>
      <table:table table:name="表格8" table:style-name="表格8">
        <table:table-column table:style-name="表格8.A"/>
        <table:table-row>
          <table:table-cell table:style-name="表格8.A1" office:value-type="string">
            <text:p text:style-name="P69">#include &lt;stdio.h&gt; </text:p>
            <text:p text:style-name="P69">#include &lt;cstl/cvector.h&gt; </text:p>
            <text:p text:style-name="P69"/>
            <text:p text:style-name="P69">int main(int argc, char* argv[]) </text:p>
            <text:p text:style-name="P69">{ </text:p>
            <text:p text:style-name="P69"><text:s text:c="4"/>vector_t* pvec_v1 = create_vector(int); </text:p>
            <text:p text:style-name="P69"/>
            <text:p text:style-name="P69"><text:s text:c="4"/>if(pvec_v1 == NULL) </text:p>
            <text:p text:style-name="P69"><text:s text:c="4"/>{ </text:p>
            <text:p text:style-name="P69"><text:s text:c="8"/>return -1; </text:p>
            <text:p text:style-name="P69"><text:s text:c="4"/>} </text:p>
            <text:p text:style-name="P69"/>
            <text:p text:style-name="P69"><text:s text:c="4"/>vector_init(pvec_v1); </text:p>
            <text:p text:style-name="P69"/>
            <text:p text:style-name="P69"><text:s text:c="4"/>vector_push_back(pvec_v1, 1); </text:p>
            <text:p text:style-name="P69"><text:s text:c="4"/>printf("Vector length is %d.\n", vector_size(pvec_v1)); </text:p>
            <text:p text:style-name="P69"/>
            <text:p text:style-name="P69"><text:s text:c="4"/>vector_push_back(pvec_v1, 2); </text:p>
            <text:p text:style-name="P69"><text:s text:c="4"/>printf("Vector length is now %d.\n", vector_size(pvec_v1)); </text:p>
            <text:p text:style-name="P69"/>
            <text:p text:style-name="P69"><text:s text:c="4"/>vector_destroy(pvec_v1); </text:p>
            <text:p text:style-name="P69"/>
            <text:p text:style-name="P69"><text:s text:c="4"/>return 0; </text:p>
            <text:p text:style-name="P69">}</text:p>
          </table:table-cell>
        </table:table-row>
      </table:table>
      <text:p text:style-name="P28"/>
      <text:list xml:id="list1753629465" text:continue-list="list701888387" text:style-name="WW8Num13">
        <text:list-item>
          <text:list>
            <text:list-item>
              <text:h text:style-name="P245" text:outline-level="2">关于<text:span text:style-name="T24">libcstl</text:span></text:h>
            </text:list-item>
          </text:list>
        </text:list-item>
      </text:list>
      <text:p text:style-name="P38"><text:span text:style-name="T32"><text:tab/></text:span><text:span text:style-name="T28">libcstl</text:span><text:span text:style-name="T22">是使用</text:span><text:span text:style-name="T34">ANSI C</text:span><text:span text:style-name="T22">编写的通用的数据结构和常用算法的库, 它模仿</text:span><text:span text:style-name="T34">STL</text:span><text:span text:style-name="T22">的接口形式, 包括序列容器,关联容器,容器适配器,迭代器,函数,算法等.</text:span><text:span text:style-name="T28">libcstl</text:span><text:span text:style-name="T22">为</text:span><text:span text:style-name="T34">C</text:span><text:span text:style-name="T22">编程中的数据管理提供了方便易用的程序库。</text:span></text:p>
      <text:p text:style-name="P38"><text:span text:style-name="T22"><text:tab/></text:span><text:span text:style-name="T34">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text:soft-page-break/>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ext:soft-page-break/>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1198649283" text:continue-numbering="true" text:style-name="WW8Num13">
        <text:list-item>
          <text:list>
            <text:list-item>
              <text:h text:style-name="P247" text:outline-level="2"><text:span text:style-name="T36">libcstl</text:span><text:span text:style-name="T4">的编译和安装</text:span></text:h>
              <text:list>
                <text:list-item>
                  <text:h text:style-name="P254" text:outline-level="3">编译和安装</text:h>
                </text:list-item>
              </text:list>
            </text:list-item>
          </text:list>
        </text:list-item>
      </text:list>
      <text:p text:style-name="P39"><text:span text:style-name="T23"><text:tab/>首先需要在</text:span><text:span text:style-name="T36">libcstl</text:span><text:span text:style-name="T23">的主页中下载源代码压缩包</text:span><text:span text:style-name="T36">libcstl-2.0.0.tar.gz</text:span><text:span text:style-name="T23">，解压后进入目录</text:span><text:span text:style-name="T36">libcstl-2.0.0</text:span><text:span text:style-name="T23">：</text:span></text:p>
      <table:table table:name="表格2" table:style-name="表格2">
        <table:table-column table:style-name="表格2.A"/>
        <table:table-row>
          <table:table-cell table:style-name="表格2.A1" office:value-type="string">
            <text:p text:style-name="P75">[wb@ActiveSys ~]$ tar zxvf libcstl-2.0.0.tar.gz</text:p>
            <text:p text:style-name="P75">...</text:p>
            <text:p text:style-name="P76">[wb@ActiveSys ~]$ cd libcstl-2.0.0</text:p>
          </table:table-cell>
        </table:table-row>
      </table:table>
      <text:p text:style-name="P98"><text:span text:style-name="T59"><text:tab/></text:span><text:span text:style-name="T58">然后执行</text:span><text:span text:style-name="T38">make</text:span><text:span text:style-name="T58">编译</text:span><text:span text:style-name="T27">libcstl</text:span><text:span text:style-name="T38">:</text:span></text:p>
      <table:table table:name="表格3" table:style-name="表格3">
        <table:table-column table:style-name="表格3.A"/>
        <table:table-row>
          <table:table-cell table:style-name="表格3.A1" office:value-type="string">
            <text:p text:style-name="P76"><text:bookmark text:name="编译和安装"/>[wb@ActiveSys libcstl-2.0.0]$ make</text:p>
          </table:table-cell>
        </table:table-row>
      </table:table>
      <text:p text:style-name="P99"><text:span text:style-name="T52"><text:tab/></text:span>接下来安装<text:span text:style-name="T26">libcstl</text:span>库(需要<text:span text:style-name="T24">root</text:span>权限):</text:p>
      <table:table table:name="表格4" table:style-name="表格4">
        <table:table-column table:style-name="表格4.A"/>
        <table:table-row>
          <table:table-cell table:style-name="表格4.A1" office:value-type="string">
            <text:p text:style-name="P74"><text:bookmark text:name="编译和安装1"/>[wb@ActiveSys libcstl-2.0.0]# make install</text:p>
          </table:table-cell>
        </table:table-row>
      </table:table>
      <text:p text:style-name="P99"><text:span text:style-name="T52"><text:tab/></text:span>这样编译并安装了<text:span text:style-name="T26">libcstl</text:span>库.</text:p>
      <text:p text:style-name="P84">卸载<text:span text:style-name="T26">libcstl</text:span>库同样需要<text:span text:style-name="T24">root</text:span>权限:</text:p>
      <table:table table:name="表格5" table:style-name="表格5">
        <table:table-column table:style-name="表格5.A"/>
        <table:table-row>
          <table:table-cell table:style-name="表格5.A1" office:value-type="string">
            <text:p text:style-name="P76"><text:bookmark text:name="编译和安装2"/>[wb@ActiveSys libcstl-2.0.0]# make uninstall</text:p>
          </table:table-cell>
        </table:table-row>
      </table:table>
      <text:p text:style-name="P100"><text:tab/>如果哦以前安装过<text:span text:style-name="T24">libcstl</text:span>库，清使用更新更新命令:</text:p>
      <table:table table:name="表格6" table:style-name="表格6">
        <table:table-column table:style-name="表格6.A"/>
        <table:table-row>
          <table:table-cell table:style-name="表格6.A1" office:value-type="string">
            <text:p text:style-name="P76">[wb@ActiveSys libcstl-2.0.0]# make update</text:p>
          </table:table-cell>
        </table:table-row>
      </table:table>
      <text:p text:style-name="P100"/>
      <text:p text:style-name="P100"><text:tab/>上面介绍的是<text:span text:style-name="T24">Linux</text:span>下的编译安装方法，<text:span text:style-name="T24">libcstl-2.0也提供了Windows下的编译工程，在解压后的目录中有目录build-win，其中两个目录vc8和vc9分别对应VS2005和VS2008的工程文件。</text:span></text:p>
      <text:p text:style-name="P102"/>
      <text:list xml:id="list1389812091" text:continue-numbering="true" text:style-name="WW8Num13">
        <text:list-item>
          <text:list>
            <text:list-item>
              <text:list>
                <text:list-item>
                  <text:h text:style-name="P254" text:outline-level="3">特殊的编译选项</text:h>
                </text:list-item>
              </text:list>
            </text:list-item>
          </text:list>
        </text:list-item>
      </text:list>
      <text:p text:style-name="P1"><text:span text:style-name="T58"><text:tab/></text:span><text:span text:style-name="T61">在</text:span><text:span text:style-name="T29">libcstl</text:span><text:span text:style-name="T35">-2.0.0</text:span><text:span text:style-name="T61">目录下有一个</text:span><text:span text:style-name="T35">Makefile</text:span><text:span text:style-name="T61">文件,文件中定义了一个有关编译选项的变量:</text:span></text:p>
      <table:table table:name="表格10" table:style-name="表格10">
        <table:table-column table:style-name="表格10.A"/>
        <text:soft-page-break/>
        <table:table-row>
          <table:table-cell table:style-name="表格10.A1" office:value-type="string">
            <text:p text:style-name="P65">CFLAGS_EX = -DNDEBUG</text:p>
          </table:table-cell>
        </table:table-row>
      </table:table>
      <text:p text:style-name="P39"><text:span text:style-name="T54"><text:tab/></text:span><text:span text:style-name="T58">其中</text:span><text:span text:style-name="T38">NDEBUG</text:span><text:span text:style-name="T58">都是</text:span><text:span text:style-name="T27">libcstl</text:span><text:span text:style-name="T58">的默认编译选项, 如果想要修改默认编译选项就请修改</text:span><text:span text:style-name="T41">CFLAGS_EX </text:span><text:span text:style-name="T58">变量: 想要添加编译选项请在这一行的后面添加</text:span><text:span text:style-name="T48"> -DXXXX </text:span><text:span text:style-name="T58">(其中</text:span><text:span text:style-name="T38">XXXX</text:span><text:span text:style-name="T58">是要添加的编译选项),如果要删除就直接删除</text:span><text:span text:style-name="T38">-DXXXX</text:span><text:span text:style-name="T58">选项.</text:span></text:p>
      <text:p text:style-name="P41"><text:tab/><text:span text:style-name="T24">l</text:span><text:span text:style-name="T26">ibcstl</text:span>编译过程中的可用编译选项有:</text:p>
      <text:p text:style-name="P41"/>
      <text:list xml:id="list1909631623" text:style-name="L12">
        <text:list-item>
          <text:p text:style-name="P155"><text:span text:style-name="T39">NDEBUG</text:span><text:span text:style-name="T54"> </text:span><text:span text:style-name="T58">控制断言.</text:span></text:p>
        </text:list-item>
      </text:list>
      <text:p text:style-name="P84">定义这个编译选项可以去掉库中的断言.当库函数接受到非法参数时,断言就会报错,但是有断言的版本执行效率低(非断言版本效率大约是有断言版本的<text:span text:style-name="T24">20~40</text:span>倍).</text:p>
      <text:p text:style-name="P84"/>
      <text:list xml:id="list190157378" text:style-name="L13">
        <text:list-item>
          <text:p text:style-name="P156"><text:span text:style-name="T39">CSTL_STACK_VECTOR_SEQUENCE</text:span><text:span text:style-name="T54"> </text:span><text:span text:style-name="T58">以</text:span><text:span text:style-name="T38">vector_t</text:span><text:span text:style-name="T58">容器为</text:span><text:span text:style-name="T38">stack_t</text:span><text:span text:style-name="T58">适配器的底层实现.</text:span></text:p>
        </text:list-item>
        <text:list-item>
          <text:p text:style-name="P156"><text:span text:style-name="T39">CSTL_STACK_LIST_SEQUENCE</text:span><text:span text:style-name="T58"> 以</text:span><text:span text:style-name="T38">list_t</text:span><text:span text:style-name="T58">容器为</text:span><text:span text:style-name="T38">stack_t</text:span><text:span text:style-name="T58">适配器的底层实现.</text:span></text:p>
        </text:list-item>
      </text:list>
      <text:p text:style-name="P84">这两个选项都是控制<text:span text:style-name="T24">stack_t</text:span>适配器的底层实现的.如果不指定则使用<text:span text:style-name="T24">deque_t</text:span>作为<text:span text:style-name="T24">stack_t</text:span>的底层实现.</text:p>
      <text:p text:style-name="P84"/>
      <text:list xml:id="list2112053084" text:style-name="L14">
        <text:list-item>
          <text:p text:style-name="P240"><text:span text:style-name="T56">CSTL_QUEUE_LIST_SEQUENCE</text:span><text:span text:style-name="T40"> </text:span><text:span text:style-name="T61">以</text:span><text:span text:style-name="T35">list_t</text:span><text:span text:style-name="T61">容器为</text:span><text:span text:style-name="T35">queue_t</text:span><text:span text:style-name="T61">适配器的底层实现.</text:span></text:p>
        </text:list-item>
      </text:list>
      <text:p text:style-name="P84">这个选项控制<text:span text:style-name="T24">queue_t</text:span>的底层实现.如果不指定则使用<text:span text:style-name="T24">deque_t</text:span>为<text:span text:style-name="T24">queue_t</text:span>的底层实现.</text:p>
      <text:p text:style-name="P84"/>
      <text:list xml:id="list1474096517" text:style-name="L15">
        <text:list-item>
          <text:p text:style-name="P157"><text:span text:style-name="T39">CSTL_SET_AVL_TREE</text:span><text:span text:style-name="T38"> </text:span><text:span text:style-name="T58">以</text:span><text:span text:style-name="T38">avl</text:span><text:span text:style-name="T58">树作为</text:span><text:span text:style-name="T38">set_t</text:span><text:span text:style-name="T58">的底层实现.</text:span></text:p>
        </text:list-item>
        <text:list-item>
          <text:p text:style-name="P157"><text:span text:style-name="T39">CSTL_MULTISET_AVL_TREE</text:span><text:span text:style-name="T38"> </text:span><text:span text:style-name="T58">以</text:span><text:span text:style-name="T38">avl</text:span><text:span text:style-name="T58">树作为</text:span><text:span text:style-name="T38">multiset_t</text:span><text:span text:style-name="T58">的底层实现.</text:span></text:p>
        </text:list-item>
        <text:list-item>
          <text:p text:style-name="P157"><text:span text:style-name="T39">CSTL_MAP_AVL_TREE</text:span><text:span text:style-name="T38"> </text:span><text:span text:style-name="T58">以</text:span><text:span text:style-name="T38">avl</text:span><text:span text:style-name="T58">树作为</text:span><text:span text:style-name="T38">map_t</text:span><text:span text:style-name="T58">的底层实现.</text:span></text:p>
        </text:list-item>
        <text:list-item>
          <text:p text:style-name="P157"><text:span text:style-name="T39">CSTL_MULTISET_AVL_TREE</text:span><text:span text:style-name="T58"> 以</text:span><text:span text:style-name="T38">avl</text:span><text:span text:style-name="T58">树作为</text:span><text:span text:style-name="T38">multimap_t</text:span><text:span text:style-name="T58">的底层实现.</text:span></text:p>
        </text:list-item>
      </text:list>
      <text:p text:style-name="P84">以上四个选项是控制关联容器的底层实现的,如果不指定则对应的关联容器使用红黑树作为底层实现(红黑树比<text:span text:style-name="T24">avl</text:span>树快<text:span text:style-name="T24">40%</text:span>).默认使用红黑树作为底层实现.</text:p>
      <text:p text:style-name="P99"/>
      <text:list xml:id="list1106843909" text:continue-list="list1389812091" text:style-name="WW8Num13">
        <text:list-item>
          <text:h text:style-name="P242" text:outline-level="1">libcstl库的基本概念</text:h>
        </text:list-item>
      </text:list>
      <text:p text:style-name="P60"><text:span text:style-name="T57"><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7">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1898984357" text:continue-numbering="true" text:style-name="WW8Num13">
        <text:list-item>
          <text:list>
            <text:list-item>
              <text:h text:style-name="P246" text:outline-level="2"><text:span text:style-name="T24">libcstl</text:span>的组成部分</text:h>
            </text:list-item>
          </text:list>
        </text:list-item>
      </text:list>
      <text:p text:style-name="P29"><text:tab/>libcstl由很多部分组成，其中最主要的有容器，迭代器，算法以及函数。</text:p>
      <text:list xml:id="list1056837712" text:style-name="L16">
        <text:list-item>
          <text:p text:style-name="P127">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495965321" text:style-name="L17">
        <text:list-item>
          <text:p text:style-name="P128">迭代器</text:p>
        </text:list-item>
      </text:list>
      <text:p text:style-name="P29"><text:soft-page-break/><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662084532" text:style-name="L18">
        <text:list-item>
          <text:p text:style-name="P129">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
      <text:p text:style-name="P29"><text:tab/>libcstl通过迭代器将数据和算法分离，任何算法都可以和任何容器交互作用。</text:p>
      <text:p text:style-name="P30"><draw:frame draw:style-name="fr2" draw:name="图形2" text:anchor-type="paragraph" svg:width="19.006cm" svg:height="9.608cm" draw:z-index="10"><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1514876855" text:continue-list="list1898984357" text:style-name="WW8Num13">
        <text:list-item>
          <text:list>
            <text:list-item>
              <text:h text:style-name="P249" text:outline-level="2">容器</text:h>
            </text:list-item>
          </text:list>
        </text:list-item>
      </text:list>
      <text:p text:style-name="P39"><text:span text:style-name="T18"><text:tab/></text:span><text:span text:style-name="T58">容器是用来保存和管理数据的，为了满足不同的需要</text:span><text:span text:style-name="T38">libcstl</text:span><text:span text:style-name="T58">提供了多种容器：</text:span></text:p>
      <text:p text:style-name="P46"><draw:frame draw:style-name="fr2" draw:name="图形3" text:anchor-type="paragraph" svg:width="19.006cm" svg:height="9.703cm" draw:z-index="11"><draw:image xlink:href="Pictures/10000000000002C300000169831C3E19.jpg" xlink:type="simple" xlink:show="embed" xlink:actuate="onLoad"/></draw:frame><text:soft-page-break/><text:span text:style-name="T58">图</text:span><text:span text:style-name="T38">2.2 </text:span><text:span text:style-name="T58">序列容器</text:span></text:p>
      <text:p text:style-name="P46"><draw:frame draw:style-name="fr2" draw:name="图形4" text:anchor-type="paragraph" svg:width="19.006cm" svg:height="12.155cm" draw:z-index="12"><draw:image xlink:href="Pictures/10000000000002BE000001C1430EB966.jpg" xlink:type="simple" xlink:show="embed" xlink:actuate="onLoad"/></draw:frame>图<text:span text:style-name="T24">2.3 <text:s/></text:span>关联容器</text:p>
      <text:p text:style-name="P41"/>
      <text:p text:style-name="P41"><text:soft-page-break/><text:tab/>总的来说容器分为两大类，序列容器和关联容器：</text:p>
      <text:list xml:id="list2152836513" text:style-name="L19">
        <text:list-item>
          <text:p text:style-name="P160">序列容器</text:p>
        </text:list-item>
      </text:list>
      <text:p text:style-name="P41"><text:tab/>序列容器中的数据的顺序与数据插入到容器中的次序有关,而与数据本身的值无关.<text:span text:style-name="T26">libcstl</text:span>提供的序列容器有:<text:span text:style-name="T24">vector_t, list_t, deque_t, slist_t.</text:span></text:p>
      <text:list xml:id="list1822723073" text:style-name="L20">
        <text:list-item>
          <text:p text:style-name="P161">关联容器</text:p>
        </text:list-item>
      </text:list>
      <text:p text:style-name="P41"><text:tab/>关联容器中数据是有序的,容器中数据的顺序取决于特定的排序规则而与数据插入到容器中的次序无关.<text:span text:style-name="T26">libcstl</text:span>提供的关联容器有:<text:span text:style-name="T24">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1623814769" text:continue-list="list1514876855" text:style-name="WW8Num13">
        <text:list-item>
          <text:list>
            <text:list-item>
              <text:list>
                <text:list-item>
                  <text:h text:style-name="P260" text:outline-level="3">序列容器</text:h>
                </text:list-item>
              </text:list>
            </text:list-item>
          </text:list>
        </text:list-item>
      </text:list>
      <text:p text:style-name="P41"><text:tab/><text:span text:style-name="T26">libcstl</text:span>提供四种序列容器<text:span text:style-name="T24">:vector_t, list_t, deque_t, slist_t.</text:span></text:p>
      <text:list xml:id="list601085013" text:style-name="L21">
        <text:list-item>
          <text:p text:style-name="P130">vector_t</text:p>
        </text:list-item>
      </text:list>
      <text:p text:style-name="P41"><text:tab/><text:span text:style-name="T24">vector_t的行为类似于数组，但是它可以根据需要动态的生长，这样就可以</text:span>使用下标来随即的访问<text:span text:style-name="T24">vector_t</text:span>中的数据.在<text:span text:style-name="T24">vector_t</text:span>的末尾插入或者删除数据是非常高效的，但是在开头或者中间插入或者删除数据效率就会很低，因为<text:span text:style-name="T24">vector_t要移动后面的数据。</text:span></text:p>
      <text:p text:style-name="P41"><text:tab/>下面的例子定义了一个保存整型数据的<text:span text:style-name="T24">vector_t，然后向其中插入6个数据并打印出来：</text:span></text:p>
      <table:table table:name="表格9" table:style-name="表格9">
        <table:table-column table:style-name="表格9.A"/>
        <table:table-row>
          <table:table-cell table:style-name="表格9.A1" office:value-type="string">
            <text:p text:style-name="P68">/* </text:p>
            <text:p text:style-name="P68"><text:s/>* vector1.c </text:p>
            <text:p text:style-name="P68"><text:s/>* compile with : -lcstl </text:p>
            <text:p text:style-name="P68"><text:s/>*/ </text:p>
            <text:p text:style-name="P68"/>
            <text:p text:style-name="P68">#include &lt;stdio.h&gt; </text:p>
            <text:p text:style-name="P68">#include &lt;cstl/cvector.h&gt; </text:p>
            <text:p text:style-name="P68"/>
            <text:p text:style-name="P68">int main(int argc, char* argv[]) </text:p>
            <text:p text:style-name="P68">{ </text:p>
            <text:p text:style-name="P68"><text:s text:c="4"/>/* vector conatiner for integer elements */ </text:p>
            <text:p text:style-name="P68"><text:s text:c="4"/>vector_t* pvec_coll = create_vector(int); </text:p>
            <text:p text:style-name="P68"><text:s text:c="4"/>int i = 0; </text:p>
            <text:p text:style-name="P68"/>
            <text:p text:style-name="P68"><text:s text:c="4"/>if(pvec_coll == NULL) </text:p>
            <text:p text:style-name="P68"><text:s text:c="4"/>{ </text:p>
            <text:p text:style-name="P68"><text:s text:c="8"/>return -1; </text:p>
            <text:p text:style-name="P68"><text:s text:c="4"/>} </text:p>
            <text:p text:style-name="P68"/>
            <text:p text:style-name="P68"><text:s text:c="4"/>vector_init(pvec_coll); </text:p>
            <text:p text:style-name="P68"/>
            <text:p text:style-name="P68"><text:s text:c="4"/>/* append elements with 1 to 6 */ </text:p>
            <text:p text:style-name="P68"><text:soft-page-break/><text:s text:c="4"/>for(i = 1; i &lt;= 6; ++i) </text:p>
            <text:p text:style-name="P68"><text:s text:c="4"/>{ </text:p>
            <text:p text:style-name="P68"><text:s text:c="8"/>vector_push_back(pvec_coll, i); </text:p>
            <text:p text:style-name="P68"><text:s text:c="4"/>} </text:p>
            <text:p text:style-name="P68"/>
            <text:p text:style-name="P68"><text:s text:c="4"/>/* print all elements followed by space */ </text:p>
            <text:p text:style-name="P68"><text:s text:c="4"/>for(i = 0; i &lt; vector_size(pvec_coll); ++i) </text:p>
            <text:p text:style-name="P68"><text:s text:c="4"/>{ </text:p>
            <text:p text:style-name="P68"><text:s text:c="8"/>printf("%d ", *(int*)vector_at(pvec_coll, i)); </text:p>
            <text:p text:style-name="P68"><text:s text:c="4"/>} </text:p>
            <text:p text:style-name="P68"><text:s text:c="4"/>printf("\n"); </text:p>
            <text:p text:style-name="P68"/>
            <text:p text:style-name="P68"><text:s text:c="4"/>vector_destroy(pvec_coll); </text:p>
            <text:p text:style-name="P68"/>
            <text:p text:style-name="P68"><text:s text:c="4"/>return 0; </text:p>
            <text:p text:style-name="P68">}</text:p>
          </table:table-cell>
        </table:table-row>
      </table:table>
      <text:p text:style-name="P50"/>
      <text:p text:style-name="P41">使用<text:span text:style-name="T24">vector_t</text:span>容器必须包含头文件</text:p>
      <text:p text:style-name="P66">#include &lt;cstl/cvector.h&gt;</text:p>
      <text:p text:style-name="P41">创建一个存储<text:span text:style-name="T24">int</text:span>类型数据的<text:span text:style-name="T24">vector_t</text:span></text:p>
      <text:p text:style-name="P68">vector_t* pvec_coll = create_vector(int); </text:p>
      <text:p text:style-name="P41"><text:span text:style-name="T24">vector_t</text:span>在没有初始化的时候是不能使用的，下面是初始化的代码</text:p>
      <text:p text:style-name="P68">vector_init(pvec_coll); </text:p>
      <text:p text:style-name="P41">我们使用<text:span text:style-name="T43">vector_push_back()</text:span>函数向<text:span text:style-name="T24">vector_t</text:span>中添加数据</text:p>
      <text:p text:style-name="P68">for(i = 1; i &lt;= 6; ++i) </text:p>
      <text:p text:style-name="P68">{ </text:p>
      <text:p text:style-name="P68"><text:s text:c="4"/>vector_push_back(pvec_coll, i); </text:p>
      <text:p text:style-name="P68">} </text:p>
      <text:p text:style-name="P41"><text:span text:style-name="T24">vector_size()</text:span>函数返回<text:span text:style-name="T24">vector_t</text:span>容器中数据的个数, <text:span text:style-name="T24">vector_at()</text:span>是通过下标对<text:span text:style-name="T24">vector_t</text:span>容器中数据进行访问，它返回的是指向容器中相应数据的指针，要打印出数据的内容我们使用如下的代码：</text:p>
      <text:p text:style-name="P68">for(i = 0; i &lt; vector_size(pvec_coll); ++i) </text:p>
      <text:p text:style-name="P68">{ </text:p>
      <text:p text:style-name="P68"><text:s text:c="4"/>printf("%d ", *(int*)vector_at(pvec_coll, i)); </text:p>
      <text:p text:style-name="P68">} </text:p>
      <text:p text:style-name="P41">最后销毁<text:span text:style-name="T24">vector_t</text:span>容器，以释放容器本身和为了保存数据申请的资源</text:p>
      <text:p text:style-name="P68">vector_destroy(pvec_coll); </text:p>
      <text:p text:style-name="P41"/>
      <text:p text:style-name="P41">这段代码输出的结果如下：</text:p>
      <text:p text:style-name="P34">1 2 3 4 5 6 </text:p>
      <text:p text:style-name="P50"/>
      <text:list xml:id="list461232561" text:style-name="L22">
        <text:list-item>
          <text:p text:style-name="P131">deque_t</text:p>
        </text:list-item>
      </text:list>
      <text:p text:style-name="P41"><text:tab/><text:span text:style-name="T24">deque_t</text:span>是双端队列,它也是一个动态数组,但是可以在两端生长,所以在开头和结尾插入和删除数据都很高效,但是在中间插入和删除数据很慢，因为它也要移动数据。</text:p>
      <text:p text:style-name="P41"><text:soft-page-break/><text:tab/>与上面的例子类似，这次向<text:span text:style-name="T24">deque_t</text:span>中添加<text:span text:style-name="T24">6</text:span>个浮点数并打印出来：</text:p>
      <table:table table:name="表格11" table:style-name="表格11">
        <table:table-column table:style-name="表格11.A"/>
        <table:table-row>
          <table:table-cell table:style-name="表格11.A1" office:value-type="string">
            <text:p text:style-name="P103">/* </text:p>
            <text:p text:style-name="P103"><text:s/>* deque1.c </text:p>
            <text:p text:style-name="P103"><text:s/>* compile with : -lcstl </text:p>
            <text:p text:style-name="P103"><text:s/>*/ </text:p>
            <text:p text:style-name="P103"/>
            <text:p text:style-name="P103">#include &lt;stdio.h&gt; </text:p>
            <text:p text:style-name="P103">#include &lt;cstl/cdeque.h&gt; </text:p>
            <text:p text:style-name="P103"/>
            <text:p text:style-name="P103">int main(int argc, char* argv[]) </text:p>
            <text:p text:style-name="P103">{ </text:p>
            <text:p text:style-name="P103"><text:s text:c="4"/>/* deque container for float-point elements */ </text:p>
            <text:p text:style-name="P103"><text:s text:c="4"/>deque_t* pdq_coll = create_deque(float); </text:p>
            <text:p text:style-name="P103"><text:s text:c="4"/>int i = 0; </text:p>
            <text:p text:style-name="P103"/>
            <text:p text:style-name="P103"><text:s text:c="4"/>if(pdq_coll == NULL) </text:p>
            <text:p text:style-name="P103"><text:s text:c="4"/>{ </text:p>
            <text:p text:style-name="P103"><text:s text:c="8"/>return -1; </text:p>
            <text:p text:style-name="P103"><text:s text:c="4"/>} </text:p>
            <text:p text:style-name="P103"/>
            <text:p text:style-name="P103"><text:s text:c="4"/>deque_init(pdq_coll); </text:p>
            <text:p text:style-name="P103"/>
            <text:p text:style-name="P103"><text:s text:c="4"/>/* insert elements from 1.1 to 6.6 each at the front */ </text:p>
            <text:p text:style-name="P103"><text:s text:c="4"/>for(i = 1; i &lt;= 6; ++i) </text:p>
            <text:p text:style-name="P103"><text:s text:c="4"/>{ </text:p>
            <text:p text:style-name="P103"><text:s text:c="8"/>/* insert at the front */ </text:p>
            <text:p text:style-name="P103"><text:s text:c="8"/>deque_push_front(pdq_coll, i * 1.1); </text:p>
            <text:p text:style-name="P103"><text:s text:c="4"/>} </text:p>
            <text:p text:style-name="P103"/>
            <text:p text:style-name="P103"><text:s text:c="4"/>/* print all elements followed by a space */ </text:p>
            <text:p text:style-name="P103"><text:s text:c="4"/>for(i = 0; i &lt; deque_size(pdq_coll); ++i) </text:p>
            <text:p text:style-name="P103"><text:s text:c="4"/>{ </text:p>
            <text:p text:style-name="P103"><text:s text:c="8"/>printf("%f ", *(float*)deque_at(pdq_coll, i)); </text:p>
            <text:p text:style-name="P103"><text:s text:c="4"/>} </text:p>
            <text:p text:style-name="P103"><text:s text:c="4"/>printf("\n"); </text:p>
            <text:p text:style-name="P103"/>
            <text:p text:style-name="P103"><text:s text:c="4"/>deque_destroy(pdq_coll); </text:p>
            <text:p text:style-name="P103"/>
            <text:p text:style-name="P103"><text:s text:c="4"/>return 0; </text:p>
            <text:p text:style-name="P103">}</text:p>
          </table:table-cell>
        </table:table-row>
      </table:table>
      <text:p text:style-name="P50"/>
      <text:p text:style-name="P41">使用<text:span text:style-name="T24">deque_t</text:span>需要包含头文件</text:p>
      <text:p text:style-name="P104">#include &lt;cstl/cdeque.h&gt; </text:p>
      <text:p text:style-name="P41"><text:soft-page-break/>创建一个保存浮点数类型数据的<text:span text:style-name="T24">deque_t</text:span>容器并初始化</text:p>
      <text:p text:style-name="P103">deque_t* pdq_coll = create_deque(float); </text:p>
      <text:p text:style-name="P103">...</text:p>
      <text:p text:style-name="P104">deque_init(pdq_coll); </text:p>
      <text:p text:style-name="P41">在<text:span text:style-name="T24">deque_t</text:span>开头插入数据</text:p>
      <text:p text:style-name="P104">deque_push_front(pdq_coll, i * 1.1); </text:p>
      <text:p text:style-name="P106">以这种方式插入数据得到的结果是与插入顺序相反的序列，结果如下：</text:p>
      <text:p text:style-name="P109">6.600000 5.500000 4.400000 3.300000 2.200000 1.100000 </text:p>
      <text:p text:style-name="P109">这是因为每一个数据都插入到了第一个数据的前面。</text:p>
      <text:p text:style-name="P110"><text:span text:style-name="T67">deque_t</text:span><text:span text:style-name="T62">容器也提供了</text:span><text:span text:style-name="T67">deque_size()</text:span><text:span text:style-name="T62">函数和</text:span><text:span text:style-name="T67">deque_at()</text:span><text:span text:style-name="T62">函数，所以我们也可以使用与第一个例子相同的方式打印数据：</text:span></text:p>
      <text:p text:style-name="P70">for(i = 0; i &lt; deque_size(pdq_coll); ++i) </text:p>
      <text:p text:style-name="P103">{ </text:p>
      <text:p text:style-name="P103"><text:s text:c="4"/>printf("%f ", *(float*)deque_at(pdq_coll, i)); </text:p>
      <text:p text:style-name="P104">} </text:p>
      <text:p text:style-name="P41">最后也要销毁<text:span text:style-name="T24">deque_t</text:span></text:p>
      <text:p text:style-name="P104">deque_destroy(pdq_coll); </text:p>
      <text:p text:style-name="P50"/>
      <text:p text:style-name="P41"><text:tab/>因为<text:span text:style-name="T24">deque_t是双端队列，所以它也提供了deque_push_back()</text:span>函数向<text:span text:style-name="T24">deque_t的末尾</text:span>插入数据,相反<text:span text:style-name="T24">vector_t</text:span>并没有提供<text:span text:style-name="T24">vector_push_front()</text:span>这样的函数,因为在<text:span text:style-name="T24">vector_t</text:span>开头插入数据效率很低.</text:p>
      <text:p text:style-name="P41"/>
      <text:list xml:id="list1157485068" text:style-name="L23">
        <text:list-item>
          <text:p text:style-name="P132">list_t</text:p>
        </text:list-item>
      </text:list>
      <text:p text:style-name="P41"><text:tab/><text:span text:style-name="T24">list_t</text:span>是一个双向链表.它不具备随即访问数据的能力,如果要访问第十个元素就必须从第一个开始向后遍历,一直找到第十个元素为止,但是对于一个给定的元素找到它的前驱和后继都是非常快的.<text:span text:style-name="T24">list_t</text:span>的优点是在任意位置删除和插入数据都非常快.</text:p>
      <text:p text:style-name="P41"><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3">/* </text:p>
            <text:p text:style-name="P103"><text:s/>* list1.c </text:p>
            <text:p text:style-name="P103"><text:s/>* compile with : -lcstl </text:p>
            <text:p text:style-name="P103"><text:s/>*/ </text:p>
            <text:p text:style-name="P103"/>
            <text:p text:style-name="P103">#include &lt;stdio.h&gt; </text:p>
            <text:p text:style-name="P103">#include &lt;cstl/clist.h&gt; </text:p>
            <text:p text:style-name="P103"/>
            <text:p text:style-name="P103">int main(int argc, char* argv[]) </text:p>
            <text:p text:style-name="P103">{ </text:p>
            <text:p text:style-name="P103"><text:s text:c="4"/>/* list container for character elements */ </text:p>
            <text:p text:style-name="P103"><text:s text:c="4"/>list_t* plist_coll = create_list(char); </text:p>
            <text:p text:style-name="P103"><text:s text:c="4"/>char c = '\0'; </text:p>
            <text:p text:style-name="P103"/>
            <text:p text:style-name="P103"><text:s text:c="4"/>if(plist_coll == NULL) </text:p>
            <text:p text:style-name="P103"><text:s text:c="4"/>{ </text:p>
            <text:p text:style-name="P103"><text:s text:c="8"/>return -1; </text:p>
            <text:p text:style-name="P103"><text:s text:c="4"/>} </text:p>
            <text:p text:style-name="P103"><text:soft-page-break/><text:s/></text:p>
            <text:p text:style-name="P103"><text:s text:c="4"/>list_init(plist_coll); </text:p>
            <text:p text:style-name="P103"/>
            <text:p text:style-name="P103"><text:s text:c="4"/>/* append elements from 'a' to 'z' */ </text:p>
            <text:p text:style-name="P103"><text:s text:c="4"/>for(c = 'a'; c &lt;= 'z'; ++c) </text:p>
            <text:p text:style-name="P103"><text:s text:c="4"/>{ </text:p>
            <text:p text:style-name="P103"><text:s text:c="8"/>list_push_back(plist_coll, c); </text:p>
            <text:p text:style-name="P103"><text:s text:c="4"/>} </text:p>
            <text:p text:style-name="P103"/>
            <text:p text:style-name="P103"><text:s text:c="4"/>/* print all elements </text:p>
            <text:p text:style-name="P103"><text:s text:c="5"/>* - while there are elements </text:p>
            <text:p text:style-name="P103"><text:s text:c="5"/>* - print and remove the first element </text:p>
            <text:p text:style-name="P103"><text:s text:c="5"/>*/ </text:p>
            <text:p text:style-name="P103"><text:s text:c="4"/>while(!list_empty(plist_coll)) </text:p>
            <text:p text:style-name="P103"><text:s text:c="4"/>{ </text:p>
            <text:p text:style-name="P103"><text:s text:c="8"/>printf("%c ", *(char*)list_front(plist_coll)); </text:p>
            <text:p text:style-name="P103"><text:s text:c="8"/>list_pop_front(plist_coll); </text:p>
            <text:p text:style-name="P103"><text:s text:c="4"/>} </text:p>
            <text:p text:style-name="P103"><text:s text:c="4"/>printf("\n");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1">使用<text:span text:style-name="T24">list_t</text:span>需要包含头文件</text:p>
      <text:p text:style-name="P104">#include &lt;cstl/clist.h&gt; </text:p>
      <text:p text:style-name="P41">创建一个字符类型的<text:span text:style-name="T24">list_t</text:span>并初始化</text:p>
      <text:p text:style-name="P104">list_t* plist_coll = create_list(char); </text:p>
      <text:p text:style-name="P104">...</text:p>
      <text:p text:style-name="P104">list_init(plist_coll); </text:p>
      <text:p text:style-name="P41">向<text:span text:style-name="T24">list_t</text:span>中插入字符</text:p>
      <text:p text:style-name="P70">for(c = 'a'; c &lt;= 'z'; ++c) </text:p>
      <text:p text:style-name="P103">{ </text:p>
      <text:p text:style-name="P103"><text:s text:c="4"/>list_push_back(plist_coll, c); </text:p>
      <text:p text:style-name="P104">} </text:p>
      <text:p text:style-name="P41"><text:span text:style-name="T24">list_empty()</text:span>判断<text:span text:style-name="T24">list_t</text:span>是否为空,<text:span text:style-name="T24">list_front()</text:span>访问第一个元素,<text:span text:style-name="T24">list_pop_front()</text:span>删除第一个元素，打印并删除数据的代码：</text:p>
      <text:p text:style-name="P70">while(!list_empty(plist_coll)) </text:p>
      <text:p text:style-name="P103">{ </text:p>
      <text:p text:style-name="P103"><text:s text:c="4"/>printf("%c ", *(char*)list_front(plist_coll)); </text:p>
      <text:p text:style-name="P103"><text:s text:c="4"/>list_pop_front(plist_coll); </text:p>
      <text:p text:style-name="P104">} </text:p>
      <text:p text:style-name="P41">销毁<text:span text:style-name="T24">list_t</text:span></text:p>
      <text:p text:style-name="P104"><text:soft-page-break/>list_destroy(plist_coll); </text:p>
      <text:p text:style-name="P41">最后的结果:</text:p>
      <text:p text:style-name="P35">a b c d e f g h i j k l m n o p q r s t u v w x y z </text:p>
      <text:p text:style-name="P34"/>
      <text:p text:style-name="P62"><text:tab/>向上面这样遍历一个链表后链表中的数据就都被删除了，如果要保留数据清使用迭代器对链表进行遍历，迭代器在后面具体介绍。</text:p>
      <text:p text:style-name="P50"/>
      <text:list xml:id="list1301200601" text:style-name="L24">
        <text:list-item>
          <text:p text:style-name="P133">slist_t</text:p>
        </text:list-item>
      </text:list>
      <text:p text:style-name="P41"><text:tab/><text:span text:style-name="T24">slist_t</text:span>是一个单链表<text:span text:style-name="T24">(stl</text:span>标准中并不包含<text:span text:style-name="T24">slist</text:span>,但是<text:span text:style-name="T24">sgi stl</text:span>包含一个单链表<text:span text:style-name="T24">slist)</text:span>.它与<text:span text:style-name="T24">list_t</text:span>的特点相同,对于任意位置的插入和删除数据都是非常快的.但是<text:span text:style-name="T24">slist_t</text:span>寻找前驱的操作效率很低,因为它必须从第一个元素开始查找.</text:p>
      <text:p text:style-name="P41"><text:tab/></text:p>
      <text:list xml:id="list1067235663" text:style-name="L25">
        <text:list-item>
          <text:p text:style-name="P134">string_t</text:p>
        </text:list-item>
      </text:list>
      <text:p text:style-name="P41"><text:tab/><text:span text:style-name="T24">string_t</text:span>的行为与<text:span text:style-name="T24">vector_t</text:span>相似,但是它主要用来存储字符串,同时它还提供了很多关于字符串的特殊操作.</text:p>
      <text:list xml:id="list907607216" text:continue-list="list1623814769" text:style-name="WW8Num13">
        <text:list-item>
          <text:list>
            <text:list-item>
              <text:list>
                <text:list-item>
                  <text:h text:style-name="P260" text:outline-level="3">关联容器</text:h>
                </text:list-item>
              </text:list>
            </text:list-item>
          </text:list>
        </text:list-item>
      </text:list>
      <text:p text:style-name="P39"><text:span text:style-name="T54"><text:tab/></text:span><text:span text:style-name="T58">关联容器对容器中保存的数据自动排序,这种排序是基于数据本身的值或者数据定义的键值。关联容器对数据排序的默认规则是小于操作，对于基本类型和</text:span><text:span text:style-name="T38">libcstl</text:span><text:span text:style-name="T58">内部的容器类型还有一些工具类型等</text:span><text:span text:style-name="T38">libcstl</text:span><text:span text:style-name="T58">库都提供了默认的小于操作函数，但是用户自定义类型的默认小于操作函数可以在注册这个类型的时候指定(类型注册机制在第十章介绍)。</text:span></text:p>
      <text:p text:style-name="P41"><text:tab/>关联容器分集合和映射两种，集合和映射的不同点在于集合对数据的排序是基于数据本身，但是映射是以键/值对的方式保存数据，所以映射对数据的排序是基于键的。</text:p>
      <text:p text:style-name="P41"><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39"><text:span text:style-name="T58"><text:tab/>关联容器为了实现对数据进行自动排序的功能一般都采用平衡二叉树的结构，</text:span><text:span text:style-name="T38">libcstl</text:span><text:span text:style-name="T58">采用了两种平衡二叉树来实现关联容器，</text:span><text:span text:style-name="T38">AVL</text:span><text:span text:style-name="T58">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8">libcstl</text:span><text:span text:style-name="T58">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1"><text:tab/>下面列出了<text:span text:style-name="T24">libcstl</text:span>库提供的全部关联容器类型：</text:p>
      <text:list xml:id="list1465230459" text:style-name="L26">
        <text:list-item>
          <text:p text:style-name="P135">set_t</text:p>
        </text:list-item>
      </text:list>
      <text:p text:style-name="P41"><text:tab/><text:span text:style-name="T24">set_t</text:span>容器根据它保存的数据进行自动排序,每一个数据在容器中只出现一次,重复的数据是不允许的。</text:p>
      <text:list xml:id="list1067040391" text:style-name="L27">
        <text:list-item>
          <text:p text:style-name="P136">mulitset_t</text:p>
        </text:list-item>
      </text:list>
      <text:p text:style-name="P41"><text:tab/><text:span text:style-name="T24">multiset_t</text:span>容器除了允许保存的数据重复,其他的与<text:span text:style-name="T24">set_t</text:span>容器相同。</text:p>
      <text:list xml:id="list2114754657" text:style-name="L28">
        <text:list-item>
          <text:p text:style-name="P137">map_t</text:p>
        </text:list-item>
      </text:list>
      <text:p text:style-name="P41"><text:tab/><text:span text:style-name="T24">map_t</text:span>容器中保存的是数据<text:span text:style-name="T24">key/value</text:span>对,数据根据<text:span text:style-name="T24">key</text:span>值自动排序,不允许有<text:span text:style-name="T24">key</text:span>重复的数据.同时<text:span text:style-name="T24">map_t</text:span>具有关联数组的能力,使用<text:span text:style-name="T24">key</text:span>值可以随即访问<text:span text:style-name="T24">map_t</text:span>中相应的<text:span text:style-name="T24">value</text:span>值。</text:p>
      <text:list xml:id="list1863581708" text:style-name="L29">
        <text:list-item>
          <text:p text:style-name="P138">multimap_t</text:p>
        </text:list-item>
      </text:list>
      <text:p text:style-name="P84"><text:span text:style-name="T24">multimap_t</text:span>允许有<text:span text:style-name="T24">key</text:span>值重复的<text:span text:style-name="T24">key/value</text:span>数据,并且它不具备关联数组的性质,除此之外与<text:span text:style-name="T24">map_t</text:span>特点相同。</text:p>
      <text:list xml:id="list1059121888" text:style-name="L30">
        <text:list-item>
          <text:p text:style-name="P139">hash_set_t</text:p>
        </text:list-item>
      </text:list>
      <text:p text:style-name="P84"><text:span text:style-name="T24">hash_set_t</text:span>除了底层采用<text:span text:style-name="T24">hash</text:span>表实现外其他的特性与<text:span text:style-name="T24">set_t</text:span>相同。</text:p>
      <text:list xml:id="list524916289" text:style-name="L31">
        <text:list-item>
          <text:p text:style-name="P140"><text:soft-page-break/>hash_multiset_t</text:p>
        </text:list-item>
      </text:list>
      <text:p text:style-name="P84"><text:span text:style-name="T24">hash_multiset_t</text:span>除了底层采用<text:span text:style-name="T24">hash</text:span>表实现外其他的特性与<text:span text:style-name="T24">multiset_t</text:span>相同。</text:p>
      <text:list xml:id="list954057550" text:style-name="L32">
        <text:list-item>
          <text:p text:style-name="P141">hash_map_t</text:p>
        </text:list-item>
      </text:list>
      <text:p text:style-name="P84"><text:span text:style-name="T24">hash_map_t</text:span>除了底层采用<text:span text:style-name="T24">hash</text:span>表实现外其他的特性与<text:span text:style-name="T24">map_t</text:span>相同。</text:p>
      <text:list xml:id="list1106832296" text:style-name="L33">
        <text:list-item>
          <text:p text:style-name="P142">hash_multimap_t</text:p>
        </text:list-item>
      </text:list>
      <text:p text:style-name="P84"><text:span text:style-name="T24">hash_multimap_t</text:span>除了底层采用<text:span text:style-name="T24">hash</text:span>实现外其他的特性与<text:span text:style-name="T24">multimap_t</text:span>相同。</text:p>
      <text:p text:style-name="P84"/>
      <text:p text:style-name="P84">由于操作关联容器要用到迭代器，所以关联容器的例子在介绍完迭代器之后给出。</text:p>
      <text:list xml:id="list211317578" text:continue-list="list907607216" text:style-name="WW8Num13">
        <text:list-item>
          <text:list>
            <text:list-item>
              <text:list>
                <text:list-item>
                  <text:h text:style-name="P260" text:outline-level="3">容器适配器</text:h>
                </text:list-item>
              </text:list>
            </text:list-item>
          </text:list>
        </text:list-item>
      </text:list>
      <text:p text:style-name="P84">除了以上这些容器之外,<text:span text:style-name="T26">libcstl</text:span>为了特殊的目的还提供了容器适配器,它们都是基本的容器实现的。</text:p>
      <text:list xml:id="list187620039" text:style-name="L34">
        <text:list-item>
          <text:p text:style-name="P143">stack_t</text:p>
        </text:list-item>
      </text:list>
      <text:p text:style-name="P84"><text:span text:style-name="T24">stack_t</text:span>是堆栈,它采用<text:span text:style-name="T24">LIFO</text:span>(后进先出)的原则来管理数据。</text:p>
      <text:list xml:id="list1930166644" text:style-name="L35">
        <text:list-item>
          <text:p text:style-name="P144">queue_t</text:p>
        </text:list-item>
      </text:list>
      <text:p text:style-name="P84"><text:span text:style-name="T24">queue_t</text:span>是队列,它采用<text:span text:style-name="T24">FIFO</text:span>(先进先出)的原则管理数据。</text:p>
      <text:list xml:id="list1962934789" text:style-name="L36">
        <text:list-item>
          <text:p text:style-name="P145">priority_queue_t</text:p>
        </text:list-item>
      </text:list>
      <text:p text:style-name="P84"><text:span text:style-name="T24">priority_queue_t</text:span>是优先队列,它保存的数据具有优先级,<text:span text:style-name="T26">libcstl</text:span>默认的数据值越大优先级越大.每次从队列中取出的都是具有最大优先级的数据。</text:p>
      <text:p text:style-name="P84"/>
      <text:p text:style-name="P84">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245641516" text:continue-list="list211317578" text:style-name="WW8Num13">
        <text:list-item>
          <text:list>
            <text:list-item>
              <text:h text:style-name="P249" text:outline-level="2">迭代器</text:h>
            </text:list-item>
          </text:list>
        </text:list-item>
      </text:list>
      <text:p text:style-name="P84">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4">迭代器是将容器的内部结构隐藏，通过使用它可以对不同的容器进行同样的操作，同时对于不同的容器迭代器也有特殊的操作，但是下面的这些操作是迭代器共同的：</text:p>
      <text:list xml:id="list354121999" text:style-name="L37">
        <text:list-item>
          <text:p text:style-name="P146">iterator_get_value()</text:p>
        </text:list-item>
      </text:list>
      <text:p text:style-name="P84">获得迭代器所指的数据,将迭代器所指的数据拷贝到指定的缓冲区中。</text:p>
      <text:list xml:id="list1421065368" text:style-name="L38">
        <text:list-item>
          <text:p text:style-name="P147">iterator_get_pointer()</text:p>
        </text:list-item>
      </text:list>
      <text:p text:style-name="P84">获得迭代器所指的数据的指针。</text:p>
      <text:list xml:id="list873168993" text:style-name="L39">
        <text:list-item>
          <text:p text:style-name="P148">iterator_next()</text:p>
        </text:list-item>
      </text:list>
      <text:p text:style-name="P84">指向下一个数据,使迭代器向前行进一步。</text:p>
      <text:list xml:id="list420214503" text:style-name="L40">
        <text:list-item>
          <text:p text:style-name="P149">iterator_equal() <text:span text:style-name="T64">和</text:span> iterator_not_equal()</text:p>
        </text:list-item>
      </text:list>
      <text:p text:style-name="P84">判断两个迭代器是否指向相同的位置。</text:p>
      <text:list xml:id="list839851664" text:style-name="L41">
        <text:list-item>
          <text:p text:style-name="P179"><text:span text:style-name="T64">赋值运算符</text:span> =</text:p>
        </text:list-item>
      </text:list>
      <text:p text:style-name="P84"><text:soft-page-break/>在<text:span text:style-name="T24">libcstl</text:span>中，迭代器类型可以直接使用赋值运算符 = 来进行赋值。</text:p>
      <text:p text:style-name="P99"/>
      <text:p text:style-name="P99"><text:tab/>上面都是迭代器本身的操作，下面我们来看一看容器是怎样和迭代器建立联系的：</text:p>
      <text:p text:style-name="P84">为了实现容器和迭代器的相互操作,所有的容器都提供了基本的函数。</text:p>
      <text:list xml:id="list2169839885" text:style-name="L42">
        <text:list-item>
          <text:p text:style-name="P150">xxxx_begin()</text:p>
        </text:list-item>
      </text:list>
      <text:p text:style-name="P84">获得指向特定容器中第一个数据的迭代器(如果有第一个数据)。例如<text:span text:style-name="T24">vector_t</text:span>容器就是<text:span text:style-name="T24">vector_begin()。</text:span></text:p>
      <text:list xml:id="list142747270" text:style-name="L43">
        <text:list-item>
          <text:p text:style-name="P151">xxxx_end()</text:p>
        </text:list-item>
      </text:list>
      <text:p text:style-name="P84">获得指向特定容器末尾的迭代器，这个末尾是指容器中最后一个数据的下一个位置。例如<text:span text:style-name="T24">vector_t</text:span>容器就是<text:span text:style-name="T24">vector_end()。</text:span></text:p>
      <text:p text:style-name="P58"><draw:frame draw:style-name="fr3" draw:name="图形5" text:anchor-type="paragraph" svg:width="19.006cm" svg:height="6.468cm" draw:z-index="13"><draw:image xlink:href="Pictures/10000000000002CA000000F35AC7D34C.jpg" xlink:type="simple" xlink:show="embed" xlink:actuate="onLoad"/></draw:frame>图<text:span text:style-name="T47"> 2.4 xxxx_begin()</text:span><text:span text:style-name="T60"> 和 </text:span><text:span text:style-name="T47">xxxx_end()</text:span></text:p>
      <text:p text:style-name="P57"/>
      <text:p text:style-name="P41"><text:tab/>这样的xxxx_begin()和xxxx_end()就组成了一个左闭右开区间[xxxx_begin(), xxxx_end())，这样的好处是便利时对结束条件判断比较方便，如果容器为空那么xxxx_begin()就等于xxxx_end()。</text:p>
      <text:p text:style-name="P84">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3">/* </text:p>
            <text:p text:style-name="P103"><text:s/>* list2.c </text:p>
            <text:p text:style-name="P103"><text:s/>* compile with : -lcstl </text:p>
            <text:p text:style-name="P103"><text:s/>*/ </text:p>
            <text:p text:style-name="P103"/>
            <text:p text:style-name="P103">#include &lt;stdio.h&gt; </text:p>
            <text:p text:style-name="P103">#include &lt;cstl/clist.h&gt; </text:p>
            <text:p text:style-name="P103"/>
            <text:p text:style-name="P103">int main(int argc, char* argv[]) </text:p>
            <text:p text:style-name="P103">{ </text:p>
            <text:p text:style-name="P103"><text:s text:c="4"/>/* list container for character elements */ </text:p>
            <text:p text:style-name="P103"><text:s text:c="4"/>list_t* plist_coll = create_list(char); </text:p>
            <text:p text:style-name="P103"><text:s text:c="4"/>list_iterator_t it_pos; </text:p>
            <text:p text:style-name="P103"><text:s text:c="4"/>char c = '\0'; </text:p>
            <text:p text:style-name="P103"/>
            <text:p text:style-name="P103"><text:s text:c="4"/>if(plist_coll == NULL) </text:p>
            <text:p text:style-name="P103"><text:s text:c="4"/>{ </text:p>
            <text:p text:style-name="P103"><text:soft-page-break/><text:s text:c="8"/>return -1; </text:p>
            <text:p text:style-name="P103"><text:s text:c="4"/>} </text:p>
            <text:p text:style-name="P103"/>
            <text:p text:style-name="P103"><text:s text:c="4"/>list_init(plist_coll); </text:p>
            <text:p text:style-name="P103"/>
            <text:p text:style-name="P103"><text:s text:c="4"/>/* append elements from 'a' to 'z' */ </text:p>
            <text:p text:style-name="P103"><text:s text:c="4"/>for(c = 'a'; c &lt;= 'z'; ++c) </text:p>
            <text:p text:style-name="P103"><text:s text:c="4"/>{ </text:p>
            <text:p text:style-name="P103"><text:s text:c="8"/>list_push_back(plist_coll, c); </text:p>
            <text:p text:style-name="P103"><text:s text:c="4"/>} </text:p>
            <text:p text:style-name="P103"/>
            <text:p text:style-name="P103"><text:s text:c="4"/>/* print all elements </text:p>
            <text:p text:style-name="P103"><text:s text:c="5"/>* - iterate over all elements </text:p>
            <text:p text:style-name="P103"><text:s text:c="5"/>*/ </text:p>
            <text:p text:style-name="P103"><text:s text:c="4"/>for(it_pos = list_begin(plist_coll); </text:p>
            <text:p text:style-name="P103"><text:s text:c="8"/>!iterator_equal(it_pos, list_end(plist_coll)); </text:p>
            <text:p text:style-name="P103"><text:s text:c="8"/>it_pos = iterator_next(it_pos)) </text:p>
            <text:p text:style-name="P103"><text:s text:c="4"/>{ </text:p>
            <text:p text:style-name="P103"><text:s text:c="8"/>printf("%c ", *(char*)iterator_get_pointer(it_pos)); </text:p>
            <text:p text:style-name="P103"><text:s text:c="4"/>} </text:p>
            <text:p text:style-name="P103"><text:s text:c="4"/>printf("\n"); </text:p>
            <text:p text:style-name="P103"/>
            <text:p text:style-name="P103"><text:s text:c="4"/>list_destroy(plist_coll); </text:p>
            <text:p text:style-name="P103"/>
            <text:p text:style-name="P103"><text:s text:c="4"/>return 0; </text:p>
            <text:p text:style-name="P103">}</text:p>
          </table:table-cell>
        </table:table-row>
      </table:table>
      <text:p text:style-name="P101"/>
      <text:p text:style-name="P41">首先要定义一个迭代器：</text:p>
      <text:p text:style-name="P104">list_iterator_t it_pos; </text:p>
      <text:p text:style-name="P106">迭代器与容器不同它不需要创建和初始化，定义之后直接就可以使用，使用之后也无需销毁。</text:p>
      <text:p text:style-name="P41">使用<text:span text:style-name="T43">it_pos </text:span>遍历<text:span text:style-name="T24">list_t</text:span>容器,并获得每一个数据的指针,将每一个数据打印出来:</text:p>
      <text:p text:style-name="P103">for(it_pos = list_begin(plist_coll); </text:p>
      <text:p text:style-name="P103"><text:s text:c="4"/>!iterator_equal(it_pos, list_end(plist_coll)); </text:p>
      <text:p text:style-name="P103"><text:s text:c="4"/>it_pos = iterator_next(it_pos)) </text:p>
      <text:p text:style-name="P103">{ </text:p>
      <text:p text:style-name="P103"><text:s text:c="4"/>printf("%c ", *(char*)iterator_get_pointer(it_pos)); </text:p>
      <text:p text:style-name="P104">} </text:p>
      <text:p text:style-name="P41">操作过程如图:</text:p>
      <text:p text:style-name="P58"><draw:frame draw:style-name="fr2" draw:name="图形6" text:anchor-type="paragraph" svg:width="19.006cm" svg:height="6.405cm" draw:z-index="14"><draw:image xlink:href="Pictures/10000000000002CB000000F18D932DDF.jpg" xlink:type="simple" xlink:show="embed" xlink:actuate="onLoad"/></draw:frame><text:soft-page-break/>图 <text:span text:style-name="T24">2.5 </text:span>使用迭代器遍历链表中的数据</text:p>
      <text:p text:style-name="P57"/>
      <text:p text:style-name="P57">在遍历的开始首先让迭代器<text:span text:style-name="T24">it_pos</text:span>指向链表的第一个数据：</text:p>
      <text:p text:style-name="P107">it_pos = list_begin(plist_coll); </text:p>
      <text:p text:style-name="P57">然后判断当前位置是否为链表的末尾：</text:p>
      <text:p text:style-name="P107">!iterator_equal(it_pos, list_end(plist_coll)); </text:p>
      <text:p text:style-name="P108">如果不是链表的末尾就或者指向当前数据的指针，并将数据打印出来：</text:p>
      <text:p text:style-name="P107">printf("%c ", *(char*)iterator_get_pointer(it_pos)); </text:p>
      <text:p text:style-name="P108">然后在移动到下一个数据的位置：</text:p>
      <text:p text:style-name="P107">it_pos = iterator_next(it_pos)</text:p>
      <text:list xml:id="list1318115833" text:continue-list="list245641516" text:style-name="WW8Num13">
        <text:list-item>
          <text:list>
            <text:list-item>
              <text:list>
                <text:list-item>
                  <text:h text:style-name="P260" text:outline-level="3">使用关联容器的例子</text:h>
                </text:list-item>
              </text:list>
            </text:list-item>
          </text:list>
        </text:list-item>
      </text:list>
      <text:p text:style-name="P50"><text:tab/><text:span text:style-name="T62">上面例子</text:span><text:span text:style-name="T68">中的</text:span><text:span text:style-name="T62">遍历是通用的，它可以用在任何容器中，下面就将这种便利用在关联容器中。下面这些例子都是使用关联容器的例子：</text:span></text:p>
      <text:list xml:id="list990393833" text:style-name="L44">
        <text:list-item>
          <text:p text:style-name="P180"><text:span text:style-name="T44">set_t</text:span><text:span text:style-name="T62">和</text:span><text:span text:style-name="T44">multiset_t</text:span><text:span text:style-name="T62">的例子</text:span></text:p>
        </text:list-item>
      </text:list>
      <text:p text:style-name="P62"><text:tab/>下面的例子展示了如何向<text:span text:style-name="T24">set_t</text:span>中插入数据并使用迭代器将数据打印出来：</text:p>
      <table:table table:name="表格14" table:style-name="表格14">
        <table:table-column table:style-name="表格14.A"/>
        <table:table-row>
          <table:table-cell table:style-name="表格14.A1" office:value-type="string">
            <text:p text:style-name="P103">/* </text:p>
            <text:p text:style-name="P103"><text:s/>* set1.c </text:p>
            <text:p text:style-name="P103"><text:s/>* compile with : -lcstl </text:p>
            <text:p text:style-name="P103"><text:s/>*/ </text:p>
            <text:p text:style-name="P103"/>
            <text:p text:style-name="P103">#include &lt;stdio.h&gt; </text:p>
            <text:p text:style-name="P103">#include &lt;cstl/cset.h&gt; </text:p>
            <text:p text:style-name="P103"/>
            <text:p text:style-name="P103">int main(int argc, char* argv[]) </text:p>
            <text:p text:style-name="P103">{ </text:p>
            <text:p text:style-name="P103"><text:s text:c="4"/>/* set container for int values */ </text:p>
            <text:p text:style-name="P103"><text:s text:c="4"/>set_t* pset_coll = create_set(int); </text:p>
            <text:p text:style-name="P103"><text:s text:c="4"/>set_iterator_t it_pos; </text:p>
            <text:p text:style-name="P103"><text:soft-page-break/><text:s/></text:p>
            <text:p text:style-name="P103"><text:s text:c="4"/>if(pset_coll == NULL) </text:p>
            <text:p text:style-name="P103"><text:s text:c="4"/>{ </text:p>
            <text:p text:style-name="P103"><text:s text:c="8"/>return -1; </text:p>
            <text:p text:style-name="P103"><text:s text:c="4"/>} </text:p>
            <text:p text:style-name="P103"/>
            <text:p text:style-name="P103"><text:s text:c="4"/>set_init(pset_coll); </text:p>
            <text:p text:style-name="P103"/>
            <text:p text:style-name="P103"><text:s text:c="4"/>/* </text:p>
            <text:p text:style-name="P103"><text:s text:c="5"/>* insert elements for 1 to 6 in arbitray order </text:p>
            <text:p text:style-name="P103"><text:s text:c="5"/>* - value 1 gets inserted twice </text:p>
            <text:p text:style-name="P103"><text:s text:c="5"/>*/ </text:p>
            <text:p text:style-name="P103"><text:s text:c="4"/>set_insert(pset_coll, 3); </text:p>
            <text:p text:style-name="P103"><text:s text:c="4"/>set_insert(pset_coll, 1); </text:p>
            <text:p text:style-name="P103"><text:s text:c="4"/>set_insert(pset_coll, 6); </text:p>
            <text:p text:style-name="P103"><text:s text:c="4"/>set_insert(pset_coll, 4); </text:p>
            <text:p text:style-name="P103"><text:s text:c="4"/>set_insert(pset_coll, 1); </text:p>
            <text:p text:style-name="P103"><text:s text:c="4"/>set_insert(pset_coll, 2); </text:p>
            <text:p text:style-name="P103"><text:s text:c="4"/>set_insert(pset_coll, 5); </text:p>
            <text:p text:style-name="P103"/>
            <text:p text:style-name="P103"><text:s text:c="4"/>/* </text:p>
            <text:p text:style-name="P103"><text:s text:c="5"/>* print all elements </text:p>
            <text:p text:style-name="P103"><text:s text:c="5"/>* - iterate over all elements </text:p>
            <text:p text:style-name="P103"><text:s text:c="5"/>*/ </text:p>
            <text:p text:style-name="P103"><text:s text:c="4"/>for(it_pos = set_begin(pset_coll); </text:p>
            <text:p text:style-name="P103"><text:s text:c="8"/>!iterator_equal(it_pos, set_end(pse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set_destroy(pset_coll); </text:p>
            <text:p text:style-name="P103"/>
            <text:p text:style-name="P103"><text:s text:c="4"/>return 0; </text:p>
            <text:p text:style-name="P103">}</text:p>
          </table:table-cell>
        </table:table-row>
      </table:table>
      <text:p text:style-name="P50"/>
      <text:p text:style-name="P41">要使用<text:span text:style-name="T24">set_t</text:span>必须包含头文件</text:p>
      <text:p text:style-name="P104">#include &lt;cstl/cset.h&gt; </text:p>
      <text:p text:style-name="P62">然后创建并初始化一个保存<text:span text:style-name="T24">int</text:span>类型的<text:span text:style-name="T24">set_t</text:span></text:p>
      <text:p text:style-name="P35">set_t提供了set_insert()函数，使用它向容器中插入数据。set_t并没有提供set_push_back()或者set_push_front()这样的操作函数，因为在数据插入到容器之前它的位置是未知的。</text:p>
      <text:p text:style-name="P103">set_insert(pset_coll, 3); </text:p>
      <text:p text:style-name="P103"><text:soft-page-break/>set_insert(pset_coll, 1); </text:p>
      <text:p text:style-name="P103">set_insert(pset_coll, 6); </text:p>
      <text:p text:style-name="P103">set_insert(pset_coll, 4); </text:p>
      <text:p text:style-name="P103">set_insert(pset_coll, 1); </text:p>
      <text:p text:style-name="P103">set_insert(pset_coll, 2); </text:p>
      <text:p text:style-name="P104">set_insert(pset_coll, 5); </text:p>
      <text:p text:style-name="P104"/>
      <text:p text:style-name="P41">向<text:span text:style-name="T24">set_t</text:span>中插入了<text:span text:style-name="T24">7</text:span>个数据但是实际上容器只保存了<text:span text:style-name="T24">6</text:span>个,第二次插入数据1的时候因为容器中已经有数据1了所以插入失败,数据在<text:span text:style-name="T24">set_t</text:span>中的可能保存形式:</text:p>
      <text:p text:style-name="P59"><draw:frame draw:style-name="fr3" draw:name="图形7" text:anchor-type="paragraph" svg:width="19.006cm" svg:height="7.26cm" draw:z-index="15"><draw:image xlink:href="Pictures/10000000000002C800000110898A491B.jpg" xlink:type="simple" xlink:show="embed" xlink:actuate="onLoad"/></draw:frame>图 <text:span text:style-name="T24">2.6</text:span> 插入数据后的<text:span text:style-name="T24">set_t</text:span>容器</text:p>
      <text:p text:style-name="P54"/>
      <text:p text:style-name="P41">接下来是使用迭代器遍历<text:span text:style-name="T24">set_t</text:span>,使用了和上面的例子相同的遍历方式:</text:p>
      <text:p text:style-name="P70">for(it_pos = set_begin(pset_coll); </text:p>
      <text:p text:style-name="P103"><text:s text:c="4"/>!iterator_equal(it_pos, set_end(pset_coll)); </text:p>
      <text:p text:style-name="P103"><text:s text:c="4"/>it_pos = iterator_next(it_pos)) </text:p>
      <text:p text:style-name="P103">{ </text:p>
      <text:p text:style-name="P103"><text:s text:c="4"/>printf("%d ", *(int*)iterator_get_pointer(it_pos)); </text:p>
      <text:p text:style-name="P104">} </text:p>
      <text:p text:style-name="P41"/>
      <text:p text:style-name="P41">虽然用户在遍历的时候使用的操作是一样的，但是由于内部结构不同迭代器遍历的过程中内部实现还是要根据各个容器的具体情况，让我们来看看关联容器使用迭代器遍历时是什么情况：</text:p>
      <text:p text:style-name="P59"><draw:frame draw:style-name="fr2" draw:name="图形8" text:anchor-type="paragraph" svg:width="19.006cm" svg:height="10.634cm" draw:z-index="16"><draw:image xlink:href="Pictures/10000000000002C90000018F9956E6C7.jpg" xlink:type="simple" xlink:show="embed" xlink:actuate="onLoad"/></draw:frame><text:soft-page-break/>图 <text:span text:style-name="T24">2.7 </text:span>通过迭代器遍历关联容器</text:p>
      <text:p text:style-name="P41">上面例子的结果:</text:p>
      <text:p text:style-name="P35">1 2 3 4 5 6 </text:p>
      <text:p text:style-name="P41">如果使用<text:span text:style-name="T24">multiset_t</text:span>代替<text:span text:style-name="T24">set_t</text:span>,第二次插入数据1就不会失败,输出结果如下:</text:p>
      <text:p text:style-name="P35">1 1 2 3 4 5 6 </text:p>
      <text:p text:style-name="P50"/>
      <text:list xml:id="list2094794112" text:style-name="L45">
        <text:list-item>
          <text:p text:style-name="P181"><text:span text:style-name="T62">使用</text:span><text:span text:style-name="T44">map_t</text:span><text:span text:style-name="T62">和</text:span><text:span text:style-name="T44">multimap_t</text:span><text:span text:style-name="T62">的例子</text:span></text:p>
        </text:list-item>
      </text:list>
      <text:p text:style-name="P50"><text:span text:style-name="T62"><text:tab/></text:span><text:span text:style-name="T44">map_t</text:span><text:span text:style-name="T62">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3">/* </text:p>
            <text:p text:style-name="P103"><text:s/>* multimap1.c </text:p>
            <text:p text:style-name="P103"><text:s/>* compile with : -lcstl </text:p>
            <text:p text:style-name="P103"><text:s/>*/ </text:p>
            <text:p text:style-name="P103"/>
            <text:p text:style-name="P103">#include &lt;stdio.h&gt; </text:p>
            <text:p text:style-name="P103">#include &lt;cstl/cmap.h&gt; </text:p>
            <text:p text:style-name="P103">#include &lt;cstl/cutility.h&gt; </text:p>
            <text:p text:style-name="P103"/>
            <text:p text:style-name="P103">int main(int argc, char* argv[]) </text:p>
            <text:p text:style-name="P103">{ </text:p>
            <text:p text:style-name="P103"><text:s text:c="4"/>/* multimap container for int/c-string value */ </text:p>
            <text:p text:style-name="P103"><text:s text:c="4"/>multimap_t* pmmap_coll = create_multimap(int, char*); </text:p>
            <text:p text:style-name="P103"><text:s text:c="4"/>multimap_iterator_t it_pos; </text:p>
            <text:p text:style-name="P103"><text:soft-page-break/><text:s text:c="4"/>pair_t* ppair_elem = create_pair(int, char*); </text:p>
            <text:p text:style-name="P103"/>
            <text:p text:style-name="P103"><text:s text:c="4"/>if(pmmap_coll == NULL || ppair_elem == NULL) </text:p>
            <text:p text:style-name="P103"><text:s text:c="4"/>{ </text:p>
            <text:p text:style-name="P103"><text:s text:c="8"/>return -1; </text:p>
            <text:p text:style-name="P103"><text:s text:c="4"/>} </text:p>
            <text:p text:style-name="P103"/>
            <text:p text:style-name="P103"><text:s text:c="4"/>multimap_init(pmmap_coll); </text:p>
            <text:p text:style-name="P103"><text:s text:c="4"/>pair_init(ppair_elem); </text:p>
            <text:p text:style-name="P103"/>
            <text:p text:style-name="P103"><text:s text:c="4"/>/* </text:p>
            <text:p text:style-name="P103"><text:s text:c="5"/>* insert some elements in arbitray order </text:p>
            <text:p text:style-name="P103"><text:s text:c="5"/>* - a value with key 1 gets inserted twice </text:p>
            <text:p text:style-name="P103"><text:s text:c="5"/>*/ </text:p>
            <text:p text:style-name="P103"><text:s text:c="4"/>pair_make(ppair_elem, 5, "tagged"); </text:p>
            <text:p text:style-name="P103"><text:s text:c="4"/>multimap_insert(pmmap_coll, ppair_elem); </text:p>
            <text:p text:style-name="P103"><text:s text:c="4"/>pair_make(ppair_elem, 2, "a"); </text:p>
            <text:p text:style-name="P103"><text:s text:c="4"/>multimap_insert(pmmap_coll, ppair_elem); </text:p>
            <text:p text:style-name="P103"><text:s text:c="4"/>pair_make(ppair_elem, 1, "this"); </text:p>
            <text:p text:style-name="P103"><text:s text:c="4"/>multimap_insert(pmmap_coll, ppair_elem); </text:p>
            <text:p text:style-name="P103"><text:s text:c="4"/>pair_make(ppair_elem, 4, "of"); </text:p>
            <text:p text:style-name="P103"><text:s text:c="4"/>multimap_insert(pmmap_coll, ppair_elem); </text:p>
            <text:p text:style-name="P103"><text:s text:c="4"/>pair_make(ppair_elem, 6, "strings"); </text:p>
            <text:p text:style-name="P103"><text:s text:c="4"/>multimap_insert(pmmap_coll, ppair_elem); </text:p>
            <text:p text:style-name="P103"><text:s text:c="4"/>pair_make(ppair_elem, 1, "is"); </text:p>
            <text:p text:style-name="P103"><text:s text:c="4"/>multimap_insert(pmmap_coll, ppair_elem); </text:p>
            <text:p text:style-name="P103"><text:s text:c="4"/>pair_make(ppair_elem, 3, "multimap"); </text:p>
            <text:p text:style-name="P103"><text:s text:c="4"/>multimap_insert(pmmap_coll, ppair_elem); </text:p>
            <text:p text:style-name="P103"/>
            <text:p text:style-name="P103"><text:s text:c="4"/>/* </text:p>
            <text:p text:style-name="P103"><text:s text:c="5"/>* print all element values </text:p>
            <text:p text:style-name="P103"><text:s text:c="5"/>* - iterate over all elements </text:p>
            <text:p text:style-name="P103"><text:s text:c="5"/>* - element member second is value </text:p>
            <text:p text:style-name="P103"><text:s text:c="5"/>*/ </text:p>
            <text:p text:style-name="P103"><text:s text:c="4"/>for(it_pos = multimap_begin(pmmap_coll); </text:p>
            <text:p text:style-name="P103"><text:s text:c="8"/>!iterator_equal(it_pos, multimap_end(pmmap_coll)); </text:p>
            <text:p text:style-name="P103"><text:s text:c="8"/>it_pos = iterator_next(it_pos)) </text:p>
            <text:p text:style-name="P103"><text:s text:c="4"/>{ </text:p>
            <text:p text:style-name="P103"><text:s text:c="8"/>printf("%s ", (char*)pair_second(iterator_get_pointer(it_pos))); </text:p>
            <text:p text:style-name="P103"><text:s text:c="4"/>} </text:p>
            <text:p text:style-name="P103"><text:s text:c="4"/>printf("\n"); </text:p>
            <text:p text:style-name="P103"/>
            <text:p text:style-name="P103"><text:s text:c="4"/>multimap_destroy(pmmap_coll); </text:p>
            <text:p text:style-name="P103"><text:soft-page-break/><text:s text:c="4"/>pair_destroy(ppair_elem); </text:p>
            <text:p text:style-name="P103"/>
            <text:p text:style-name="P103"><text:s text:c="4"/>return 0; </text:p>
            <text:p text:style-name="P103">}</text:p>
          </table:table-cell>
        </table:table-row>
      </table:table>
      <text:p text:style-name="P50"/>
      <text:p text:style-name="P41">输出的结果是:</text:p>
      <text:p text:style-name="P35">this is a multimap of tagged strings </text:p>
      <text:p text:style-name="P35">this和is的键都是1，所以在结果中this和is有可能顺序颠倒。虽然this和is具有同样的键但是multimap_t允许键重复。</text:p>
      <text:p text:style-name="P39"><text:span text:style-name="T54"><text:tab/></text:span><text:span text:style-name="T58">这个例子有点复杂</text:span></text:p>
      <text:p text:style-name="P41"><text:tab/>首先, <text:span text:style-name="T24">multiset_t</text:span>使用<text:span text:style-name="T24">pair_t</text:span>来描述<text:span text:style-name="T24">key/value，</text:span>所以<text:span text:style-name="T24">multimap_t</text:span>中保存的是<text:span text:style-name="T24">pair_t。因此在程序中要声明一个pair_t并将数据保存在其中，然后插入到multimap_t中。这也是代码中在调用</text:span><text:span text:style-name="T47"> </text:span><text:span text:style-name="T46">multimap_insert(</text:span><text:span text:style-name="T43">)</text:span><text:span text:style-name="T44">之前都调用了</text:span><text:span text:style-name="T43">pair_make()</text:span><text:span text:style-name="T44">。</text:span></text:p>
      <text:p text:style-name="P41"><text:tab/>其次,由于<text:span text:style-name="T24">multimap_t</text:span>中保存的是<text:span text:style-name="T24">pair_t，所以在遍历的过程中获得的数据的指针都是指向pair_t类型的，我们要获得的值要通过pair_t的操作函数</text:span><text:span text:style-name="T46"> pair_second()</text:span><text:span text:style-name="T44">来获得：</text:span></text:p>
      <text:p text:style-name="P104">printf("%s ", (char*)pair_second(iterator_get_pointer(it_pos))); </text:p>
      <text:p text:style-name="P41"><text:tab/><text:span text:style-name="T24">pair_t</text:span>类型第三章中详细的介绍。</text:p>
      <text:p text:style-name="P41"/>
      <text:list xml:id="list1577228578" text:style-name="L46">
        <text:list-item>
          <text:p text:style-name="P233"><text:span text:style-name="T63">将</text:span><text:span text:style-name="T45">map_t</text:span><text:span text:style-name="T63">作为关联数组</text:span></text:p>
        </text:list-item>
      </text:list>
      <text:p text:style-name="P41"><text:tab/><text:span text:style-name="T24">map_t</text:span>和<text:span text:style-name="T24">multimap_t</text:span>的主要区别在于<text:span text:style-name="T24">map_t</text:span>不允许键重复。除了这些，<text:span text:style-name="T24">map_t</text:span>还可以作为关联数组使用：</text:p>
      <table:table table:name="表格16" table:style-name="表格16">
        <table:table-column table:style-name="表格16.A"/>
        <table:table-row>
          <table:table-cell table:style-name="表格16.A1" office:value-type="string">
            <text:p text:style-name="P103">/* </text:p>
            <text:p text:style-name="P103"><text:s/>* map1.c </text:p>
            <text:p text:style-name="P103"><text:s/>* compile with : -lcstl </text:p>
            <text:p text:style-name="P103"><text:s/>*/ </text:p>
            <text:p text:style-name="P103"/>
            <text:p text:style-name="P103">#include &lt;stdio.h&gt; </text:p>
            <text:p text:style-name="P103">#include &lt;cstl/cmap.h&gt; </text:p>
            <text:p text:style-name="P103"/>
            <text:p text:style-name="P103">int main(int argc, char* argv[]) </text:p>
            <text:p text:style-name="P103">{ </text:p>
            <text:p text:style-name="P103"><text:s text:c="4"/>/* map container for c-string/double value */ </text:p>
            <text:p text:style-name="P103"><text:s text:c="4"/>map_t* pmap_coll = create_map(char*, double); </text:p>
            <text:p text:style-name="P103"><text:s text:c="4"/>map_iterator_t it_pos; </text:p>
            <text:p text:style-name="P103"/>
            <text:p text:style-name="P103"><text:s text:c="4"/>if(pmap_coll == NULL) </text:p>
            <text:p text:style-name="P103"><text:s text:c="4"/>{ </text:p>
            <text:p text:style-name="P103"><text:s text:c="8"/>return -1; </text:p>
            <text:p text:style-name="P103"><text:s text:c="4"/>} </text:p>
            <text:p text:style-name="P103"/>
            <text:p text:style-name="P103"><text:s text:c="4"/>map_init(pmap_coll); </text:p>
            <text:p text:style-name="P103"/>
            <text:p text:style-name="P103"><text:s text:c="4"/>/* insert some element into the collection */ </text:p>
            <text:p text:style-name="P103"><text:s text:c="4"/>*(double*)map_at(pmap_coll, "VAT") = 0.15; </text:p>
            <text:p text:style-name="P103"><text:s text:c="4"/>*(double*)map_at(pmap_coll, "Pi") = 3.1415; </text:p>
            <text:p text:style-name="P103"><text:s text:c="4"/>*(double*)map_at(pmap_coll, "an arbitray number") = 445.903; </text:p>
            <text:p text:style-name="P103"><text:soft-page-break/><text:s text:c="4"/>*(double*)map_at(pmap_coll, "Null") = 0.0; </text:p>
            <text:p text:style-name="P103"/>
            <text:p text:style-name="P103"><text:s text:c="4"/>/* </text:p>
            <text:p text:style-name="P103"><text:s text:c="5"/>* print all element values </text:p>
            <text:p text:style-name="P103"><text:s text:c="5"/>* - iterate over all elements </text:p>
            <text:p text:style-name="P103"><text:s text:c="5"/>* - element member first is key </text:p>
            <text:p text:style-name="P103"><text:s text:c="5"/>* - element member second is value </text:p>
            <text:p text:style-name="P103"><text:s text:c="5"/>*/ </text:p>
            <text:p text:style-name="P103"><text:s text:c="4"/>for(it_pos = map_begin(pmap_coll); </text:p>
            <text:p text:style-name="P103"><text:s text:c="8"/>!iterator_equal(it_pos, map_end(pmap_coll)); </text:p>
            <text:p text:style-name="P103"><text:s text:c="8"/>it_pos = iterator_next(it_pos)) </text:p>
            <text:p text:style-name="P103"><text:s text:c="4"/>{ </text:p>
            <text:p text:style-name="P103"><text:s text:c="8"/>printf("key: \"%s\" value: %lf\n", </text:p>
            <text:p text:style-name="P103"><text:s text:c="12"/>(char*)pair_first(iterator_get_pointer(it_pos)), </text:p>
            <text:p text:style-name="P103"><text:s text:c="12"/>*(double*)pair_second(iterator_get_pointer(it_pos))); </text:p>
            <text:p text:style-name="P103"><text:s text:c="4"/>} </text:p>
            <text:p text:style-name="P103"/>
            <text:p text:style-name="P103"><text:s text:c="4"/>map_destroy(pmap_coll); </text:p>
            <text:p text:style-name="P103"/>
            <text:p text:style-name="P103"><text:s text:c="4"/>return 0; </text:p>
            <text:p text:style-name="P103">}</text:p>
          </table:table-cell>
        </table:table-row>
      </table:table>
      <text:p text:style-name="P50"/>
      <text:p text:style-name="P41"><text:span text:style-name="T24">map_t提供了map_at()操作函数，</text:span>允许使用以键值为下标直接修改<text:span text:style-name="T24">map_t</text:span>中的数据。<text:span text:style-name="T44">map_at()</text:span><text:span text:style-name="T62">与其他容器的</text:span><text:span text:style-name="T44">at()</text:span><text:span text:style-name="T62">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5">*(double*)map_at(pmap_coll, "VAT") = 0.15; </text:p>
      <text:p text:style-name="P106">如果像下面这样的写法：</text:p>
      <text:p text:style-name="P105">map_at(pmap_coll, "VAT"); </text:p>
      <text:p text:style-name="P111"><text:span text:style-name="T46">“VAT”</text:span><text:span text:style-name="T64">键对应的值就是双精度浮点值的默认值</text:span><text:span text:style-name="T42">0.0</text:span><text:span text:style-name="T64">。</text:span></text:p>
      <text:p text:style-name="P112"/>
      <text:p text:style-name="P41">执行结果:</text:p>
      <text:p text:style-name="P35">key: "Null" value: 0.000000 </text:p>
      <text:p text:style-name="P35">key: "Pi" value: 3.141500 </text:p>
      <text:p text:style-name="P35">key: "VAT" value: 0.150000 </text:p>
      <text:p text:style-name="P35">key: "an arbitray number" value: 445.903000</text:p>
      <text:list xml:id="list285812564" text:continue-list="list1318115833" text:style-name="WW8Num13">
        <text:list-item>
          <text:list>
            <text:list-item>
              <text:list>
                <text:list-item>
                  <text:h text:style-name="P260" text:outline-level="3">迭代器种类</text:h>
                </text:list-item>
              </text:list>
            </text:list-item>
          </text:list>
        </text:list-item>
      </text:list>
      <text:p text:style-name="P62"><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39"><text:span text:style-name="T65"><text:tab/>根据迭代已经访问数据的能力，可以将迭代器分为五大类(具体的种类在第五章中介绍)，所有的</text:span><text:span text:style-name="T41">libcstl</text:span><text:span text:style-name="T65">提供的容器的迭代器都属于其中的三类：</text:span></text:p>
      <text:list xml:id="list2007616436" text:style-name="L47">
        <text:list-item>
          <text:p text:style-name="P170"><text:soft-page-break/><text:span text:style-name="T58">单向迭代器</text:span><text:span text:style-name="T41">(forward_iterator_t)</text:span></text:p>
        </text:list-item>
      </text:list>
      <text:p text:style-name="P41"><text:tab/>单向迭代器只能向下一个元素移动:使用<text:span text:style-name="T24">iterator_next()</text:span>操作,拥有这类迭代器类型的容器只有<text:span text:style-name="T24">slist_t</text:span>。</text:p>
      <text:list xml:id="list403660676" text:style-name="L48">
        <text:list-item>
          <text:p text:style-name="P171"><text:span text:style-name="T58">双向迭代器</text:span><text:span text:style-name="T41">(bidirectional_iterator_t)</text:span></text:p>
        </text:list-item>
      </text:list>
      <text:p text:style-name="P41"><text:tab/>双向迭代器可以向两个方向迭代，向下一个元素使用<text:span text:style-name="T24">iterator_next()</text:span>操作，向前一个元素使用<text:span text:style-name="T24">iterator_prev()</text:span>操作，拥有这类迭代器类型的容器有<text:span text:style-name="T24">list_t</text:span>, <text:span text:style-name="T24">set_t</text:span>, <text:span text:style-name="T24">multiset_t</text:span>, <text:span text:style-name="T24">map_t</text:span>, <text:span text:style-name="T24">multimap_t, hash_set_t, hash_multiset_t, hash_map_t,</text:span></text:p>
      <text:p text:style-name="P33">hash_multimap_t。</text:p>
      <text:list xml:id="list52214353" text:style-name="L49">
        <text:list-item>
          <text:p text:style-name="P172"><text:span text:style-name="T58">随机访问迭代器</text:span><text:span text:style-name="T41">(random_access_iterator_t)</text:span></text:p>
        </text:list-item>
      </text:list>
      <text:p text:style-name="P41"><text:tab/>随即访问迭代器具有随即访问的能力,此为还可以进行关系比较，可以一次移动多个数据，还可以计算两个迭代器的差值。拥有这类迭代器类型的容器有<text:span text:style-name="T24">vector_t</text:span>和<text:span text:style-name="T24">deque_t。</text:span></text:p>
      <text:list xml:id="list537767553" text:continue-list="list285812564" text:style-name="WW8Num13">
        <text:list-item>
          <text:list>
            <text:list-item>
              <text:h text:style-name="P249" text:outline-level="2">算法和函数</text:h>
            </text:list-item>
          </text:list>
        </text:list-item>
      </text:list>
      <text:p text:style-name="P39"><text:span text:style-name="T18"><text:tab/></text:span><text:span text:style-name="T27">libcstl</text:span><text:span text:style-name="T58">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3">/* </text:p>
            <text:p text:style-name="P103"><text:s/>* algo1.c </text:p>
            <text:p text:style-name="P103"><text:s/>* compile with : -lcstl </text:p>
            <text:p text:style-name="P103"><text:s/>*/ </text:p>
            <text:p text:style-name="P103"/>
            <text:p text:style-name="P103">#include &lt;stdio.h&gt; </text:p>
            <text:p text:style-name="P103">#include &lt;cstl/cvector.h&gt; </text:p>
            <text:p text:style-name="P103">#include &lt;cstl/calgorithm.h&gt; </text:p>
            <text:p text:style-name="P103"/>
            <text:p text:style-name="P103">int main(int argc, char* argv[]) </text:p>
            <text:p text:style-name="P103">{ </text:p>
            <text:p text:style-name="P103"><text:s text:c="4"/>vector_t* pvec_coll = create_vector(int); </text:p>
            <text:p text:style-name="P103"><text:s text:c="4"/>vector_iterator_t it_pos; </text:p>
            <text:p text:style-name="P103"/>
            <text:p text:style-name="P103"><text:s text:c="4"/>if(pvec_coll == NULL) </text:p>
            <text:p text:style-name="P103"><text:s text:c="4"/>{ </text:p>
            <text:p text:style-name="P103"><text:s text:c="8"/>return -1; </text:p>
            <text:p text:style-name="P103"><text:s text:c="4"/>} </text:p>
            <text:p text:style-name="P103"/>
            <text:p text:style-name="P103"><text:s text:c="4"/>vector_init(pvec_coll); </text:p>
            <text:p text:style-name="P103"/>
            <text:p text:style-name="P103"><text:s text:c="4"/>/* insert elements from 1 to 6 in arbitrary order */ </text:p>
            <text:p text:style-name="P103"><text:s text:c="4"/>vector_push_back(pvec_coll, 3); </text:p>
            <text:p text:style-name="P103"><text:s text:c="4"/>vector_push_back(pvec_coll, 2); </text:p>
            <text:p text:style-name="P103"><text:s text:c="4"/>vector_push_back(pvec_coll, 5); </text:p>
            <text:p text:style-name="P103"><text:s text:c="4"/>vector_push_back(pvec_coll, 6); </text:p>
            <text:p text:style-name="P103"><text:soft-page-break/><text:s text:c="4"/>vector_push_back(pvec_coll, 4); </text:p>
            <text:p text:style-name="P103"><text:s text:c="4"/>vector_push_back(pvec_coll, 1); </text:p>
            <text:p text:style-name="P103"/>
            <text:p text:style-name="P103"><text:s text:c="4"/>/* find and print minimum and maximum element */ </text:p>
            <text:p text:style-name="P103"><text:s text:c="4"/>it_pos = algo_min_element(vector_begin(pvec_coll), vector_end(pvec_coll)); </text:p>
            <text:p text:style-name="P103"><text:s text:c="4"/>printf("min: %d\n", *(int*)iterator_get_pointer(it_pos)); </text:p>
            <text:p text:style-name="P103"><text:s text:c="4"/>it_pos = algo_max_element(vector_begin(pvec_coll), vector_end(pvec_coll)); </text:p>
            <text:p text:style-name="P103"><text:s text:c="4"/>printf("max: %d\n", *(int*)iterator_get_pointer(it_pos)); </text:p>
            <text:p text:style-name="P103"/>
            <text:p text:style-name="P103"><text:s text:c="4"/>/* sort all elements */ </text:p>
            <text:p text:style-name="P103"><text:s text:c="4"/>algo_sort(vector_begin(pvec_coll), vector_end(pvec_coll)); </text:p>
            <text:p text:style-name="P103"/>
            <text:p text:style-name="P103"><text:s text:c="4"/>/* find the first element with value 3 */ </text:p>
            <text:p text:style-name="P103"><text:s text:c="4"/>it_pos = algo_find(vector_begin(pvec_coll), vector_end(pvec_coll), 3); </text:p>
            <text:p text:style-name="P103"/>
            <text:p text:style-name="P103"><text:s text:c="4"/>/* </text:p>
            <text:p text:style-name="P103"><text:s text:c="5"/>* reverse the order of the found element with value 3 </text:p>
            <text:p text:style-name="P103"><text:s text:c="5"/>* and all following elements </text:p>
            <text:p text:style-name="P103"><text:s text:c="5"/>*/ </text:p>
            <text:p text:style-name="P103"><text:s text:c="4"/>algo_reverse(it_pos, vector_end(pvec_coll)); </text:p>
            <text:p text:style-name="P103"/>
            <text:p text:style-name="P103"><text:s text:c="4"/>/* print all elements */ </text:p>
            <text:p text:style-name="P103"><text:s text:c="4"/>for(it_pos = vector_begin(pvec_coll); </text:p>
            <text:p text:style-name="P103"><text:s text:c="8"/>!iterator_equal(it_pos, vector_end(pvec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vector_destroy(pvec_coll); </text:p>
            <text:p text:style-name="P103"/>
            <text:p text:style-name="P103"><text:s text:c="4"/>return 0; </text:p>
            <text:p text:style-name="P103">}</text:p>
          </table:table-cell>
        </table:table-row>
      </table:table>
      <text:p text:style-name="P50"/>
      <text:p text:style-name="P41">要使用<text:span text:style-name="T26">libcstl</text:span>算法必须包含头文件</text:p>
      <text:p text:style-name="P104">#include &lt;cstl/calgorithm.h&gt; </text:p>
      <text:p text:style-name="P41">最开始的两个算法是<text:span text:style-name="T24">algo_min_element()</text:span>和<text:span text:style-name="T24">algo_max_element()</text:span>这两个算法都是接受两个迭代器作为参数,并把它视为一个数据区间，在这个区间内分别找出最小的元素和最大的元素，返回指向找到的元素的迭代器。</text:p>
      <text:p text:style-name="P41">接下来的算法<text:span text:style-name="T24">algo_sort()</text:span>是将两个迭代器表示的数据区间中的数据进行排序，结果是：</text:p>
      <text:p text:style-name="P35">1 2 3 4 5 6</text:p>
      <text:p text:style-name="P41">然后通过<text:span text:style-name="T24">algo_find()</text:span>算法找到元素<text:span text:style-name="T24">3</text:span>的位置</text:p>
      <text:p text:style-name="P104">it_pos = algo_find(vector_begin(pvec_coll), vector_end(pvec_coll), 3); </text:p>
      <text:p text:style-name="P41"><text:soft-page-break/>成功就返回指向数据3的位置的迭代器，如果失败返回数据区间末尾的迭代器。</text:p>
      <text:p text:style-name="P41">然后把从数据<text:span text:style-name="T24">3</text:span>的位置开始到容器的末尾数据逆序</text:p>
      <text:p text:style-name="P104">algo_reverse(it_pos, vector_end(pvec_coll)); </text:p>
      <text:p text:style-name="P41">这样例子中程序的输出结果就是：</text:p>
      <text:p text:style-name="P35">min: 1 </text:p>
      <text:p text:style-name="P35">max: 6 </text:p>
      <text:p text:style-name="P35">1 2 6 5 4 3 </text:p>
      <text:list xml:id="list1002660977" text:continue-numbering="true" text:style-name="WW8Num13">
        <text:list-item>
          <text:list>
            <text:list-item>
              <text:list>
                <text:list-item>
                  <text:h text:style-name="P260" text:outline-level="3">数据区间</text:h>
                </text:list-item>
              </text:list>
            </text:list-item>
          </text:list>
        </text:list-item>
      </text:list>
      <text:p text:style-name="P41"><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1"><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1"><text:tab/>虽然这样做会有很多好处,但是也有不足:</text:p>
      <table:table table:name="表格18" table:style-name="表格18">
        <table:table-column table:style-name="表格18.A"/>
        <table:table-row>
          <table:table-cell table:style-name="表格18.A1" office:value-type="string">
            <text:p text:style-name="P103">/* </text:p>
            <text:p text:style-name="P103"><text:s/>* find1.c </text:p>
            <text:p text:style-name="P103"><text:s/>* compile with : -lcstl </text:p>
            <text:p text:style-name="P103"><text:s/>*/ </text:p>
            <text:p text:style-name="P103"/>
            <text:p text:style-name="P103">#include &lt;stdio.h&gt; </text:p>
            <text:p text:style-name="P103">#include &lt;cstl/clist.h&gt; </text:p>
            <text:p text:style-name="P103">#include &lt;cstl/calgorithm.h&gt; </text:p>
            <text:p text:style-name="P103"/>
            <text:p text:style-name="P103">int main(int argc, char* argv[]) </text:p>
            <text:p text:style-name="P103">{ </text:p>
            <text:p text:style-name="P103"><text:s text:c="4"/>list_t* plist_coll = create_list(int); </text:p>
            <text:p text:style-name="P103"><text:s text:c="4"/>list_iterator_t it_pos; </text:p>
            <text:p text:style-name="P103"><text:s text:c="4"/>list_iterator_t it_pos25; </text:p>
            <text:p text:style-name="P103"><text:s text:c="4"/>list_iterator_t it_pos35; </text:p>
            <text:p text:style-name="P103"><text:s text:c="4"/>int i = 0; </text:p>
            <text:p text:style-name="P103"/>
            <text:p text:style-name="P103"><text:s text:c="4"/>if(plist_coll == NULL) </text:p>
            <text:p text:style-name="P103"><text:s text:c="4"/>{ </text:p>
            <text:p text:style-name="P103"><text:s text:c="8"/>return -1; </text:p>
            <text:p text:style-name="P103"><text:s text:c="4"/>} </text:p>
            <text:p text:style-name="P103"/>
            <text:p text:style-name="P103"><text:s text:c="4"/>list_init(plist_coll); </text:p>
            <text:p text:style-name="P103"/>
            <text:p text:style-name="P103"><text:soft-page-break/><text:s text:c="4"/>/* insert elements from 20 to 40 */ </text:p>
            <text:p text:style-name="P103"><text:s text:c="4"/>for(i = 20; i &lt;= 40; ++i) </text:p>
            <text:p text:style-name="P103"><text:s text:c="4"/>{ </text:p>
            <text:p text:style-name="P103"><text:s text:c="8"/>list_push_back(plist_coll, i); </text:p>
            <text:p text:style-name="P103"><text:s text:c="4"/>} </text:p>
            <text:p text:style-name="P103"/>
            <text:p text:style-name="P103"><text:s text:c="4"/>/* </text:p>
            <text:p text:style-name="P103"><text:s text:c="5"/>* find position of element with value 3 </text:p>
            <text:p text:style-name="P103"><text:s text:c="5"/>* - there is none, so it_pos gets end() </text:p>
            <text:p text:style-name="P103"><text:s text:c="5"/>*/ </text:p>
            <text:p text:style-name="P103"><text:s text:c="4"/>it_pos = algo_find(list_begin(plist_coll), list_end(plist_coll), 3); </text:p>
            <text:p text:style-name="P103"/>
            <text:p text:style-name="P103"><text:s text:c="4"/>/* </text:p>
            <text:p text:style-name="P103"><text:s text:c="5"/>* reverse the order of element between found element and then end </text:p>
            <text:p text:style-name="P103"><text:s text:c="5"/>* - because the it_pos is end(), it reverses an empty range </text:p>
            <text:p text:style-name="P103"><text:s text:c="5"/>*/ </text:p>
            <text:p text:style-name="P103"><text:s text:c="4"/>algo_reverse(it_pos, list_end(plist_coll)); </text:p>
            <text:p text:style-name="P103"/>
            <text:p text:style-name="P103"><text:s text:c="4"/>/* find the position of value 25 and 35 */ </text:p>
            <text:p text:style-name="P103"><text:s text:c="4"/>it_pos25 = algo_find(list_begin(plist_coll), list_end(plist_coll), 25); </text:p>
            <text:p text:style-name="P103"><text:s text:c="4"/>it_pos35 = algo_find(list_begin(plist_coll), list_end(plist_coll), 35); </text:p>
            <text:p text:style-name="P103"/>
            <text:p text:style-name="P103"><text:s text:c="4"/>/* </text:p>
            <text:p text:style-name="P103"><text:s text:c="5"/>* print the maximum of corresponding range </text:p>
            <text:p text:style-name="P103"><text:s text:c="5"/>* - note: including pos25 and exculding pos35 </text:p>
            <text:p text:style-name="P103"><text:s text:c="5"/>*/ </text:p>
            <text:p text:style-name="P103"><text:s text:c="4"/>printf("max: %d\n",</text:p>
            <text:p text:style-name="P103"><text:s text:c="8"/>*(int*)iterator_get_pointer(algo_max_element(it_pos25, it_pos35)));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1">首先使用<text:span text:style-name="T24">20</text:span>到<text:span text:style-name="T24">40</text:span>的整数填充<text:span text:style-name="T24">list_t，</text:span>当查找数据<text:span text:style-name="T24">3</text:span>的位置时会失败，<text:span text:style-name="T24">algo_find()</text:span>返回要处理的数据区间的末尾，在这个例子中是<text:span text:style-name="T24">list_end()。</text:span>接下来我们调用<text:span text:style-name="T24">algo_reverse()</text:span>对<text:span text:style-name="T43">it_pos </text:span>和<text:span text:style-name="T24">list_end()</text:span>范围进行逆序的处理，这是没有问题的，<text:span text:style-name="T43">it_pos </text:span>等于<text:span text:style-name="T24">list_end()</text:span>相当于调用</text:p>
      <text:p text:style-name="P104">algo_reverse(list_end(plist_coll), list_end(plist_coll)); </text:p>
      <text:p text:style-name="P41">这个算法空转，没有任何效果。</text:p>
      <text:p text:style-name="P41">然后在<text:span text:style-name="T24">list_t</text:span>中查找<text:span text:style-name="T24">25</text:span>和<text:span text:style-name="T24">35</text:span>两个数据的位置,分别是<text:span text:style-name="T43">it_pos25</text:span>和<text:span text:style-name="T43">it_pos35</text:span><text:span text:style-name="T69">，</text:span>然后调用<text:span text:style-name="T24">algo_max_element()</text:span>算法找出范围<text:span text:style-name="T24">[</text:span><text:span text:style-name="T43">it_pos25</text:span><text:span text:style-name="T24">, </text:span><text:span text:style-name="T43">it_pos35</text:span><text:span text:style-name="T24">)</text:span>中的最大元素，结果是<text:span text:style-name="T24">34</text:span>而不是<text:span text:style-name="T24">35</text:span>。</text:p>
      <text:p text:style-name="P35">max: 34</text:p>
      <text:p text:style-name="P41">这是因为指向数据<text:span text:style-name="T24">35</text:span>的迭代器<text:span text:style-name="T43">it_pos35 </text:span>是区间的末端，不会被处理，要想处理数据<text:span text:style-name="T24">35</text:span>就必须将<text:span text:style-name="T43">it_pos35 </text:span>指向下一个<text:soft-page-break/>数据:</text:p>
      <text:p text:style-name="P67">it_pos35 = iterator_next(it_pos35);</text:p>
      <text:p text:style-name="P41">这次再查找得到了正确的结果：</text:p>
      <text:p text:style-name="P35">max: 35</text:p>
      <text:p text:style-name="P41">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4">[</text:span><text:span text:style-name="T43">it_pos25</text:span><text:span text:style-name="T24">, </text:span><text:span text:style-name="T43">it_pos35</text:span><text:span text:style-name="T24">)</text:span>是有效的区间，如果<text:span text:style-name="T43">it_pos25</text:span>在<text:span text:style-name="T43">it_pos35 </text:span>之后，那么就会使区间无效，<text:span text:style-name="T24">algo_max_element()</text:span>会执行未定义的操作，造成危险。</text:p>
      <text:list xml:id="list1795532624" text:continue-numbering="true" text:style-name="WW8Num13">
        <text:list-item>
          <text:list>
            <text:list-item>
              <text:list>
                <text:list-item>
                  <text:h text:style-name="P260" text:outline-level="3">处理多个数据区间</text:h>
                </text:list-item>
              </text:list>
            </text:list-item>
          </text:list>
        </text:list-item>
      </text:list>
      <text:p text:style-name="P39"><text:span text:style-name="T54"><text:tab/></text:span><text:span text:style-name="T58">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3">/* </text:p>
            <text:p text:style-name="P103"><text:s/>* copy1.c </text:p>
            <text:p text:style-name="P103"><text:s/>* compile with : -lcstl </text:p>
            <text:p text:style-name="P103"><text:s/>*/ </text:p>
            <text:p text:style-name="P103"/>
            <text:p text:style-name="P103">#include &lt;stdio.h&gt; </text:p>
            <text:p text:style-name="P103">#include &lt;cstl/cvector.h&gt; </text:p>
            <text:p text:style-name="P103">#include &lt;cstl/clist.h&gt; </text:p>
            <text:p text:style-name="P103">#include &lt;cstl/calgorithm.h&gt; </text:p>
            <text:p text:style-name="P103"/>
            <text:p text:style-name="P103">int main(int argc, char* argv[]) </text:p>
            <text:p text:style-name="P103">{ </text:p>
            <text:p text:style-name="P103"><text:s text:c="4"/>list_t* plist_coll1 = create_list(int); </text:p>
            <text:p text:style-name="P103"><text:s text:c="4"/>vector_t* pvec_coll2 = create_vector(int); </text:p>
            <text:p text:style-name="P103"><text:s text:c="4"/>int i = 0; </text:p>
            <text:p text:style-name="P103"/>
            <text:p text:style-name="P103"><text:s text:c="4"/>if(plist_coll1 == NULL || pvec_coll2 == NULL) </text:p>
            <text:p text:style-name="P103"><text:s text:c="4"/>{ </text:p>
            <text:p text:style-name="P103"><text:s text:c="8"/>return -1; </text:p>
            <text:p text:style-name="P103"><text:s text:c="4"/>} </text:p>
            <text:p text:style-name="P103"/>
            <text:p text:style-name="P103"><text:s text:c="4"/>list_init(plist_coll1); </text:p>
            <text:p text:style-name="P103"><text:s text:c="4"/>vector_init(pvec_coll2); </text:p>
            <text:p text:style-name="P103"/>
            <text:p text:style-name="P103"><text:s text:c="4"/>for(i = 1; i &lt;= 9; ++i) </text:p>
            <text:p text:style-name="P103"><text:s text:c="4"/>{ </text:p>
            <text:p text:style-name="P103"><text:s text:c="8"/>list_push_back(plist_coll1, i); </text:p>
            <text:p text:style-name="P103"><text:s text:c="4"/>} </text:p>
            <text:p text:style-name="P103"><text:soft-page-break/><text:s/></text:p>
            <text:p text:style-name="P103"><text:s text:c="4"/>/* </text:p>
            <text:p text:style-name="P103"><text:s text:c="5"/>* RUNTIME ERROR. </text:p>
            <text:p text:style-name="P103"><text:s text:c="5"/>* overwrites nonexisting elements in the destination. </text:p>
            <text:p text:style-name="P103"><text:s text:c="5"/>*/ </text:p>
            <text:p text:style-name="P103"><text:s text:c="4"/>algo_copy(list_begin(plist_coll1), list_end(plist_coll1), /* source */ </text:p>
            <text:p text:style-name="P103"><text:s text:c="8"/>vector_begin(pvec_coll2)); <text:s text:c="27"/>/* destination */ </text:p>
            <text:p text:style-name="P103"/>
            <text:p text:style-name="P103"><text:s text:c="4"/>list_destroy(plist_coll1); </text:p>
            <text:p text:style-name="P103"><text:s text:c="4"/>vector_destroy(pvec_coll2); </text:p>
            <text:p text:style-name="P103"/>
            <text:p text:style-name="P103"><text:s text:c="4"/>return 0; </text:p>
            <text:p text:style-name="P103">}</text:p>
          </table:table-cell>
        </table:table-row>
      </table:table>
      <text:p text:style-name="P50"/>
      <text:p text:style-name="P41">在调用算法<text:span text:style-name="T24">algo_copy</text:span>时将第一个范围内的所有数据<text:span text:style-name="T24">[list_begin(), list_end())</text:span>拷贝到以<text:span text:style-name="T24">vector_begin()</text:span>开始的第二个范围内,算法执行的都是覆盖的操作而不是插入，所以要求第二个范围有足够的空间，如果没有足够的空间(像上面的例子中那样)那么结果是为定义的。使用断言版本的<text:span text:style-name="T24">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3">/* </text:p>
            <text:p text:style-name="P103"><text:s/>* copy2.c </text:p>
            <text:p text:style-name="P103"><text:s/>* compile with : -lcstl </text:p>
            <text:p text:style-name="P103"><text:s/>*/ </text:p>
            <text:p text:style-name="P103"/>
            <text:p text:style-name="P103">#include &lt;stdio.h&gt; </text:p>
            <text:p text:style-name="P103">#include &lt;cstl/clist.h&gt; </text:p>
            <text:p text:style-name="P103">#include &lt;cstl/cdeque.h&gt; </text:p>
            <text:p text:style-name="P103">#include &lt;cstl/cvector.h&gt; </text:p>
            <text:p text:style-name="P103">#include &lt;cstl/calgorithm.h&gt; </text:p>
            <text:p text:style-name="P103"/>
            <text:p text:style-name="P103">int main(int argc, char* argv[]) </text:p>
            <text:p text:style-name="P103">{ </text:p>
            <text:p text:style-name="P103"><text:s text:c="4"/>list_t* plist_coll1 = create_list(int); </text:p>
            <text:p text:style-name="P103"><text:s text:c="4"/>vector_t* pvec_coll2 = create_vector(int); </text:p>
            <text:p text:style-name="P103"><text:s text:c="4"/>deque_t* pdeq_coll3 = create_deque(int); </text:p>
            <text:p text:style-name="P103"><text:s text:c="4"/>int i = 0; </text:p>
            <text:p text:style-name="P103"/>
            <text:p text:style-name="P103"><text:s text:c="4"/>if(plist_coll1 == NULL || pvec_coll2 == NULL || pdeq_coll3 == NULL) </text:p>
            <text:p text:style-name="P103"><text:s text:c="4"/>{ </text:p>
            <text:p text:style-name="P103"><text:s text:c="8"/>return -1; </text:p>
            <text:p text:style-name="P103"><text:s text:c="4"/>} </text:p>
            <text:p text:style-name="P103"/>
            <text:p text:style-name="P103"><text:s text:c="4"/>list_init(plist_coll1); </text:p>
            <text:p text:style-name="P103"><text:s text:c="4"/>vector_init(pvec_coll2); </text:p>
            <text:p text:style-name="P103"><text:soft-page-break/><text:s/></text:p>
            <text:p text:style-name="P103"><text:s text:c="4"/>/* insert elements from 1 to 9 */ </text:p>
            <text:p text:style-name="P103"><text:s text:c="4"/>for(i = 1; i &lt;= 9; ++i) </text:p>
            <text:p text:style-name="P103"><text:s text:c="4"/>{ </text:p>
            <text:p text:style-name="P103"><text:s text:c="8"/>list_push_back(plist_coll1, i); </text:p>
            <text:p text:style-name="P103"><text:s text:c="4"/>} </text:p>
            <text:p text:style-name="P103"/>
            <text:p text:style-name="P103"><text:s text:c="4"/>/* </text:p>
            <text:p text:style-name="P103"><text:s text:c="5"/>* resize distination to have enough room for </text:p>
            <text:p text:style-name="P103"><text:s text:c="5"/>* the overwrite algorithm </text:p>
            <text:p text:style-name="P103"><text:s text:c="5"/>*/ </text:p>
            <text:p text:style-name="P103"><text:s text:c="4"/>vector_resize(pvec_coll2, list_size(plist_coll1)); </text:p>
            <text:p text:style-name="P103"/>
            <text:p text:style-name="P103"><text:s text:c="4"/>/* copy elements from first to second collection */ </text:p>
            <text:p text:style-name="P103"><text:s text:c="4"/>algo_copy(list_begin(plist_coll1), list_end(plist_coll1),</text:p>
            <text:p text:style-name="P103"><text:s text:c="8"/>vector_begin(pvec_coll2)); </text:p>
            <text:p text:style-name="P103"/>
            <text:p text:style-name="P103"><text:s text:c="4"/>/* initialize third collection with enough room */ </text:p>
            <text:p text:style-name="P103"><text:s text:c="4"/>deque_init_n(pdeq_coll3, list_size(plist_coll1)); </text:p>
            <text:p text:style-name="P103"/>
            <text:p text:style-name="P103"><text:s text:c="4"/>/* copy elements from first to third collection */ </text:p>
            <text:p text:style-name="P103"><text:s text:c="4"/>algo_copy(list_begin(plist_coll1), list_end(plist_coll1), </text:p>
            <text:p text:style-name="P103"><text:s text:c="8"/>deque_begin(pdeq_coll3)); </text:p>
            <text:p text:style-name="P103"/>
            <text:p text:style-name="P103"><text:s text:c="4"/>list_destroy(plist_coll1); </text:p>
            <text:p text:style-name="P103"><text:s text:c="4"/>vector_destroy(pvec_coll2); </text:p>
            <text:p text:style-name="P103"><text:s text:c="4"/>deque_destroy(pdeq_coll3); </text:p>
            <text:p text:style-name="P103"/>
            <text:p text:style-name="P103"><text:s text:c="4"/>return 0; </text:p>
            <text:p text:style-name="P103">}</text:p>
          </table:table-cell>
        </table:table-row>
      </table:table>
      <text:p text:style-name="P50"/>
      <text:p text:style-name="P41"><text:span text:style-name="T24">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175684914" text:continue-numbering="true" text:style-name="WW8Num13">
        <text:list-item>
          <text:list>
            <text:list-item>
              <text:list>
                <text:list-item>
                  <text:h text:style-name="P260" text:outline-level="3">质变算法</text:h>
                </text:list-item>
              </text:list>
            </text:list-item>
          </text:list>
        </text:list-item>
      </text:list>
      <text:p text:style-name="P41"><text:tab/>有些算法对数据区间内的数据进行修改，这些算法可能移除，或者修改了数据，我们把这样的算法叫质变算法。</text:p>
      <text:p text:style-name="P41"><text:tab/>典型的质变算法<text:span text:style-name="T24">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3">/* </text:p>
            <text:p text:style-name="P103"><text:s/>* remove1.c </text:p>
            <text:p text:style-name="P103"><text:s/>* compile with : -lcstl </text:p>
            <text:p text:style-name="P103"><text:soft-page-break/><text:s/>*/ </text:p>
            <text:p text:style-name="P103"/>
            <text:p text:style-name="P103">#include &lt;stdio.h&gt; </text:p>
            <text:p text:style-name="P103">#include &lt;cstl/clist.h&gt; </text:p>
            <text:p text:style-name="P103">#include &lt;cstl/calgorithm.h&gt; </text:p>
            <text:p text:style-name="P103"/>
            <text:p text:style-name="P103">int main(int argc, char* argv[]) </text:p>
            <text:p text:style-name="P103">{ </text:p>
            <text:p text:style-name="P103"><text:s text:c="4"/>list_t* plist_coll = create_list(int); </text:p>
            <text:p text:style-name="P103"><text:s text:c="4"/>list_iterator_t it_pos; </text:p>
            <text:p text:style-name="P103"><text:s text:c="4"/>int i = 0; </text:p>
            <text:p text:style-name="P103"/>
            <text:p text:style-name="P103"><text:s text:c="4"/>if(plist_coll == NULL) </text:p>
            <text:p text:style-name="P103"><text:s text:c="4"/>{ </text:p>
            <text:p text:style-name="P103"><text:s text:c="8"/>return -1; </text:p>
            <text:p text:style-name="P103"><text:s text:c="4"/>} </text:p>
            <text:p text:style-name="P103"/>
            <text:p text:style-name="P103"><text:s text:c="4"/>list_init(plist_coll); </text:p>
            <text:p text:style-name="P103"/>
            <text:p text:style-name="P103"><text:s text:c="4"/>/* insert element from 1 to 6 and 6 to 1 */ </text:p>
            <text:p text:style-name="P103"><text:s text:c="4"/>for(i = 1; i &lt;= 6; ++i) </text:p>
            <text:p text:style-name="P103"><text:s text:c="4"/>{ </text:p>
            <text:p text:style-name="P103"><text:s text:c="8"/>list_push_back(plist_coll, i); </text:p>
            <text:p text:style-name="P103"><text:s text:c="8"/>list_push_front(plist_coll, i); </text:p>
            <text:p text:style-name="P103"><text:s text:c="4"/>} </text:p>
            <text:p text:style-name="P103"/>
            <text:p text:style-name="P103"><text:s text:c="4"/>/* print all elements of the list */ </text:p>
            <text:p text:style-name="P103"><text:s text:c="4"/>printf("Pre: <text:s/>"); </text:p>
            <text:p text:style-name="P103"><text:s text:c="4"/>for(it_pos = list_begin(plist_coll); </text:p>
            <text:p text:style-name="P103"><text:s text:c="8"/>!iterator_equal(it_pos, list_end(plis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remove all elements with value 3 */ </text:p>
            <text:p text:style-name="P103"><text:s text:c="4"/>algo_remove(list_begin(plist_coll), list_end(plist_coll), 3); </text:p>
            <text:p text:style-name="P103"/>
            <text:p text:style-name="P103"><text:s text:c="4"/>printf("Post: "); </text:p>
            <text:p text:style-name="P103"><text:s text:c="4"/>for(it_pos = list_begin(plist_coll); </text:p>
            <text:p text:style-name="P103"><text:s text:c="8"/>!iterator_equal(it_pos, list_end(plist_coll)); </text:p>
            <text:p text:style-name="P103"><text:s text:c="8"/>it_pos = iterator_next(it_pos)) </text:p>
            <text:p text:style-name="P103"><text:soft-page-break/><text:s text:c="4"/>{ </text:p>
            <text:p text:style-name="P103"><text:s text:c="8"/>printf("%d ", *(int*)iterator_get_pointer(it_pos)); </text:p>
            <text:p text:style-name="P103"><text:s text:c="4"/>} </text:p>
            <text:p text:style-name="P103"><text:s text:c="4"/>printf("\n");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1">您可能认为结果是所有数值等于3的数据都被从数据区间中删除了，然而结果却不像想象中那样：</text:p>
      <text:p text:style-name="P35">Pre: <text:s/>6 5 4 3 2 1 1 2 3 4 5 6 </text:p>
      <text:p text:style-name="P35">Post: 6 5 4 2 1 1 2 4 5 6 5 6 </text:p>
      <text:p text:style-name="P50"/>
      <text:p text:style-name="P84">执行<text:span text:style-name="T24">algo_remove()</text:span>后数据的数目并没有减少，改变的是所有的3被后面的数据覆盖，在范围的末尾两个数据并没有被覆盖。这个算法更应该叫做移除而不是删除。</text:p>
      <text:p text:style-name="P58"><draw:frame draw:style-name="fr1" draw:name="图形9" text:anchor-type="paragraph" svg:width="19.006cm" svg:height="3.604cm" draw:z-index="17"><draw:image xlink:href="Pictures/10000000000002CD00000088B6FD58E5.jpg" xlink:type="simple" xlink:show="embed" xlink:actuate="onLoad"/></draw:frame>图 <text:span text:style-name="T24">2.8 algo_remove()</text:span></text:p>
      <text:p text:style-name="P41">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3">/* </text:p>
            <text:p text:style-name="P103"><text:s/>* remove2.c </text:p>
            <text:p text:style-name="P103"><text:s/>* compile with : -lcstl </text:p>
            <text:p text:style-name="P103"><text:s/>*/ </text:p>
            <text:p text:style-name="P103"/>
            <text:p text:style-name="P103">#include &lt;stdio.h&gt; </text:p>
            <text:p text:style-name="P103">#include &lt;cstl/clist.h&gt; </text:p>
            <text:p text:style-name="P103">#include &lt;cstl/calgorithm.h&gt; </text:p>
            <text:p text:style-name="P103"/>
            <text:p text:style-name="P103">int main(int argc, char* argv[]) </text:p>
            <text:p text:style-name="P103">{ </text:p>
            <text:p text:style-name="P103"><text:s text:c="4"/>list_t* plist_coll = create_list(int); </text:p>
            <text:p text:style-name="P103"><text:s text:c="4"/>list_iterator_t it_pos; </text:p>
            <text:p text:style-name="P103"><text:s text:c="4"/>list_iterator_t it_end; </text:p>
            <text:p text:style-name="P103"><text:s text:c="4"/>int i = 0; </text:p>
            <text:p text:style-name="P103"/>
            <text:p text:style-name="P103"><text:s text:c="4"/>if(plist_coll == NULL) </text:p>
            <text:p text:style-name="P103"><text:soft-page-break/><text:s text:c="4"/>{ </text:p>
            <text:p text:style-name="P103"><text:s text:c="8"/>return -1; </text:p>
            <text:p text:style-name="P103"><text:s text:c="4"/>} </text:p>
            <text:p text:style-name="P103"/>
            <text:p text:style-name="P103"><text:s text:c="4"/>list_init(plist_coll); </text:p>
            <text:p text:style-name="P103"/>
            <text:p text:style-name="P103"><text:s text:c="4"/>/* insert element from 1 to 6 and 6 to 1 */ </text:p>
            <text:p text:style-name="P103"><text:s text:c="4"/>for(i = 1; i &lt;= 6; ++i) </text:p>
            <text:p text:style-name="P103"><text:s text:c="4"/>{ </text:p>
            <text:p text:style-name="P103"><text:s text:c="8"/>list_push_back(plist_coll, i); </text:p>
            <text:p text:style-name="P103"><text:s text:c="8"/>list_push_front(plist_coll, i); </text:p>
            <text:p text:style-name="P103"><text:s text:c="4"/>} </text:p>
            <text:p text:style-name="P103"/>
            <text:p text:style-name="P103"><text:s text:c="4"/>/* print all elements of the list */ </text:p>
            <text:p text:style-name="P103"><text:s text:c="4"/>for(it_pos = list_begin(plist_coll); </text:p>
            <text:p text:style-name="P103"><text:s text:c="8"/>!iterator_equal(it_pos, list_end(plis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remove all elements with value 3 */ </text:p>
            <text:p text:style-name="P103"><text:s text:c="4"/>it_end = algo_remove(list_begin(plist_coll), list_end(plist_coll), 3); </text:p>
            <text:p text:style-name="P103"/>
            <text:p text:style-name="P103"><text:s text:c="4"/>/* print resulting elements of the collection */ </text:p>
            <text:p text:style-name="P103"><text:s text:c="4"/>for(it_pos = list_begin(plist_coll); </text:p>
            <text:p text:style-name="P103"><text:s text:c="8"/>!iterator_equal(it_pos, it_end);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print number of resulting elements */ </text:p>
            <text:p text:style-name="P103"><text:s text:c="4"/>printf("number of removed elements: %d\n", </text:p>
            <text:p text:style-name="P103"><text:s text:c="8"/>iterator_distance(it_end, list_end(plist_coll))); </text:p>
            <text:p text:style-name="P103"/>
            <text:p text:style-name="P103"><text:s text:c="4"/>/* remove "removed" elements */ </text:p>
            <text:p text:style-name="P103"><text:s text:c="4"/>list_erase_range(plist_coll, it_end, list_end(plist_coll)); </text:p>
            <text:p text:style-name="P103"/>
            <text:p text:style-name="P103"><text:s text:c="4"/>/* print all elements of modified collection */ </text:p>
            <text:p text:style-name="P103"><text:s text:c="4"/>for(it_pos = list_begin(plist_coll); </text:p>
            <text:p text:style-name="P103"><text:soft-page-break/><text:s text:c="8"/>!iterator_equal(it_pos, list_end(plis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1">在这个例子中<text:span text:style-name="T24">algo_remove()</text:span>返回了删除数据<text:span text:style-name="T24">3</text:span>后的有效数据区间的结尾迭代器。</text:p>
      <text:p text:style-name="P104">it_end = algo_remove(list_begin(plist_coll), list_end(plist_coll), 3); </text:p>
      <text:p text:style-name="P41">可以使用这个新的结尾做很多工作,如获得这个新结尾和实际结尾之间的距离，也就是实际删除的数据的数目。</text:p>
      <text:p text:style-name="P104">iterator_distance(it_end, list_end(plist_coll));</text:p>
      <text:p text:style-name="P41">还可以把残余的数据从<text:span text:style-name="T47"> </text:span><text:span text:style-name="T46">plist_coll </text:span>中真正的删除掉。</text:p>
      <text:p text:style-name="P104">list_erase_range(plist_coll, it_end, list_end(plist_coll)); </text:p>
      <text:p text:style-name="P41">输出结果：</text:p>
      <text:p text:style-name="P35">6 5 4 3 2 1 1 2 3 4 5 6 </text:p>
      <text:p text:style-name="P35">6 5 4 2 1 1 2 4 5 6 </text:p>
      <text:p text:style-name="P35">number of removed elements: 2 </text:p>
      <text:p text:style-name="P35">6 5 4 2 1 1 2 4 5 6 </text:p>
      <text:p text:style-name="P41"/>
      <text:p text:style-name="P41"><text:tab/>为什么<text:span text:style-name="T24">algo_remove()</text:span>不真正的删除数据呢，这是因为算法是独立于容器的，算法并不知道容器内部数据的保存形式，由容器自己执行删除操作更容易和高效，同时<text:span text:style-name="T24">algo_remove()</text:span>返回新的结尾迭代器这样对于将这个容器用于其他算法也不会产生任何影响。</text:p>
      <text:list xml:id="list1504252799" text:continue-numbering="true" text:style-name="WW8Num13">
        <text:list-item>
          <text:list>
            <text:list-item>
              <text:list>
                <text:list-item>
                  <text:h text:style-name="P260" text:outline-level="3">质变算法和关联容器</text:h>
                </text:list-item>
              </text:list>
            </text:list-item>
          </text:list>
        </text:list-item>
      </text:list>
      <text:p text:style-name="P41"><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3">/* </text:p>
            <text:p text:style-name="P103"><text:s/>* remove3.c </text:p>
            <text:p text:style-name="P103"><text:s/>* compile with : -lcstl </text:p>
            <text:p text:style-name="P103"><text:s/>*/ </text:p>
            <text:p text:style-name="P103"/>
            <text:p text:style-name="P103">#include &lt;stdio.h&gt; </text:p>
            <text:p text:style-name="P103">#include &lt;cstl/cset.h&gt; </text:p>
            <text:p text:style-name="P103">#include &lt;cstl/calgorithm.h&gt; </text:p>
            <text:p text:style-name="P103"><text:soft-page-break/><text:s/></text:p>
            <text:p text:style-name="P103">int main(int argc, char* argv[]) </text:p>
            <text:p text:style-name="P103">{ </text:p>
            <text:p text:style-name="P103"><text:s text:c="4"/>set_t* pset_coll = create_set(int); </text:p>
            <text:p text:style-name="P103"><text:s text:c="4"/>set_iterator_t it_pos; </text:p>
            <text:p text:style-name="P103"><text:s text:c="4"/>size_t t_num = 0; </text:p>
            <text:p text:style-name="P103"><text:s text:c="4"/>int i = 0; </text:p>
            <text:p text:style-name="P103"/>
            <text:p text:style-name="P103"><text:s text:c="4"/>if(pset_coll == NULL) </text:p>
            <text:p text:style-name="P103"><text:s text:c="4"/>{ </text:p>
            <text:p text:style-name="P103"><text:s text:c="8"/>return -1; </text:p>
            <text:p text:style-name="P103"><text:s text:c="4"/>} </text:p>
            <text:p text:style-name="P103"/>
            <text:p text:style-name="P103"><text:s text:c="4"/>set_init(pset_coll); </text:p>
            <text:p text:style-name="P103"/>
            <text:p text:style-name="P103"><text:s text:c="4"/>for(i = 1; i &lt;= 9; ++i) </text:p>
            <text:p text:style-name="P103"><text:s text:c="4"/>{ </text:p>
            <text:p text:style-name="P103"><text:s text:c="8"/>set_insert(pset_coll, i); </text:p>
            <text:p text:style-name="P103"><text:s text:c="4"/>} </text:p>
            <text:p text:style-name="P103"/>
            <text:p text:style-name="P103"><text:s text:c="4"/>/* print all elements of set */ </text:p>
            <text:p text:style-name="P103"><text:s text:c="4"/>for(it_pos = set_begin(pset_coll); </text:p>
            <text:p text:style-name="P103"><text:s text:c="8"/>!iterator_equal(it_pos, set_end(pse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remove all element with value 3 */ </text:p>
            <text:p text:style-name="P103"><text:s text:c="4"/>t_num = set_erase(pset_coll, 3); </text:p>
            <text:p text:style-name="P103"><text:s text:c="4"/>printf("number of removed elements: %u.\n", t_num); </text:p>
            <text:p text:style-name="P103"/>
            <text:p text:style-name="P103"><text:s text:c="4"/>/* printf all elements of the modified set */ </text:p>
            <text:p text:style-name="P103"><text:s text:c="4"/>for(it_pos = set_begin(pset_coll); </text:p>
            <text:p text:style-name="P103"><text:s text:c="8"/>!iterator_equal(it_pos, set_end(pse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set_destroy(pset_coll); </text:p>
            <text:p text:style-name="P103"><text:soft-page-break/><text:s/></text:p>
            <text:p text:style-name="P103"><text:s text:c="4"/>return 0; </text:p>
            <text:p text:style-name="P103">}</text:p>
          </table:table-cell>
        </table:table-row>
      </table:table>
      <text:p text:style-name="P50"/>
      <text:p text:style-name="P41">可见关联容器本身也提供了很多修改数据的操作函数，这个例子的输出结果:</text:p>
      <text:p text:style-name="P35">1 2 3 4 5 6 7 8 9 </text:p>
      <text:p text:style-name="P35">number of removed elements: 1. </text:p>
      <text:p text:style-name="P35">1 2 4 5 6 7 8 9 </text:p>
      <text:list xml:id="list877377519" text:continue-numbering="true" text:style-name="WW8Num13">
        <text:list-item>
          <text:list>
            <text:list-item>
              <text:list>
                <text:list-item>
                  <text:h text:style-name="P260" text:outline-level="3">算法和容器操作函数</text:h>
                </text:list-item>
              </text:list>
            </text:list-item>
          </text:list>
        </text:list-item>
      </text:list>
      <text:p text:style-name="P39"><text:span text:style-name="T65"><text:tab/></text:span><text:span text:style-name="T41">libcstl</text:span><text:span text:style-name="T65">提供了很多的算法，但是有时算法未必是最高效的，如果容器提供了实现同样功能的操作函数的话，那么使用操作函数会更高效。主要的原因是</text:span><text:span text:style-name="T58">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3">/* </text:p>
            <text:p text:style-name="P103"><text:s/>* remove4.c </text:p>
            <text:p text:style-name="P103"><text:s/>* compile with : -lcstl </text:p>
            <text:p text:style-name="P103"><text:s/>*/ </text:p>
            <text:p text:style-name="P103"/>
            <text:p text:style-name="P103">#include &lt;stdio.h&gt; </text:p>
            <text:p text:style-name="P103">#include &lt;cstl/clist.h&gt; </text:p>
            <text:p text:style-name="P103">#include &lt;cstl/calgorithm.h&gt; </text:p>
            <text:p text:style-name="P103"/>
            <text:p text:style-name="P103">int main(int argc, char* argv[]) </text:p>
            <text:p text:style-name="P103">{ </text:p>
            <text:p text:style-name="P103"><text:s text:c="4"/>list_t* plist_coll = create_list(int); </text:p>
            <text:p text:style-name="P103"><text:s text:c="4"/>int i = 0; </text:p>
            <text:p text:style-name="P103"/>
            <text:p text:style-name="P103"><text:s text:c="4"/>if(plist_coll == NULL) </text:p>
            <text:p text:style-name="P103"><text:s text:c="4"/>{ </text:p>
            <text:p text:style-name="P103"><text:s text:c="8"/>return -1; </text:p>
            <text:p text:style-name="P103"><text:s text:c="4"/>} </text:p>
            <text:p text:style-name="P103"/>
            <text:p text:style-name="P103"><text:s text:c="4"/>list_init(plist_coll); </text:p>
            <text:p text:style-name="P103"/>
            <text:p text:style-name="P103"><text:s text:c="4"/>for(i = 1; i &lt;= 6; ++i) </text:p>
            <text:p text:style-name="P103"><text:s text:c="4"/>{ </text:p>
            <text:p text:style-name="P103"><text:s text:c="8"/>list_push_back(plist_coll, i); </text:p>
            <text:p text:style-name="P103"><text:s text:c="8"/>list_push_front(plist_coll, i); </text:p>
            <text:p text:style-name="P103"><text:s text:c="4"/>} </text:p>
            <text:p text:style-name="P103"><text:soft-page-break/><text:s/></text:p>
            <text:p text:style-name="P103"><text:s text:c="4"/>/* </text:p>
            <text:p text:style-name="P103"><text:s text:c="5"/>* remove all elements with value 3 </text:p>
            <text:p text:style-name="P103"><text:s text:c="5"/>* - poor performance </text:p>
            <text:p text:style-name="P103"><text:s text:c="5"/>*/ </text:p>
            <text:p text:style-name="P103"><text:s text:c="4"/>list_erase_range(plist_coll, </text:p>
            <text:p text:style-name="P103"><text:s text:c="8"/>algo_remove(list_begin(plist_coll), list_end(plist_coll), 3), </text:p>
            <text:p text:style-name="P103"><text:s text:c="8"/>list_end(plist_coll)); </text:p>
            <text:p text:style-name="P103"/>
            <text:p text:style-name="P103"><text:s text:c="4"/>/* </text:p>
            <text:p text:style-name="P103"><text:s text:c="5"/>* remove all elements with value 4 </text:p>
            <text:p text:style-name="P103"><text:s text:c="5"/>* - good performance </text:p>
            <text:p text:style-name="P103"><text:s text:c="5"/>*/ </text:p>
            <text:p text:style-name="P103"><text:s text:c="4"/>list_remove(plist_coll, 4);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1">上面的例子中进行了两次删除操作，第一次使用先调用<text:span text:style-name="T24">algo_remove()</text:span>算法用后面的数据覆盖了值为3的数据之后在调用<text:span text:style-name="T24">list_erase_range()</text:span>来删除后面的”无效数据”。而第二次删除直接在链表结构中将值等于4的数据节点移除并销毁，真样就比第一种方法效率高了很多。</text:p>
      <text:list xml:id="list619786143" text:continue-numbering="true" text:style-name="WW8Num13">
        <text:list-item>
          <text:list>
            <text:list-item>
              <text:list>
                <text:list-item>
                  <text:h text:style-name="P260" text:outline-level="3">用户自定义规则</text:h>
                </text:list-item>
              </text:list>
            </text:list-item>
          </text:list>
        </text:list-item>
      </text:list>
      <text:p text:style-name="P39"><text:span text:style-name="T54"><text:tab/></text:span><text:span text:style-name="T58">为了使算法更具有扩展性和功能更强大，</text:span><text:span text:style-name="T38">libcstl</text:span><text:span text:style-name="T58">的算法大部分都提供了扩展的版本，允许使用自定义的规则来改变算法的行为。用户可以将自定义的规则作为算法的参数传递给</text:span><text:span text:style-name="T38">algo_xxxx_if()</text:span><text:span text:style-name="T58">这样的算法版本。大部分的算法都提供了这种带有</text:span><text:span text:style-name="T38">_if</text:span><text:span text:style-name="T58">的版本，如</text:span><text:span text:style-name="T38">algo_remove()</text:span><text:span text:style-name="T58">和</text:span><text:span text:style-name="T38">algo_remove_if()，</text:span><text:span text:style-name="T58">第一个算法删除与指定数据相等的数据，第二个算法删除符合指定条件的数据。有些算法要求用户必须提供自定义的规则，如</text:span><text:span text:style-name="T38">algo_for_each()</text:span><text:span text:style-name="T58">这个算法对范围内的每一个数据进行用户定义的操作：</text:span></text:p>
      <table:table table:name="表格25" table:style-name="表格25">
        <table:table-column table:style-name="表格25.A"/>
        <table:table-row>
          <table:table-cell table:style-name="表格25.A1" office:value-type="string">
            <text:p text:style-name="P103">/* </text:p>
            <text:p text:style-name="P103"><text:s/>* foreach1.c </text:p>
            <text:p text:style-name="P103"><text:s/>* compile with : -lcstl </text:p>
            <text:p text:style-name="P103"><text:s/>*/ </text:p>
            <text:p text:style-name="P103"/>
            <text:p text:style-name="P103">#include &lt;stdio.h&gt; </text:p>
            <text:p text:style-name="P103">#include &lt;cstl/cvector.h&gt; </text:p>
            <text:p text:style-name="P103">#include &lt;cstl/calgorithm.h&gt; </text:p>
            <text:p text:style-name="P103"/>
            <text:p text:style-name="P103">static void _print(const void* cpv_input, void* pv_output) </text:p>
            <text:p text:style-name="P103"><text:soft-page-break/>{ </text:p>
            <text:p text:style-name="P103"><text:s text:c="4"/>printf("%d ", *(int*)cpv_input); </text:p>
            <text:p text:style-name="P103">} </text:p>
            <text:p text:style-name="P103"/>
            <text:p text:style-name="P103">int main(int argc, char* argv[]) </text:p>
            <text:p text:style-name="P103">{ </text:p>
            <text:p text:style-name="P103"><text:s text:c="4"/>vector_t* pvec_coll = create_vector(int); </text:p>
            <text:p text:style-name="P103"><text:s text:c="4"/>int i = 0; </text:p>
            <text:p text:style-name="P103"/>
            <text:p text:style-name="P103"><text:s text:c="4"/>if(pvec_coll == NULL) </text:p>
            <text:p text:style-name="P103"><text:s text:c="4"/>{ </text:p>
            <text:p text:style-name="P103"><text:s text:c="8"/>return -1; </text:p>
            <text:p text:style-name="P103"><text:s text:c="4"/>} </text:p>
            <text:p text:style-name="P103"/>
            <text:p text:style-name="P103"><text:s text:c="4"/>vector_init(pvec_coll); </text:p>
            <text:p text:style-name="P103"/>
            <text:p text:style-name="P103"><text:s text:c="4"/>for(i = 1; i &lt;= 9; ++i) </text:p>
            <text:p text:style-name="P103"><text:s text:c="4"/>{ </text:p>
            <text:p text:style-name="P103"><text:s text:c="8"/>vector_push_back(pvec_coll, i); </text:p>
            <text:p text:style-name="P103"><text:s text:c="4"/>} </text:p>
            <text:p text:style-name="P103"/>
            <text:p text:style-name="P103"><text:s text:c="4"/>algo_for_each(vector_begin(pvec_coll), vector_end(pvec_coll), _print); </text:p>
            <text:p text:style-name="P103"><text:s text:c="4"/>printf("\n"); </text:p>
            <text:p text:style-name="P103"/>
            <text:p text:style-name="P103"><text:s text:c="4"/>vector_destroy(pvec_coll); </text:p>
            <text:p text:style-name="P103"/>
            <text:p text:style-name="P103"><text:s text:c="4"/>return 0; </text:p>
            <text:p text:style-name="P103">}</text:p>
          </table:table-cell>
        </table:table-row>
      </table:table>
      <text:p text:style-name="P50"/>
      <text:p text:style-name="P41"><text:span text:style-name="T24">algo_for_each()</text:span>算法对于<text:span text:style-name="T24">[vector_begin(), vector_end())</text:span>中的每一个数据应用函数<text:span text:style-name="T24">_print</text:span>输出其值，结果：</text:p>
      <text:p text:style-name="P35">1 2 3 4 5 6 7 8 9 </text:p>
      <text:p text:style-name="P41"/>
      <text:p text:style-name="P41">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3">/* </text:p>
            <text:p text:style-name="P103"><text:s/>* transform1.c </text:p>
            <text:p text:style-name="P103"><text:s/>* compile with : -lcstl </text:p>
            <text:p text:style-name="P103"><text:s/>*/ </text:p>
            <text:p text:style-name="P103"/>
            <text:p text:style-name="P103">#include &lt;stdio.h&gt; </text:p>
            <text:p text:style-name="P103">#include &lt;cstl/cvector.h&gt; </text:p>
            <text:p text:style-name="P103">#include &lt;cstl/cset.h&gt; </text:p>
            <text:p text:style-name="P103">#include &lt;cstl/calgorithm.h&gt; </text:p>
            <text:p text:style-name="P103"><text:soft-page-break/><text:s/></text:p>
            <text:p text:style-name="P103">static void _print(const void* cpv_input, void* pv_output) </text:p>
            <text:p text:style-name="P103">{ </text:p>
            <text:p text:style-name="P103"><text:s text:c="4"/>printf("%d ", *(int*)cpv_input); </text:p>
            <text:p text:style-name="P103">} </text:p>
            <text:p text:style-name="P103"/>
            <text:p text:style-name="P103">static void _square(const void* cpv_input, void* pv_output) </text:p>
            <text:p text:style-name="P103">{ </text:p>
            <text:p text:style-name="P103"><text:s text:c="4"/>*(int*)pv_output = *(int*)cpv_input * *(int*)cpv_input; </text:p>
            <text:p text:style-name="P103">} </text:p>
            <text:p text:style-name="P103"/>
            <text:p text:style-name="P103">int main(int argc, char* argv[]) </text:p>
            <text:p text:style-name="P103">{ </text:p>
            <text:p text:style-name="P103"><text:s text:c="4"/>set_t* pset_coll1 = create_set(int); </text:p>
            <text:p text:style-name="P103"><text:s text:c="4"/>vector_t* pvec_coll2 = create_vector(int); </text:p>
            <text:p text:style-name="P103"><text:s text:c="4"/>int i = 0; </text:p>
            <text:p text:style-name="P103"/>
            <text:p text:style-name="P103"><text:s text:c="4"/>if(pset_coll1 == NULL || pvec_coll2 == NULL) </text:p>
            <text:p text:style-name="P103"><text:s text:c="4"/>{ </text:p>
            <text:p text:style-name="P103"><text:s text:c="8"/>return -1; </text:p>
            <text:p text:style-name="P103"><text:s text:c="4"/>} </text:p>
            <text:p text:style-name="P103"/>
            <text:p text:style-name="P103"><text:s text:c="4"/>set_init(pset_coll1); </text:p>
            <text:p text:style-name="P103"><text:s text:c="4"/>vector_init(pvec_coll2); </text:p>
            <text:p text:style-name="P103"/>
            <text:p text:style-name="P103"><text:s text:c="4"/>for(i = 1; i &lt;= 9; ++i) </text:p>
            <text:p text:style-name="P103"><text:s text:c="4"/>{ </text:p>
            <text:p text:style-name="P103"><text:s text:c="8"/>set_insert(pset_coll1, i); </text:p>
            <text:p text:style-name="P103"><text:s text:c="4"/>} </text:p>
            <text:p text:style-name="P103"/>
            <text:p text:style-name="P103"><text:s text:c="4"/>printf("initialized: "); </text:p>
            <text:p text:style-name="P103"><text:s text:c="4"/>algo_for_each(set_begin(pset_coll1), set_end(pset_coll1), _print); </text:p>
            <text:p text:style-name="P103"><text:s text:c="4"/>printf("\n"); </text:p>
            <text:p text:style-name="P103"/>
            <text:p text:style-name="P103"><text:s text:c="4"/>/* transform each element from coll1 to coll2 */ </text:p>
            <text:p text:style-name="P103"><text:s text:c="4"/>vector_resize(pvec_coll2, set_size(pset_coll1)); </text:p>
            <text:p text:style-name="P103"><text:s text:c="4"/>algo_transform(set_begin(pset_coll1), set_end(pset_coll1), </text:p>
            <text:p text:style-name="P103"><text:s text:c="8"/>vector_begin(pvec_coll2), _square); </text:p>
            <text:p text:style-name="P103"/>
            <text:p text:style-name="P103"><text:s text:c="4"/>printf("squared: "); </text:p>
            <text:p text:style-name="P103"><text:s text:c="4"/>algo_for_each(vector_begin(pvec_coll2), vector_end(pvec_coll2), _print); </text:p>
            <text:p text:style-name="P103"><text:s text:c="4"/>printf("\n"); </text:p>
            <text:p text:style-name="P103"/>
            <text:p text:style-name="P103"><text:soft-page-break/><text:s text:c="4"/>set_destroy(pset_coll1); </text:p>
            <text:p text:style-name="P103"><text:s text:c="4"/>vector_destroy(pvec_coll2); </text:p>
            <text:p text:style-name="P103"/>
            <text:p text:style-name="P103"><text:s text:c="4"/>return 0; </text:p>
            <text:p text:style-name="P103">}</text:p>
          </table:table-cell>
        </table:table-row>
      </table:table>
      <text:p text:style-name="P50"/>
      <text:p text:style-name="P41">上面的例子中<text:span text:style-name="T24">_square</text:span>为了在从<text:span text:style-name="T43">pset_coll1 </text:span>到<text:span text:style-name="T43">pvec_coll2 </text:span>的数据传送过程中产生整数的平方。</text:p>
      <text:p text:style-name="P59"><draw:frame draw:style-name="fr4" draw:name="图形10" text:anchor-type="paragraph" svg:y="-0.194cm" svg:width="19.006cm" svg:height="8.915cm" draw:z-index="18"><draw:image xlink:href="Pictures/10000000000002C80000014EA6625447.jpg" xlink:type="simple" xlink:show="embed" xlink:actuate="onLoad"/></draw:frame>图 <text:span text:style-name="T24">2.9 algo_transform()</text:span>的执行方式</text:p>
      <text:p text:style-name="P41">输出结果:</text:p>
      <text:p text:style-name="P35">initialized: 1 2 3 4 5 6 7 8 9 </text:p>
      <text:p text:style-name="P35">squared: 1 4 9 16 25 36 49 64 81 </text:p>
      <text:list xml:id="list113219801" text:continue-numbering="true" text:style-name="WW8Num13">
        <text:list-item>
          <text:list>
            <text:list-item>
              <text:list>
                <text:list-item>
                  <text:h text:style-name="P260" text:outline-level="3">自定义规则，函数和谓词</text:h>
                </text:list-item>
              </text:list>
            </text:list-item>
          </text:list>
        </text:list-item>
      </text:list>
      <text:p text:style-name="P63"><text:span text:style-name="T58"><text:tab/>观察上面两个例子所使用的自定义规则，你会发现这些规则的形式很奇怪，不论是</text:span><text:span text:style-name="T38">_print</text:span><text:span text:style-name="T58">还是</text:span><text:span text:style-name="T38">_square它们都是这样的形式：</text:span></text:p>
      <text:p text:style-name="P104">void xxxx(const void* cpv_input, void* pv_output) ;</text:p>
      <text:p text:style-name="P63"><text:span text:style-name="T58">这就是</text:span><text:span text:style-name="T38">libcstl</text:span><text:span text:style-name="T58">规定的自定义规则的函数形式，只有这样形式的规则才会被算法接受。将规则限定为这种形式是为了能够处理任何的数据类型，无论什么数据类型都可以采用这样的方式来制定规则。</text:span></text:p>
      <text:p text:style-name="P62"><text:tab/>除了上面的形式之外，还有一种形式的规则也是被算法接受的：</text:p>
      <text:p text:style-name="P104">void xxxx(const void* cpv_first, const void* cpv_second, void* pv_output) ;</text:p>
      <text:p text:style-name="P62">只有这两种形式被算法接受，我们把前者叫做一元函数，把后者叫做二元函数。它们是不同的规则形式不能混淆，有的函数只接受一元函数作为规则，有的函数只接受二元函数作为规则。</text:p>
      <text:p text:style-name="P62"><text:tab/>对于一元函数和二元函数来说最后一个参数都是输出，前面的参数是输入。</text:p>
      <text:p text:style-name="P39"><text:span text:style-name="T65"><text:tab/>算法在使用这些自定义规则的时候，大部分的规则的输出参数都是</text:span><text:span text:style-name="T41">bool_t</text:span><text:span text:style-name="T65">类型的(</text:span><text:span text:style-name="T41">bool_t是辅助类型在第三章介</text:span><text:soft-page-break/><text:span text:style-name="T41">绍</text:span><text:span text:style-name="T65">)，还有些输出参数不是</text:span><text:span text:style-name="T41">bool_t</text:span><text:span text:style-name="T65">类型的如上面两个例子中的自定义规则</text:span><text:span text:style-name="T41">_print</text:span><text:span text:style-name="T65">和</text:span><text:span text:style-name="T41">_square</text:span><text:span text:style-name="T65">。我们把输出参数是</text:span><text:span text:style-name="T41">bool_t</text:span><text:span text:style-name="T65">类型的函数叫做谓词。因此谓词也有一元谓词和二元谓词。下面的这些例子展示了如何定义和使用谓词：</text:span></text:p>
      <text:p text:style-name="P39"><text:span text:style-name="T54"><text:tab/></text:span><text:span text:style-name="T58">下面是一个使用一元谓词判断素数的例子:</text:span></text:p>
      <table:table table:name="表格27" table:style-name="表格27">
        <table:table-column table:style-name="表格27.A"/>
        <table:table-row>
          <table:table-cell table:style-name="表格27.A1" office:value-type="string">
            <text:p text:style-name="P103">/* </text:p>
            <text:p text:style-name="P103"><text:s/>* prime1.c </text:p>
            <text:p text:style-name="P103"><text:s/>* compile with : -lcstl </text:p>
            <text:p text:style-name="P103"><text:s/>*/ </text:p>
            <text:p text:style-name="P103"/>
            <text:p text:style-name="P103">#include &lt;stdio.h&gt; </text:p>
            <text:p text:style-name="P103">#include &lt;stdlib.h&gt; </text:p>
            <text:p text:style-name="P103">#include &lt;cstl/clist.h&gt; </text:p>
            <text:p text:style-name="P103">#include &lt;cstl/calgorithm.h&gt; </text:p>
            <text:p text:style-name="P103"/>
            <text:p text:style-name="P103">static void _is_prime(const void* cpv_input, void* pv_output) </text:p>
            <text:p text:style-name="P103">{ </text:p>
            <text:p text:style-name="P103"><text:s text:c="4"/>int number = abs(*(int*)cpv_input); </text:p>
            <text:p text:style-name="P103"><text:s text:c="4"/>int divisor = 0; </text:p>
            <text:p text:style-name="P103"/>
            <text:p text:style-name="P103"><text:s text:c="4"/>/* 0 and 1 are prime number */ </text:p>
            <text:p text:style-name="P103"><text:s text:c="4"/>if(number == 0 || number == 1) </text:p>
            <text:p text:style-name="P103"><text:s text:c="4"/>{ </text:p>
            <text:p text:style-name="P103"><text:s text:c="8"/>*(bool_t*)pv_output = true; </text:p>
            <text:p text:style-name="P103"><text:s text:c="8"/>return; </text:p>
            <text:p text:style-name="P103"><text:s text:c="4"/>} </text:p>
            <text:p text:style-name="P103"/>
            <text:p text:style-name="P103"><text:s text:c="4"/>for(divisor = number / 2; number % divisor != 0; --divisor) </text:p>
            <text:p text:style-name="P103"><text:s text:c="4"/>{ </text:p>
            <text:p text:style-name="P103"><text:s text:c="8"/>continue; </text:p>
            <text:p text:style-name="P103"><text:s text:c="4"/>} </text:p>
            <text:p text:style-name="P103"/>
            <text:p text:style-name="P103"><text:s text:c="4"/>*(bool_t*)pv_output = divisor == 1 ? true : false; </text:p>
            <text:p text:style-name="P103">} </text:p>
            <text:p text:style-name="P103"/>
            <text:p text:style-name="P103">int main(int argc, char* argv[]) </text:p>
            <text:p text:style-name="P103">{ </text:p>
            <text:p text:style-name="P103"><text:s text:c="4"/>list_t* plist_coll = create_list(int); </text:p>
            <text:p text:style-name="P103"><text:s text:c="4"/>list_iterator_t it_pos; </text:p>
            <text:p text:style-name="P103"><text:s text:c="4"/>int i = 0; </text:p>
            <text:p text:style-name="P103"><text:s/></text:p>
            <text:p text:style-name="P103"><text:s text:c="4"/>if(plist_coll == NULL) </text:p>
            <text:p text:style-name="P103"><text:s text:c="4"/>{ </text:p>
            <text:p text:style-name="P103"><text:s text:c="8"/>return -1; </text:p>
            <text:p text:style-name="P103"><text:s text:c="4"/>} </text:p>
            <text:p text:style-name="P103"><text:soft-page-break/></text:p>
            <text:p text:style-name="P103"><text:s text:c="4"/>list_init(plist_coll); </text:p>
            <text:p text:style-name="P103"/>
            <text:p text:style-name="P103"><text:s text:c="4"/>for(i = 24; i &lt;= 30; ++i) </text:p>
            <text:p text:style-name="P103"><text:s text:c="4"/>{ </text:p>
            <text:p text:style-name="P103"><text:s text:c="8"/>list_push_back(plist_coll, i); </text:p>
            <text:p text:style-name="P103"><text:s text:c="4"/>} </text:p>
            <text:p text:style-name="P103"/>
            <text:p text:style-name="P103"><text:s text:c="4"/>/* search for prime number */ </text:p>
            <text:p text:style-name="P103"><text:s text:c="4"/>it_pos = algo_find_if(list_begin(plist_coll), list_end(plist_coll), _is_prime); </text:p>
            <text:p text:style-name="P103"><text:s text:c="4"/>if(iterator_equal(it_pos, list_end(plist_coll))) </text:p>
            <text:p text:style-name="P103"><text:s text:c="4"/>{ </text:p>
            <text:p text:style-name="P103"><text:s text:c="8"/>printf("no prime number found.\n"); </text:p>
            <text:p text:style-name="P103"><text:s text:c="4"/>} </text:p>
            <text:p text:style-name="P103"><text:s text:c="4"/>else </text:p>
            <text:p text:style-name="P103"><text:s text:c="4"/>{ </text:p>
            <text:p text:style-name="P103"><text:s text:c="8"/>printf("%d is the first prime.\n", *(int*)iterator_get_pointer(it_pos)); </text:p>
            <text:p text:style-name="P103"><text:s text:c="4"/>}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1">在这个例子中<text:span text:style-name="T24">algo_find_if()</text:span>算法在制定的范围内查找第一个使一元谓词获得<text:span text:style-name="T24">true</text:span>输出的数据，这个一元谓词就是<text:span text:style-name="T24">_is_prime</text:span>函数.在一元谓词<text:span text:style-name="T24">_is_prime</text:span>中计算数据是否为素数，如果是将输出<text:span text:style-name="T24">pv_output</text:span>设置为<text:span text:style-name="T24">true</text:span>否则设置为<text:span text:style-name="T24">false。</text:span>输出结果：</text:p>
      <text:p text:style-name="P35">29 is the first prime.</text:p>
      <text:p text:style-name="P50"/>
      <text:p text:style-name="P62"><text:tab/>下面再来看一个使用二元谓词的例子：</text:p>
      <table:table table:name="表格28" table:style-name="表格28">
        <table:table-column table:style-name="表格28.A"/>
        <table:table-row>
          <table:table-cell table:style-name="表格28.A1" office:value-type="string">
            <text:p text:style-name="P103">/* </text:p>
            <text:p text:style-name="P103"><text:s/>* sort1.c </text:p>
            <text:p text:style-name="P103"><text:s/>* compile with : -lcstl </text:p>
            <text:p text:style-name="P103"><text:s/>*/ </text:p>
            <text:p text:style-name="P103"/>
            <text:p text:style-name="P103">#include &lt;stdio.h&gt; </text:p>
            <text:p text:style-name="P103">#include &lt;string.h&gt; </text:p>
            <text:p text:style-name="P103">#include &lt;cstl/cdeque.h&gt; </text:p>
            <text:p text:style-name="P103">#include &lt;cstl/calgorithm.h&gt; </text:p>
            <text:p text:style-name="P103"/>
            <text:p text:style-name="P103">typedef struct _tagperson </text:p>
            <text:p text:style-name="P103">{ </text:p>
            <text:p text:style-name="P103"><text:s text:c="4"/>char s_firstname[21]; </text:p>
            <text:p text:style-name="P103"><text:soft-page-break/><text:s text:c="4"/>char s_lastname[21]; </text:p>
            <text:p text:style-name="P103">}person_t; </text:p>
            <text:p text:style-name="P103"/>
            <text:p text:style-name="P103">static void _print(const void* cpv_input, void* pv_output) </text:p>
            <text:p text:style-name="P103">{ </text:p>
            <text:p text:style-name="P103"><text:s text:c="4"/>printf("%s.%s ", </text:p>
            <text:p text:style-name="P103"><text:s text:c="8"/>((person_t*)cpv_input)-&gt;s_firstname, </text:p>
            <text:p text:style-name="P103"><text:s text:c="8"/>((person_t*)cpv_input)-&gt;s_lastname); </text:p>
            <text:p text:style-name="P103">} </text:p>
            <text:p text:style-name="P103"/>
            <text:p text:style-name="P103">static void _person_sort_criterion( </text:p>
            <text:p text:style-name="P103"><text:s text:c="4"/>const void* cpv_first, const void* cpv_second, void* pv_output) </text:p>
            <text:p text:style-name="P103">{ </text:p>
            <text:p text:style-name="P103"><text:s text:c="4"/>person_t* pt_first = (person_t*)cpv_first; </text:p>
            <text:p text:style-name="P103"><text:s text:c="4"/>person_t* pt_second = (person_t*)cpv_second; </text:p>
            <text:p text:style-name="P103"><text:s text:c="4"/>int n_result1 = strncmp(pt_first-&gt;s_firstname, pt_second-&gt;s_firstname, 21); </text:p>
            <text:p text:style-name="P103"><text:s text:c="4"/>int n_result2 = strncmp(pt_first-&gt;s_lastname, pt_second-&gt;s_lastname, 21); </text:p>
            <text:p text:style-name="P103"/>
            <text:p text:style-name="P103"><text:s text:c="4"/>if(n_result1 &lt; 0 || (n_result1 == 0 &amp;&amp; n_result2 &lt; 0)) </text:p>
            <text:p text:style-name="P103"><text:s text:c="4"/>{ </text:p>
            <text:p text:style-name="P103"><text:s text:c="8"/>*(bool_t*)pv_output = true; </text:p>
            <text:p text:style-name="P103"><text:s text:c="4"/>} </text:p>
            <text:p text:style-name="P103"><text:s text:c="4"/>else </text:p>
            <text:p text:style-name="P103"><text:s text:c="4"/>{ </text:p>
            <text:p text:style-name="P103"><text:s text:c="8"/>*(bool_t*)pv_output = false; </text:p>
            <text:p text:style-name="P103"><text:s text:c="4"/>} </text:p>
            <text:p text:style-name="P103">} </text:p>
            <text:p text:style-name="P103"/>
            <text:p text:style-name="P103">int main(int argc, char* argv[]) </text:p>
            <text:p text:style-name="P103">{ </text:p>
            <text:p text:style-name="P103"><text:s text:c="4"/>deque_t* pdeq_coll = NULL; </text:p>
            <text:p text:style-name="P103"><text:s text:c="4"/>person_t t_person; </text:p>
            <text:p text:style-name="P103"/>
            <text:p text:style-name="P103"><text:s text:c="4"/>type_register(person_t, NULL, NULL, NULL, NULL); </text:p>
            <text:p text:style-name="P103"><text:s text:c="4"/>pdeq_coll = create_deque(person_t); </text:p>
            <text:p text:style-name="P103"><text:s text:c="4"/>if(pdeq_coll == NULL) </text:p>
            <text:p text:style-name="P103"><text:s text:c="4"/>{ </text:p>
            <text:p text:style-name="P103"><text:s text:c="8"/>return -1; </text:p>
            <text:p text:style-name="P103"><text:s text:c="4"/>} </text:p>
            <text:p text:style-name="P103"/>
            <text:p text:style-name="P103"><text:s text:c="4"/>deque_init(pdeq_coll); </text:p>
            <text:p text:style-name="P103"/>
            <text:p text:style-name="P103"><text:s text:c="4"/>memset(t_person.s_firstname, '\0', 21); </text:p>
            <text:p text:style-name="P103"><text:soft-page-break/><text:s text:c="4"/>memset(t_person.s_lastname, '\0', 21); </text:p>
            <text:p text:style-name="P103"><text:s text:c="4"/>strcpy(t_person.s_firstname, "Jonh"); </text:p>
            <text:p text:style-name="P103"><text:s text:c="4"/>strcpy(t_person.s_lastname, "right"); </text:p>
            <text:p text:style-name="P103"><text:s text:c="4"/>deque_push_back(pdeq_coll, &amp;t_person); </text:p>
            <text:p text:style-name="P103"><text:s text:c="4"/>memset(t_person.s_firstname, '\0', 21); </text:p>
            <text:p text:style-name="P103"><text:s text:c="4"/>memset(t_person.s_lastname, '\0', 21); </text:p>
            <text:p text:style-name="P103"><text:s text:c="4"/>strcpy(t_person.s_firstname, "Bill"); </text:p>
            <text:p text:style-name="P103"><text:s text:c="4"/>strcpy(t_person.s_lastname, "killer"); </text:p>
            <text:p text:style-name="P103"><text:s text:c="4"/>deque_push_back(pdeq_coll, &amp;t_person); </text:p>
            <text:p text:style-name="P103"><text:s text:c="4"/>memset(t_person.s_firstname, '\0', 21); </text:p>
            <text:p text:style-name="P103"><text:s text:c="4"/>memset(t_person.s_lastname, '\0', 21); </text:p>
            <text:p text:style-name="P103"><text:s text:c="4"/>strcpy(t_person.s_firstname, "Jonh"); </text:p>
            <text:p text:style-name="P103"><text:s text:c="4"/>strcpy(t_person.s_lastname, "sound"); </text:p>
            <text:p text:style-name="P103"><text:s text:c="4"/>deque_push_back(pdeq_coll, &amp;t_person); </text:p>
            <text:p text:style-name="P103"><text:s text:c="4"/>memset(t_person.s_firstname, '\0', 21); </text:p>
            <text:p text:style-name="P103"><text:s text:c="4"/>memset(t_person.s_lastname, '\0', 21); </text:p>
            <text:p text:style-name="P103"><text:s text:c="4"/>strcpy(t_person.s_firstname, "Bin"); </text:p>
            <text:p text:style-name="P103"><text:s text:c="4"/>strcpy(t_person.s_lastname, "lee"); </text:p>
            <text:p text:style-name="P103"><text:s text:c="4"/>deque_push_back(pdeq_coll, &amp;t_person); </text:p>
            <text:p text:style-name="P103"><text:s text:c="4"/>memset(t_person.s_firstname, '\0', 21); </text:p>
            <text:p text:style-name="P103"><text:s text:c="4"/>memset(t_person.s_lastname, '\0', 21); </text:p>
            <text:p text:style-name="P103"><text:s text:c="4"/>strcpy(t_person.s_firstname, "Lee"); </text:p>
            <text:p text:style-name="P103"><text:s text:c="4"/>strcpy(t_person.s_lastname, "bird"); </text:p>
            <text:p text:style-name="P103"><text:s text:c="4"/>deque_push_back(pdeq_coll, &amp;t_person); </text:p>
            <text:p text:style-name="P103"/>
            <text:p text:style-name="P103"><text:s text:c="4"/>algo_for_each(deque_begin(pdeq_coll), deque_end(pdeq_coll), _print); </text:p>
            <text:p text:style-name="P103"><text:s text:c="4"/>printf("\n"); </text:p>
            <text:p text:style-name="P103"/>
            <text:p text:style-name="P103"><text:s text:c="4"/>algo_sort_if(deque_begin(pdeq_coll), deque_end(pdeq_coll),</text:p>
            <text:p text:style-name="P103"><text:s text:c="8"/>_person_sort_criterion); </text:p>
            <text:p text:style-name="P103"/>
            <text:p text:style-name="P103"><text:s text:c="4"/>algo_for_each(deque_begin(pdeq_coll), deque_end(pdeq_coll), _print); </text:p>
            <text:p text:style-name="P103"><text:s text:c="4"/>printf("\n"); </text:p>
            <text:p text:style-name="P103"/>
            <text:p text:style-name="P103"><text:s text:c="4"/>deque_destroy(pdeq_coll); </text:p>
            <text:p text:style-name="P103"/>
            <text:p text:style-name="P103"><text:s text:c="4"/>return 0; </text:p>
            <text:p text:style-name="P103">}</text:p>
          </table:table-cell>
        </table:table-row>
      </table:table>
      <text:p text:style-name="P62">输出的结果是：</text:p>
      <text:p text:style-name="P35">Jonh.right Bill.killer Jonh.sound Bin.lee Lee.bird </text:p>
      <text:p text:style-name="P35">Bill.killer Bin.lee Jonh.right Jonh.sound Lee.bird </text:p>
      <text:p text:style-name="P35">可以看出是按照<text:span text:style-name="T71">_person_sort_criterion()</text:span>制定的规则排序的。</text:p>
      <text:list xml:id="list1313261909" text:continue-numbering="true" text:style-name="WW8Num13">
        <text:list-item>
          <text:list>
            <text:list-item>
              <text:list>
                <text:list-item>
                  <text:h text:style-name="P263" text:outline-level="3"><text:soft-page-break/>libcstl函数</text:h>
                </text:list-item>
              </text:list>
            </text:list-item>
          </text:list>
        </text:list-item>
      </text:list>
      <text:p text:style-name="P39"><text:span text:style-name="T54"><text:tab/></text:span><text:span text:style-name="T65">通过前面的例子我们知道可以通过自定义规则来扩展或者改变算法的行为，从而增强算法的能力和扩展性。那是不是只要使用自定义规则我们就要自己去编写新的规则呢？答案是否定的，因为</text:span><text:span text:style-name="T41">libcstl</text:span><text:span text:style-name="T65">库提供了大量的自定义规则，在这里我们把这些</text:span><text:span text:style-name="T41">libcstl</text:span><text:span text:style-name="T65">库预定以的自定义规则叫做</text:span><text:span text:style-name="T41">libcstl</text:span><text:span text:style-name="T65">函数，这些函数中一大部分是谓词。它们的形式都符合上面我们看到的算法接受的函数形式。要使用这些预定义的函数必须包含头文件：</text:span></text:p>
      <text:p text:style-name="P66">#include &lt;cstl/cfunctional.h&gt;</text:p>
      <text:p text:style-name="P41">下面是一个使用了<text:span text:style-name="T26">libcstl</text:span>预定义的二元函数的例子：</text:p>
      <table:table table:name="表格29" table:style-name="表格29">
        <table:table-column table:style-name="表格29.A"/>
        <table:table-row>
          <table:table-cell table:style-name="表格29.A1" office:value-type="string">
            <text:p text:style-name="P103">/* </text:p>
            <text:p text:style-name="P103"><text:s/>* sort2.c </text:p>
            <text:p text:style-name="P103"><text:s/>* compile with : -lcstl </text:p>
            <text:p text:style-name="P103"><text:s/>*/ </text:p>
            <text:p text:style-name="P103"/>
            <text:p text:style-name="P103">#include &lt;stdio.h&gt; </text:p>
            <text:p text:style-name="P103">#include &lt;cstl/cdeque.h&gt; </text:p>
            <text:p text:style-name="P103">#include &lt;cstl/calgorithm.h&gt; </text:p>
            <text:p text:style-name="P103">#include &lt;cstl/cfunctional.h&gt; </text:p>
            <text:p text:style-name="P103"/>
            <text:p text:style-name="P103">int main(int argc, char* argv[]) </text:p>
            <text:p text:style-name="P103">{ </text:p>
            <text:p text:style-name="P103"><text:s text:c="4"/>deque_t* pdeq_coll = create_deque(int); </text:p>
            <text:p text:style-name="P103"><text:s text:c="4"/>deque_iterator_t it_pos; </text:p>
            <text:p text:style-name="P103"/>
            <text:p text:style-name="P103"><text:s text:c="4"/>if(pdeq_coll == NULL) </text:p>
            <text:p text:style-name="P103"><text:s text:c="4"/>{ </text:p>
            <text:p text:style-name="P103"><text:s text:c="8"/>return -1; </text:p>
            <text:p text:style-name="P103"><text:s text:c="4"/>} </text:p>
            <text:p text:style-name="P103"/>
            <text:p text:style-name="P103"><text:s text:c="4"/>deque_init(pdeq_coll); </text:p>
            <text:p text:style-name="P103"/>
            <text:p text:style-name="P103"><text:s text:c="4"/>deque_push_back(pdeq_coll, 34); </text:p>
            <text:p text:style-name="P103"><text:s text:c="4"/>deque_push_back(pdeq_coll, 22); </text:p>
            <text:p text:style-name="P103"><text:s text:c="4"/>deque_push_back(pdeq_coll, 90); </text:p>
            <text:p text:style-name="P103"><text:s text:c="4"/>deque_push_back(pdeq_coll, 51); </text:p>
            <text:p text:style-name="P103"><text:s text:c="4"/>deque_push_back(pdeq_coll, 11); </text:p>
            <text:p text:style-name="P103"><text:s text:c="4"/>deque_push_back(pdeq_coll, 47); </text:p>
            <text:p text:style-name="P103"><text:s text:c="4"/>deque_push_back(pdeq_coll, 33); </text:p>
            <text:p text:style-name="P103"/>
            <text:p text:style-name="P103"><text:s text:c="4"/>for(it_pos = deque_begin(pdeq_coll); </text:p>
            <text:p text:style-name="P103"><text:s text:c="8"/>!iterator_equal(it_pos, deque_end(pdeq_coll)); </text:p>
            <text:p text:style-name="P103"><text:s text:c="8"/>it_pos = iterator_next(it_pos)) </text:p>
            <text:p text:style-name="P103"><text:soft-page-break/><text:s text:c="4"/>{ </text:p>
            <text:p text:style-name="P103"><text:s text:c="8"/>printf("%d ", *(int*)iterator_get_pointer(it_pos)); </text:p>
            <text:p text:style-name="P103"><text:s text:c="4"/>} </text:p>
            <text:p text:style-name="P103"><text:s text:c="4"/>printf("\n"); </text:p>
            <text:p text:style-name="P103"/>
            <text:p text:style-name="P103"><text:s text:c="4"/>algo_sort(deque_begin(pdeq_coll), deque_end(pdeq_coll)); </text:p>
            <text:p text:style-name="P103"><text:s text:c="4"/>for(it_pos = deque_begin(pdeq_coll); </text:p>
            <text:p text:style-name="P103"><text:s text:c="8"/>!iterator_equal(it_pos, deque_end(pdeq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algo_sort_if(deque_begin(pdeq_coll), deque_end(pdeq_coll), fun_greater_int); </text:p>
            <text:p text:style-name="P103"><text:s text:c="4"/>for(it_pos = deque_begin(pdeq_coll); </text:p>
            <text:p text:style-name="P103"><text:s text:c="8"/>!iterator_equal(it_pos, deque_end(pdeq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deque_destroy(pdeq_coll); </text:p>
            <text:p text:style-name="P103"/>
            <text:p text:style-name="P103"><text:s text:c="4"/>return 0; </text:p>
            <text:p text:style-name="P103">}</text:p>
          </table:table-cell>
        </table:table-row>
      </table:table>
      <text:p text:style-name="P50"/>
      <text:p text:style-name="P41">在向<text:span text:style-name="T43">pdeq_coll</text:span>中插入了数据后使用<text:span text:style-name="T24">algo_sort()</text:span>排序，这个算法其实是<text:span text:style-name="T24">algo_sort_if()</text:span>的使用默认关系二元函数的缩写版本，如果容器中的数据是<text:span text:style-name="T24">int</text:span>类型那么这个默认的关系二元函数就是<text:span text:style-name="T24">fun_less_int()。</text:span>最后使用了<text:span text:style-name="T24">algo_sort_if()</text:span>使用<text:span text:style-name="T24">fun_greater_int()</text:span>作为排序规则从大到小排序，所以结果：</text:p>
      <text:p text:style-name="P35">34 22 90 51 11 47 33 </text:p>
      <text:p text:style-name="P35">11 22 33 34 47 51 90 </text:p>
      <text:p text:style-name="P35">90 51 47 34 33 22 11 </text:p>
      <text:list xml:id="list388930497" text:continue-numbering="true" text:style-name="WW8Num13">
        <text:list-item>
          <text:list>
            <text:list-item>
              <text:h text:style-name="P250" text:outline-level="2"><text:span text:style-name="T24">libcstl容器</text:span>的使用过程</text:h>
              <text:list>
                <text:list-item>
                  <text:h text:style-name="P256" text:outline-level="3">libcstl容器的使用过程</text:h>
                </text:list-item>
              </text:list>
            </text:list-item>
          </text:list>
        </text:list-item>
      </text:list>
      <text:p text:style-name="P39"><text:span text:style-name="T30"><text:tab/></text:span><text:span text:style-name="T27">libcstl</text:span><text:span text:style-name="T58">提供定义的一系列的新类型，包括容器，容器适配器，迭代器，工具类型，函数类型。其中容器(序列容器</text:span><text:soft-page-break/><text:span text:style-name="T38">vector_t，deque_t，list_t，slist_t，</text:span><text:span text:style-name="T58">关联容器</text:span><text:span text:style-name="T38">set_t，map_t，multiset_t，multimap_t，hash_set_t，hash_map_t，</text:span><text:span text:style-name="T58"> </text:span><text:span text:style-name="T38">hash_multiset_t，</text:span><text:span text:style-name="T58">容器适配器</text:span><text:span text:style-name="T38">stack_t，queue_t，priority_queue_t，</text:span><text:span text:style-name="T58">字符串</text:span><text:span text:style-name="T38">string_t</text:span><text:span text:style-name="T58">)和工具类型中的</text:span><text:span text:style-name="T38">pair_t</text:span><text:span text:style-name="T58">在使用的时候都要遵循以下的过程：</text:span></text:p>
      <text:p text:style-name="P41"><text:tab/>首先要创建一个容器，然后初始化，使用完成后要销毁。下面以<text:span text:style-name="T24">vector_t</text:span>为例：</text:p>
      <text:list xml:id="list1973354093" text:style-name="L50">
        <text:list-item>
          <text:p text:style-name="P183">创建</text:p>
        </text:list-item>
      </text:list>
      <text:p text:style-name="P41"><text:tab/>使用<text:span text:style-name="T24">vector_t</text:span>之前要根据容器中存储的数据的类型创建容器，如果要存储<text:span text:style-name="T24">int</text:span>类型的数据调用<text:span text:style-name="T24">create_vector()</text:span>函数：</text:p>
      <text:p text:style-name="P66">vector_t* pvec_coll = create_vector(int);</text:p>
      <text:p text:style-name="P41">如果如果创建成功<text:span text:style-name="T24">pvec_coll</text:span>就是指向新创建的保存<text:span text:style-name="T24">int</text:span>类型的<text:span text:style-name="T24">vector_t</text:span>容器，如果创建过程失败那么<text:span text:style-name="T24">pvec_coll</text:span>就等于<text:span text:style-name="T24">NULL</text:span>。所以在创建一个类型之后要判断是否创建成功。每一个需要创建的类型都有一个以<text:span text:style-name="T24">create_</text:span>为前缀的函数，具体请参考《<text:span text:style-name="T24">The libcstl Library Reference Manual</text:span>》。</text:p>
      <text:list xml:id="list2186768541" text:style-name="L51">
        <text:list-item>
          <text:p text:style-name="P184">初始化</text:p>
        </text:list-item>
      </text:list>
      <text:p text:style-name="P41"><text:tab/>当<text:span text:style-name="T24">vector_t</text:span>被创建后要对容器进行初始化，这样才能使用，如果使用未初始化的容器，行为是未定义的，因为有很多事情要在初始化的过程中做。对于一个<text:span text:style-name="T24">libcstl容器</text:span>来说往往有多种初始化函数，这些初始化函数可以以不同的方式初始化这个<text:span text:style-name="T24">libcstl容器</text:span>。</text:p>
      <text:p text:style-name="P39"><text:span text:style-name="T58"><text:tab/>例如</text:span><text:span text:style-name="T38">vector_t</text:span><text:span text:style-name="T58">有</text:span><text:span text:style-name="T38">vector_init()，vector_init_n()，vector_init_elem()，vector_init_copy()，vector_init_copy_range()</text:span><text:span text:style-name="T58"> </text:span><text:span text:style-name="T38">5</text:span><text:span text:style-name="T58">个初始化函数，它们根据不同的方式对</text:span><text:span text:style-name="T38">vector_t</text:span><text:span text:style-name="T58">容器进行初始化，在创建</text:span><text:span text:style-name="T38">vector_t</text:span><text:span text:style-name="T58">容器后可以调用其中的任意一个，但是只能调用一次，如果对一个容器类型初始化多次那么程序的行为是未定义的：</text:span></text:p>
      <text:p text:style-name="P66">vector_init_n(pvec_coll, 100);</text:p>
      <text:p text:style-name="P41">初始化<text:span text:style-name="T24">vector_t</text:span>后容器中有<text:span text:style-name="T24">100</text:span>个元素，每个元素的值都是<text:span text:style-name="T24">0</text:span>。</text:p>
      <text:list xml:id="list613684157" text:style-name="L52">
        <text:list-item>
          <text:p text:style-name="P185">销毁</text:p>
        </text:list-item>
      </text:list>
      <text:p text:style-name="P41"><text:tab/><text:span text:style-name="T24">vector_t</text:span>使用完毕后一定要销毁，如果未销毁那么容器所占的内存就不会被释放。每一个容器都有销毁函数如：</text:p>
      <text:p text:style-name="P66">vector_destroy(pvec_coll);</text:p>
      <text:p text:style-name="P66"/>
      <text:list xml:id="list667290238" text:continue-list="list388930497" text:style-name="WW8Num13">
        <text:list-item>
          <text:list>
            <text:list-item>
              <text:list>
                <text:list-item>
                  <text:h text:style-name="P255" text:outline-level="3">数据类型的使用</text:h>
                </text:list-item>
              </text:list>
            </text:list-item>
          </text:list>
        </text:list-item>
      </text:list>
      <text:p text:style-name="P66"><text:tab/><text:span text:style-name="T42">l</text:span><text:span text:style-name="T44">ibcstl 2.0</text:span><text:span text:style-name="T62">版本对数据类型的处理做了很大改进，现在能够处理任何数据类型，</text:span><text:span text:style-name="T44">libcstl</text:span><text:span text:style-name="T62">将数据类型分为三类：</text:span></text:p>
      <text:list xml:id="list247487797" text:style-name="L53">
        <text:list-item>
          <text:p text:style-name="P234"><text:span text:style-name="T44">C</text:span><text:span text:style-name="T62">语言内建类型</text:span></text:p>
        </text:list-item>
      </text:list>
      <text:p text:style-name="P66"><text:span text:style-name="T62"><text:tab/></text:span><text:span text:style-name="T44">C</text:span><text:span text:style-name="T62">语言支持的基本类型如，</text:span><text:span text:style-name="T44">int</text:span><text:span text:style-name="T62">, </text:span><text:span text:style-name="T44">double</text:span><text:span text:style-name="T62">, </text:span><text:span text:style-name="T44">long</text:span><text:span text:style-name="T62">, </text:span><text:span text:style-name="T44">char</text:span><text:span text:style-name="T62">等，</text:span><text:span text:style-name="T44">C</text:span><text:span text:style-name="T62">字符串也属于这一类。</text:span></text:p>
      <text:list xml:id="list1157154752" text:style-name="L54">
        <text:list-item>
          <text:p text:style-name="P235"><text:span text:style-name="T44">libcstl</text:span><text:span text:style-name="T62">内建类型</text:span></text:p>
        </text:list-item>
      </text:list>
      <text:p text:style-name="P66"><text:span text:style-name="T62"><text:tab/></text:span><text:span text:style-name="T44">libcstl</text:span><text:span text:style-name="T62">库内部的容器类型，迭代器类型等等。</text:span></text:p>
      <text:list xml:id="list1875269549" text:style-name="L55">
        <text:list-item>
          <text:p text:style-name="P186">用户自定义类型</text:p>
        </text:list-item>
      </text:list>
      <text:p text:style-name="P66"><text:tab/><text:span text:style-name="T64">用户自己定义的结构，联合，枚举或者重定义的类型。</text:span></text:p>
      <text:p text:style-name="P66"/>
      <text:p text:style-name="P66"><text:tab/><text:span text:style-name="T64">对于前两种类型可以在创建容器中直接使用如：</text:span></text:p>
      <text:p text:style-name="P67">vector_t* pvec_coll = create_vector(int);</text:p>
      <text:p text:style-name="P67">vector_t* pvec_coll = create_vector(double);</text:p>
      <text:p text:style-name="P67">vector_t* pvec_coll = create_vector(char*);</text:p>
      <text:p text:style-name="P67">vector_t* pvec_coll = create_vector(list_t&lt;int&gt;);</text:p>
      <text:p text:style-name="P66"><text:span text:style-name="T64">等等(这里创建保存</text:span><text:span text:style-name="T44">libcstl</text:span><text:span text:style-name="T62">内建类型的容器时类型的描述有些特别，我会在第十章中详细介绍</text:span><text:span text:style-name="T64">)。但是对于用户自定义类型这样的方式就会创建失败，如有一种用户自定义类型</text:span><text:span text:style-name="T42">abc_t</text:span><text:span text:style-name="T64">，现在要创建一个保存</text:span><text:span text:style-name="T42">abc_t</text:span><text:span text:style-name="T64">类型的</text:span><text:span text:style-name="T42">vector_t</text:span><text:span text:style-name="T64">容器：</text:span></text:p>
      <text:p text:style-name="P67">vector_t* pvec_coll = create_vector(abc_t);</text:p>
      <text:p text:style-name="P66"><text:soft-page-break/><text:span text:style-name="T64">直接这样创建 </text:span><text:span text:style-name="T42">pvec_coll一定为NULL，因为libcstl库并不知道关于abc_t类型的任何信息。要使用这种新类型就必须在使用它之前注册这种类型：</text:span></text:p>
      <text:p text:style-name="P67">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1"/>
      <text:list xml:id="list711324957" text:continue-list="list667290238" text:style-name="WW8Num13">
        <text:list-item>
          <text:h text:style-name="P243" text:outline-level="1"><text:span text:style-name="T24">libcstl</text:span>工具类型</text:h>
        </text:list-item>
      </text:list>
      <text:p text:style-name="P60"><text:span text:style-name="T57"><text:tab/><text:tab/>为了使用方便，</text:span><text:span text:style-name="T37">libcstl</text:span><text:span text:style-name="T57">提供了很多实用的小工具类型。使用这些小工具的时候几乎没有什么开销，有的甚至不需要为了使用它特意的去包含特殊的头文件。这些工具类型包括</text:span><text:span text:style-name="T37">libcstl</text:span><text:span text:style-name="T57">定义的布尔类型</text:span><text:span text:style-name="T37">bool_t</text:span><text:span text:style-name="T57">，用于保存对数据的</text:span><text:span text:style-name="T37">pair_t</text:span><text:span text:style-name="T57">，用于表示数据区间的</text:span><text:span text:style-name="T37">range_t</text:span><text:span text:style-name="T57">。</text:span></text:p>
      <text:p text:style-name="P61"/>
      <text:list xml:id="list1778074289" text:continue-numbering="true" text:style-name="WW8Num13">
        <text:list-item>
          <text:list>
            <text:list-item>
              <text:h text:style-name="P248" text:outline-level="2">bool_t</text:h>
            </text:list-item>
          </text:list>
        </text:list-item>
      </text:list>
      <text:p text:style-name="P39"><text:span text:style-name="T19"><text:tab/></text:span><text:span text:style-name="T16">标准</text:span><text:span text:style-name="T27">C</text:span><text:span text:style-name="T16">语言中是没有布尔类型的，</text:span><text:span text:style-name="T58">为了使用方便和能够清楚的表达布尔的语义，</text:span><text:span text:style-name="T27">libcstl</text:span><text:span text:style-name="T58">引入了一个新的工具类型</text:span><text:span text:style-name="T38">bool_t</text:span><text:span text:style-name="T58">来表示布尔值，同时定义了</text:span><text:span text:style-name="T38">true</text:span><text:span text:style-name="T58">, </text:span><text:span text:style-name="T38">TRUE</text:span><text:span text:style-name="T58">, </text:span><text:span text:style-name="T38">false</text:span><text:span text:style-name="T58">, </text:span><text:span text:style-name="T38">FLASE。使用bool_t类型不需要包含特殊的头文件，</text:span><text:span text:style-name="T58">包含任何一个</text:span><text:span text:style-name="T27">libcstl</text:span><text:span text:style-name="T58">头文件就可以使用</text:span><text:span text:style-name="T38">bool_t</text:span><text:span text:style-name="T58">了。</text:span></text:p>
      <text:list xml:id="list1315062124" text:continue-numbering="true" text:style-name="WW8Num13">
        <text:list-item>
          <text:list>
            <text:list-item>
              <text:h text:style-name="P251" text:outline-level="2">pair_t</text:h>
            </text:list-item>
          </text:list>
        </text:list-item>
      </text:list>
      <text:p text:style-name="P39"><text:span text:style-name="T58"><text:tab/>在前面的章节中已经知道映射，多重映射等是以键/值对这样的形式保存数据的，但是实际存储在容器中的值却是</text:span><text:span text:style-name="T38">pair_t</text:span><text:span text:style-name="T58">类型，有它来管理键/值对。不只是键/值对，所有成对的数据可以使用</text:span><text:span text:style-name="T38">pair_t</text:span><text:span text:style-name="T58">类型来描述。</text:span><text:span text:style-name="T38">pair_t</text:span><text:span text:style-name="T58">不是容器所以它不能够保存多对数据，一个</text:span><text:span text:style-name="T38">pair_t</text:span><text:span text:style-name="T58">只能保存一对数据。使用</text:span><text:span text:style-name="T38">pair_t</text:span><text:span text:style-name="T58">要求包含头文件：</text:span></text:p>
      <text:p text:style-name="P66">#include &lt;cstl/cutility.h&gt;</text:p>
      <text:p text:style-name="P71">但是如果程序已经包含了头文件</text:p>
      <text:p text:style-name="P73"><text:span text:style-name="T54">#include &lt;cstl/cmap.h&gt; </text:span><text:span text:style-name="T65">或者 </text:span><text:span text:style-name="T54">#include &lt;cstl/chash_map.h&gt;</text:span></text:p>
      <text:p text:style-name="P72"><text:span text:style-name="T58">就不必包含</text:span><text:span text:style-name="T55">&lt;cstl/cutility.h&gt;</text:span><text:span text:style-name="T58">头文件了，这是因为映射容器要用到</text:span><text:span text:style-name="T38">pair_t</text:span><text:span text:style-name="T58">，在它的头文件中已经包含了</text:span><text:span text:style-name="T55">&lt;cstl/cutility.h&gt;</text:span><text:span text:style-name="T58">头文件了。</text:span></text:p>
      <text:p text:style-name="P71"/>
      <text:list xml:id="list1692970360" text:continue-numbering="true" text:style-name="WW8Num13">
        <text:list-item>
          <text:list>
            <text:list-item>
              <text:list>
                <text:list-item>
                  <text:h text:style-name="P257" text:outline-level="3"><text:span text:style-name="T24">pair_t</text:span>的使用过程</text:h>
                </text:list-item>
              </text:list>
            </text:list-item>
          </text:list>
        </text:list-item>
      </text:list>
      <text:p text:style-name="P39"><text:span text:style-name="T58"><text:tab/>虽然</text:span><text:span text:style-name="T38">pair_t</text:span><text:span text:style-name="T58">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39"><text:span text:style-name="T58"><text:tab/>上面的表格列出了</text:span><text:span text:style-name="T38">pair_t</text:span><text:span text:style-name="T58">创建，初始化和销毁的函数(本书中只类出了讲解相关的函数并且没有具体参数，全面俩解各个操作函数和参数的情况请参考《</text:span><text:span text:style-name="T38">The libcstl Library Reference Manual</text:span><text:span text:style-name="T58">》)。</text:span></text:p>
      <text:p text:style-name="P57"/>
      <text:list xml:id="list1302894513" text:continue-numbering="true" text:style-name="WW8Num13">
        <text:list-item>
          <text:list>
            <text:list-item>
              <text:list>
                <text:list-item>
                  <text:h text:style-name="P261" text:outline-level="3"><text:span text:style-name="T24">pair_t</text:span>的主要操作</text:h>
                </text:list-item>
              </text:list>
            </text:list-item>
          </text:list>
        </text:list-item>
      </text:list>
      <text:p text:style-name="P39"><text:span text:style-name="T58"><text:tab/></text:span><text:span text:style-name="T38">pair_t</text:span><text:span text:style-name="T58">是表示一对数据的，所以通过</text:span><text:span text:style-name="T38">pair_t</text:span><text:span text:style-name="T58">类型我们应该能够获得和设置这两个数据。依据这样的要求</text:span><text:span text:style-name="T38">pair_t</text:span><text:span text:style-name="T58">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100"><text:tab/>通过上面的操作函数我们就能够自由的使用<text:span text:style-name="T24">pair_t</text:span>中的数据了。</text:p>
      <text:p text:style-name="P100"><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2"><text:span text:style-name="T65">除了这些以外</text:span><text:span text:style-name="T41">pair_t</text:span><text:span text:style-name="T65">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3"><text:span text:style-name="T58"><text:tab/></text:span><text:span text:style-name="T38">pair_t</text:span><text:span text:style-name="T58">的比较过程都是首先比较第一个数据，当第一个数据是大于关系的时候整个关系操作就是大于关系，小于也如此，只有等于的时候再比较第二个数据，只有两个数据都相等的时候两个</text:span><text:span text:style-name="T38">pair_t</text:span><text:span text:style-name="T58">才相等。</text:span></text:p>
      <text:list xml:id="list963787212" text:continue-numbering="true" text:style-name="WW8Num13">
        <text:list-item>
          <text:list>
            <text:list-item>
              <text:list>
                <text:list-item>
                  <text:h text:style-name="P259" text:outline-level="3"><text:span text:style-name="T72">pair_t的应用实例</text:span><text:span text:style-name="T58"><text:tab/></text:span></text:h>
                </text:list-item>
              </text:list>
            </text:list-item>
          </text:list>
        </text:list-item>
      </text:list>
      <text:p text:style-name="P63"><text:span text:style-name="T58"><text:tab/>上面列举了有关</text:span><text:span text:style-name="T38">pair_t</text:span><text:span text:style-name="T58">的操作函数，下面用例子来演示以下如何使用</text:span><text:span text:style-name="T38">pair_t</text:span><text:span text:style-name="T58">:</text:span></text:p>
      <table:table table:name="表格34" table:style-name="表格34">
        <table:table-column table:style-name="表格34.A"/>
        <table:table-row>
          <table:table-cell table:style-name="表格34.A1" office:value-type="string">
            <text:p text:style-name="P103">/* </text:p>
            <text:p text:style-name="P103"><text:s/>* pair1.c </text:p>
            <text:p text:style-name="P103"><text:soft-page-break/><text:s/>* compile with : -lcstl </text:p>
            <text:p text:style-name="P103"><text:s/>*/ </text:p>
            <text:p text:style-name="P103"/>
            <text:p text:style-name="P103">#include &lt;stdio.h&gt; </text:p>
            <text:p text:style-name="P103">#include &lt;cstl/cutility.h&gt; </text:p>
            <text:p text:style-name="P103"/>
            <text:p text:style-name="P103">int main(int argc, char* argv[]) </text:p>
            <text:p text:style-name="P103">{ </text:p>
            <text:p text:style-name="P103"><text:s text:c="4"/>pair_t* ppair_p1 = create_pair(int, double); </text:p>
            <text:p text:style-name="P103"><text:s text:c="4"/>pair_t* ppair_p2 = create_pair(int, double); </text:p>
            <text:p text:style-name="P103"><text:s text:c="4"/>pair_t* ppair_p3 = create_pair(int, double); </text:p>
            <text:p text:style-name="P103"/>
            <text:p text:style-name="P103"><text:s text:c="4"/>if(ppair_p1 == NULL || ppair_p2 == NULL || ppair_p3 == NULL) </text:p>
            <text:p text:style-name="P103"><text:s text:c="4"/>{ </text:p>
            <text:p text:style-name="P103"><text:s text:c="8"/>return -1; </text:p>
            <text:p text:style-name="P103"><text:s text:c="4"/>} </text:p>
            <text:p text:style-name="P103"/>
            <text:p text:style-name="P103"><text:s text:c="4"/>pair_init(ppair_p1); </text:p>
            <text:p text:style-name="P103"><text:s text:c="4"/>pair_init_elem(ppair_p2, 10, 1.1e-2); </text:p>
            <text:p text:style-name="P103"><text:s text:c="4"/>pair_init_copy(ppair_p3, ppair_p2); </text:p>
            <text:p text:style-name="P103"/>
            <text:p text:style-name="P103"><text:s text:c="4"/>printf("Original pair:\n"); </text:p>
            <text:p text:style-name="P103"><text:s text:c="4"/>printf("p1(%d, %lf)\n", </text:p>
            <text:p text:style-name="P103"><text:s text:c="8"/>*(int*)pair_first(ppair_p1), </text:p>
            <text:p text:style-name="P103"><text:s text:c="8"/>*(double*)pair_second(ppair_p1)); </text:p>
            <text:p text:style-name="P103"><text:s text:c="4"/>printf("p2(%d, %lf)\n", </text:p>
            <text:p text:style-name="P103"><text:s text:c="8"/>*(int*)pair_first(ppair_p2), </text:p>
            <text:p text:style-name="P103"><text:s text:c="8"/>*(double*)pair_second(ppair_p2)); </text:p>
            <text:p text:style-name="P103"><text:s text:c="4"/>printf("p3(%d, %lf)\n", </text:p>
            <text:p text:style-name="P103"><text:s text:c="8"/>*(int*)pair_first(ppair_p3), </text:p>
            <text:p text:style-name="P103"><text:s text:c="8"/>*(double*)pair_second(ppair_p3)); </text:p>
            <text:p text:style-name="P103"/>
            <text:p text:style-name="P103"><text:s text:c="4"/>pair_make(ppair_p1, 10, 2.222); </text:p>
            <text:p text:style-name="P103"><text:s text:c="4"/>pair_assign(ppair_p3, ppair_p1); </text:p>
            <text:p text:style-name="P103"><text:s text:c="4"/>printf("After modifying:\n"); </text:p>
            <text:p text:style-name="P103"><text:s text:c="4"/>printf("p1(%d, %lf)\n", </text:p>
            <text:p text:style-name="P103"><text:s text:c="8"/>*(int*)pair_first(ppair_p1), </text:p>
            <text:p text:style-name="P103"><text:s text:c="8"/>*(double*)pair_second(ppair_p1)); </text:p>
            <text:p text:style-name="P103"><text:s text:c="4"/>printf("p2(%d, %lf)\n", </text:p>
            <text:p text:style-name="P103"><text:s text:c="8"/>*(int*)pair_first(ppair_p2), </text:p>
            <text:p text:style-name="P103"><text:s text:c="8"/>*(double*)pair_second(ppair_p2)); </text:p>
            <text:p text:style-name="P103"><text:s text:c="4"/>printf("p3(%d, %lf)\n", </text:p>
            <text:p text:style-name="P103"><text:s text:c="8"/>*(int*)pair_first(ppair_p3), </text:p>
            <text:p text:style-name="P103"><text:soft-page-break/><text:s text:c="8"/>*(double*)pair_second(ppair_p3)); </text:p>
            <text:p text:style-name="P103"/>
            <text:p text:style-name="P103"><text:s text:c="4"/>printf("Compare:\n"); </text:p>
            <text:p text:style-name="P103"><text:s text:c="4"/>if(pair_equal(ppair_p1, ppair_p3)) </text:p>
            <text:p text:style-name="P103"><text:s text:c="4"/>{ </text:p>
            <text:p text:style-name="P103"><text:s text:c="8"/>printf("p1(%d, %lf) == p3(%d, %lf)\n", </text:p>
            <text:p text:style-name="P103"><text:s text:c="12"/>*(int*)pair_first(ppair_p1), </text:p>
            <text:p text:style-name="P103"><text:s text:c="12"/>*(double*)pair_second(ppair_p1), </text:p>
            <text:p text:style-name="P103"><text:s text:c="12"/>*(int*)pair_first(ppair_p3), </text:p>
            <text:p text:style-name="P103"><text:s text:c="12"/>*(double*)pair_second(ppair_p3)); </text:p>
            <text:p text:style-name="P103"><text:s text:c="4"/>} </text:p>
            <text:p text:style-name="P103"><text:s text:c="4"/>else </text:p>
            <text:p text:style-name="P103"><text:s text:c="4"/>{ </text:p>
            <text:p text:style-name="P103"><text:s text:c="8"/>printf("p1(%d, %lf) != p3(%d, %lf)\n", </text:p>
            <text:p text:style-name="P103"><text:s text:c="12"/>*(int*)pair_first(ppair_p1), </text:p>
            <text:p text:style-name="P103"><text:s text:c="12"/>*(double*)pair_second(ppair_p1), </text:p>
            <text:p text:style-name="P103"><text:s text:c="12"/>*(int*)pair_first(ppair_p3), </text:p>
            <text:p text:style-name="P103"><text:s text:c="12"/>*(double*)pair_second(ppair_p3)); </text:p>
            <text:p text:style-name="P103"><text:s text:c="4"/>} </text:p>
            <text:p text:style-name="P103"><text:s text:c="4"/>if(pair_not_equal(ppair_p1, ppair_p2)) </text:p>
            <text:p text:style-name="P103"><text:s text:c="4"/>{ </text:p>
            <text:p text:style-name="P103"><text:s text:c="8"/>printf("p1(%d, %lf) != p2(%d, %lf)\n", </text:p>
            <text:p text:style-name="P103"><text:s text:c="12"/>*(int*)pair_first(ppair_p1), </text:p>
            <text:p text:style-name="P103"><text:s text:c="12"/>*(double*)pair_second(ppair_p1), </text:p>
            <text:p text:style-name="P103"><text:s text:c="12"/>*(int*)pair_first(ppair_p2), </text:p>
            <text:p text:style-name="P103"><text:s text:c="12"/>*(double*)pair_second(ppair_p2)); </text:p>
            <text:p text:style-name="P103"><text:s text:c="4"/>} </text:p>
            <text:p text:style-name="P103"><text:s text:c="4"/>else </text:p>
            <text:p text:style-name="P103"><text:s text:c="4"/>{ </text:p>
            <text:p text:style-name="P103"><text:s text:c="8"/>printf("p1(%d, %lf) == p2(%d, %lf)\n", </text:p>
            <text:p text:style-name="P103"><text:s text:c="12"/>*(int*)pair_first(ppair_p1), </text:p>
            <text:p text:style-name="P103"><text:s text:c="12"/>*(double*)pair_second(ppair_p1), </text:p>
            <text:p text:style-name="P103"><text:s text:c="12"/>*(int*)pair_first(ppair_p2), </text:p>
            <text:p text:style-name="P103"><text:s text:c="12"/>*(double*)pair_second(ppair_p2)); </text:p>
            <text:p text:style-name="P103"><text:s text:c="4"/>} </text:p>
            <text:p text:style-name="P103"/>
            <text:p text:style-name="P103"><text:s text:c="4"/>pair_make(ppair_p1, 22, 35.2); </text:p>
            <text:p text:style-name="P103"><text:s text:c="4"/>pair_make(ppair_p2, 62, 35.2); </text:p>
            <text:p text:style-name="P103"><text:s text:c="4"/>pair_make(ppair_p3, 22, 70.0); </text:p>
            <text:p text:style-name="P103"><text:s text:c="4"/>if(pair_less(ppair_p1, ppair_p2)) </text:p>
            <text:p text:style-name="P103"><text:s text:c="4"/>{ </text:p>
            <text:p text:style-name="P103"><text:s text:c="8"/>printf("p1(%d, %lf) &lt; p2(%d, %lf)\n", </text:p>
            <text:p text:style-name="P103"><text:s text:c="12"/>*(int*)pair_first(ppair_p1), </text:p>
            <text:p text:style-name="P103"><text:soft-page-break/><text:s text:c="12"/>*(double*)pair_second(ppair_p1), </text:p>
            <text:p text:style-name="P103"><text:s text:c="12"/>*(int*)pair_first(ppair_p2), </text:p>
            <text:p text:style-name="P103"><text:s text:c="12"/>*(double*)pair_second(ppair_p2)); </text:p>
            <text:p text:style-name="P103"><text:s text:c="4"/>} </text:p>
            <text:p text:style-name="P103"><text:s text:c="4"/>else </text:p>
            <text:p text:style-name="P103"><text:s text:c="4"/>{ </text:p>
            <text:p text:style-name="P103"><text:s text:c="8"/>printf("p1(%d, %lf) &gt;= p2(%d, %lf)\n", </text:p>
            <text:p text:style-name="P103"><text:s text:c="12"/>*(int*)pair_first(ppair_p1), </text:p>
            <text:p text:style-name="P103"><text:s text:c="12"/>*(double*)pair_second(ppair_p1), </text:p>
            <text:p text:style-name="P103"><text:s text:c="12"/>*(int*)pair_first(ppair_p2), </text:p>
            <text:p text:style-name="P103"><text:s text:c="12"/>*(double*)pair_second(ppair_p2)); </text:p>
            <text:p text:style-name="P103"><text:s text:c="4"/>} </text:p>
            <text:p text:style-name="P103"><text:s text:c="4"/>if(pair_less(ppair_p1, ppair_p3)) </text:p>
            <text:p text:style-name="P103"><text:s text:c="4"/>{ </text:p>
            <text:p text:style-name="P103"><text:s text:c="8"/>printf("p1(%d, %lf) &lt; p3(%d, %lf)\n", </text:p>
            <text:p text:style-name="P103"><text:s text:c="12"/>*(int*)pair_first(ppair_p1), </text:p>
            <text:p text:style-name="P103"><text:s text:c="12"/>*(double*)pair_second(ppair_p1), </text:p>
            <text:p text:style-name="P103"><text:s text:c="12"/>*(int*)pair_first(ppair_p3), </text:p>
            <text:p text:style-name="P103"><text:s text:c="12"/>*(double*)pair_second(ppair_p3)); </text:p>
            <text:p text:style-name="P103"><text:s text:c="4"/>} </text:p>
            <text:p text:style-name="P103"><text:s text:c="4"/>else </text:p>
            <text:p text:style-name="P103"><text:s text:c="4"/>{ </text:p>
            <text:p text:style-name="P103"><text:s text:c="8"/>printf("p1(%d, %lf) &gt;= p3(%d, %lf)\n", </text:p>
            <text:p text:style-name="P103"><text:s text:c="12"/>*(int*)pair_first(ppair_p1), </text:p>
            <text:p text:style-name="P103"><text:s text:c="12"/>*(double*)pair_second(ppair_p1), </text:p>
            <text:p text:style-name="P103"><text:s text:c="12"/>*(int*)pair_first(ppair_p3), </text:p>
            <text:p text:style-name="P103"><text:s text:c="12"/>*(double*)pair_second(ppair_p3)); </text:p>
            <text:p text:style-name="P103"><text:s text:c="4"/>} </text:p>
            <text:p text:style-name="P103"/>
            <text:p text:style-name="P103"><text:s text:c="4"/>pair_destroy(ppair_p1); </text:p>
            <text:p text:style-name="P103"><text:s text:c="4"/>pair_destroy(ppair_p2); </text:p>
            <text:p text:style-name="P103"><text:s text:c="4"/>pair_destroy(ppair_p3); </text:p>
            <text:p text:style-name="P103"/>
            <text:p text:style-name="P103"><text:s text:c="4"/>return 0; </text:p>
            <text:p text:style-name="P103">}</text:p>
          </table:table-cell>
        </table:table-row>
      </table:table>
      <text:p text:style-name="P62">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50"/>
      <text:list xml:id="list1769848785" text:continue-numbering="true" text:style-name="WW8Num13">
        <text:list-item>
          <text:list>
            <text:list-item>
              <text:h text:style-name="P248" text:outline-level="2">range_t</text:h>
            </text:list-item>
          </text:list>
        </text:list-item>
      </text:list>
      <text:p text:style-name="P62"><text:tab/>有些函数的返回值是一个数据区间，例如关联容器的<text:span text:style-name="T24">equal_range</text:span>操作函数，在<text:span text:style-name="T24">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4">range_t</text:span>类型来表示数据区间就不用再有上面的烦恼了。<text:span text:style-name="T24">这个</text:span>类型本身就是一个结构体，用两个成员来表示数据区间的界限迭代器。使用之后可以直接丢弃，没有手动调用释放资源的烦恼了。</text:p>
      <text:p text:style-name="P62"><text:tab/><text:span text:style-name="T24">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62">这样通过<text:span text:style-name="T24">range_t</text:span>的两个成员就可以表示数据区间<text:span text:style-name="T24">[it_begin, it_end)</text:span>。使用<text:span text:style-name="T24">range_t</text:span>于使用<text:span text:style-name="T24">bool_t</text:span>一样无需包含特殊的头文件，只要包含任意的<text:span text:style-name="T24">libcstl</text:span>头文件就能够使用它了。</text:p>
      <text:p text:style-name="P50"/>
      <text:p text:style-name="P50"/>
      <text:list xml:id="list867387722" text:continue-numbering="true" text:style-name="WW8Num13">
        <text:list-item>
          <text:h text:style-name="P243" text:outline-level="1"><text:span text:style-name="T24">libcstl</text:span>容器</text:h>
        </text:list-item>
      </text:list>
      <text:p text:style-name="P39"><text:span text:style-name="T16"><text:tab/>在接下来的一章中我们将详细讨论</text:span><text:span text:style-name="T27">libcstl各个容器的结构，特点，操作性能以及各种操作如何使用。在本章的最后还对比各个容器的优缺点，以便用户按照需求适当的选择容器类型。</text:span></text:p>
      <text:list xml:id="list1103530107" text:continue-numbering="true" text:style-name="WW8Num13">
        <text:list-item>
          <text:list>
            <text:list-item>
              <text:h text:style-name="P250" text:outline-level="2">容器的特点和共同的操作</text:h>
            </text:list-item>
          </text:list>
        </text:list-item>
      </text:list>
      <text:p text:style-name="P62"><text:tab/>在详细讨论各个容器之前我们先来讨论下一容器的共同特点和共同的操作。</text:p>
      <text:list xml:id="list779361812" text:continue-numbering="true" text:style-name="WW8Num13">
        <text:list-item>
          <text:list>
            <text:list-item>
              <text:list>
                <text:list-item>
                  <text:h text:style-name="P254" text:outline-level="3"><text:soft-page-break/>容器的共同特点</text:h>
                </text:list-item>
              </text:list>
            </text:list-item>
          </text:list>
        </text:list-item>
      </text:list>
      <text:p text:style-name="P62"><text:tab/>各种类型的容器它们都有如下的共同特点:</text:p>
      <text:list xml:id="list1275108351" text:style-name="L56">
        <text:list-item>
          <text:p text:style-name="P187">容器中保存的是数据的拷贝</text:p>
        </text:list-item>
      </text:list>
      <text:p text:style-name="P63"><text:span text:style-name="T58"><text:tab/>容器中保存的都是数据的拷贝，而不是指向实际数据的指针，这样就要求数据本身都是有明确的拷贝操作函数的。对于</text:span><text:span text:style-name="T38">C</text:span><text:span text:style-name="T58">内建类型和</text:span><text:span text:style-name="T38">libcstl</text:span><text:span text:style-name="T58">内建类型库本身提供了这些类型的拷贝操作，但是对于用户自定义类型就要求在注册这个类型的时候提供拷贝操作函数，如果没有提供拷贝操作函数，那么</text:span><text:span text:style-name="T38">libcstl</text:span><text:span text:style-name="T58">库会提供一个默认的拷贝操作，这样的话有些自定义类型的拷贝操作就不准确了。</text:span></text:p>
      <text:list xml:id="list435286455" text:style-name="L57">
        <text:list-item>
          <text:p text:style-name="P188">数据能够初始化和销毁</text:p>
        </text:list-item>
      </text:list>
      <text:p text:style-name="P63"><text:span text:style-name="T58"><text:tab/>这是因为在容器中插入新数据时要求对数据进行初始化，在删除数据的时候要对数据进行销毁。因为对于一个特定的数据类型，只有定义数据类型的人最清除数据内部的情况，</text:span><text:span text:style-name="T38">libcstl</text:span><text:span text:style-name="T58">库本身并不知道数据内部的事情，要求有初始化和销毁操作是为了保证数据能够在被创建和销毁的过程中做很多操作。有可能数据在初始化的时候要申请资源在销毁的时候要释放资源。</text:span></text:p>
      <text:list xml:id="list755211183" text:style-name="L58">
        <text:list-item>
          <text:p text:style-name="P189">数据的比较操作</text:p>
        </text:list-item>
      </text:list>
      <text:p text:style-name="P62"><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202764151" text:style-name="L59">
        <text:list-item>
          <text:p text:style-name="P190">操作函数并非安全</text:p>
        </text:list-item>
      </text:list>
      <text:p text:style-name="P62"><text:tab/>容器的操作函数并非安全，用户要保证传入操作函数的参数是合法并且有效的，非法或者是无效的参数导致操作函数的行为未定义。</text:p>
      <text:list xml:id="list68063556" text:continue-list="list779361812" text:style-name="WW8Num13">
        <text:list-item>
          <text:list>
            <text:list-item>
              <text:list>
                <text:list-item>
                  <text:h text:style-name="P258" text:outline-level="3">容器的共同操作</text:h>
                </text:list-item>
              </text:list>
            </text:list-item>
          </text:list>
        </text:list-item>
      </text:list>
      <text:p text:style-name="P62"><text:tab/>无论是那种容器类型都有如下这几种操作：</text:p>
      <text:list xml:id="list111769306" text:style-name="L60">
        <text:list-item>
          <text:p text:style-name="P191">创建容器</text:p>
        </text:list-item>
      </text:list>
      <text:p text:style-name="P62"><text:tab/>容器在使用之前都要创建，创建是为了确定容器中保存数据的类型。</text:p>
      <text:list xml:id="list1774717862" text:style-name="L61">
        <text:list-item>
          <text:p text:style-name="P192">初始化和销毁</text:p>
        </text:list-item>
      </text:list>
      <text:p text:style-name="P62"><text:tab/>初始化和销毁是为了申请和释放容器占用的资源，同时初始化和销毁还对容器中的数据进行了初始化和销毁。</text:p>
      <text:list xml:id="list1688065231" text:style-name="L62">
        <text:list-item>
          <text:p text:style-name="P193">与数据数量有关的操作</text:p>
        </text:list-item>
      </text:list>
      <text:p text:style-name="P62"><text:tab/>每个容器都有下面三个与数据数量有关的操作函数。</text:p>
      <text:p text:style-name="P39"><text:span text:style-name="T65"><text:tab/></text:span><text:span text:style-name="T41">xxxx_size()</text:span></text:p>
      <text:p text:style-name="P62"><text:tab/>返回容器中数据的数量。</text:p>
      <text:p text:style-name="P39"><text:span text:style-name="T65"><text:tab/></text:span><text:span text:style-name="T41">xxxx_empty()</text:span></text:p>
      <text:p text:style-name="P62"><text:tab/>判断容器是否为空。</text:p>
      <text:p text:style-name="P39"><text:span text:style-name="T65"><text:tab/></text:span><text:span text:style-name="T41">xxxx_max_size()</text:span></text:p>
      <text:p text:style-name="P62"><text:tab/>返回容器可以容纳的数据的最大数量，这个值是一个与系统相关的常量，同时它还与保存在容器中的数据类型相关。</text:p>
      <text:list xml:id="list1026211647" text:style-name="L63">
        <text:list-item>
          <text:p text:style-name="P194">比较操作</text:p>
        </text:list-item>
      </text:list>
      <text:p text:style-name="P62"><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694451301" text:style-name="L64">
        <text:list-item>
          <text:p text:style-name="P195"><text:soft-page-break/>赋值和交换</text:p>
        </text:list-item>
      </text:list>
      <text:p text:style-name="P62"><text:tab/>赋值是使用现有的数据将容器中原有的数据替换掉，交换就是交换两个容器中的内容。</text:p>
      <text:p text:style-name="P62"/>
      <text:list xml:id="list2168721407" text:continue-list="list68063556" text:style-name="WW8Num13">
        <text:list-item>
          <text:list>
            <text:list-item>
              <text:h text:style-name="P251" text:outline-level="2">vector_t</text:h>
            </text:list-item>
          </text:list>
        </text:list-item>
      </text:list>
      <text:p text:style-name="P39"><text:span text:style-name="T18"><text:tab/></text:span><text:span text:style-name="T38">vector_t</text:span><text:span text:style-name="T58">容器类似一个动态的数组，但是它可以根据需要动态的生长。</text:span></text:p>
      <text:p text:style-name="P59"><draw:frame draw:style-name="fr3" draw:name="图形11" text:anchor-type="paragraph" svg:width="19.006cm" svg:height="2.473cm" draw:z-index="19"><draw:image xlink:href="Pictures/10000000000002C30000005C3F52F8AE.jpg" xlink:type="simple" xlink:show="embed" xlink:actuate="onLoad"/></draw:frame>图<text:span text:style-name="T24">4.1 vector_t</text:span>的结构</text:p>
      <text:p text:style-name="P39"><text:span text:style-name="T58">要使用</text:span><text:span text:style-name="T38">vector_t</text:span><text:span text:style-name="T58">必须包含头文件</text:span><text:span text:style-name="T70">&lt;cstl/cvector.h&gt;</text:span></text:p>
      <text:list xml:id="list489209912" text:continue-numbering="true" text:style-name="WW8Num13">
        <text:list-item>
          <text:list>
            <text:list-item>
              <text:list>
                <text:list-item>
                  <text:h text:style-name="P261" text:outline-level="3"><text:span text:style-name="T24">vector_t</text:span>的能力</text:h>
                </text:list-item>
              </text:list>
            </text:list-item>
          </text:list>
        </text:list-item>
      </text:list>
      <text:p text:style-name="P39"><text:span text:style-name="T54"><text:tab/></text:span><text:span text:style-name="T38">vector_t</text:span><text:span text:style-name="T58">将数据拷贝到内部的动态数组中，数据的顺序与插入的顺序有关与数据本身无关。</text:span><text:span text:style-name="T38">vector_t</text:span><text:span text:style-name="T58">是随机访问容器，可以使用下标随机访问容器中的数据，</text:span><text:span text:style-name="T38">vector_t</text:span><text:span text:style-name="T58">的迭代器也是随即访问迭代器。任何</text:span><text:span text:style-name="T27">libcstl</text:span><text:span text:style-name="T58">算法都可以作用于</text:span><text:span text:style-name="T38">vector_t</text:span><text:span text:style-name="T58">容器。</text:span></text:p>
      <text:p text:style-name="P41"><text:tab/>在<text:span text:style-name="T24">vector_t</text:span>末尾插入或删除数据效率很高，在中间或开头插入或删除数据效率很低，因为这样会移动大量数据。</text:p>
      <text:p text:style-name="P41"/>
      <text:list xml:id="list1836070061" text:style-name="L65">
        <text:list-item>
          <text:p text:style-name="P196">尺寸和容量</text:p>
        </text:list-item>
      </text:list>
      <text:p text:style-name="P39"><text:span text:style-name="T54"><text:tab/></text:span><text:span text:style-name="T58">为数据分配更多的内存往往比分配正好的内存有更好的效率。为了正确和有效的使用</text:span><text:span text:style-name="T38">vector_t</text:span><text:span text:style-name="T58">必须理解尺寸和容量之间的关系。</text:span><text:span text:style-name="T38">vector_t</text:span><text:span text:style-name="T58">提供了一个函数</text:span><text:span text:style-name="T38">vector_size()</text:span><text:span text:style-name="T58">获得容器的尺寸，也就是实际保存的数据的个数，同时提供了一个</text:span><text:span text:style-name="T38">vector_capacity()</text:span><text:span text:style-name="T58">函数获得容器的容量，容量就是在</text:span><text:span text:style-name="T38">vector_t</text:span><text:span text:style-name="T58">不重新分配内存的情况下</text:span><text:span text:style-name="T38">vector_t</text:span><text:span text:style-name="T58">中能够保存的数据的总量。如果要保存的数据的个数超过的容器的容量，那么容器就会重新分配内存来容纳下这些数据。</text:span></text:p>
      <text:p text:style-name="P41"><text:tab/>重现分配内存后容器以前的迭代器就失效了，同时重新分配内存也很耗时。为了避免重新分配内存，使用<text:span text:style-name="T24">vector_reserve()</text:span>函数来指定容量的大小，或者使用<text:span text:style-name="T24">vector_init_n()</text:span>函数来指定容其中数据的个数，或者使用<text:span text:style-name="T24">vector_resize()</text:span>函数来改变容器中数据的个数。</text:p>
      <text:p text:style-name="P41"><text:tab/>我们可以使用<text:span text:style-name="T24">vector_reserve()来增大vector_t的容量，但是并不能使用vector_reserve()来缩小vector_t的容量，及时传递个vector_reserve()的参数小于当前vector_t的容量，那么这个容量也是不会改变的。</text:span></text:p>
      <text:list xml:id="list1541287802" text:continue-list="list489209912" text:style-name="WW8Num13">
        <text:list-item>
          <text:list>
            <text:list-item>
              <text:list>
                <text:list-item>
                  <text:h text:style-name="P264" text:outline-level="3"><text:span text:style-name="T24">vector_t</text:span>的操作</text:h>
                </text:list-item>
              </text:list>
            </text:list-item>
          </text:list>
        </text:list-item>
      </text:list>
      <text:list xml:id="list769279434" text:style-name="L66">
        <text:list-item>
          <text:p text:style-name="P197">创建，初始化和销毁操作</text:p>
        </text:list-item>
      </text:list>
      <text:p text:style-name="P8"><text:tab/><text:span text:style-name="T60">上面已经提到了创建是为了确定</text:span><text:span text:style-name="T33">vector_t</text:span><text:span text:style-name="T60">中保存的数据类型，初始化是为</text:span><text:span text:style-name="T33">vector_t</text:span><text:span text:style-name="T60">保存数据申请资源，同时有多种方式初始化一个</text:span><text:span text:style-name="T33">vector_t</text:span><text:span text:style-name="T60">，如初始化一个空的</text:span><text:span text:style-name="T33">vector_t</text:span><text:span text:style-name="T60">，或者使用多个数据初始化一个</text:span><text:span text:style-name="T33">vector_t</text:span><text:span text:style-name="T60">等等，销毁是释放</text:span><text:span text:style-name="T33">vector_t</text:span><text:span text:style-name="T60">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4"><text:span text:style-name="T33">vector_init_copy_range()</text:span><text:span text:style-name="T21">中要求使用一个数据区间来初始化</text:span><text:span text:style-name="T33">vector_t，</text:span><text:span text:style-name="T21">这个区间必须属于另一个</text:span><text:span text:style-name="T33">vector_t</text:span><text:span text:style-name="T21">, </text:span><text:span text:style-name="T24">libcstl</text:span><text:span text:style-name="T21">不支持使用不同种类的数据区间进行初始化。</text:span></text:p>
      <text:p text:style-name="P41"/>
      <text:list xml:id="list470287234" text:style-name="L67">
        <text:list-item>
          <text:p text:style-name="P198">非质变操作</text:p>
        </text:list-item>
      </text:list>
      <text:p text:style-name="P39"><text:span text:style-name="T54"><text:tab/></text:span><text:span text:style-name="T58">质变操作是指修改容器数据，非质变操作就是指操作后容器种的数据内容和数量不会改变。</text:span><text:span text:style-name="T38">vector_t</text:span><text:span text:style-name="T58">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1"><text:tab/>这些函数中前面两个是与容器中数据的实际数量相关的，第三个函数的返回值是一个与系统和保存数据的类型相关的常数，后两个是与容器容量相关的函数。</text:p>
      <text:p text:style-name="P41"><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1"/>
      <text:list xml:id="list2150576852" text:style-name="L68">
        <text:list-item>
          <text:p text:style-name="P199">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1"><text:span text:style-name="T24">vector_assign_range()</text:span>也要求使用属于<text:span text:style-name="T24">vector_t</text:span>的数据区间。<text:span text:style-name="T24">vector_swap()</text:span>要求两个<text:span text:style-name="T24">vector_t</text:span>保存的数据类型是相同的否则导致函数的行为未定义。</text:p>
      <text:p text:style-name="P50"><text:soft-page-break/></text:p>
      <text:list xml:id="list2150729593" text:style-name="L69">
        <text:list-item>
          <text:p text:style-name="P200">数据访问</text:p>
        </text:list-item>
      </text:list>
      <text:p text:style-name="P39"><text:span text:style-name="T65"><text:tab/>数据的访问是直接对数据进行操作，这些函数返回的都是</text:span><text:span text:style-name="T41">void</text:span><text:span text:style-name="T65">*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1">对数据进行访问的时候要确保待访问的数据是存在的，访问不存在的数据结果是未定义的，例如使用了超出范围的下标或者要访问空<text:span text:style-name="T24">vector_t</text:span>中的第一个或者最后一个数据。</text:p>
      <text:p text:style-name="P41"/>
      <text:list xml:id="list1303841018" text:style-name="L70">
        <text:list-item>
          <text:p text:style-name="P173"><text:span text:style-name="T58">与</text:span><text:span text:style-name="T65">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50"><text:tab/><text:span text:style-name="T42">vector_t</text:span><text:span text:style-name="T64">的迭代器是随机访问迭代器，同时vector_t迭代器只有在下面这两种情况下才会失效：第一当在迭代器所指数据的前面出入了数据，第二整个容器的内存重新分配。</text:span></text:p>
      <text:p text:style-name="P50"/>
      <text:p text:style-name="P50"><text:tab/><text:span text:style-name="T64">插入和删除</text:span></text:p>
      <text:p text:style-name="P39"><text:span text:style-name="T54"><text:tab/></text:span><text:span text:style-name="T58">调用插入和删除函数是一定要保证迭代器或数据区间是有效的，否则操作函数行为未定义。插入或删除操作在下面的情况下更快一些：</text:span></text:p>
      <text:p text:style-name="P41"><text:tab/>在末尾插入或删除数据。</text:p>
      <text:p text:style-name="P41"><text:tab/>容量足够大。</text:p>
      <text:p text:style-name="P41"><text:tab/>一次操作比多次操作更快。</text:p>
      <text:p text:style-name="P41">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603399920" text:continue-list="list1541287802" text:style-name="WW8Num13">
        <text:list-item>
          <text:list>
            <text:list-item>
              <text:list>
                <text:list-item>
                  <text:h text:style-name="P261" text:outline-level="3"><text:soft-page-break/>将<text:span text:style-name="T24">vector_t</text:span>作为数组使用</text:h>
                </text:list-item>
              </text:list>
            </text:list-item>
          </text:list>
        </text:list-item>
      </text:list>
      <text:p text:style-name="P39"><text:span text:style-name="T54"><text:tab/></text:span><text:span text:style-name="T38">vector_t</text:span><text:span text:style-name="T58">内部是连续的内存空间，所以可以当作数组使用，不过使用时一定好注意越界的问题，下面是把</text:span><text:span text:style-name="T38">vector_t</text:span><text:span text:style-name="T58">当作数组使用的例子：</text:span></text:p>
      <table:table table:name="表格43" table:style-name="表格43">
        <table:table-column table:style-name="表格43.A"/>
        <table:table-row>
          <table:table-cell table:style-name="表格43.A1" office:value-type="string">
            <text:p text:style-name="P103">/* </text:p>
            <text:p text:style-name="P103"><text:s/>* vector2.c </text:p>
            <text:p text:style-name="P103"><text:s/>* compile with : -lcstl </text:p>
            <text:p text:style-name="P103"><text:s/>*/ </text:p>
            <text:p text:style-name="P103"/>
            <text:p text:style-name="P103">#include &lt;stdio.h&gt; </text:p>
            <text:p text:style-name="P103">#include &lt;string.h&gt; </text:p>
            <text:p text:style-name="P103">#include &lt;cstl/cvector.h&gt; </text:p>
            <text:p text:style-name="P103"/>
            <text:p text:style-name="P103">int main(int argc, char* argv[]) </text:p>
            <text:p text:style-name="P103">{ </text:p>
            <text:p text:style-name="P103"><text:s text:c="4"/>vector_t* pvec_coll = create_vector(char); </text:p>
            <text:p text:style-name="P103"/>
            <text:p text:style-name="P103"><text:s text:c="4"/>if(pvec_coll == NULL) </text:p>
            <text:p text:style-name="P103"><text:s text:c="4"/>{ </text:p>
            <text:p text:style-name="P103"><text:s text:c="8"/>return -1; </text:p>
            <text:p text:style-name="P103"><text:s text:c="4"/>} </text:p>
            <text:p text:style-name="P103"/>
            <text:p text:style-name="P103"><text:s text:c="4"/>vector_init(pvec_coll); </text:p>
            <text:p text:style-name="P103"><text:s text:c="4"/>vector_resize_elem(pvec_coll, 30, '\0'); </text:p>
            <text:p text:style-name="P103"/>
            <text:p text:style-name="P103"><text:s text:c="4"/>strcpy((char*)vector_at(pvec_coll, 0), "Hello World!"); </text:p>
            <text:p text:style-name="P103"><text:s text:c="4"/>printf("%s\n", (char*)vector_front(pvec_coll)); </text:p>
            <text:p text:style-name="P103"/>
            <text:p text:style-name="P103"><text:s text:c="4"/>vector_destroy(pvec_coll); </text:p>
            <text:p text:style-name="P103"/>
            <text:p text:style-name="P103"><text:s text:c="4"/>return 0; </text:p>
            <text:p text:style-name="P103">}</text:p>
          </table:table-cell>
        </table:table-row>
      </table:table>
      <text:p text:style-name="P50"/>
      <text:p text:style-name="P41">下面这句将<text:span text:style-name="T24">vector_t</text:span>视为数据并将数据拷贝到<text:span text:style-name="T24">vector_t</text:span>中</text:p>
      <text:p text:style-name="P104">strcpy((char*)vector_at(pvec_coll, 0), "Hello World!"); </text:p>
      <text:p text:style-name="P41">结果是:</text:p>
      <text:p text:style-name="P35">Hello World!</text:p>
      <text:list xml:id="list1355164519" text:continue-numbering="true" text:style-name="WW8Num13">
        <text:list-item>
          <text:list>
            <text:list-item>
              <text:list>
                <text:list-item>
                  <text:h text:style-name="P261" text:outline-level="3"><text:soft-page-break/><text:span text:style-name="T24">vector_t</text:span>的使用实例</text:h>
                </text:list-item>
              </text:list>
            </text:list-item>
          </text:list>
        </text:list-item>
      </text:list>
      <text:p text:style-name="P39"><text:span text:style-name="T54"><text:tab/></text:span><text:span text:style-name="T58">下面是</text:span><text:span text:style-name="T38">vector_t</text:span><text:span text:style-name="T58">的一个简单的使用实例：</text:span></text:p>
      <table:table table:name="表格44" table:style-name="表格44">
        <table:table-column table:style-name="表格44.A"/>
        <table:table-row>
          <table:table-cell table:style-name="表格44.A1" office:value-type="string">
            <text:p text:style-name="P103">/* </text:p>
            <text:p text:style-name="P103"><text:s/>* vector3.c </text:p>
            <text:p text:style-name="P103"><text:s/>* compile with : -lcstl </text:p>
            <text:p text:style-name="P103"><text:s/>*/ </text:p>
            <text:p text:style-name="P103"/>
            <text:p text:style-name="P103">#include &lt;stdio.h&gt; </text:p>
            <text:p text:style-name="P103">#include &lt;cstl/cvector.h&gt; </text:p>
            <text:p text:style-name="P103">#include &lt;cstl/calgorithm.h&gt; </text:p>
            <text:p text:style-name="P103"/>
            <text:p text:style-name="P103">static void _print(const void* cpv_input, void* pv_output) </text:p>
            <text:p text:style-name="P103">{ </text:p>
            <text:p text:style-name="P103"><text:s text:c="4"/>printf("%s ", (char*)cpv_input); </text:p>
            <text:p text:style-name="P103">} </text:p>
            <text:p text:style-name="P103"/>
            <text:p text:style-name="P103">int main(int argc, char* argv[]) </text:p>
            <text:p text:style-name="P103">{ </text:p>
            <text:p text:style-name="P103"><text:s text:c="4"/>vector_t* pvec_sentence = create_vector(char*); </text:p>
            <text:p text:style-name="P103"><text:s text:c="4"/>vector_iterator_t it_pos; </text:p>
            <text:p text:style-name="P103"/>
            <text:p text:style-name="P103"><text:s text:c="4"/>if(pvec_sentence == NULL) </text:p>
            <text:p text:style-name="P103"><text:s text:c="4"/>{ </text:p>
            <text:p text:style-name="P103"><text:s text:c="8"/>return -1; </text:p>
            <text:p text:style-name="P103"><text:s text:c="4"/>} </text:p>
            <text:p text:style-name="P103"/>
            <text:p text:style-name="P103"><text:s text:c="4"/>vector_init(pvec_sentence); </text:p>
            <text:p text:style-name="P103"/>
            <text:p text:style-name="P103"><text:s text:c="4"/>/* reserve memory for five elements to avoid reallocation */ </text:p>
            <text:p text:style-name="P103"><text:s text:c="4"/>vector_reserve(pvec_sentence, 5); </text:p>
            <text:p text:style-name="P103"/>
            <text:p text:style-name="P103"><text:s text:c="4"/>/* append some element */ </text:p>
            <text:p text:style-name="P103"><text:s text:c="4"/>vector_push_back(pvec_sentence, "Hello,"); </text:p>
            <text:p text:style-name="P103"><text:s text:c="4"/>vector_push_back(pvec_sentence, "how"); </text:p>
            <text:p text:style-name="P103"><text:s text:c="4"/>vector_push_back(pvec_sentence, "are"); </text:p>
            <text:p text:style-name="P103"><text:s text:c="4"/>vector_push_back(pvec_sentence, "you"); </text:p>
            <text:p text:style-name="P103"><text:s text:c="4"/>vector_push_back(pvec_sentence, "?"); </text:p>
            <text:p text:style-name="P103"/>
            <text:p text:style-name="P103"><text:s text:c="4"/>/* print all elements with space */ </text:p>
            <text:p text:style-name="P103"><text:s text:c="4"/>algo_for_each(vector_begin(pvec_sentence), vector_end(pvec_sentence), _print); </text:p>
            <text:p text:style-name="P103"><text:soft-page-break/><text:s text:c="4"/>printf("\n"); </text:p>
            <text:p text:style-name="P103"/>
            <text:p text:style-name="P103"><text:s text:c="4"/>/* print technial data */ </text:p>
            <text:p text:style-name="P103"><text:s text:c="4"/>printf("max size: %u\n", vector_max_size(pvec_sentence)); </text:p>
            <text:p text:style-name="P103"><text:s text:c="4"/>printf("size <text:s text:c="3"/>: %u\n", vector_size(pvec_sentence)); </text:p>
            <text:p text:style-name="P103"><text:s text:c="4"/>printf("capacity: %u\n", vector_capacity(pvec_sentence)); </text:p>
            <text:p text:style-name="P103"/>
            <text:p text:style-name="P103"><text:s text:c="4"/>/* swap the second and fourth elements */ </text:p>
            <text:p text:style-name="P103"><text:s text:c="4"/>algo_iter_swap(iterator_next(vector_begin(pvec_sentence)), </text:p>
            <text:p text:style-name="P103"><text:s text:c="8"/>iterator_next_n(vector_begin(pvec_sentence), 3)); </text:p>
            <text:p text:style-name="P103"/>
            <text:p text:style-name="P103"><text:s text:c="4"/>/* insert "always" before "?" */ </text:p>
            <text:p text:style-name="P103"><text:s text:c="4"/>it_pos = algo_find(vector_begin(pvec_sentence), vector_end(pvec_sentence), "?"); </text:p>
            <text:p text:style-name="P103"><text:s text:c="4"/>vector_insert(pvec_sentence, it_pos, "always"); </text:p>
            <text:p text:style-name="P103"/>
            <text:p text:style-name="P103"><text:s text:c="4"/>/* print all elements with space */ </text:p>
            <text:p text:style-name="P103"><text:s text:c="4"/>algo_for_each(vector_begin(pvec_sentence), vector_end(pvec_sentence), _print); </text:p>
            <text:p text:style-name="P103"><text:s text:c="4"/>printf("\n"); </text:p>
            <text:p text:style-name="P103"/>
            <text:p text:style-name="P103"><text:s text:c="4"/>/* print technial data again */ </text:p>
            <text:p text:style-name="P103"><text:s text:c="4"/>printf("max size: %u\n", vector_max_size(pvec_sentence)); </text:p>
            <text:p text:style-name="P103"><text:s text:c="4"/>printf("size <text:s text:c="3"/>: %u\n", vector_size(pvec_sentence)); </text:p>
            <text:p text:style-name="P103"><text:s text:c="4"/>printf("capacity: %u\n", vector_capacity(pvec_sentence)); </text:p>
            <text:p text:style-name="P103"/>
            <text:p text:style-name="P103"><text:s text:c="4"/>vector_destroy(pvec_sentence); </text:p>
            <text:p text:style-name="P103"/>
            <text:p text:style-name="P103"><text:s text:c="4"/>return 0; </text:p>
            <text:p text:style-name="P103">}</text:p>
          </table:table-cell>
        </table:table-row>
      </table:table>
      <text:p text:style-name="P62">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62">为什么可能呢？因为max size的值是与系统相关的。</text:p>
      <text:p text:style-name="P62"/>
      <text:list xml:id="list1710952772" text:continue-numbering="true" text:style-name="WW8Num13">
        <text:list-item>
          <text:list>
            <text:list-item>
              <text:h text:style-name="P251" text:outline-level="2"><text:soft-page-break/>deque_t</text:h>
            </text:list-item>
          </text:list>
        </text:list-item>
      </text:list>
      <text:p text:style-name="P39"><text:span text:style-name="T18"><text:tab/></text:span><text:span text:style-name="T38">deque_t</text:span><text:span text:style-name="T58">与</text:span><text:span text:style-name="T38">vector_t</text:span><text:span text:style-name="T58">十分相似，同样是使用动态数组管理数据，提供随机访问，大部分操作函数都一样。不同点是</text:span><text:span text:style-name="T38">deque_t</text:span><text:span text:style-name="T58">的开始和结尾两端都是开放的，所以在开始和结尾插入或删除数据都是高效的。</text:span></text:p>
      <text:p text:style-name="P58"><draw:frame draw:style-name="fr3" draw:name="图形12" text:anchor-type="paragraph" svg:width="19.006cm" svg:height="2.445cm" draw:z-index="20"><draw:image xlink:href="Pictures/10000000000002C30000005B606C8470.jpg" xlink:type="simple" xlink:show="embed" xlink:actuate="onLoad"/></draw:frame>图 <text:span text:style-name="T24">4.2 deque_t</text:span>的内部结构</text:p>
      <text:p text:style-name="P39"><text:span text:style-name="T58">为了使用</text:span><text:span text:style-name="T38">deque_t，</text:span><text:span text:style-name="T58">必须包含头文件</text:span><text:span text:style-name="T39">&lt;cstl/cdeque.h&gt;</text:span></text:p>
      <text:list xml:id="list1807388827" text:continue-numbering="true" text:style-name="WW8Num13">
        <text:list-item>
          <text:list>
            <text:list-item>
              <text:list>
                <text:list-item>
                  <text:h text:style-name="P261" text:outline-level="3"><text:span text:style-name="T24">deque_t</text:span>的能力</text:h>
                </text:list-item>
              </text:list>
            </text:list-item>
          </text:list>
        </text:list-item>
      </text:list>
      <text:p text:style-name="P39"><text:span text:style-name="T54"><text:tab/></text:span><text:span text:style-name="T41">与vector_t相比deque_t有很多不同之处：</text:span></text:p>
      <text:list xml:id="list383692498" text:style-name="L71">
        <text:list-item>
          <text:p text:style-name="P162"><text:span text:style-name="T24">deque_t</text:span>在开头和结尾插入或删除数据都是高效的。</text:p>
        </text:list-item>
        <text:list-item>
          <text:p text:style-name="P162"><text:tab/>没有容量的概念和内存再分配的概念，所以没有deque_capacity()函数。</text:p>
        </text:list-item>
        <text:list-item>
          <text:p text:style-name="P162"><text:tab/>当数据被删除后deque_t会成块的释放占用的内存。</text:p>
        </text:list-item>
      </text:list>
      <text:p text:style-name="P41"><text:tab/><text:span text:style-name="T24">deque_t</text:span>与<text:span text:style-name="T24">vector_t</text:span>相似之处：</text:p>
      <text:list xml:id="list803482400" text:style-name="L72">
        <text:list-item>
          <text:p text:style-name="P163">在中间插入或者删除数据比较慢，因为要移动数据。</text:p>
        </text:list-item>
        <text:list-item>
          <text:p text:style-name="P163"><text:tab/>支持随即访问,提供随即访问迭代器。</text:p>
        </text:list-item>
      </text:list>
      <text:list xml:id="list484144096" text:continue-list="list1807388827" text:style-name="WW8Num13">
        <text:list-item>
          <text:list>
            <text:list-item>
              <text:list>
                <text:list-item>
                  <text:h text:style-name="P261" text:outline-level="3"><text:span text:style-name="T24">deque_t</text:span>的操作</text:h>
                </text:list-item>
              </text:list>
            </text:list-item>
          </text:list>
        </text:list-item>
      </text:list>
      <text:list xml:id="list1286582046" text:style-name="L73">
        <text:list-item>
          <text:p text:style-name="P201">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100"/>
      <text:list xml:id="list486824559" text:style-name="L74">
        <text:list-item>
          <text:p text:style-name="P202">非质变操作</text:p>
        </text:list-item>
      </text:list>
      <text:p text:style-name="P39"><text:tab/><text:span text:style-name="T24">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101"/>
      <text:list xml:id="list1754261025" text:style-name="L75">
        <text:list-item>
          <text:p text:style-name="P203">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1"/>
      <text:list xml:id="list1194277301" text:style-name="L76">
        <text:list-item>
          <text:p text:style-name="P204">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50"/>
      <text:list xml:id="list2024437928" text:style-name="L77">
        <text:list-item>
          <text:p text:style-name="P205">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1"/>
      <text:p text:style-name="P50"><text:tab/><text:span text:style-name="T64">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4"><text:span text:style-name="T24">deque_t</text:span>与<text:span text:style-name="T24">vector_t</text:span>不同的是提供了针对第一个数据的插入和删除操作<text:span text:style-name="T24">(deque_push_front()</text:span>和<text:span text:style-name="T24">deque_pop_front())。</text:span></text:p>
      <text:list xml:id="list1955112627" text:continue-list="list484144096" text:style-name="WW8Num13">
        <text:list-item>
          <text:list>
            <text:list-item>
              <text:list>
                <text:list-item>
                  <text:h text:style-name="P261" text:outline-level="3"><text:span text:style-name="T24">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3">/* </text:p>
            <text:p text:style-name="P103"><text:s/>* deque2.c </text:p>
            <text:p text:style-name="P103"><text:s/>* compile with : -lcstl </text:p>
            <text:p text:style-name="P103"><text:s/>*/ </text:p>
            <text:p text:style-name="P103"/>
            <text:p text:style-name="P103">#include &lt;stdio.h&gt; </text:p>
            <text:p text:style-name="P103">#include &lt;cstl/cdeque.h&gt; </text:p>
            <text:p text:style-name="P103">#include &lt;cstl/calgorithm.h&gt; </text:p>
            <text:p text:style-name="P103"/>
            <text:p text:style-name="P103">static void _print(const void* cpv_input, void* pv_output) </text:p>
            <text:p text:style-name="P103">{ </text:p>
            <text:p text:style-name="P103"><text:s text:c="4"/>printf("%s\n", (char*)cpv_input); </text:p>
            <text:p text:style-name="P103">} </text:p>
            <text:p text:style-name="P103"/>
            <text:p text:style-name="P103">int main(int argc, char* argv[]) </text:p>
            <text:p text:style-name="P103">{ </text:p>
            <text:p text:style-name="P103"><text:s text:c="4"/>deque_t* pdeq_coll = create_deque(char*); </text:p>
            <text:p text:style-name="P103"/>
            <text:p text:style-name="P103"><text:s text:c="4"/>if(pdeq_coll == NULL) </text:p>
            <text:p text:style-name="P103"><text:s text:c="4"/>{ </text:p>
            <text:p text:style-name="P103"><text:s text:c="8"/>return -1; </text:p>
            <text:p text:style-name="P103"><text:s text:c="4"/>} </text:p>
            <text:p text:style-name="P103"/>
            <text:p text:style-name="P103"><text:s text:c="4"/>deque_init(pdeq_coll); </text:p>
            <text:p text:style-name="P103"/>
            <text:p text:style-name="P103"><text:s text:c="4"/>deque_assign_elem(pdeq_coll, 3, "string"); </text:p>
            <text:p text:style-name="P103"><text:s text:c="4"/>deque_push_back(pdeq_coll, "last string"); </text:p>
            <text:p text:style-name="P103"><text:s text:c="4"/>deque_push_front(pdeq_coll, "first string"); </text:p>
            <text:p text:style-name="P103"/>
            <text:p text:style-name="P103"><text:s text:c="4"/>/* print all elements with new line */ </text:p>
            <text:p text:style-name="P103"><text:s text:c="4"/>algo_for_each(deque_begin(pdeq_coll), deque_end(pdeq_coll), _print); </text:p>
            <text:p text:style-name="P103"><text:soft-page-break/><text:s text:c="4"/>printf("\n"); </text:p>
            <text:p text:style-name="P103"/>
            <text:p text:style-name="P103"><text:s text:c="4"/>/* remove first and last elements */ </text:p>
            <text:p text:style-name="P103"><text:s text:c="4"/>deque_pop_back(pdeq_coll); </text:p>
            <text:p text:style-name="P103"><text:s text:c="4"/>deque_pop_front(pdeq_coll); </text:p>
            <text:p text:style-name="P103"/>
            <text:p text:style-name="P103"><text:s text:c="4"/>/* print all elements with new line */ </text:p>
            <text:p text:style-name="P103"><text:s text:c="4"/>algo_for_each(deque_begin(pdeq_coll), deque_end(pdeq_coll), _print); </text:p>
            <text:p text:style-name="P103"><text:s text:c="4"/>printf("\n"); </text:p>
            <text:p text:style-name="P103"/>
            <text:p text:style-name="P103"><text:s text:c="4"/>/* change size to four elements */ </text:p>
            <text:p text:style-name="P103"><text:s text:c="4"/>deque_resize_elem(pdeq_coll, 4, "resized string"); </text:p>
            <text:p text:style-name="P103"/>
            <text:p text:style-name="P103"><text:s text:c="4"/>/* print all elements with new line */ </text:p>
            <text:p text:style-name="P103"><text:s text:c="4"/>algo_for_each(deque_begin(pdeq_coll), deque_end(pdeq_coll), _print); </text:p>
            <text:p text:style-name="P103"><text:s text:c="4"/>printf("\n"); </text:p>
            <text:p text:style-name="P103"/>
            <text:p text:style-name="P103"><text:s text:c="4"/>deque_destroy(pdeq_coll); </text:p>
            <text:p text:style-name="P103"/>
            <text:p text:style-name="P103"><text:s text:c="4"/>return 0; </text:p>
            <text:p text:style-name="P103">}</text:p>
          </table:table-cell>
        </table:table-row>
      </table:table>
      <text:p text:style-name="P50"/>
      <text:p text:style-name="P62">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156020023" text:continue-numbering="true" text:style-name="WW8Num13">
        <text:list-item>
          <text:list>
            <text:list-item>
              <text:h text:style-name="P251" text:outline-level="2">list_t</text:h>
            </text:list-item>
          </text:list>
        </text:list-item>
      </text:list>
      <text:p text:style-name="P39"><text:span text:style-name="T18"><text:tab/></text:span><text:span text:style-name="T38">list_t</text:span><text:span text:style-name="T58">是双向链表。</text:span></text:p>
      <text:p text:style-name="P59"><draw:frame draw:style-name="fr3" draw:name="图形13" text:anchor-type="paragraph" svg:width="19.006cm" svg:height="2.552cm" draw:z-index="21"><draw:image xlink:href="Pictures/10000000000002C30000005F2FEE1A06.jpg" xlink:type="simple" xlink:show="embed" xlink:actuate="onLoad"/></draw:frame><text:soft-page-break/>图 <text:span text:style-name="T24">4.3 list_t</text:span>的结构</text:p>
      <text:p text:style-name="P39"><text:span text:style-name="T58">要使用</text:span><text:span text:style-name="T38">list_t</text:span><text:span text:style-name="T58">必须包含头文件</text:span><text:span text:style-name="T41">&lt;cstl/clist.h&gt;</text:span></text:p>
      <text:p text:style-name="P66">#include &lt;cstl/clist.h&gt;</text:p>
      <text:list xml:id="list1445152364" text:continue-numbering="true" text:style-name="WW8Num13">
        <text:list-item>
          <text:list>
            <text:list-item>
              <text:list>
                <text:list-item>
                  <text:h text:style-name="P261" text:outline-level="3"><text:span text:style-name="T24">list_t</text:span>的能力</text:h>
                </text:list-item>
              </text:list>
            </text:list-item>
          </text:list>
        </text:list-item>
      </text:list>
      <text:p text:style-name="P39"><text:span text:style-name="T54"><text:tab/></text:span><text:span text:style-name="T38">list_t</text:span><text:span text:style-name="T58">的结构与</text:span><text:span text:style-name="T38">vector_t</text:span><text:span text:style-name="T58">和</text:span><text:span text:style-name="T38">deque_t</text:span><text:span text:style-name="T58">有很大的不同,因此</text:span><text:span text:style-name="T38">list_t</text:span><text:span text:style-name="T58">与它们的能力也有很大的不同：</text:span></text:p>
      <text:list xml:id="list1574778504" text:style-name="L78">
        <text:list-item>
          <text:p text:style-name="P164"><text:span text:style-name="T24">list_t</text:span>不支持随即访问，例如要访问的五个数据，就必须从头开始查找，一直到的五个数据，所以要访问<text:span text:style-name="T24">list_t</text:span>中的任意数据是低效的。</text:p>
        </text:list-item>
        <text:list-item>
          <text:p text:style-name="P236"><text:span text:style-name="T35">list_t</text:span><text:span text:style-name="T61">支持在任意位置高效的插入和删除数据，不仅仅实在开头和结尾。</text:span></text:p>
        </text:list-item>
        <text:list-item>
          <text:p text:style-name="P236"><text:span text:style-name="T61">在</text:span><text:span text:style-name="T35">list_t</text:span><text:span text:style-name="T61">中插入或删除数据不会使迭代器失效。</text:span></text:p>
        </text:list-item>
      </text:list>
      <text:p text:style-name="P41"><text:tab/>因此<text:span text:style-name="T24">list_t</text:span>也同了与<text:span text:style-name="T24">vector_t</text:span>和<text:span text:style-name="T24">deque_t</text:span>不同的操作函数：</text:p>
      <text:list xml:id="list1558322669" text:style-name="L79">
        <text:list-item>
          <text:p text:style-name="P165"><text:span text:style-name="T24">list_t</text:span>不支持随机访问数据所以不提供<text:span text:style-name="T24">list_at()</text:span>函数。</text:p>
        </text:list-item>
        <text:list-item>
          <text:p text:style-name="P237"><text:span text:style-name="T35">list_t</text:span><text:span text:style-name="T61">不支持容量和内存的重新分配所以不提供</text:span><text:span text:style-name="T35">list_capacity()</text:span><text:span text:style-name="T61">和</text:span><text:span text:style-name="T35">list_reserve()</text:span><text:span text:style-name="T61">函数。</text:span></text:p>
        </text:list-item>
        <text:list-item>
          <text:p text:style-name="P237"><text:span text:style-name="T35">list_t</text:span><text:span text:style-name="T61">还提供了和很多特有的函数如</text:span><text:span text:style-name="T35">list_sort()</text:span><text:span text:style-name="T61">等。</text:span></text:p>
        </text:list-item>
      </text:list>
      <text:list xml:id="list1561508894" text:continue-list="list1445152364" text:style-name="WW8Num13">
        <text:list-item>
          <text:list>
            <text:list-item>
              <text:list>
                <text:list-item>
                  <text:h text:style-name="P261" text:outline-level="3"><text:span text:style-name="T24">list_t</text:span>的操作</text:h>
                </text:list-item>
              </text:list>
            </text:list-item>
          </text:list>
        </text:list-item>
      </text:list>
      <text:list xml:id="list2037036972" text:style-name="L80">
        <text:list-item>
          <text:p text:style-name="P206">创建,初始化和销毁操作</text:p>
        </text:list-item>
      </text:list>
      <text:p text:style-name="P39"><text:span text:style-name="T65"><text:tab/></text:span><text:span text:style-name="T41">list_t</text:span><text:span text:style-name="T65">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101"/>
      <text:list xml:id="list1361033640" text:style-name="L81">
        <text:list-item>
          <text:p text:style-name="P207">非质变操作</text:p>
        </text:list-item>
      </text:list>
      <text:p text:style-name="P98"><text:span text:style-name="T65"><text:tab/></text:span><text:span text:style-name="T41">list_t</text:span><text:span text:style-name="T65">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39"/>
      <text:list xml:id="list1557992253" text:style-name="L82">
        <text:list-item>
          <text:p text:style-name="P208">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1"/>
      <text:list xml:id="list463622172" text:style-name="L83">
        <text:list-item>
          <text:p text:style-name="P209">数据访问</text:p>
        </text:list-item>
      </text:list>
      <text:p text:style-name="P39"><text:span text:style-name="T65"><text:tab/></text:span><text:span text:style-name="T41">list_t</text:span><text:span text:style-name="T65">没有随机访问能力所以不提供</text:span><text:span text:style-name="T41">list_at()</text:span><text:span text:style-name="T65">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1"/>
      <text:list xml:id="list1568906128" text:style-name="L84">
        <text:list-item>
          <text:p text:style-name="P174"><text:span text:style-name="T58">与</text:span><text:span text:style-name="T65">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1"><text:span text:style-name="T24">list_t</text:span>提供的是双向迭代器，不是所有的算法都接受双向迭代器，在对<text:span text:style-name="T24">list_t</text:span>的数据区间使用算法时请注意。</text:p>
      <text:p text:style-name="P41"/>
      <text:list xml:id="list528048048" text:style-name="L85">
        <text:list-item>
          <text:p text:style-name="P210">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1"><text:tab/><text:span text:style-name="T24">list_t</text:span>添加了两个新的删除数据的操作函数：<text:span text:style-name="T24">list_remove()</text:span>和<text:span text:style-name="T24">list_remove_if()这个操作函数是删除满足特定规则的数据，对于list_t容器本身来说它们要比算法版本的algo_remove()和algo_remove_if()函数好快的多。</text:span></text:p>
      <text:p text:style-name="P41"/>
      <text:list xml:id="list151792865" text:style-name="L86">
        <text:list-item>
          <text:p text:style-name="P211">特有的操作</text:p>
        </text:list-item>
      </text:list>
      <text:p text:style-name="P41"><draw:frame draw:style-name="fr5" draw:name="图形14" text:anchor-type="paragraph" svg:x="0cm" svg:y="2.341cm" svg:width="19.006cm" svg:height="5.161cm" draw:z-index="22"><draw:image xlink:href="Pictures/10000000000002CE000000C3CBBA94A8.jpg" xlink:type="simple" xlink:show="embed" xlink:actuate="onLoad"/></draw:frame><text:tab/>除了上述操作函数值为<text:span text:style-name="T24">list_t</text:span>还提供了很多特有的操作函数，这些操作函数都是基于<text:span text:style-name="T24">list_t</text:span>本身结构的特点，<text:span text:style-name="T24">list_t</text:span>具有在任意位置插入或删除数据都是常量时间的特点。如果从一个<text:span text:style-name="T24">list_t</text:span>向另一个<text:span text:style-name="T24">list_t</text:span>转移数据那么这个特点就得到了更大的发挥。</text:p>
      <text:p text:style-name="P41"/>
      <text:p text:style-name="P43">图 <text:span text:style-name="T24">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1"/>
      <text:list xml:id="list290052228" text:continue-list="list1561508894" text:style-name="WW8Num13">
        <text:list-item>
          <text:list>
            <text:list-item>
              <text:list>
                <text:list-item>
                  <text:h text:style-name="P261" text:outline-level="3"><text:soft-page-break/><text:span text:style-name="T24">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3">/* </text:p>
            <text:p text:style-name="P103"><text:s/>* list3.c </text:p>
            <text:p text:style-name="P103"><text:s/>* compile with : -lcstl </text:p>
            <text:p text:style-name="P103"><text:s/>*/ </text:p>
            <text:p text:style-name="P103"/>
            <text:p text:style-name="P103">#include &lt;stdio.h&gt; </text:p>
            <text:p text:style-name="P103">#include &lt;cstl/clist.h&gt; </text:p>
            <text:p text:style-name="P103">#include &lt;cstl/calgorithm.h&gt; </text:p>
            <text:p text:style-name="P103"/>
            <text:p text:style-name="P103">static void _print(const void* cpv_input, void* pv_output) </text:p>
            <text:p text:style-name="P103">{ </text:p>
            <text:p text:style-name="P103"><text:s text:c="4"/>printf("%d ", *(int*)cpv_input); </text:p>
            <text:p text:style-name="P103">} </text:p>
            <text:p text:style-name="P103"/>
            <text:p text:style-name="P103">static void _print_list(const list_t* cplist_coll1, const list_t* cplist_coll2) </text:p>
            <text:p text:style-name="P103">{ </text:p>
            <text:p text:style-name="P103"><text:s text:c="4"/>printf("list1: "); </text:p>
            <text:p text:style-name="P103"><text:s text:c="4"/>algo_for_each(list_begin(cplist_coll1), list_end(cplist_coll1), _print); </text:p>
            <text:p text:style-name="P103"><text:s text:c="4"/>printf("\n"); </text:p>
            <text:p text:style-name="P103"><text:s text:c="4"/>printf("list2: "); </text:p>
            <text:p text:style-name="P103"><text:s text:c="4"/>algo_for_each(list_begin(cplist_coll2), list_end(cplist_coll2), _print); </text:p>
            <text:p text:style-name="P103"><text:s text:c="4"/>printf("\n"); </text:p>
            <text:p text:style-name="P103">} </text:p>
            <text:p text:style-name="P103"/>
            <text:p text:style-name="P103">int main(int argc, char* argv[]) </text:p>
            <text:p text:style-name="P103">{ </text:p>
            <text:p text:style-name="P103"><text:s text:c="4"/>list_t* plist_coll1 = create_list(int); </text:p>
            <text:p text:style-name="P103"><text:s text:c="4"/>list_t* plist_coll2 = create_list(int); </text:p>
            <text:p text:style-name="P103"><text:s text:c="4"/>list_iterator_t it_pos; </text:p>
            <text:p text:style-name="P103"><text:s text:c="4"/>int i = 0; </text:p>
            <text:p text:style-name="P103"/>
            <text:p text:style-name="P103"><text:s text:c="4"/>if(plist_coll1 == NULL || plist_coll2 == NULL) </text:p>
            <text:p text:style-name="P103"><text:s text:c="4"/>{ </text:p>
            <text:p text:style-name="P103"><text:s text:c="8"/>return -1; </text:p>
            <text:p text:style-name="P103"><text:s text:c="4"/>} </text:p>
            <text:p text:style-name="P103"/>
            <text:p text:style-name="P103"><text:s text:c="4"/>list_init(plist_coll1); </text:p>
            <text:p text:style-name="P103"><text:s text:c="4"/>list_init(plist_coll2); </text:p>
            <text:p text:style-name="P103"/>
            <text:p text:style-name="P103"><text:soft-page-break/><text:s text:c="4"/>for(i = 0; i &lt; 6; ++i) </text:p>
            <text:p text:style-name="P103"><text:s text:c="4"/>{ </text:p>
            <text:p text:style-name="P103"><text:s text:c="8"/>list_push_back(plist_coll1, i); </text:p>
            <text:p text:style-name="P103"><text:s text:c="8"/>list_push_front(plist_coll2, i); </text:p>
            <text:p text:style-name="P103"><text:s text:c="4"/>} </text:p>
            <text:p text:style-name="P103"><text:s text:c="4"/>_print_list(plist_coll1, plist_coll2); </text:p>
            <text:p text:style-name="P103"/>
            <text:p text:style-name="P103"><text:s text:c="4"/>it_pos = algo_find(list_begin(plist_coll1), list_end(plist_coll1), 3); </text:p>
            <text:p text:style-name="P103"><text:s text:c="4"/>list_splice(plist_coll1, it_pos, plist_coll2); </text:p>
            <text:p text:style-name="P103"/>
            <text:p text:style-name="P103"><text:s text:c="4"/>_print_list(plist_coll1, plist_coll2); </text:p>
            <text:p text:style-name="P103"/>
            <text:p text:style-name="P103"><text:s text:c="4"/>list_splice_pos(plist_coll1, list_end(plist_coll1), </text:p>
            <text:p text:style-name="P103"><text:s text:c="8"/>plist_coll1, list_begin(plist_coll1)); </text:p>
            <text:p text:style-name="P103"><text:s text:c="4"/>_print_list(plist_coll1, plist_coll2); </text:p>
            <text:p text:style-name="P103"/>
            <text:p text:style-name="P103"><text:s text:c="4"/>list_sort(plist_coll1); </text:p>
            <text:p text:style-name="P103"/>
            <text:p text:style-name="P103"><text:s text:c="4"/>list_assign(plist_coll2, plist_coll1); </text:p>
            <text:p text:style-name="P103"><text:s text:c="4"/>list_unique(plist_coll2); </text:p>
            <text:p text:style-name="P103"><text:s text:c="4"/>_print_list(plist_coll1, plist_coll2); </text:p>
            <text:p text:style-name="P103"/>
            <text:p text:style-name="P103"><text:s text:c="4"/>list_merge(plist_coll1, plist_coll2); </text:p>
            <text:p text:style-name="P103"><text:s text:c="4"/>_print_list(plist_coll1, plist_coll2); </text:p>
            <text:p text:style-name="P103"/>
            <text:p text:style-name="P103"><text:s text:c="4"/>list_destroy(plist_coll1); </text:p>
            <text:p text:style-name="P103"><text:s text:c="4"/>list_destroy(plist_coll2); </text:p>
            <text:p text:style-name="P103"/>
            <text:p text:style-name="P103"><text:s text:c="4"/>return 0; </text:p>
            <text:p text:style-name="P103">}</text:p>
          </table:table-cell>
        </table:table-row>
      </table:table>
      <text:p text:style-name="P50"/>
      <text:p text:style-name="P41">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50"/>
      <text:p text:style-name="P50"><text:soft-page-break/></text:p>
      <text:list xml:id="list760268807" text:continue-numbering="true" text:style-name="WW8Num13">
        <text:list-item>
          <text:list>
            <text:list-item>
              <text:h text:style-name="P251" text:outline-level="2">slist_t</text:h>
            </text:list-item>
          </text:list>
        </text:list-item>
      </text:list>
      <text:p text:style-name="P39"><text:span text:style-name="T18"><text:tab/></text:span><text:span text:style-name="T38">slist_t</text:span><text:span text:style-name="T58">的单链表。</text:span></text:p>
      <text:p text:style-name="P59"><draw:frame draw:style-name="fr3" draw:name="图形15" text:anchor-type="paragraph" svg:width="19.006cm" svg:height="2.445cm" draw:z-index="23"><draw:image xlink:href="Pictures/10000000000002C30000005BCF257714.jpg" xlink:type="simple" xlink:show="embed" xlink:actuate="onLoad"/></draw:frame>图 <text:span text:style-name="T24">4.5 slist_t</text:span>的结构</text:p>
      <text:p text:style-name="P39"><text:span text:style-name="T58">要使用</text:span><text:span text:style-name="T38">slist_t</text:span><text:span text:style-name="T58">必须包含头文件</text:span><text:span text:style-name="T41">&lt;cstl/slist_t&gt;</text:span></text:p>
      <text:p text:style-name="P66">#include &lt;cstl/slist_t&gt;</text:p>
      <text:list xml:id="list249750157" text:continue-numbering="true" text:style-name="WW8Num13">
        <text:list-item>
          <text:list>
            <text:list-item>
              <text:list>
                <text:list-item>
                  <text:h text:style-name="P261" text:outline-level="3"><text:span text:style-name="T24">slist_t</text:span>的能力</text:h>
                </text:list-item>
              </text:list>
            </text:list-item>
          </text:list>
        </text:list-item>
      </text:list>
      <text:p text:style-name="P39"><text:span text:style-name="T54"><text:tab/></text:span><text:span text:style-name="T38">slist_t</text:span><text:span text:style-name="T58">是单链表，所以它的很多功能与</text:span><text:span text:style-name="T38">list_t</text:span><text:span text:style-name="T58">相比有很大不同。</text:span></text:p>
      <text:p text:style-name="P41"><text:tab/><text:span text:style-name="T24">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1"><text:tab/>由于上面的原因，在<text:span text:style-name="T24">slist_t</text:span>的任意位置后面插入或删除效率很高，但是插入或删除任意位置的数据效率很低，所以<text:span text:style-name="T24">slist_t</text:span>提供了很多针对任意位置后面的插入和删除操作。</text:p>
      <text:p text:style-name="P41"><text:tab/><text:span text:style-name="T24">slist_t</text:span>提供向前迭代器。</text:p>
      <text:list xml:id="list868185762" text:continue-numbering="true" text:style-name="WW8Num13">
        <text:list-item>
          <text:list>
            <text:list-item>
              <text:list>
                <text:list-item>
                  <text:h text:style-name="P261" text:outline-level="3"><text:span text:style-name="T24">slist_t</text:span>的操作</text:h>
                </text:list-item>
              </text:list>
            </text:list-item>
          </text:list>
        </text:list-item>
      </text:list>
      <text:list xml:id="list656915522" text:style-name="L87">
        <text:list-item>
          <text:p text:style-name="P212">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1"/>
      <text:list xml:id="list923719194" text:style-name="L88">
        <text:list-item>
          <text:p text:style-name="P213">非质变操作</text:p>
        </text:list-item>
      </text:list>
      <text:p text:style-name="P85">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1"/>
      <text:list xml:id="list867388639" text:style-name="L89">
        <text:list-item>
          <text:p text:style-name="P214">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1"/>
      <text:list xml:id="list1820064265" text:style-name="L90">
        <text:list-item>
          <text:p text:style-name="P215">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1">因为<text:span text:style-name="T24">slist_t</text:span>访问最后一个数据效率很低，所以只能访问第一个数据。同样，对最后一个数据的操作函数也没有提供。</text:p>
      <text:p text:style-name="P41"/>
      <text:list xml:id="list995873091" text:style-name="L91">
        <text:list-item>
          <text:p text:style-name="P175"><text:span text:style-name="T58">与</text:span><text:span text:style-name="T65">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1">为了简便访问前驱的操作，<text:span text:style-name="T24">slist_t</text:span>增加了<text:span text:style-name="T24">slist_previous()</text:span>。</text:p>
      <text:p text:style-name="P41"/>
      <text:list xml:id="list455007445" text:style-name="L92">
        <text:list-item>
          <text:p text:style-name="P216">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1">由于在当前位置的后面对数据进行插入和删除效率更高，所以插入和删除操作都增加了<text:span text:style-name="T24">after</text:span>版本。</text:p>
      <text:p text:style-name="P41"/>
      <text:list xml:id="list1321030439" text:style-name="L93">
        <text:list-item>
          <text:p text:style-name="P217">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1"/>
      <text:list xml:id="list831835999" text:continue-list="list868185762" text:style-name="WW8Num13">
        <text:list-item>
          <text:list>
            <text:list-item>
              <text:list>
                <text:list-item>
                  <text:h text:style-name="P261" text:outline-level="3"><text:span text:style-name="T24">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3">/* </text:p>
            <text:p text:style-name="P103"><text:s/>* slist1.c </text:p>
            <text:p text:style-name="P103"><text:s/>* compile with : -lcstl </text:p>
            <text:p text:style-name="P103"><text:s/>*/ </text:p>
            <text:p text:style-name="P103"/>
            <text:p text:style-name="P103"><text:soft-page-break/>#include &lt;stdio.h&gt; </text:p>
            <text:p text:style-name="P103">#include &lt;cstl/cslist.h&gt; </text:p>
            <text:p text:style-name="P103">#include &lt;cstl/calgorithm.h&gt; </text:p>
            <text:p text:style-name="P103"/>
            <text:p text:style-name="P103">static void _print(const void* cpv_input, void* pv_output) </text:p>
            <text:p text:style-name="P103">{ </text:p>
            <text:p text:style-name="P103"><text:s text:c="4"/>printf("%d ", *(int*)cpv_input); </text:p>
            <text:p text:style-name="P103">} </text:p>
            <text:p text:style-name="P103"/>
            <text:p text:style-name="P103">static void _print_slist(const slist_t* cpslist_coll1, const slist_t* cpslist_coll2, </text:p>
            <text:p text:style-name="P103"><text:s text:c="4"/>const slist_t* cpslist_coll3, const slist_t* cpslist_coll4) </text:p>
            <text:p text:style-name="P103">{ </text:p>
            <text:p text:style-name="P103"><text:s text:c="4"/>printf("slist1: "); </text:p>
            <text:p text:style-name="P103"><text:s text:c="4"/>algo_for_each(slist_begin(cpslist_coll1), slist_end(cpslist_coll1), _print); </text:p>
            <text:p text:style-name="P103"><text:s text:c="4"/>printf("\n"); </text:p>
            <text:p text:style-name="P103"><text:s text:c="4"/>printf("slist2: "); </text:p>
            <text:p text:style-name="P103"><text:s text:c="4"/>algo_for_each(slist_begin(cpslist_coll2), slist_end(cpslist_coll2), _print); </text:p>
            <text:p text:style-name="P103"><text:s text:c="4"/>printf("\n"); </text:p>
            <text:p text:style-name="P103"><text:s text:c="4"/>printf("slist3: "); </text:p>
            <text:p text:style-name="P103"><text:s text:c="4"/>algo_for_each(slist_begin(cpslist_coll3), slist_end(cpslist_coll3), _print); </text:p>
            <text:p text:style-name="P103"><text:s text:c="4"/>printf("\n"); </text:p>
            <text:p text:style-name="P103"><text:s text:c="4"/>printf("slist4: "); </text:p>
            <text:p text:style-name="P103"><text:s text:c="4"/>algo_for_each(slist_begin(cpslist_coll4), slist_end(cpslist_coll4), _print); </text:p>
            <text:p text:style-name="P103"><text:s text:c="4"/>printf("\n\n"); </text:p>
            <text:p text:style-name="P103">} </text:p>
            <text:p text:style-name="P103"/>
            <text:p text:style-name="P103">int main(int argc, char* argv[]) </text:p>
            <text:p text:style-name="P103">{ </text:p>
            <text:p text:style-name="P103"><text:s text:c="4"/>slist_t* pslist_coll1 = create_slist(int); </text:p>
            <text:p text:style-name="P103"><text:s text:c="4"/>slist_t* pslist_coll2 = create_slist(int); </text:p>
            <text:p text:style-name="P103"><text:s text:c="4"/>slist_t* pslist_coll3 = create_slist(int); </text:p>
            <text:p text:style-name="P103"><text:s text:c="4"/>slist_t* pslist_coll4 = create_slist(int); </text:p>
            <text:p text:style-name="P103"><text:s text:c="4"/>int i = 0; </text:p>
            <text:p text:style-name="P103"/>
            <text:p text:style-name="P103"><text:s text:c="4"/>if(pslist_coll1 == NULL || pslist_coll2 == NULL || </text:p>
            <text:p text:style-name="P103"><text:s text:c="7"/>pslist_coll3 == NULL || pslist_coll4 == NULL) </text:p>
            <text:p text:style-name="P103"><text:s text:c="4"/>{ </text:p>
            <text:p text:style-name="P103"><text:s text:c="8"/>return -1; </text:p>
            <text:p text:style-name="P103"><text:s text:c="4"/>} </text:p>
            <text:p text:style-name="P103"/>
            <text:p text:style-name="P103"><text:s text:c="4"/>slist_init(pslist_coll1); </text:p>
            <text:p text:style-name="P103"><text:s text:c="4"/>slist_init(pslist_coll2); </text:p>
            <text:p text:style-name="P103"><text:s text:c="4"/>slist_init(pslist_coll3); </text:p>
            <text:p text:style-name="P103"><text:soft-page-break/><text:s text:c="4"/>slist_init(pslist_coll4); </text:p>
            <text:p text:style-name="P103"/>
            <text:p text:style-name="P103"><text:s text:c="4"/>for(i = 0; i &lt; 6; ++i) </text:p>
            <text:p text:style-name="P103"><text:s text:c="4"/>{ </text:p>
            <text:p text:style-name="P103"><text:s text:c="8"/>slist_push_front(pslist_coll1, i + 1); </text:p>
            <text:p text:style-name="P103"><text:s text:c="8"/>slist_push_front(pslist_coll2, - i - 1); </text:p>
            <text:p text:style-name="P103"><text:s text:c="8"/>slist_push_front(pslist_coll3, i + 1); </text:p>
            <text:p text:style-name="P103"><text:s text:c="8"/>slist_push_front(pslist_coll4, - i - 1); </text:p>
            <text:p text:style-name="P103"><text:s text:c="4"/>} </text:p>
            <text:p text:style-name="P103"><text:s text:c="4"/>_print_slist(pslist_coll1, pslist_coll2, pslist_coll3, pslist_coll4); </text:p>
            <text:p text:style-name="P103"/>
            <text:p text:style-name="P103"><text:s text:c="4"/>slist_splice_pos( </text:p>
            <text:p text:style-name="P103"><text:s text:c="8"/>pslist_coll1, </text:p>
            <text:p text:style-name="P103"><text:s text:c="8"/>algo_find(slist_begin(pslist_coll1), slist_end(pslist_coll1), 3), </text:p>
            <text:p text:style-name="P103"><text:s text:c="8"/>pslist_coll2, </text:p>
            <text:p text:style-name="P103"><text:s text:c="8"/>algo_find(slist_begin(pslist_coll2), slist_end(pslist_coll2), -3)); </text:p>
            <text:p text:style-name="P103"><text:s text:c="4"/>slist_splice_after_pos( </text:p>
            <text:p text:style-name="P103"><text:s text:c="8"/>pslist_coll3, </text:p>
            <text:p text:style-name="P103"><text:s text:c="8"/>algo_find(slist_begin(pslist_coll3), slist_end(pslist_coll3), 3), </text:p>
            <text:p text:style-name="P103"><text:s text:c="8"/>pslist_coll4, </text:p>
            <text:p text:style-name="P103"><text:s text:c="8"/>algo_find(slist_begin(pslist_coll4), slist_end(pslist_coll4), -3)); </text:p>
            <text:p text:style-name="P103"/>
            <text:p text:style-name="P103"><text:s text:c="4"/>_print_slist(pslist_coll1, pslist_coll2, pslist_coll3, pslist_coll4); </text:p>
            <text:p text:style-name="P103"/>
            <text:p text:style-name="P103"><text:s text:c="4"/>slist_destroy(pslist_coll1); </text:p>
            <text:p text:style-name="P103"><text:s text:c="4"/>slist_destroy(pslist_coll2); </text:p>
            <text:p text:style-name="P103"><text:s text:c="4"/>slist_destroy(pslist_coll3); </text:p>
            <text:p text:style-name="P103"><text:s text:c="4"/>slist_destroy(pslist_coll4); </text:p>
            <text:p text:style-name="P103"/>
            <text:p text:style-name="P103"><text:s text:c="4"/>return 0; </text:p>
            <text:p text:style-name="P103">}</text:p>
          </table:table-cell>
        </table:table-row>
      </table:table>
      <text:p text:style-name="P50"/>
      <text:p text:style-name="P41">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1521359357" text:continue-numbering="true" text:style-name="WW8Num13">
        <text:list-item>
          <text:list>
            <text:list-item>
              <text:h text:style-name="P250" text:outline-level="2"><text:span text:style-name="T24">set_t</text:span>和<text:span text:style-name="T24">multiset_t</text:span></text:h>
            </text:list-item>
          </text:list>
        </text:list-item>
      </text:list>
      <text:p text:style-name="P39"><text:span text:style-name="T18"><text:tab/></text:span><text:span text:style-name="T38">set_t</text:span><text:span text:style-name="T58">和</text:span><text:span text:style-name="T38">multiset_t</text:span><text:span text:style-name="T58">按照某种规则自动排序容器中保存的数据，它们的区别在于</text:span><text:span text:style-name="T38">multiset_t</text:span><text:span text:style-name="T58">允许数据重复但是</text:span><text:span text:style-name="T38">set_t</text:span><text:span text:style-name="T58">不允许。</text:span></text:p>
      <text:p text:style-name="P59"><draw:frame draw:style-name="fr3" draw:name="图形16" text:anchor-type="paragraph" svg:width="19.006cm" svg:height="5.634cm" draw:z-index="24"><draw:image xlink:href="Pictures/10000000000002CB000000D4F52EA0D4.jpg" xlink:type="simple" xlink:show="embed" xlink:actuate="onLoad"/></draw:frame>图 <text:span text:style-name="T24">4.6 set_t</text:span>和<text:span text:style-name="T24">multiset_t</text:span></text:p>
      <text:p text:style-name="P39"><text:span text:style-name="T58">为了使用</text:span><text:span text:style-name="T38">set_t</text:span><text:span text:style-name="T58">和</text:span><text:span text:style-name="T38">multiset_t，</text:span><text:span text:style-name="T58">必须包含头文件</text:span><text:span text:style-name="T41">&lt;cstl/cset_t&gt;</text:span></text:p>
      <text:p text:style-name="P66">#include &lt;cstl/cset_t&gt;</text:p>
      <text:p text:style-name="P39"><text:span text:style-name="T54"><text:tab/></text:span><text:span text:style-name="T38">set_t</text:span><text:span text:style-name="T58">和</text:span><text:span text:style-name="T38">multiset_t在初始化的时候可以指定排序规则，如果用户没有指定排序规则，set_t和multiset_t使用默认的排序规则，这个默认的规则是与数据类型关联的小于操作函数。</text:span></text:p>
      <text:p text:style-name="P33"/>
      <text:list xml:id="list1215463551" text:continue-numbering="true" text:style-name="WW8Num13">
        <text:list-item>
          <text:list>
            <text:list-item>
              <text:list>
                <text:list-item>
                  <text:h text:style-name="P261" text:outline-level="3"><text:span text:style-name="T24">set_t</text:span>和<text:span text:style-name="T24">multiset_t</text:span>的能力</text:h>
                </text:list-item>
              </text:list>
            </text:list-item>
          </text:list>
        </text:list-item>
      </text:list>
      <text:p text:style-name="P41"><text:tab/><text:span text:style-name="T24">set_t</text:span>和<text:span text:style-name="T24">multiset_t</text:span>通常采用平衡二叉树来保存数据(<text:span text:style-name="T24">set_t</text:span>和<text:span text:style-name="T24">multiset_t</text:span>可以采用<text:span text:style-name="T24">avl</text:span>树或红黑树作为底层实现)。</text:p>
      <text:p text:style-name="P58"><draw:frame draw:style-name="fr1" draw:name="图形17" text:anchor-type="paragraph" svg:width="19.006cm" svg:height="7.932cm" draw:z-index="25"><draw:image xlink:href="Pictures/10000000000002CA0000012AEBA20E9C.jpg" xlink:type="simple" xlink:show="embed" xlink:actuate="onLoad"/></draw:frame><text:soft-page-break/>图 <text:span text:style-name="T24">4.7 set_t</text:span>和<text:span text:style-name="T24">multiset_t</text:span>的内部结构</text:p>
      <text:p text:style-name="P41">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4">set_t</text:span>和<text:span text:style-name="T24">multiset_t</text:span>没有提供数据访问的操作，同时要注意的是用户也不能通过迭代器来修改数据。</text:p>
      <text:p text:style-name="P57"/>
      <text:list xml:id="list1457473528" text:continue-numbering="true" text:style-name="WW8Num13">
        <text:list-item>
          <text:list>
            <text:list-item>
              <text:list>
                <text:list-item>
                  <text:h text:style-name="P261" text:outline-level="3"><text:span text:style-name="T24">set_t</text:span>和<text:span text:style-name="T24">multiset_t</text:span>操作</text:h>
                </text:list-item>
              </text:list>
            </text:list-item>
          </text:list>
        </text:list-item>
      </text:list>
      <text:p text:style-name="P39"><text:span text:style-name="T58"><text:tab/></text:span><text:span text:style-name="T38">set_t</text:span><text:span text:style-name="T58">和</text:span><text:span text:style-name="T38">multiset_t</text:span><text:span text:style-name="T58">的操作函数完全一样，这里以</text:span><text:span text:style-name="T38">set_t</text:span><text:span text:style-name="T58">为例介绍，详细的清参考</text:span><text:span text:style-name="T48">《The libcstl Library Reference Manual》</text:span><text:span text:style-name="T48">。</text:span></text:p>
      <text:list xml:id="list1982469329" text:style-name="L94">
        <text:list-item>
          <text:p text:style-name="P218">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1"/>
      <text:list xml:id="list1109843337" text:style-name="L95">
        <text:list-item>
          <text:p text:style-name="P219">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39"/>
      <text:list xml:id="list970001444" text:style-name="L96">
        <text:list-item>
          <text:p text:style-name="P220">特殊的查找函数</text:p>
        </text:list-item>
      </text:list>
      <text:p text:style-name="P39"><text:span text:style-name="T54"><text:tab/></text:span><text:span text:style-name="T38">set_t</text:span><text:span text:style-name="T58">和</text:span><text:span text:style-name="T38">multiset_t</text:span><text:span text:style-name="T58">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39"><text:span text:style-name="T24">set_find()</text:span>获得第一个与指定值相等的数据的迭代器，如果没有则返回<text:span text:style-name="T24">set_end()。</text:span></text:p>
      <text:p text:style-name="P39"><text:span text:style-name="T24">set_lower_bound()</text:span>和<text:span text:style-name="T24">set_upper_bound()</text:span>获得一个数据区间的第一个会最后一个迭代器，这个区间中的数据都等于指定的数据，而<text:span text:style-name="T24">set_equal_range()</text:span>的结果是与上面两个操作的总体结果相同，但是它获得的是一个两个元素都是迭代器的<text:span text:style-name="T24">range_t</text:span>者两个迭代器就是区间的边界。</text:p>
      <text:p text:style-name="P55"/>
      <text:p text:style-name="P39">下面是一个如何使用<text:span text:style-name="T24">set_lower_bound()，set_upper_bound()</text:span>和<text:span text:style-name="T24">set_equal_range()</text:span>的例子：</text:p>
      <table:table table:name="表格72" table:style-name="表格72">
        <table:table-column table:style-name="表格72.A"/>
        <table:table-row>
          <table:table-cell table:style-name="表格72.A1" office:value-type="string">
            <text:p text:style-name="P103">/* </text:p>
            <text:p text:style-name="P103"><text:s/>* set2.c </text:p>
            <text:p text:style-name="P103"><text:s/>* compile with : -lcstl </text:p>
            <text:p text:style-name="P103"><text:s/>*/ </text:p>
            <text:p text:style-name="P103"/>
            <text:p text:style-name="P103">#include &lt;stdio.h&gt; </text:p>
            <text:p text:style-name="P103">#include &lt;cstl/cset.h&gt; </text:p>
            <text:p text:style-name="P103"/>
            <text:p text:style-name="P103">int main(int argc, char* argv[]) </text:p>
            <text:p text:style-name="P103">{ </text:p>
            <text:p text:style-name="P103"><text:s text:c="4"/>set_t* pset_coll = create_set(int); </text:p>
            <text:p text:style-name="P103"><text:s text:c="4"/>set_iterator_t it_lower; </text:p>
            <text:p text:style-name="P103"><text:s text:c="4"/>set_iterator_t it_upper; </text:p>
            <text:p text:style-name="P103"><text:s text:c="4"/>range_t t_range; </text:p>
            <text:p text:style-name="P103"/>
            <text:p text:style-name="P103"><text:s text:c="4"/>if(pset_coll == NULL) </text:p>
            <text:p text:style-name="P103"><text:s text:c="4"/>{ </text:p>
            <text:p text:style-name="P103"><text:s text:c="8"/>return -1; </text:p>
            <text:p text:style-name="P103"><text:soft-page-break/><text:s text:c="4"/>} </text:p>
            <text:p text:style-name="P103"/>
            <text:p text:style-name="P103"><text:s text:c="4"/>set_init(pset_coll); </text:p>
            <text:p text:style-name="P103"/>
            <text:p text:style-name="P103"><text:s text:c="4"/>set_insert(pset_coll, 1); </text:p>
            <text:p text:style-name="P103"><text:s text:c="4"/>set_insert(pset_coll, 2); </text:p>
            <text:p text:style-name="P103"><text:s text:c="4"/>set_insert(pset_coll, 4); </text:p>
            <text:p text:style-name="P103"><text:s text:c="4"/>set_insert(pset_coll, 5); </text:p>
            <text:p text:style-name="P103"><text:s text:c="4"/>set_insert(pset_coll, 6); </text:p>
            <text:p text:style-name="P103"/>
            <text:p text:style-name="P103"><text:s text:c="4"/>it_lower = set_lower_bound(pset_coll, 3); </text:p>
            <text:p text:style-name="P103"><text:s text:c="4"/>it_upper = set_upper_bound(pset_coll, 3); </text:p>
            <text:p text:style-name="P103"><text:s text:c="4"/>t_range = set_equal_range(pset_coll, 3); </text:p>
            <text:p text:style-name="P103"><text:s text:c="4"/>printf("set_lower_bound(3) : %d\n", *(int*)iterator_get_pointer(it_lower)); </text:p>
            <text:p text:style-name="P103"><text:s text:c="4"/>printf("set_upper_bound(3) : %d\n", *(int*)iterator_get_pointer(it_upper)); </text:p>
            <text:p text:style-name="P103"><text:s text:c="4"/>printf("set_equal_range(3) : %d %d\n", </text:p>
            <text:p text:style-name="P103"><text:s text:c="8"/>*(int*)iterator_get_pointer(t_range.it_begin), </text:p>
            <text:p text:style-name="P103"><text:s text:c="8"/>*(int*)iterator_get_pointer(t_range.it_end)); </text:p>
            <text:p text:style-name="P103"/>
            <text:p text:style-name="P103"><text:s text:c="4"/>printf("\n"); </text:p>
            <text:p text:style-name="P103"><text:s text:c="4"/>it_lower = set_lower_bound(pset_coll, 5); </text:p>
            <text:p text:style-name="P103"><text:s text:c="4"/>it_upper = set_upper_bound(pset_coll, 5); </text:p>
            <text:p text:style-name="P103"><text:s text:c="4"/>t_range = set_equal_range(pset_coll, 5); </text:p>
            <text:p text:style-name="P103"><text:s text:c="4"/>printf("set_lower_bound(5) : %d\n", *(int*)iterator_get_pointer(it_lower)); </text:p>
            <text:p text:style-name="P103"><text:s text:c="4"/>printf("set_upper_bound(5) : %d\n", *(int*)iterator_get_pointer(it_upper)); </text:p>
            <text:p text:style-name="P103"><text:s text:c="4"/>printf("set_equal_range(5) : %d %d\n", </text:p>
            <text:p text:style-name="P103"><text:s text:c="8"/>*(int*)iterator_get_pointer(t_range.it_begin), </text:p>
            <text:p text:style-name="P103"><text:s text:c="8"/>*(int*)iterator_get_pointer(t_range.it_end)); </text:p>
            <text:p text:style-name="P103"/>
            <text:p text:style-name="P103"><text:s text:c="4"/>set_destroy(pset_coll); </text:p>
            <text:p text:style-name="P103"/>
            <text:p text:style-name="P103"><text:s text:c="4"/>return 0; </text:p>
            <text:p text:style-name="P103">}</text:p>
          </table:table-cell>
        </table:table-row>
      </table:table>
      <text:p text:style-name="P49"/>
      <text:p text:style-name="P40">输出结果：</text:p>
      <text:p text:style-name="P36">set_lower_bound(3) : 4 </text:p>
      <text:p text:style-name="P36">set_upper_bound(3) : 4 </text:p>
      <text:p text:style-name="P36">set_equal_range(3) : 4 4 </text:p>
      <text:p text:style-name="P36"/>
      <text:p text:style-name="P36">set_lower_bound(5) : 5 </text:p>
      <text:p text:style-name="P36">set_upper_bound(5) : 6 </text:p>
      <text:p text:style-name="P36">set_equal_range(5) : 5 6</text:p>
      <text:p text:style-name="P40">如果使用<text:span text:style-name="T24">multiset_t</text:span>会得到同样的结果。</text:p>
      <text:p text:style-name="P40"><text:soft-page-break/></text:p>
      <text:list xml:id="list564649706" text:style-name="L97">
        <text:list-item>
          <text:p text:style-name="P167">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0"><text:span text:style-name="T24">set_t</text:span>和<text:span text:style-name="T24">multiset_t</text:span>只提供了简单的赋值操作。</text:p>
      <text:p text:style-name="P40"/>
      <text:list xml:id="list1540515162" text:style-name="L98">
        <text:list-item>
          <text:p text:style-name="P176"><text:span text:style-name="T66">与</text:span><text:span text:style-name="T65">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0"><text:span text:style-name="T24">set_t</text:span>和<text:span text:style-name="T24">multiset_t</text:span>提供双向迭代器。禁止通过迭代器操作间接的修改容器中的数据，同样禁止将质变算法作用于关联容器。</text:p>
      <text:p text:style-name="P40"/>
      <text:list xml:id="list933479239" text:style-name="L99">
        <text:list-item>
          <text:p text:style-name="P221">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0"><text:tab/>由于<text:span text:style-name="T24">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24">器中与指定数据相等的唯一数据删除，但是multiset_t将容器中所有与指定数据相等的数据都删掉了。</text:span></text:p>
      <text:list xml:id="list43547857" text:continue-list="list1457473528" text:style-name="WW8Num13">
        <text:list-item>
          <text:list>
            <text:list-item>
              <text:list>
                <text:list-item>
                  <text:h text:style-name="P261" text:outline-level="3"><text:span text:style-name="T24">set_t</text:span>和<text:span text:style-name="T24">multiset_t</text:span>的使用实例</text:h>
                </text:list-item>
              </text:list>
            </text:list-item>
          </text:list>
        </text:list-item>
      </text:list>
      <text:p text:style-name="P50"><text:tab/><text:span text:style-name="T64">下面这个例子展示了</text:span><text:span text:style-name="T42">set_t</text:span><text:span text:style-name="T64">的一些能力：</text:span></text:p>
      <table:table table:name="表格76" table:style-name="表格76">
        <table:table-column table:style-name="表格76.A"/>
        <table:table-row>
          <table:table-cell table:style-name="表格76.A1" office:value-type="string">
            <text:p text:style-name="P103">/* </text:p>
            <text:p text:style-name="P103"><text:s/>* set3.c </text:p>
            <text:p text:style-name="P103"><text:s/>* compile with : -lcstl </text:p>
            <text:p text:style-name="P103"><text:s/>*/ </text:p>
            <text:p text:style-name="P103"/>
            <text:p text:style-name="P103">#include &lt;stdio.h&gt; </text:p>
            <text:p text:style-name="P103">#include &lt;cstl/cset.h&gt; </text:p>
            <text:p text:style-name="P103">#include &lt;cstl/cfunctional.h&gt; /* for fun_greater_int */ </text:p>
            <text:p text:style-name="P103"/>
            <text:p text:style-name="P103"><text:soft-page-break/>int main(int argc, char* argv[]) </text:p>
            <text:p text:style-name="P103">{ </text:p>
            <text:p text:style-name="P103"><text:s text:c="4"/>set_t* pset_coll1 = create_set(int); </text:p>
            <text:p text:style-name="P103"><text:s text:c="4"/>set_t* pset_coll2 = create_set(int); </text:p>
            <text:p text:style-name="P103"><text:s text:c="4"/>set_iterator_t it_pos; </text:p>
            <text:p text:style-name="P103"><text:s text:c="4"/>size_t t_count = 0; </text:p>
            <text:p text:style-name="P103"/>
            <text:p text:style-name="P103"/>
            <text:p text:style-name="P103"><text:s text:c="4"/>if(pset_coll1 == NULL || pset_coll2 == NULL) </text:p>
            <text:p text:style-name="P103"><text:s text:c="4"/>{ </text:p>
            <text:p text:style-name="P103"><text:s text:c="8"/>return -1; </text:p>
            <text:p text:style-name="P103"><text:s text:c="4"/>} </text:p>
            <text:p text:style-name="P103"/>
            <text:p text:style-name="P103"><text:s text:c="4"/>/* empty set container and descending order */ </text:p>
            <text:p text:style-name="P103"><text:s text:c="4"/>set_init_ex(pset_coll1, fun_greater_int); </text:p>
            <text:p text:style-name="P103"/>
            <text:p text:style-name="P103"><text:s text:c="4"/>/* insert elements in random order */ </text:p>
            <text:p text:style-name="P103"><text:s text:c="4"/>set_insert(pset_coll1, 4); </text:p>
            <text:p text:style-name="P103"><text:s text:c="4"/>set_insert(pset_coll1, 3); </text:p>
            <text:p text:style-name="P103"><text:s text:c="4"/>set_insert(pset_coll1, 5); </text:p>
            <text:p text:style-name="P103"><text:s text:c="4"/>set_insert(pset_coll1, 1); </text:p>
            <text:p text:style-name="P103"><text:s text:c="4"/>set_insert(pset_coll1, 6); </text:p>
            <text:p text:style-name="P103"><text:s text:c="4"/>set_insert(pset_coll1, 2); </text:p>
            <text:p text:style-name="P103"><text:s text:c="4"/>set_insert(pset_coll1, 5); </text:p>
            <text:p text:style-name="P103"/>
            <text:p text:style-name="P103"><text:s text:c="4"/>/* iterate over all elements and print them */ </text:p>
            <text:p text:style-name="P103"><text:s text:c="4"/>for(it_pos = set_begin(pset_coll1); </text:p>
            <text:p text:style-name="P103"><text:s text:c="8"/>!iterator_equal(it_pos, set_end(pset_coll1));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insert 4 again */ </text:p>
            <text:p text:style-name="P103"><text:s text:c="4"/>it_pos = set_insert(pset_coll1, 4); </text:p>
            <text:p text:style-name="P103"><text:s text:c="4"/>if(iterator_equal(it_pos, set_end(pset_coll1))) </text:p>
            <text:p text:style-name="P103"><text:s text:c="4"/>{ </text:p>
            <text:p text:style-name="P103"><text:s text:c="8"/>printf("4 already exists\n"); </text:p>
            <text:p text:style-name="P103"><text:s text:c="4"/>} </text:p>
            <text:p text:style-name="P103"><text:s text:c="4"/>else </text:p>
            <text:p text:style-name="P103"><text:s text:c="4"/>{ </text:p>
            <text:p text:style-name="P103"><text:s text:c="8"/>printf("4 inserted as element %d\n", </text:p>
            <text:p text:style-name="P103"><text:soft-page-break/><text:s text:c="12"/>iterator_distance(set_begin(pset_coll1), it_pos)); </text:p>
            <text:p text:style-name="P103"><text:s text:c="4"/>} </text:p>
            <text:p text:style-name="P103"/>
            <text:p text:style-name="P103"><text:s text:c="4"/>/* initialize set_t with another and ascending order */ </text:p>
            <text:p text:style-name="P103"><text:s text:c="4"/>set_init_copy_range(pset_coll2, set_begin(pset_coll1), set_end(pset_coll1)); </text:p>
            <text:p text:style-name="P103"/>
            <text:p text:style-name="P103"><text:s text:c="4"/>/* print all elements of the copy */ </text:p>
            <text:p text:style-name="P103"><text:s text:c="4"/>for(it_pos = set_begin(pset_coll2); </text:p>
            <text:p text:style-name="P103"><text:s text:c="8"/>!iterator_equal(it_pos, set_end(pset_coll2));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remove all elements up to element with value 3 */ </text:p>
            <text:p text:style-name="P103"><text:s text:c="4"/>set_erase_range(pset_coll2, set_begin(pset_coll2), set_find(pset_coll2, 3)); </text:p>
            <text:p text:style-name="P103"/>
            <text:p text:style-name="P103"><text:s text:c="4"/>/* remove all elements with value 5 */ </text:p>
            <text:p text:style-name="P103"><text:s text:c="4"/>t_count = set_erase(pset_coll2, 5); </text:p>
            <text:p text:style-name="P103"><text:s text:c="4"/>printf("%u elements removed\n", t_count); </text:p>
            <text:p text:style-name="P103"/>
            <text:p text:style-name="P103"><text:s text:c="4"/>/* print all elements of the copy */ </text:p>
            <text:p text:style-name="P103"><text:s text:c="4"/>for(it_pos = set_begin(pset_coll2); </text:p>
            <text:p text:style-name="P103"><text:s text:c="8"/>!iterator_equal(it_pos, set_end(pset_coll2));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set_destroy(pset_coll1); </text:p>
            <text:p text:style-name="P103"><text:s text:c="4"/>set_destroy(pset_coll2); </text:p>
            <text:p text:style-name="P103"/>
            <text:p text:style-name="P103"><text:s text:c="4"/>return 0; </text:p>
            <text:p text:style-name="P103">}</text:p>
          </table:table-cell>
        </table:table-row>
      </table:table>
      <text:p text:style-name="P62"><text:tab/>在初始化<text:span text:style-name="T24">pset_coll1</text:span>的时候使用了自定义的排序规则<text:span text:style-name="T47">fun_greater_int</text:span><text:span text:style-name="T33">，这是为了让set_t中的数据按照从大到小的顺序排序。在第二次插入数据5的时候</text:span><text:span text:style-name="T49">set_insert(pset_coll1, 5); </text:span><text:span text:style-name="T33">操作失败，同样的还有再次插入数据4的时候插入操作函数也是失败的，并且</text:span><text:span text:style-name="T49">it_pos = set_insert(pset_coll1, 4); </text:span><text:span text:style-name="T33">的返回值是set_end()。在初始化pset_coll2的时候我们使用了拷贝初始化操作函数，从pset_coll1拷贝数据，但是排序规则使用默认的排序规则。</text:span></text:p>
      <text:p text:style-name="P41">输出结果：</text:p>
      <text:p text:style-name="P35">6 5 4 3 2 1 </text:p>
      <text:p text:style-name="P35">4 already exists </text:p>
      <text:p text:style-name="P35"><text:soft-page-break/>1 2 3 4 5 6 </text:p>
      <text:p text:style-name="P35">1 elements removed </text:p>
      <text:p text:style-name="P35">3 4 6 </text:p>
      <text:p text:style-name="P50"/>
      <text:p text:style-name="P41">同样的程序如果使用<text:span text:style-name="T24">multiset_t</text:span>会出现不同的结果：</text:p>
      <table:table table:name="表格77" table:style-name="表格77">
        <table:table-column table:style-name="表格77.A"/>
        <table:table-row>
          <table:table-cell table:style-name="表格77.A1" office:value-type="string">
            <text:p text:style-name="P103">/* </text:p>
            <text:p text:style-name="P103"><text:s/>* multiset2.c </text:p>
            <text:p text:style-name="P103"><text:s/>* compile with : -lcstl </text:p>
            <text:p text:style-name="P103"><text:s/>*/ </text:p>
            <text:p text:style-name="P103"/>
            <text:p text:style-name="P103">#include &lt;stdio.h&gt; </text:p>
            <text:p text:style-name="P103">#include &lt;cstl/cset.h&gt; </text:p>
            <text:p text:style-name="P103">#include &lt;cstl/cfunctional.h&gt; /* for fun_greater_int */ </text:p>
            <text:p text:style-name="P103"/>
            <text:p text:style-name="P103">int main(int argc, char* argv[]) </text:p>
            <text:p text:style-name="P103">{ </text:p>
            <text:p text:style-name="P103"><text:s text:c="4"/>multiset_t* pmset_coll1 = create_multiset(int); </text:p>
            <text:p text:style-name="P103"><text:s text:c="4"/>multiset_t* pmset_coll2 = create_multiset(int); </text:p>
            <text:p text:style-name="P103"><text:s text:c="4"/>multiset_iterator_t it_pos; </text:p>
            <text:p text:style-name="P103"><text:s text:c="4"/>size_t t_count = 0; </text:p>
            <text:p text:style-name="P103"/>
            <text:p text:style-name="P103"/>
            <text:p text:style-name="P103"><text:s text:c="4"/>if(pmset_coll1 == NULL || pmset_coll2 == NULL) </text:p>
            <text:p text:style-name="P103"><text:s text:c="4"/>{ </text:p>
            <text:p text:style-name="P103"><text:s text:c="8"/>return -1; </text:p>
            <text:p text:style-name="P103"><text:s text:c="4"/>} </text:p>
            <text:p text:style-name="P103"/>
            <text:p text:style-name="P103"><text:s text:c="4"/>/* empty multiset container and descending order */ </text:p>
            <text:p text:style-name="P103"><text:s text:c="4"/>multiset_init_ex(pmset_coll1, fun_greater_int); </text:p>
            <text:p text:style-name="P103"/>
            <text:p text:style-name="P103"><text:s text:c="4"/>/* insert elements in random order */ </text:p>
            <text:p text:style-name="P103"><text:s text:c="4"/>multiset_insert(pmset_coll1, 4); </text:p>
            <text:p text:style-name="P103"><text:s text:c="4"/>multiset_insert(pmset_coll1, 3); </text:p>
            <text:p text:style-name="P103"><text:s text:c="4"/>multiset_insert(pmset_coll1, 5); </text:p>
            <text:p text:style-name="P103"><text:s text:c="4"/>multiset_insert(pmset_coll1, 1); </text:p>
            <text:p text:style-name="P103"><text:s text:c="4"/>multiset_insert(pmset_coll1, 6); </text:p>
            <text:p text:style-name="P103"><text:s text:c="4"/>multiset_insert(pmset_coll1, 2); </text:p>
            <text:p text:style-name="P103"><text:s text:c="4"/>multiset_insert(pmset_coll1, 5); </text:p>
            <text:p text:style-name="P103"/>
            <text:p text:style-name="P103"><text:s text:c="4"/>/* iterate over all elements and print them */ </text:p>
            <text:p text:style-name="P103"><text:s text:c="4"/>for(it_pos = multiset_begin(pmset_coll1); </text:p>
            <text:p text:style-name="P103"><text:s text:c="8"/>!iterator_equal(it_pos, multiset_end(pmset_coll1)); </text:p>
            <text:p text:style-name="P103"><text:s text:c="8"/>it_pos = iterator_next(it_pos)) </text:p>
            <text:p text:style-name="P103"><text:soft-page-break/><text:s text:c="4"/>{ </text:p>
            <text:p text:style-name="P103"><text:s text:c="8"/>printf("%d ", *(int*)iterator_get_pointer(it_pos)); </text:p>
            <text:p text:style-name="P103"><text:s text:c="4"/>} </text:p>
            <text:p text:style-name="P103"><text:s text:c="4"/>printf("\n"); </text:p>
            <text:p text:style-name="P103"/>
            <text:p text:style-name="P103"><text:s text:c="4"/>/* insert 4 again */ </text:p>
            <text:p text:style-name="P103"><text:s text:c="4"/>it_pos = multiset_insert(pmset_coll1, 4); </text:p>
            <text:p text:style-name="P103"><text:s text:c="4"/>if(iterator_equal(it_pos, multiset_end(pmset_coll1))) </text:p>
            <text:p text:style-name="P103"><text:s text:c="4"/>{ </text:p>
            <text:p text:style-name="P103"><text:s text:c="8"/>printf("4 already exists\n"); </text:p>
            <text:p text:style-name="P103"><text:s text:c="4"/>} </text:p>
            <text:p text:style-name="P103"><text:s text:c="4"/>else </text:p>
            <text:p text:style-name="P103"><text:s text:c="4"/>{ </text:p>
            <text:p text:style-name="P103"><text:s text:c="8"/>printf("4 inserted as element %d\n", </text:p>
            <text:p text:style-name="P103"><text:s text:c="12"/>iterator_distance(multiset_begin(pmset_coll1), it_pos)); </text:p>
            <text:p text:style-name="P103"><text:s text:c="4"/>} </text:p>
            <text:p text:style-name="P103"/>
            <text:p text:style-name="P103"><text:s text:c="4"/>/* initialize multiset_t with another and ascending order */ </text:p>
            <text:p text:style-name="P103"><text:s text:c="4"/>multiset_init_copy_range(pmset_coll2, </text:p>
            <text:p text:style-name="P103"><text:s text:c="8"/>multiset_begin(pmset_coll1), multiset_end(pmset_coll1)); </text:p>
            <text:p text:style-name="P103"/>
            <text:p text:style-name="P103"><text:s text:c="4"/>/* print all elements of the copy */ </text:p>
            <text:p text:style-name="P103"><text:s text:c="4"/>for(it_pos = multiset_begin(pmset_coll2); </text:p>
            <text:p text:style-name="P103"><text:s text:c="8"/>!iterator_equal(it_pos, multiset_end(pmset_coll2));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remove all elements up to element with value 3 */ </text:p>
            <text:p text:style-name="P103"><text:s text:c="4"/>multiset_erase_range(pmset_coll2, </text:p>
            <text:p text:style-name="P103"><text:s text:c="8"/>multiset_begin(pmset_coll2), multiset_find(pmset_coll2, 3)); </text:p>
            <text:p text:style-name="P103"/>
            <text:p text:style-name="P103"><text:s text:c="4"/>/* remove all elements with value 5 */ </text:p>
            <text:p text:style-name="P103"><text:s text:c="4"/>t_count = multiset_erase(pmset_coll2, 5); </text:p>
            <text:p text:style-name="P103"><text:s text:c="4"/>printf("%u elements removed\n", t_count); </text:p>
            <text:p text:style-name="P103"/>
            <text:p text:style-name="P103"><text:s text:c="4"/>/* print all elements of the copy */ </text:p>
            <text:p text:style-name="P103"><text:s text:c="4"/>for(it_pos = multiset_begin(pmset_coll2); </text:p>
            <text:p text:style-name="P103"><text:s text:c="8"/>!iterator_equal(it_pos, multiset_end(pmset_coll2)); </text:p>
            <text:p text:style-name="P103"><text:s text:c="8"/>it_pos = iterator_next(it_pos)) </text:p>
            <text:p text:style-name="P103"><text:s text:c="4"/>{ </text:p>
            <text:p text:style-name="P103"><text:soft-page-break/><text:s text:c="8"/>printf("%d ", *(int*)iterator_get_pointer(it_pos)); </text:p>
            <text:p text:style-name="P103"><text:s text:c="4"/>} </text:p>
            <text:p text:style-name="P103"><text:s text:c="4"/>printf("\n"); </text:p>
            <text:p text:style-name="P103"/>
            <text:p text:style-name="P103"><text:s text:c="4"/>multiset_destroy(pmset_coll1); </text:p>
            <text:p text:style-name="P103"><text:s text:c="4"/>multiset_destroy(pmset_coll2); </text:p>
            <text:p text:style-name="P103"/>
            <text:p text:style-name="P103"><text:s text:c="4"/>return 0; </text:p>
            <text:p text:style-name="P103">}</text:p>
          </table:table-cell>
        </table:table-row>
      </table:table>
      <text:p text:style-name="P50"/>
      <text:p text:style-name="P41">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804401383" text:continue-numbering="true" text:style-name="WW8Num13">
        <text:list-item>
          <text:list>
            <text:list-item>
              <text:h text:style-name="P250" text:outline-level="2"><text:span text:style-name="T24">map_t</text:span>和<text:span text:style-name="T24">multimap_t</text:span></text:h>
            </text:list-item>
          </text:list>
        </text:list-item>
      </text:list>
      <text:p text:style-name="P39"><text:span text:style-name="T54"><text:tab/></text:span><text:span text:style-name="T38">map_t</text:span><text:span text:style-name="T58">和</text:span><text:span text:style-name="T38">multimap_t</text:span><text:span text:style-name="T58">都是已</text:span><text:span text:style-name="T38">key/value</text:span><text:span text:style-name="T58">这种形式保存数据，所以</text:span><text:span text:style-name="T38">map_t</text:span><text:span text:style-name="T58">和</text:span><text:span text:style-name="T38">multimap_t</text:span><text:span text:style-name="T58">中保存的都是</text:span><text:span text:style-name="T38">pair_t</text:span><text:span text:style-name="T58">类型。容器使用</text:span><text:span text:style-name="T38">key</text:span><text:span text:style-name="T58">通过某种规则对保存在其中的数据进行排序。这两个容器的不同点就是</text:span><text:span text:style-name="T38">multimap_t</text:span><text:span text:style-name="T58">允许</text:span><text:span text:style-name="T38">key</text:span><text:span text:style-name="T58">重复。</text:span></text:p>
      <text:p text:style-name="P59"><draw:frame draw:style-name="fr2" draw:name="图形18" text:anchor-type="paragraph" svg:width="19.006cm" svg:height="6.539cm" draw:z-index="26"><draw:image xlink:href="Pictures/10000000000002CB000000F60A365ACD.jpg" xlink:type="simple" xlink:show="embed" xlink:actuate="onLoad"/></draw:frame>图 <text:span text:style-name="T24">4.8 map_t</text:span>和<text:span text:style-name="T24">multimap_t</text:span></text:p>
      <text:p text:style-name="P39"><text:span text:style-name="T58">要使用</text:span><text:span text:style-name="T38">map_t</text:span><text:span text:style-name="T58">和</text:span><text:span text:style-name="T38">multimap_t</text:span><text:span text:style-name="T58">必须包含头文件</text:span><text:span text:style-name="T41">&lt;cstl/cmap.h&gt;</text:span></text:p>
      <text:p text:style-name="P66">#include &lt;cstl/cmap.h&gt;</text:p>
      <text:p text:style-name="P39"><text:span text:style-name="T54"><text:tab/></text:span><text:span text:style-name="T65">用户可以在初始化容器的时候指定排序规则，如果没有指定排序规则使用默认的排序规则。</text:span><text:span text:style-name="T41">map_t</text:span><text:span text:style-name="T65">和</text:span><text:span text:style-name="T41">multimap_t</text:span><text:span text:style-name="T65">类型都是根据</text:span><text:span text:style-name="T41">key</text:span><text:span text:style-name="T65">排序的，不管是默认的排序规则还是用户指定的排序规则都是针对与</text:span><text:span text:style-name="T41">key</text:span><text:span text:style-name="T65">的，与</text:span><text:span text:style-name="T41">value</text:span><text:span text:style-name="T65">无关。</text:span></text:p>
      <text:p text:style-name="P62"><text:soft-page-break/></text:p>
      <text:list xml:id="list583399195" text:continue-numbering="true" text:style-name="WW8Num13">
        <text:list-item>
          <text:list>
            <text:list-item>
              <text:list>
                <text:list-item>
                  <text:h text:style-name="P261" text:outline-level="3"><text:span text:style-name="T24">map_t</text:span>和<text:span text:style-name="T24">multimap_t</text:span>的能力</text:h>
                </text:list-item>
              </text:list>
            </text:list-item>
          </text:list>
        </text:list-item>
      </text:list>
      <text:p text:style-name="P41"><text:tab/>与其他的关联容器一样，<text:span text:style-name="T24">map_t</text:span>和<text:span text:style-name="T24">multimap_t</text:span>也是使用平衡二叉树实现的。其实<text:span text:style-name="T24">set_t，multiset_t，map_t，</text:span></text:p>
      <text:p text:style-name="P41"><text:span text:style-name="T24">multimap_t</text:span>都是使用统一的内部实现，所以你可以认为<text:span text:style-name="T24">set_t，</text:span><text:span text:style-name="T47"> multiset_t</text:span>是特殊<text:span text:style-name="T24">map_t，multimap_t，</text:span>只是它们的<text:span text:style-name="T24">key</text:span>和<text:span text:style-name="T24">value</text:span>是一样的都是数据本身。</text:p>
      <text:p text:style-name="P43"><draw:frame draw:style-name="fr3" draw:name="图形19" text:anchor-type="paragraph" svg:width="19.006cm" svg:height="7.65cm" draw:z-index="27"><draw:image xlink:href="Pictures/10000000000002CE00000121E24E060B.jpg" xlink:type="simple" xlink:show="embed" xlink:actuate="onLoad"/></draw:frame><text:span text:style-name="T73">图 </text:span><text:span text:style-name="T50">4.9 map_t</text:span><text:span text:style-name="T73">和</text:span><text:span text:style-name="T50">multimap_t</text:span><text:span text:style-name="T73">的内部结构</text:span></text:p>
      <text:p text:style-name="P84">容器根据数据的<text:span text:style-name="T24">key</text:span>排序数据，所以根据某个<text:span text:style-name="T24">key</text:span>查找数据很高效，但是根据某个<text:span text:style-name="T24">value</text:span>查找数据效率很低。 <text:span text:style-name="T24">map_t</text:span>和<text:span text:style-name="T24">multimap_t</text:span>具有与<text:span text:style-name="T24">set_t</text:span>和<text:span text:style-name="T24">multiset_t</text:span>相同的操作函数，同时也具有同样的特定：不能直接或间接修改容器中的数据<text:span text:style-name="T24">(map_t</text:span>和<text:span text:style-name="T24">multimap_t</text:span>中是不能修改数据的<text:span text:style-name="T24">key，</text:span>但是<text:span text:style-name="T24">value</text:span>可以修改<text:span text:style-name="T24">)</text:span>。</text:p>
      <text:list xml:id="list1694865409" text:continue-numbering="true" text:style-name="WW8Num13">
        <text:list-item>
          <text:list>
            <text:list-item>
              <text:list>
                <text:list-item>
                  <text:h text:style-name="P261" text:outline-level="3"><text:span text:style-name="T24">map_t</text:span>和<text:span text:style-name="T24">multimap_t</text:span>的操作</text:h>
                </text:list-item>
              </text:list>
            </text:list-item>
          </text:list>
        </text:list-item>
      </text:list>
      <text:p text:style-name="P39"><text:span text:style-name="T58"><text:tab/></text:span><text:span text:style-name="T38">map_t</text:span><text:span text:style-name="T58">和</text:span><text:span text:style-name="T38">multimap_t</text:span><text:span text:style-name="T58">的操作都是相同的，只有一个地方不同，会在后面的章节介绍。下面只列出了</text:span><text:span text:style-name="T38">map_t</text:span><text:span text:style-name="T58">的相关的操作函数，具体的清参考</text:span><text:span text:style-name="T48">《The libcstl Library Reference Manual》</text:span><text:span text:style-name="T58">。</text:span></text:p>
      <text:list xml:id="list528280243" text:style-name="L100">
        <text:list-item>
          <text:p text:style-name="P222">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1"><text:tab/><text:span text:style-name="T24">map_t</text:span>和<text:span text:style-name="T24">multimap_t</text:span>保存的都是<text:span text:style-name="T24">key/value</text:span>，所以在创建的时候<text:span text:style-name="T24">key</text:span>和<text:span text:style-name="T24">value</text:span>的类型都要指明。</text:p>
      <text:p text:style-name="P41"/>
      <text:list xml:id="list657257123" text:style-name="L101">
        <text:list-item>
          <text:p text:style-name="P223">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39"/>
      <text:list xml:id="list1277556428" text:style-name="L102">
        <text:list-item>
          <text:p text:style-name="P224">特殊的查找函数</text:p>
        </text:list-item>
      </text:list>
      <text:p text:style-name="P39"><text:span text:style-name="T54"><text:tab/></text:span><text:span text:style-name="T38">map_t</text:span><text:span text:style-name="T58">和</text:span><text:span text:style-name="T38">multimap_t</text:span><text:span text:style-name="T58">同样提供了特殊查找函数，但是这些函数是基于数据的</text:span><text:span text:style-name="T38">key，</text:span><text:span text:style-name="T58">例如要查找指定的</text:span><text:span text:style-name="T38">key</text:span><text:span text:style-name="T58">使用</text:span><text:span text:style-name="T38">map_find()</text:span><text:span text:style-name="T58">操作函数，但是如果要查找指定的</text:span><text:span text:style-name="T38">value</text:span><text:span text:style-name="T58">就不能使用</text:span><text:span text:style-name="T38">map_find()</text:span><text:span text:style-name="T58">了，使用</text:span><text:span text:style-name="T38">algo_find_if()</text:span><text:span text:style-name="T58">可用做到，但是没有</text:span><text:span text:style-name="T38">map_find()</text:span><text:span text:style-name="T58">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1"/>
      <text:list xml:id="list1292147334" text:style-name="L103">
        <text:list-item>
          <text:p text:style-name="P168">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1"/>
      <text:list xml:id="list1904223860" text:style-name="L104">
        <text:list-item>
          <text:p text:style-name="P169">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0"><text:span text:style-name="T24">map_t</text:span>和<text:span text:style-name="T24">multimap_t</text:span>提供双向迭代器。禁止通过迭代器操作间接的修改容器中数据的<text:span text:style-name="T24">key，</text:span>但是可以修改数据的<text:span text:style-name="T24">value，</text:span>同样禁止将质变算法作用于关联容器。</text:p>
      <text:p text:style-name="P41"/>
      <text:list xml:id="list1724765579" text:style-name="L105">
        <text:list-item>
          <text:p text:style-name="P225">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0"><text:tab/>由于<text:span text:style-name="T24">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1"/>
      <text:list xml:id="list2065643087" text:continue-list="list1694865409" text:style-name="WW8Num13">
        <text:list-item>
          <text:list>
            <text:list-item>
              <text:list>
                <text:list-item>
                  <text:h text:style-name="P261" text:outline-level="3">将<text:span text:style-name="T24">map_t</text:span>作为关联数组使用</text:h>
                </text:list-item>
              </text:list>
            </text:list-item>
          </text:list>
        </text:list-item>
      </text:list>
      <text:p text:style-name="P41"><text:tab/>关联容器是不提供数据访问操作的，但是<text:span text:style-name="T24">map_t</text:span>例外，它提供了一个通过下标对数据进行随即访问的操作函数，所以可以将<text:span text:style-name="T24">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1"><text:tab/>这个操作函数使用<text:span text:style-name="T24">key</text:span>为下标，返回指向数据的<text:span text:style-name="T24">value</text:span>的指针。如果容器中没有以<text:span text:style-name="T24">key</text:span>为键值的数据则先向容器中插入一个键值为<text:span text:style-name="T24">key，value</text:span>为该数据类型的默认值的数据然后返回指向<text:span text:style-name="T24">value</text:span>的指针。</text:p>
      <text:p text:style-name="P41">例如：</text:p>
      <text:p text:style-name="P66">map_t* pmap_coll = create_map(char, double);</text:p>
      <text:p text:style-name="P66">...</text:p>
      <text:p text:style-name="P66">map_init(pmap_coll);</text:p>
      <text:p text:style-name="P66">...</text:p>
      <text:p text:style-name="P66">*(double*)map_at(pmap_coll, ‘A’) = 7.7;</text:p>
      <text:p text:style-name="P82"><text:span text:style-name="T58">这个例子中</text:span><text:span text:style-name="T41">*(double*)map_at(pmap_coll, ‘A’) = 7.7;</text:span><text:span text:style-name="T58">是对键值为</text:span><text:span text:style-name="T48">’A’</text:span><text:span text:style-name="T58">的数据的访问，如果容器中包含键值为</text:span><text:span text:style-name="T48">’A’</text:span><text:span text:style-name="T58">的数据，就将这个数据的</text:span><text:span text:style-name="T38">value</text:span><text:span text:style-name="T58">改为</text:span><text:span text:style-name="T38">7.7，</text:span><text:span text:style-name="T58">如果没有就插入一个</text:span><text:span text:style-name="T38">(‘A’, 0.0)</text:span><text:span text:style-name="T58">的数据，然后在将</text:span><text:span text:style-name="T38">0.0</text:span><text:span text:style-name="T58">改为</text:span><text:span text:style-name="T38">7.7</text:span><text:span text:style-name="T58">。</text:span></text:p>
      <text:p text:style-name="P41"><text:tab/>这个操作有一个缺点，那就是调用者可能偶然或者错误的插了新数据。如：</text:p>
      <text:p text:style-name="P66">printf(“value = %f\n”, *(double*)map_at(pmap_coll, ‘A’));</text:p>
      <text:p text:style-name="P41">如果容器中有键值为<text:span text:style-name="T47">’A’</text:span>的数据这个操作没有任何错误，但是如果没有那么就无声无息的插入了一个新数据 <text:span text:style-name="T24">(‘A’,0.0)。</text:span></text:p>
      <text:p text:style-name="P33"/>
      <text:list xml:id="list1505533598" text:continue-numbering="true" text:style-name="WW8Num13">
        <text:list-item>
          <text:list>
            <text:list-item>
              <text:list>
                <text:list-item>
                  <text:h text:style-name="P261" text:outline-level="3"><text:span text:style-name="T24">map_t</text:span>和<text:span text:style-name="T24">multimap_t</text:span>的使用实例</text:h>
                </text:list-item>
              </text:list>
            </text:list-item>
          </text:list>
        </text:list-item>
      </text:list>
      <text:p text:style-name="P41"><text:span text:style-name="T24">map_t</text:span>作为关联数组，这个例子使用<text:span text:style-name="T24">map_t</text:span>来反应股价，其中<text:span text:style-name="T24">key</text:span>是公司名称，<text:span text:style-name="T24">value</text:span>是股价：</text:p>
      <table:table table:name="表格85" table:style-name="表格85">
        <table:table-column table:style-name="表格85.A"/>
        <table:table-row>
          <table:table-cell table:style-name="表格85.A1" office:value-type="string">
            <text:p text:style-name="P103">/* </text:p>
            <text:p text:style-name="P103"><text:s/>* map2.c </text:p>
            <text:p text:style-name="P103"><text:soft-page-break/><text:s/>* compile with : -lcstl </text:p>
            <text:p text:style-name="P103"><text:s/>*/ </text:p>
            <text:p text:style-name="P103"/>
            <text:p text:style-name="P103">#include &lt;stdio.h&gt; </text:p>
            <text:p text:style-name="P103">#include &lt;cstl/cmap.h&gt; </text:p>
            <text:p text:style-name="P103"/>
            <text:p text:style-name="P103">int main(int argc, char* argv[]) </text:p>
            <text:p text:style-name="P103">{ </text:p>
            <text:p text:style-name="P103"><text:s text:c="4"/>map_t* pmap_stocks = create_map(char*, double); </text:p>
            <text:p text:style-name="P103"><text:s text:c="4"/>map_iterator_t it_pos; </text:p>
            <text:p text:style-name="P103"/>
            <text:p text:style-name="P103"><text:s text:c="4"/>if(pmap_stocks == NULL) </text:p>
            <text:p text:style-name="P103"><text:s text:c="4"/>{ </text:p>
            <text:p text:style-name="P103"><text:s text:c="8"/>return -1; </text:p>
            <text:p text:style-name="P103"><text:s text:c="4"/>} </text:p>
            <text:p text:style-name="P103"/>
            <text:p text:style-name="P103"><text:s text:c="4"/>map_init(pmap_stocks); </text:p>
            <text:p text:style-name="P103"/>
            <text:p text:style-name="P103"><text:s text:c="4"/>*(double*)map_at(pmap_stocks, "Google") = 834.50; </text:p>
            <text:p text:style-name="P103"><text:s text:c="4"/>*(double*)map_at(pmap_stocks, "IBM") = 431.93; </text:p>
            <text:p text:style-name="P103"><text:s text:c="4"/>*(double*)map_at(pmap_stocks, "Apple") = 557.28; </text:p>
            <text:p text:style-name="P103"><text:s text:c="4"/>*(double*)map_at(pmap_stocks, "MS") = 691.03; </text:p>
            <text:p text:style-name="P103"><text:s text:c="4"/>*(double*)map_at(pmap_stocks, "Oracle") = 670.37; </text:p>
            <text:p text:style-name="P103"/>
            <text:p text:style-name="P103"><text:s text:c="4"/>/* print all elements */ </text:p>
            <text:p text:style-name="P103"><text:s text:c="4"/>for(it_pos = map_begin(pmap_stocks); </text:p>
            <text:p text:style-name="P103"><text:s text:c="8"/>!iterator_equal(it_pos, map_end(pmap_stocks)); </text:p>
            <text:p text:style-name="P103"><text:s text:c="8"/>it_pos = iterator_next(it_pos)) </text:p>
            <text:p text:style-name="P103"><text:s text:c="4"/>{ </text:p>
            <text:p text:style-name="P103"><text:s text:c="8"/>printf("stock:%s\tprice:%lf\n", </text:p>
            <text:p text:style-name="P103"><text:s text:c="12"/>(char*)pair_first((pair_t*)iterator_get_pointer(it_pos)), </text:p>
            <text:p text:style-name="P103"><text:s text:c="12"/>*(double*)pair_second((pair_t*)iterator_get_pointer(it_pos))); </text:p>
            <text:p text:style-name="P103"><text:s text:c="4"/>} </text:p>
            <text:p text:style-name="P103"><text:s text:c="4"/>printf("\n"); </text:p>
            <text:p text:style-name="P103"/>
            <text:p text:style-name="P103"><text:s text:c="4"/>/* all price double */ </text:p>
            <text:p text:style-name="P103"><text:s text:c="4"/>for(it_pos = map_begin(pmap_stocks); </text:p>
            <text:p text:style-name="P103"><text:s text:c="8"/>!iterator_equal(it_pos, map_end(pmap_stocks)); </text:p>
            <text:p text:style-name="P103"><text:s text:c="8"/>it_pos = iterator_next(it_pos)) </text:p>
            <text:p text:style-name="P103"><text:s text:c="4"/>{ </text:p>
            <text:p text:style-name="P103"><text:s text:c="8"/>*(double*)pair_second((pair_t*)iterator_get_pointer(it_pos)) *= 2; </text:p>
            <text:p text:style-name="P103"><text:s text:c="4"/>} </text:p>
            <text:p text:style-name="P103"/>
            <text:p text:style-name="P103"><text:soft-page-break/><text:s text:c="4"/>/* print all elements */ </text:p>
            <text:p text:style-name="P103"><text:s text:c="4"/>for(it_pos = map_begin(pmap_stocks); </text:p>
            <text:p text:style-name="P103"><text:s text:c="8"/>!iterator_equal(it_pos, map_end(pmap_stocks)); </text:p>
            <text:p text:style-name="P103"><text:s text:c="8"/>it_pos = iterator_next(it_pos)) </text:p>
            <text:p text:style-name="P103"><text:s text:c="4"/>{ </text:p>
            <text:p text:style-name="P103"><text:s text:c="8"/>printf("stock:%s\tprice:%lf\n", </text:p>
            <text:p text:style-name="P103"><text:s text:c="12"/>(char*)pair_first((pair_t*)iterator_get_pointer(it_pos)), </text:p>
            <text:p text:style-name="P103"><text:s text:c="12"/>*(double*)pair_second((pair_t*)iterator_get_pointer(it_pos))); </text:p>
            <text:p text:style-name="P103"><text:s text:c="4"/>} </text:p>
            <text:p text:style-name="P103"><text:s text:c="4"/>printf("\n"); </text:p>
            <text:p text:style-name="P103"/>
            <text:p text:style-name="P103"><text:s text:c="4"/>/* rename the key from "MS" to "Microsoft" */ </text:p>
            <text:p text:style-name="P103"><text:s text:c="4"/>*(double*)map_at(pmap_stocks, "Microsoft") = </text:p>
            <text:p text:style-name="P103"><text:s text:c="8"/>*(double*)map_at(pmap_stocks, "MS"); </text:p>
            <text:p text:style-name="P103"><text:s text:c="4"/>map_erase(pmap_stocks, "MS"); </text:p>
            <text:p text:style-name="P103"/>
            <text:p text:style-name="P103"><text:s text:c="4"/>/* print all elements */ </text:p>
            <text:p text:style-name="P103"><text:s text:c="4"/>for(it_pos = map_begin(pmap_stocks); </text:p>
            <text:p text:style-name="P103"><text:s text:c="8"/>!iterator_equal(it_pos, map_end(pmap_stocks)); </text:p>
            <text:p text:style-name="P103"><text:s text:c="8"/>it_pos = iterator_next(it_pos)) </text:p>
            <text:p text:style-name="P103"><text:s text:c="4"/>{ </text:p>
            <text:p text:style-name="P103"><text:s text:c="8"/>printf("stock:%s\tprice:%lf\n", </text:p>
            <text:p text:style-name="P103"><text:s text:c="12"/>(char*)pair_first((pair_t*)iterator_get_pointer(it_pos)), </text:p>
            <text:p text:style-name="P103"><text:s text:c="12"/>*(double*)pair_second((pair_t*)iterator_get_pointer(it_pos))); </text:p>
            <text:p text:style-name="P103"><text:s text:c="4"/>} </text:p>
            <text:p text:style-name="P103"><text:s text:c="4"/>printf("\n"); </text:p>
            <text:p text:style-name="P103"/>
            <text:p text:style-name="P103"><text:s text:c="4"/>map_destroy(pmap_stocks); </text:p>
            <text:p text:style-name="P103"/>
            <text:p text:style-name="P103"><text:s text:c="4"/>return 0; </text:p>
            <text:p text:style-name="P103">}</text:p>
          </table:table-cell>
        </table:table-row>
      </table:table>
      <text:p text:style-name="P50"/>
      <text:p text:style-name="P41">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text:soft-page-break/>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50"/>
      <text:p text:style-name="P41"><text:tab/>下面这个例子将<text:span text:style-name="T24">multimap_t</text:span>作为字典来使用：</text:p>
      <table:table table:name="表格86" table:style-name="表格86">
        <table:table-column table:style-name="表格86.A"/>
        <table:table-row>
          <table:table-cell table:style-name="表格86.A1" office:value-type="string">
            <text:p text:style-name="P103">/* </text:p>
            <text:p text:style-name="P103"><text:s/>* multimap2.c </text:p>
            <text:p text:style-name="P103"><text:s/>* compile with : -lcstl </text:p>
            <text:p text:style-name="P103"><text:s/>*/ </text:p>
            <text:p text:style-name="P103"/>
            <text:p text:style-name="P103">#include &lt;stdio.h&gt; </text:p>
            <text:p text:style-name="P103">#include &lt;string.h&gt; </text:p>
            <text:p text:style-name="P103">#include &lt;cstl/cmap.h&gt; </text:p>
            <text:p text:style-name="P103"/>
            <text:p text:style-name="P103">int main(int argc, char* argv[]) </text:p>
            <text:p text:style-name="P103">{ </text:p>
            <text:p text:style-name="P103"><text:s text:c="4"/>multimap_t* pmmap_dict = create_multimap(char*, char*); </text:p>
            <text:p text:style-name="P103"><text:s text:c="4"/>pair_t* ppair_item = create_pair(char*, char*); </text:p>
            <text:p text:style-name="P103"><text:s text:c="4"/>multimap_iterator_t it_pos; </text:p>
            <text:p text:style-name="P103"/>
            <text:p text:style-name="P103"><text:s text:c="4"/>if(pmmap_dict == NULL || ppair_item == NULL) </text:p>
            <text:p text:style-name="P103"><text:s text:c="4"/>{ </text:p>
            <text:p text:style-name="P103"><text:s text:c="8"/>return -1; </text:p>
            <text:p text:style-name="P103"><text:s text:c="4"/>} </text:p>
            <text:p text:style-name="P103"/>
            <text:p text:style-name="P103"><text:s text:c="4"/>multimap_init(pmmap_dict); </text:p>
            <text:p text:style-name="P103"><text:s text:c="4"/>pair_init(ppair_item); </text:p>
            <text:p text:style-name="P103"/>
            <text:p text:style-name="P103"><text:s text:c="4"/>pair_make(ppair_item, "day", "Tag"); </text:p>
            <text:p text:style-name="P103"><text:s text:c="4"/>multimap_insert(pmmap_dict, ppair_item); </text:p>
            <text:p text:style-name="P103"><text:s text:c="4"/>pair_make(ppair_item, "strange", "fremd"); </text:p>
            <text:p text:style-name="P103"><text:s text:c="4"/>multimap_insert(pmmap_dict, ppair_item); </text:p>
            <text:p text:style-name="P103"><text:s text:c="4"/>pair_make(ppair_item, "car", "Auto"); </text:p>
            <text:p text:style-name="P103"><text:s text:c="4"/>multimap_insert(pmmap_dict, ppair_item); </text:p>
            <text:p text:style-name="P103"><text:s text:c="4"/>pair_make(ppair_item, "smart", "elegant"); </text:p>
            <text:p text:style-name="P103"><text:s text:c="4"/>multimap_insert(pmmap_dict, ppair_item); </text:p>
            <text:p text:style-name="P103"><text:s text:c="4"/>pair_make(ppair_item, "trait", "Merkmal"); </text:p>
            <text:p text:style-name="P103"><text:s text:c="4"/>multimap_insert(pmmap_dict, ppair_item); </text:p>
            <text:p text:style-name="P103"><text:s text:c="4"/>pair_make(ppair_item, "strange", "seltsam"); </text:p>
            <text:p text:style-name="P103"><text:soft-page-break/><text:s text:c="4"/>multimap_insert(pmmap_dict, ppair_item); </text:p>
            <text:p text:style-name="P103"><text:s text:c="4"/>pair_make(ppair_item, "smart", "raffiniert"); </text:p>
            <text:p text:style-name="P103"><text:s text:c="4"/>multimap_insert(pmmap_dict, ppair_item); </text:p>
            <text:p text:style-name="P103"><text:s text:c="4"/>pair_make(ppair_item, "smart", "klug"); </text:p>
            <text:p text:style-name="P103"><text:s text:c="4"/>multimap_insert(pmmap_dict, ppair_item); </text:p>
            <text:p text:style-name="P103"><text:s text:c="4"/>pair_make(ppair_item, "clever", "raffiniert"); </text:p>
            <text:p text:style-name="P103"><text:s text:c="4"/>multimap_insert(pmmap_dict, ppair_item); </text:p>
            <text:p text:style-name="P103"/>
            <text:p text:style-name="P103"><text:s text:c="4"/>/* print all elements */ </text:p>
            <text:p text:style-name="P103"><text:s text:c="4"/>printf("english\t\tgerman\n"); </text:p>
            <text:p text:style-name="P103"><text:s text:c="4"/>printf("--------------------------------\n"); </text:p>
            <text:p text:style-name="P103"><text:s text:c="4"/>for(it_pos = multimap_begin(pmmap_dict); </text:p>
            <text:p text:style-name="P103"><text:s text:c="8"/>!iterator_equal(it_pos, multimap_end(pmmap_dict)); </text:p>
            <text:p text:style-name="P103"><text:s text:c="8"/>it_pos = iterator_next(it_pos)) </text:p>
            <text:p text:style-name="P103"><text:s text:c="4"/>{ </text:p>
            <text:p text:style-name="P103"><text:s text:c="8"/>printf("%s\t\t%s\n", </text:p>
            <text:p text:style-name="P103"><text:s text:c="12"/>(char*)pair_first((pair_t*)iterator_get_pointer(it_pos)), </text:p>
            <text:p text:style-name="P103"><text:s text:c="12"/>(char*)pair_second((pair_t*)iterator_get_pointer(it_pos))); </text:p>
            <text:p text:style-name="P103"><text:s text:c="4"/>} </text:p>
            <text:p text:style-name="P103"><text:s text:c="4"/>printf("\n"); </text:p>
            <text:p text:style-name="P103"/>
            <text:p text:style-name="P103"><text:s text:c="4"/>/* print all values for key "smart" */ </text:p>
            <text:p text:style-name="P103"><text:s text:c="4"/>printf("smart:\n"); </text:p>
            <text:p text:style-name="P103"><text:s text:c="4"/>for(it_pos = multimap_begin(pmmap_dict); </text:p>
            <text:p text:style-name="P103"><text:s text:c="8"/>!iterator_equal(it_pos, multimap_end(pmmap_dict)); </text:p>
            <text:p text:style-name="P103"><text:s text:c="8"/>it_pos = iterator_next(it_pos)) </text:p>
            <text:p text:style-name="P103"><text:s text:c="4"/>{ </text:p>
            <text:p text:style-name="P103"><text:s text:c="8"/>if(strcmp((char*)pair_first((pair_t*)iterator_get_pointer(it_pos)), </text:p>
            <text:p text:style-name="P103"><text:s text:c="12"/>"smart") == 0) </text:p>
            <text:p text:style-name="P103"><text:s text:c="8"/>{ </text:p>
            <text:p text:style-name="P103"><text:s text:c="12"/>printf("\t%s\n", </text:p>
            <text:p text:style-name="P103"><text:s text:c="16"/>(char*)pair_second((pair_t*)iterator_get_pointer(it_pos))); </text:p>
            <text:p text:style-name="P103"><text:s text:c="8"/>} </text:p>
            <text:p text:style-name="P103"><text:s text:c="4"/>} </text:p>
            <text:p text:style-name="P103"><text:s text:c="4"/>printf("\n"); </text:p>
            <text:p text:style-name="P103"/>
            <text:p text:style-name="P103"><text:s text:c="4"/>/* print all keys for value "raffiniert" */ </text:p>
            <text:p text:style-name="P103"><text:s text:c="4"/>printf("raffiniert:\n"); </text:p>
            <text:p text:style-name="P103"><text:s text:c="4"/>for(it_pos = multimap_begin(pmmap_dict); </text:p>
            <text:p text:style-name="P103"><text:s text:c="8"/>!iterator_equal(it_pos, multimap_end(pmmap_dict)); </text:p>
            <text:p text:style-name="P103"><text:s text:c="8"/>it_pos = iterator_next(it_pos)) </text:p>
            <text:p text:style-name="P103"><text:s text:c="4"/>{ </text:p>
            <text:p text:style-name="P103"><text:s text:c="8"/>if(strcmp((char*)pair_second((pair_t*)iterator_get_pointer(it_pos)), </text:p>
            <text:p text:style-name="P103"><text:soft-page-break/><text:s text:c="12"/>"raffiniert") == 0) </text:p>
            <text:p text:style-name="P103"><text:s text:c="8"/>{ </text:p>
            <text:p text:style-name="P103"><text:s text:c="12"/>printf("\t%s\n", </text:p>
            <text:p text:style-name="P103"><text:s text:c="16"/>(char*)pair_first((pair_t*)iterator_get_pointer(it_pos))); </text:p>
            <text:p text:style-name="P103"><text:s text:c="8"/>} </text:p>
            <text:p text:style-name="P103"><text:s text:c="4"/>} </text:p>
            <text:p text:style-name="P103"><text:s text:c="4"/>printf("\n"); </text:p>
            <text:p text:style-name="P103"/>
            <text:p text:style-name="P103"><text:s text:c="4"/>multimap_destroy(pmmap_dict); </text:p>
            <text:p text:style-name="P103"><text:s text:c="4"/>pair_destroy(ppair_item); </text:p>
            <text:p text:style-name="P103"/>
            <text:p text:style-name="P103"><text:s text:c="4"/>return 0; </text:p>
            <text:p text:style-name="P103">}</text:p>
          </table:table-cell>
        </table:table-row>
      </table:table>
      <text:p text:style-name="P50"/>
      <text:p text:style-name="P41">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50"/>
      <text:p text:style-name="P41"><text:tab/>下面这个例子展示了通过算法来找到<text:span text:style-name="T24">value</text:span>：</text:p>
      <table:table table:name="表格87" table:style-name="表格87">
        <table:table-column table:style-name="表格87.A"/>
        <table:table-row>
          <table:table-cell table:style-name="表格87.A1" office:value-type="string">
            <text:p text:style-name="P103">/* </text:p>
            <text:p text:style-name="P103"><text:s/>* mapfind.c </text:p>
            <text:p text:style-name="P103"><text:s/>* compile with : -lcstl </text:p>
            <text:p text:style-name="P103"><text:s/>*/ </text:p>
            <text:p text:style-name="P103"/>
            <text:p text:style-name="P103">#include &lt;stdio.h&gt; </text:p>
            <text:p text:style-name="P103"><text:soft-page-break/>#include &lt;cstl/cmap.h&gt; </text:p>
            <text:p text:style-name="P103">#include &lt;cstl/calgorithm.h&gt; </text:p>
            <text:p text:style-name="P103"/>
            <text:p text:style-name="P103">static void _find_valud(const void* cpv_input, void* pv_output) </text:p>
            <text:p text:style-name="P103">{ </text:p>
            <text:p text:style-name="P103"><text:s text:c="4"/>if(*(int*)pair_second((pair_t*)cpv_input) == 3) </text:p>
            <text:p text:style-name="P103"><text:s text:c="4"/>{ </text:p>
            <text:p text:style-name="P103"><text:s text:c="8"/>*(bool_t*)pv_output = true; </text:p>
            <text:p text:style-name="P103"><text:s text:c="4"/>} </text:p>
            <text:p text:style-name="P103"><text:s text:c="4"/>else </text:p>
            <text:p text:style-name="P103"><text:s text:c="4"/>{ </text:p>
            <text:p text:style-name="P103"><text:s text:c="8"/>*(bool_t*)pv_output = false; </text:p>
            <text:p text:style-name="P103"><text:s text:c="4"/>} </text:p>
            <text:p text:style-name="P103">} </text:p>
            <text:p text:style-name="P103"/>
            <text:p text:style-name="P103">int main(int argc, char* argv[]) </text:p>
            <text:p text:style-name="P103">{ </text:p>
            <text:p text:style-name="P103"><text:s text:c="4"/>map_t* pmap_coll = create_map(int, int); </text:p>
            <text:p text:style-name="P103"><text:s text:c="4"/>map_iterator_t it_pos; </text:p>
            <text:p text:style-name="P103"/>
            <text:p text:style-name="P103"><text:s text:c="4"/>if(pmap_coll == NULL) </text:p>
            <text:p text:style-name="P103"><text:s text:c="4"/>{ </text:p>
            <text:p text:style-name="P103"><text:s text:c="8"/>return -1; </text:p>
            <text:p text:style-name="P103"><text:s text:c="4"/>} </text:p>
            <text:p text:style-name="P103"/>
            <text:p text:style-name="P103"><text:s text:c="4"/>map_init(pmap_coll); </text:p>
            <text:p text:style-name="P103"/>
            <text:p text:style-name="P103"><text:s text:c="4"/>*(int*)map_at(pmap_coll, 1) = 7; </text:p>
            <text:p text:style-name="P103"><text:s text:c="4"/>*(int*)map_at(pmap_coll, 2) = 4; </text:p>
            <text:p text:style-name="P103"><text:s text:c="4"/>*(int*)map_at(pmap_coll, 3) = 2; </text:p>
            <text:p text:style-name="P103"><text:s text:c="4"/>*(int*)map_at(pmap_coll, 4) = 3; </text:p>
            <text:p text:style-name="P103"><text:s text:c="4"/>*(int*)map_at(pmap_coll, 5) = 6; </text:p>
            <text:p text:style-name="P103"><text:s text:c="4"/>*(int*)map_at(pmap_coll, 6) = 1; </text:p>
            <text:p text:style-name="P103"><text:s text:c="4"/>*(int*)map_at(pmap_coll, 7) = 7; </text:p>
            <text:p text:style-name="P103"/>
            <text:p text:style-name="P103"><text:s text:c="4"/>/* search an element with key 3 */ </text:p>
            <text:p text:style-name="P103"><text:s text:c="4"/>it_pos = map_find(pmap_coll, 3); </text:p>
            <text:p text:style-name="P103"><text:s text:c="4"/>if(!iterator_equal(it_pos, map_end(pmap_coll))) </text:p>
            <text:p text:style-name="P103"><text:s text:c="4"/>{ </text:p>
            <text:p text:style-name="P103"><text:s text:c="8"/>printf("%d : %d\n", </text:p>
            <text:p text:style-name="P103"><text:s text:c="12"/>*(int*)pair_first((pair_t*)iterator_get_pointer(it_pos)), </text:p>
            <text:p text:style-name="P103"><text:s text:c="12"/>*(int*)pair_second((pair_t*)iterator_get_pointer(it_pos))); </text:p>
            <text:p text:style-name="P103"><text:s text:c="4"/>} </text:p>
            <text:p text:style-name="P103"><text:soft-page-break/><text:s text:c="4"/>/* search an element with value 3 */ </text:p>
            <text:p text:style-name="P103"><text:s text:c="4"/>it_pos = algo_find_if(map_begin(pmap_coll), map_end(pmap_coll), _find_valud); </text:p>
            <text:p text:style-name="P103"><text:s text:c="4"/>if(!iterator_equal(it_pos, map_end(pmap_coll))) </text:p>
            <text:p text:style-name="P103"><text:s text:c="4"/>{ </text:p>
            <text:p text:style-name="P103"><text:s text:c="8"/>printf("%d : %d\n", </text:p>
            <text:p text:style-name="P103"><text:s text:c="12"/>*(int*)pair_first((pair_t*)iterator_get_pointer(it_pos)), </text:p>
            <text:p text:style-name="P103"><text:s text:c="12"/>*(int*)pair_second((pair_t*)iterator_get_pointer(it_pos))); </text:p>
            <text:p text:style-name="P103"><text:s text:c="4"/>} </text:p>
            <text:p text:style-name="P103"/>
            <text:p text:style-name="P103"><text:s text:c="4"/>map_destroy(pmap_coll); </text:p>
            <text:p text:style-name="P103"/>
            <text:p text:style-name="P103"><text:s text:c="4"/>return 0; </text:p>
            <text:p text:style-name="P103">}</text:p>
          </table:table-cell>
        </table:table-row>
      </table:table>
      <text:p text:style-name="P50"/>
      <text:p text:style-name="P41">结果：</text:p>
      <text:p text:style-name="P35">3 : 2</text:p>
      <text:p text:style-name="P35">4 : 3</text:p>
      <text:p text:style-name="P35"/>
      <text:p text:style-name="P35"/>
      <text:list xml:id="list1275577837" text:continue-numbering="true" text:style-name="WW8Num13">
        <text:list-item>
          <text:list>
            <text:list-item>
              <text:h text:style-name="P252" text:outline-level="2">hash_set_t，hash_multiset_t，hash_map_t，hash_multimap_t</text:h>
            </text:list-item>
          </text:list>
        </text:list-item>
      </text:list>
      <text:p text:style-name="P39"><text:span text:style-name="T54"><text:tab/></text:span><text:span text:style-name="T41">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41">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152"><draw:frame draw:style-name="fr3" draw:name="图形20" text:anchor-type="paragraph" svg:width="19.006cm" svg:height="8.243cm" draw:z-index="28"><draw:image xlink:href="Pictures/10000000000002CD000001378C5C7FE7.jpg" xlink:type="simple" xlink:show="embed" xlink:actuate="onLoad"/></draw:frame><text:soft-page-break/>图 4.10 哈希表内部结构</text:p>
      <text:p text:style-name="P39"><text:span text:style-name="T58"><text:tab/></text:span><text:span text:style-name="T38">libcstl</text:span><text:span text:style-name="T58">提供的基于哈希结构的关联容器包括</text:span><text:span text:style-name="T48">hash_set_t</text:span><text:span text:style-name="T35">，</text:span><text:span text:style-name="T48">hash_multiset_t</text:span><text:span text:style-name="T35">，</text:span><text:span text:style-name="T48">hash_map_t</text:span><text:span text:style-name="T35">，</text:span><text:span text:style-name="T48">hash_multimap_t</text:span><text:span text:style-name="T35">。这几种容器与基于平衡二叉树的关联容器的操作基本相同。</text:span></text:p>
      <text:p text:style-name="P39"><text:span text:style-name="T58">要使用</text:span><text:span text:style-name="T38">hash_set_t</text:span><text:span text:style-name="T58">和</text:span><text:span text:style-name="T38">hash_multiset_t</text:span><text:span text:style-name="T58">必须包含头文件</text:span><text:span text:style-name="T41">&lt;cstl/chash_set.h&gt;</text:span></text:p>
      <text:p text:style-name="P66">#include &lt;cstl/chash_set.h&gt;</text:p>
      <text:p text:style-name="P39"><text:span text:style-name="T58">要使用</text:span><text:span text:style-name="T38">hash_map_t</text:span><text:span text:style-name="T58">和</text:span><text:span text:style-name="T38">hash_multimap_t</text:span><text:span text:style-name="T58">必须包含头文件</text:span><text:span text:style-name="T41">&lt;cstl/chash_map.h&gt;</text:span></text:p>
      <text:p text:style-name="P66">#include &lt;cstl/chash_map.h&gt;</text:p>
      <text:list xml:id="list743894452" text:continue-numbering="true" text:style-name="WW8Num13">
        <text:list-item>
          <text:list>
            <text:list-item>
              <text:list>
                <text:list-item>
                  <text:h text:style-name="P261" text:outline-level="3">基于哈希结构的关联容器的能力</text:h>
                </text:list-item>
              </text:list>
            </text:list-item>
          </text:list>
        </text:list-item>
      </text:list>
      <text:p text:style-name="P62"><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62"><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419927348" text:continue-numbering="true" text:style-name="WW8Num13">
        <text:list-item>
          <text:list>
            <text:list-item>
              <text:list>
                <text:list-item>
                  <text:h text:style-name="P261" text:outline-level="3">基于哈希结构的关联容器的操作</text:h>
                </text:list-item>
              </text:list>
            </text:list-item>
          </text:list>
        </text:list-item>
      </text:list>
      <text:p text:style-name="P39"><text:span text:style-name="T58"><text:tab/>基于哈希结构的关联容器的操作大部分与基于平衡二叉树的关联容器操作相同，这里以hash_set_t的操作为例，其他操作函数请参考</text:span><text:span text:style-name="T48">《The libcstl Library Reference Manual》</text:span><text:span text:style-name="T58">。</text:span></text:p>
      <text:p text:style-name="P41"/>
      <text:list xml:id="list859309302" text:style-name="L106">
        <text:list-item>
          <text:p text:style-name="P226">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1"/>
      <text:list xml:id="list911402105" text:style-name="L107">
        <text:list-item>
          <text:p text:style-name="P227">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41"/>
      <text:list xml:id="list1562104450" text:style-name="L108">
        <text:list-item>
          <text:p text:style-name="P166">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100"><text:tab/>这些操作函数都是与哈希表相关的都是基于哈希结构的关联容器特有的操作函数。</text:p>
      <text:p text:style-name="P101"/>
      <text:list xml:id="list246988750" text:style-name="L109">
        <text:list-item>
          <text:p text:style-name="P228">特殊的查找函数</text:p>
        </text:list-item>
      </text:list>
      <text:p text:style-name="P39"><text:span text:style-name="T54"><text:tab/></text:span><text:span text:style-name="T65">基于哈希结构的关联容器</text:span><text:span text:style-name="T58">同样提供了特殊查找函数，但是没有</text:span><text:span text:style-name="T38">set_lower_bound()</text:span><text:span text:style-name="T58">和</text:span><text:span text:style-name="T38">set_upper_bound()</text:span><text:span text:style-name="T58">。因为只两个操作是基于有序的容器数据的。但是</text:span><text:span text:style-name="T65">基于哈希结构的关联容器</text:span><text:span text:style-name="T58">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1"/>
      <text:list xml:id="list282625717" text:style-name="L110">
        <text:list-item>
          <text:p text:style-name="P229">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1"/>
      <text:list xml:id="list1412042366" text:style-name="L111">
        <text:list-item>
          <text:p text:style-name="P230">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1"/>
      <text:list xml:id="list1568406981" text:style-name="L112">
        <text:list-item>
          <text:p text:style-name="P231">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1"/>
      <text:list xml:id="list2013286840" text:continue-list="list419927348" text:style-name="WW8Num13">
        <text:list-item>
          <text:list>
            <text:list-item>
              <text:list>
                <text:list-item>
                  <text:h text:style-name="P261" text:outline-level="3">将<text:span text:style-name="T24">hash_map_t</text:span>作为关联数组使用</text:h>
                </text:list-item>
              </text:list>
            </text:list-item>
          </text:list>
        </text:list-item>
      </text:list>
      <text:p text:style-name="P41"><text:tab/><text:span text:style-name="T24">hash_map_t</text:span>与<text:span text:style-name="T24">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1"/>
      <text:list xml:id="list770305200" text:continue-numbering="true" text:style-name="WW8Num13">
        <text:list-item>
          <text:list>
            <text:list-item>
              <text:list>
                <text:list-item>
                  <text:h text:style-name="P262" text:outline-level="3"><text:span text:style-name="T23">基于哈希结构的关联容器</text:span>的使用实例</text:h>
                </text:list-item>
              </text:list>
            </text:list-item>
          </text:list>
        </text:list-item>
      </text:list>
      <text:p text:style-name="P50"><text:tab/><text:span text:style-name="T64">第一个例子展示了容器中的数据存储情况：</text:span></text:p>
      <table:table table:name="表格96" table:style-name="表格96">
        <table:table-column table:style-name="表格96.A"/>
        <table:table-row>
          <table:table-cell table:style-name="表格96.A1" office:value-type="string">
            <text:p text:style-name="P103">/* </text:p>
            <text:p text:style-name="P103"><text:s/>* hash_set1.c </text:p>
            <text:p text:style-name="P103"><text:s/>* compile with : -lcstl </text:p>
            <text:p text:style-name="P103"><text:s/>*/ </text:p>
            <text:p text:style-name="P103"/>
            <text:p text:style-name="P103">#include &lt;stdio.h&gt; </text:p>
            <text:p text:style-name="P103">#include &lt;cstl/chash_set.h&gt; </text:p>
            <text:p text:style-name="P103"/>
            <text:p text:style-name="P103">int main(int argc, char* argv[]) </text:p>
            <text:p text:style-name="P103">{ </text:p>
            <text:p text:style-name="P103"><text:s text:c="4"/>hash_set_t* phset_coll = create_hash_set(int); </text:p>
            <text:p text:style-name="P103"><text:s text:c="4"/>hash_set_iterator_t it_pos; </text:p>
            <text:p text:style-name="P103"><text:s text:c="4"/>int i = 0; </text:p>
            <text:p text:style-name="P103"/>
            <text:p text:style-name="P103"><text:s text:c="4"/>if(phset_coll == NULL) </text:p>
            <text:p text:style-name="P103"><text:s text:c="4"/>{ </text:p>
            <text:p text:style-name="P103"><text:s text:c="8"/>return -1; </text:p>
            <text:p text:style-name="P103"><text:soft-page-break/><text:s text:c="4"/>} </text:p>
            <text:p text:style-name="P103"/>
            <text:p text:style-name="P103"><text:s text:c="4"/>hash_set_init(phset_coll); </text:p>
            <text:p text:style-name="P103"/>
            <text:p text:style-name="P103"><text:s text:c="4"/>hash_set_insert(phset_coll, 7); </text:p>
            <text:p text:style-name="P103"><text:s text:c="4"/>hash_set_insert(phset_coll, 99); </text:p>
            <text:p text:style-name="P103"><text:s text:c="4"/>hash_set_insert(phset_coll, 63); </text:p>
            <text:p text:style-name="P103"><text:s text:c="4"/>hash_set_insert(phset_coll, 2); </text:p>
            <text:p text:style-name="P103"><text:s text:c="4"/>hash_set_insert(phset_coll, 108); </text:p>
            <text:p text:style-name="P103"><text:s text:c="4"/>hash_set_insert(phset_coll, 444); </text:p>
            <text:p text:style-name="P103"><text:s text:c="4"/>hash_set_insert(phset_coll, 53); </text:p>
            <text:p text:style-name="P103"><text:s text:c="4"/>hash_set_insert(phset_coll, 55); </text:p>
            <text:p text:style-name="P103"><text:s text:c="4"/>hash_set_insert(phset_coll, 255); </text:p>
            <text:p text:style-name="P103"><text:s text:c="4"/>hash_set_insert(phset_coll, 55); </text:p>
            <text:p text:style-name="P103"/>
            <text:p text:style-name="P103"><text:s text:c="4"/>printf("bucket count : %u\n", hash_set_bucket_count(phset_coll)); </text:p>
            <text:p text:style-name="P103"><text:s text:c="4"/>for(it_pos = hash_set_begin(phset_coll); </text:p>
            <text:p text:style-name="P103"><text:s text:c="8"/>!iterator_equal(it_pos, hash_set_end(phse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for(i = 0; i &lt; 50; ++i) </text:p>
            <text:p text:style-name="P103"><text:s text:c="4"/>{ </text:p>
            <text:p text:style-name="P103"><text:s text:c="8"/>hash_set_insert(phset_coll, i); </text:p>
            <text:p text:style-name="P103"><text:s text:c="4"/>} </text:p>
            <text:p text:style-name="P103"/>
            <text:p text:style-name="P103"><text:s text:c="4"/>printf("bucket count : %u\n", hash_set_bucket_count(phset_coll)); </text:p>
            <text:p text:style-name="P103"><text:s text:c="4"/>for(it_pos = hash_set_begin(phset_coll); </text:p>
            <text:p text:style-name="P103"><text:s text:c="8"/>!iterator_equal(it_pos, hash_set_end(phse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hash_set_destroy(phset_coll); </text:p>
            <text:p text:style-name="P103"/>
            <text:p text:style-name="P103"><text:s text:c="4"/>return 0; </text:p>
            <text:p text:style-name="P103">}</text:p>
          </table:table-cell>
        </table:table-row>
      </table:table>
      <text:p text:style-name="P50"/>
      <text:p text:style-name="P41"><text:soft-page-break/>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1">从结果中我们看出容器中的数据并不是排序的而是按照某些规则来计算哈希位置的。</text:p>
      <text:p text:style-name="P41"/>
      <text:p text:style-name="P41"><text:tab/>第二个例子将上面的股票的例子使用<text:span text:style-name="T24">hash_map_t</text:span>改写：</text:p>
      <table:table table:name="表格97" table:style-name="表格97">
        <table:table-column table:style-name="表格97.A"/>
        <table:table-row>
          <table:table-cell table:style-name="表格97.A1" office:value-type="string">
            <text:p text:style-name="P103">/* </text:p>
            <text:p text:style-name="P103"><text:s/>* hash_map1.c </text:p>
            <text:p text:style-name="P103"><text:s/>* compile with : -lcstl </text:p>
            <text:p text:style-name="P103"><text:s/>*/ </text:p>
            <text:p text:style-name="P103"/>
            <text:p text:style-name="P103">#include &lt;stdio.h&gt; </text:p>
            <text:p text:style-name="P103">#include &lt;cstl/chash_map.h&gt; </text:p>
            <text:p text:style-name="P103"/>
            <text:p text:style-name="P103">int main(int argc, char* argv[]) </text:p>
            <text:p text:style-name="P103">{ </text:p>
            <text:p text:style-name="P103"><text:s text:c="4"/>hash_map_t* phmap_stocks = create_hash_map(char*, double); </text:p>
            <text:p text:style-name="P103"><text:s text:c="4"/>hash_map_iterator_t it_pos; </text:p>
            <text:p text:style-name="P103"/>
            <text:p text:style-name="P103"><text:s text:c="4"/>if(phmap_stocks == NULL) </text:p>
            <text:p text:style-name="P103"><text:s text:c="4"/>{ </text:p>
            <text:p text:style-name="P103"><text:s text:c="8"/>return -1; </text:p>
            <text:p text:style-name="P103"><text:s text:c="4"/>} </text:p>
            <text:p text:style-name="P103"/>
            <text:p text:style-name="P103"><text:s text:c="4"/>hash_map_init(phmap_stocks); </text:p>
            <text:p text:style-name="P103"/>
            <text:p text:style-name="P103"><text:s text:c="4"/>*(double*)hash_map_at(phmap_stocks, "Google") = 834.50; </text:p>
            <text:p text:style-name="P103"><text:s text:c="4"/>*(double*)hash_map_at(phmap_stocks, "IBM") = 431.93; </text:p>
            <text:p text:style-name="P103"><text:s text:c="4"/>*(double*)hash_map_at(phmap_stocks, "Apple") = 557.28; </text:p>
            <text:p text:style-name="P103"><text:s text:c="4"/>*(double*)hash_map_at(phmap_stocks, "MS") = 691.03; </text:p>
            <text:p text:style-name="P103"><text:s text:c="4"/>*(double*)hash_map_at(phmap_stocks, "Oracle") = 670.37; </text:p>
            <text:p text:style-name="P103"/>
            <text:p text:style-name="P103"><text:s text:c="4"/>/* print all elements */ </text:p>
            <text:p text:style-name="P103"><text:s text:c="4"/>for(it_pos = hash_map_begin(phmap_stocks); </text:p>
            <text:p text:style-name="P103"><text:s text:c="8"/>!iterator_equal(it_pos, hash_map_end(phmap_stocks)); </text:p>
            <text:p text:style-name="P103"><text:s text:c="8"/>it_pos = iterator_next(it_pos)) </text:p>
            <text:p text:style-name="P103"><text:s text:c="4"/>{ </text:p>
            <text:p text:style-name="P103"><text:s text:c="8"/>printf("stock:%s\tprice:%lf\n", </text:p>
            <text:p text:style-name="P103"><text:s text:c="12"/>(char*)pair_first((pair_t*)iterator_get_pointer(it_pos)), </text:p>
            <text:p text:style-name="P103"><text:s text:c="12"/>*(double*)pair_second((pair_t*)iterator_get_pointer(it_pos))); </text:p>
            <text:p text:style-name="P103"><text:soft-page-break/><text:s text:c="4"/>} </text:p>
            <text:p text:style-name="P103"><text:s text:c="4"/>printf("\n"); </text:p>
            <text:p text:style-name="P103"/>
            <text:p text:style-name="P103"><text:s text:c="4"/>/* all price double */ </text:p>
            <text:p text:style-name="P103"><text:s text:c="4"/>for(it_pos = hash_map_begin(phmap_stocks); </text:p>
            <text:p text:style-name="P103"><text:s text:c="8"/>!iterator_equal(it_pos, hash_map_end(phmap_stocks)); </text:p>
            <text:p text:style-name="P103"><text:s text:c="8"/>it_pos = iterator_next(it_pos)) </text:p>
            <text:p text:style-name="P103"><text:s text:c="4"/>{ </text:p>
            <text:p text:style-name="P103"><text:s text:c="8"/>*(double*)pair_second((pair_t*)iterator_get_pointer(it_pos)) *= 2; </text:p>
            <text:p text:style-name="P103"><text:s text:c="4"/>} </text:p>
            <text:p text:style-name="P103"/>
            <text:p text:style-name="P103"><text:s text:c="4"/>/* print all elements */ </text:p>
            <text:p text:style-name="P103"><text:s text:c="4"/>for(it_pos = hash_map_begin(phmap_stocks); </text:p>
            <text:p text:style-name="P103"><text:s text:c="8"/>!iterator_equal(it_pos, hash_map_end(phmap_stocks)); </text:p>
            <text:p text:style-name="P103"><text:s text:c="8"/>it_pos = iterator_next(it_pos)) </text:p>
            <text:p text:style-name="P103"><text:s text:c="4"/>{ </text:p>
            <text:p text:style-name="P103"><text:s text:c="8"/>printf("stock:%s\tprice:%lf\n", </text:p>
            <text:p text:style-name="P103"><text:s text:c="12"/>(char*)pair_first((pair_t*)iterator_get_pointer(it_pos)), </text:p>
            <text:p text:style-name="P103"><text:s text:c="12"/>*(double*)pair_second((pair_t*)iterator_get_pointer(it_pos))); </text:p>
            <text:p text:style-name="P103"><text:s text:c="4"/>} </text:p>
            <text:p text:style-name="P103"><text:s text:c="4"/>printf("\n"); </text:p>
            <text:p text:style-name="P103"/>
            <text:p text:style-name="P103"><text:s text:c="4"/>/* rename the key from "MS" to "Microsoft" */ </text:p>
            <text:p text:style-name="P103"><text:s text:c="4"/>*(double*)hash_map_at(phmap_stocks, "Microsoft") = </text:p>
            <text:p text:style-name="P103"><text:s text:c="8"/>*(double*)hash_map_at(phmap_stocks, "MS"); </text:p>
            <text:p text:style-name="P103"><text:s text:c="4"/>hash_map_erase(phmap_stocks, "MS"); </text:p>
            <text:p text:style-name="P103"/>
            <text:p text:style-name="P103"><text:s text:c="4"/>/* print all elements */ </text:p>
            <text:p text:style-name="P103"><text:s text:c="4"/>for(it_pos = hash_map_begin(phmap_stocks); </text:p>
            <text:p text:style-name="P103"><text:s text:c="8"/>!iterator_equal(it_pos, hash_map_end(phmap_stocks)); </text:p>
            <text:p text:style-name="P103"><text:s text:c="8"/>it_pos = iterator_next(it_pos)) </text:p>
            <text:p text:style-name="P103"><text:s text:c="4"/>{ </text:p>
            <text:p text:style-name="P103"><text:s text:c="8"/>printf("stock:%s\tprice:%lf\n", </text:p>
            <text:p text:style-name="P103"><text:s text:c="12"/>(char*)pair_first((pair_t*)iterator_get_pointer(it_pos)), </text:p>
            <text:p text:style-name="P103"><text:s text:c="12"/>*(double*)pair_second((pair_t*)iterator_get_pointer(it_pos))); </text:p>
            <text:p text:style-name="P103"><text:s text:c="4"/>} </text:p>
            <text:p text:style-name="P103"><text:s text:c="4"/>printf("\n"); </text:p>
            <text:p text:style-name="P103"/>
            <text:p text:style-name="P103"><text:s text:c="4"/>hash_map_destroy(phmap_stocks); </text:p>
            <text:p text:style-name="P103"/>
            <text:p text:style-name="P103"><text:s text:c="4"/>return 0; </text:p>
            <text:p text:style-name="P103">}</text:p>
          </table:table-cell>
        </table:table-row>
      </table:table>
      <text:p text:style-name="P41"/>
      <text:p text:style-name="P41"><text:soft-page-break/>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1"/>
      <text:list xml:id="list399512299" text:continue-numbering="true" text:style-name="WW8Num13">
        <text:list-item>
          <text:list>
            <text:list-item>
              <text:h text:style-name="P250" text:outline-level="2">怎样选择容器类型</text:h>
            </text:list-item>
          </text:list>
        </text:list-item>
      </text:list>
      <text:p text:style-name="P41"><text:tab/><text:span text:style-name="T24">l</text:span><text:span text:style-name="T26">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265"/>
          </table:table-cell>
          <table:table-cell table:style-name="表格98.A1" office:value-type="string">
            <text:p text:style-name="P265">vector_t</text:p>
          </table:table-cell>
          <table:table-cell table:style-name="表格98.A1" office:value-type="string">
            <text:p text:style-name="P265">deque_t</text:p>
          </table:table-cell>
          <table:table-cell table:style-name="表格98.A1" office:value-type="string">
            <text:p text:style-name="P265">list_t</text:p>
          </table:table-cell>
          <table:table-cell table:style-name="表格98.E1" office:value-type="string">
            <text:p text:style-name="P265">slist_t</text:p>
          </table:table-cell>
        </table:table-row>
        <table:table-row>
          <table:table-cell table:style-name="表格98.A2" office:value-type="string">
            <text:p text:style-name="P265">典型的数据结构</text:p>
          </table:table-cell>
          <table:table-cell table:style-name="表格98.B2" office:value-type="string">
            <text:p text:style-name="P265">动态数组</text:p>
          </table:table-cell>
          <table:table-cell table:style-name="表格98.B2" office:value-type="string">
            <text:p text:style-name="P265">分段的动态数据</text:p>
          </table:table-cell>
          <table:table-cell table:style-name="表格98.B2" office:value-type="string">
            <text:p text:style-name="P265">双向链表</text:p>
          </table:table-cell>
          <table:table-cell table:style-name="表格98.E2" office:value-type="string">
            <text:p text:style-name="P265">单向链表</text:p>
          </table:table-cell>
        </table:table-row>
        <table:table-row>
          <table:table-cell table:style-name="表格98.A2" office:value-type="string">
            <text:p text:style-name="P265">数据形式</text:p>
          </table:table-cell>
          <table:table-cell table:style-name="表格98.B2" office:value-type="string">
            <text:p text:style-name="P265">value</text:p>
          </table:table-cell>
          <table:table-cell table:style-name="表格98.B2" office:value-type="string">
            <text:p text:style-name="P265">value</text:p>
          </table:table-cell>
          <table:table-cell table:style-name="表格98.B2" office:value-type="string">
            <text:p text:style-name="P265">value</text:p>
          </table:table-cell>
          <table:table-cell table:style-name="表格98.E2" office:value-type="string">
            <text:p text:style-name="P265">value</text:p>
          </table:table-cell>
        </table:table-row>
        <table:table-row>
          <table:table-cell table:style-name="表格98.A2" office:value-type="string">
            <text:p text:style-name="P265">是否允许数据重复</text:p>
          </table:table-cell>
          <table:table-cell table:style-name="表格98.B2" office:value-type="string">
            <text:p text:style-name="P265">是</text:p>
          </table:table-cell>
          <table:table-cell table:style-name="表格98.B2" office:value-type="string">
            <text:p text:style-name="P265">是</text:p>
          </table:table-cell>
          <table:table-cell table:style-name="表格98.B2" office:value-type="string">
            <text:p text:style-name="P265">是</text:p>
          </table:table-cell>
          <table:table-cell table:style-name="表格98.E2" office:value-type="string">
            <text:p text:style-name="P265">是</text:p>
          </table:table-cell>
        </table:table-row>
        <table:table-row>
          <table:table-cell table:style-name="表格98.A2" office:value-type="string">
            <text:p text:style-name="P265">是否支持随机访问</text:p>
          </table:table-cell>
          <table:table-cell table:style-name="表格98.B2" office:value-type="string">
            <text:p text:style-name="P265">是</text:p>
          </table:table-cell>
          <table:table-cell table:style-name="表格98.B2" office:value-type="string">
            <text:p text:style-name="P265">是</text:p>
          </table:table-cell>
          <table:table-cell table:style-name="表格98.B2" office:value-type="string">
            <text:p text:style-name="P265">否</text:p>
          </table:table-cell>
          <table:table-cell table:style-name="表格98.E2" office:value-type="string">
            <text:p text:style-name="P265">否</text:p>
          </table:table-cell>
        </table:table-row>
        <table:table-row>
          <table:table-cell table:style-name="表格98.A2" office:value-type="string">
            <text:p text:style-name="P265">迭代器类型</text:p>
          </table:table-cell>
          <table:table-cell table:style-name="表格98.B2" office:value-type="string">
            <text:p text:style-name="P265">随机</text:p>
          </table:table-cell>
          <table:table-cell table:style-name="表格98.B2" office:value-type="string">
            <text:p text:style-name="P265">随机</text:p>
          </table:table-cell>
          <table:table-cell table:style-name="表格98.B2" office:value-type="string">
            <text:p text:style-name="P265">双向</text:p>
          </table:table-cell>
          <table:table-cell table:style-name="表格98.E2" office:value-type="string">
            <text:p text:style-name="P265">单向</text:p>
          </table:table-cell>
        </table:table-row>
        <table:table-row>
          <table:table-cell table:style-name="表格98.A2" office:value-type="string">
            <text:p text:style-name="P265">数据查找速度</text:p>
          </table:table-cell>
          <table:table-cell table:style-name="表格98.B2" office:value-type="string">
            <text:p text:style-name="P265">慢</text:p>
          </table:table-cell>
          <table:table-cell table:style-name="表格98.B2" office:value-type="string">
            <text:p text:style-name="P265">慢</text:p>
          </table:table-cell>
          <table:table-cell table:style-name="表格98.B2" office:value-type="string">
            <text:p text:style-name="P265">慢</text:p>
          </table:table-cell>
          <table:table-cell table:style-name="表格98.E2" office:value-type="string">
            <text:p text:style-name="P265">慢</text:p>
          </table:table-cell>
        </table:table-row>
        <table:table-row>
          <table:table-cell table:style-name="表格98.A2" office:value-type="string">
            <text:p text:style-name="P265">快速插入删除数据的位置</text:p>
          </table:table-cell>
          <table:table-cell table:style-name="表格98.B2" office:value-type="string">
            <text:p text:style-name="P265">末尾</text:p>
          </table:table-cell>
          <table:table-cell table:style-name="表格98.B2" office:value-type="string">
            <text:p text:style-name="P265">开头和末尾</text:p>
          </table:table-cell>
          <table:table-cell table:style-name="表格98.B2" office:value-type="string">
            <text:p text:style-name="P265">任何位置</text:p>
          </table:table-cell>
          <table:table-cell table:style-name="表格98.E2" office:value-type="string">
            <text:p text:style-name="P265">任意位置后面</text:p>
          </table:table-cell>
        </table:table-row>
        <table:table-row>
          <table:table-cell table:style-name="表格98.A2" office:value-type="string">
            <text:p text:style-name="P265">插入删除数据导致迭代器失效</text:p>
          </table:table-cell>
          <table:table-cell table:style-name="表格98.B2" office:value-type="string">
            <text:p text:style-name="P265">重新分配内存</text:p>
          </table:table-cell>
          <table:table-cell table:style-name="表格98.B2" office:value-type="string">
            <text:p text:style-name="P265">任何时候</text:p>
          </table:table-cell>
          <table:table-cell table:style-name="表格98.B2" office:value-type="string">
            <text:p text:style-name="P265">不会失效</text:p>
          </table:table-cell>
          <table:table-cell table:style-name="表格98.E2" office:value-type="string">
            <text:p text:style-name="P265">不会失效</text:p>
          </table:table-cell>
        </table:table-row>
        <table:table-row>
          <table:table-cell table:style-name="表格98.A2" office:value-type="string">
            <text:p text:style-name="P265">释放被删除数据的内存</text:p>
          </table:table-cell>
          <table:table-cell table:style-name="表格98.B2" office:value-type="string">
            <text:p text:style-name="P265">否</text:p>
          </table:table-cell>
          <table:table-cell table:style-name="表格98.B2" office:value-type="string">
            <text:p text:style-name="P265">有时是</text:p>
          </table:table-cell>
          <table:table-cell table:style-name="表格98.B2" office:value-type="string">
            <text:p text:style-name="P265">是</text:p>
          </table:table-cell>
          <table:table-cell table:style-name="表格98.E2" office:value-type="string">
            <text:p text:style-name="P265">是</text:p>
          </table:table-cell>
        </table:table-row>
        <table:table-row>
          <table:table-cell table:style-name="表格98.A2" office:value-type="string">
            <text:p text:style-name="P265"/>
          </table:table-cell>
          <table:table-cell table:style-name="表格98.A2" office:value-type="string">
            <text:p text:style-name="P265">set_t</text:p>
          </table:table-cell>
          <table:table-cell table:style-name="表格98.A2" office:value-type="string">
            <text:p text:style-name="P265">multiset_t</text:p>
          </table:table-cell>
          <table:table-cell table:style-name="表格98.A2" office:value-type="string">
            <text:p text:style-name="P265">map_t</text:p>
          </table:table-cell>
          <table:table-cell table:style-name="表格98.E11" office:value-type="string">
            <text:p text:style-name="P265">multimap_t</text:p>
          </table:table-cell>
        </table:table-row>
        <table:table-row>
          <table:table-cell table:style-name="表格98.A2" office:value-type="string">
            <text:p text:style-name="P265">典型的数据结构</text:p>
          </table:table-cell>
          <table:table-cell table:style-name="表格98.B2" office:value-type="string">
            <text:p text:style-name="P265">平衡二叉树</text:p>
          </table:table-cell>
          <table:table-cell table:style-name="表格98.B2" office:value-type="string">
            <text:p text:style-name="P265">平衡二叉树</text:p>
          </table:table-cell>
          <table:table-cell table:style-name="表格98.B2" office:value-type="string">
            <text:p text:style-name="P265">平衡二叉树</text:p>
          </table:table-cell>
          <table:table-cell table:style-name="表格98.E2" office:value-type="string">
            <text:p text:style-name="P265">平衡二叉树</text:p>
          </table:table-cell>
        </table:table-row>
        <table:table-row>
          <table:table-cell table:style-name="表格98.A2" office:value-type="string">
            <text:p text:style-name="P265">数据形式</text:p>
          </table:table-cell>
          <table:table-cell table:style-name="表格98.B2" office:value-type="string">
            <text:p text:style-name="P265">value</text:p>
          </table:table-cell>
          <table:table-cell table:style-name="表格98.B2" office:value-type="string">
            <text:p text:style-name="P265">value</text:p>
          </table:table-cell>
          <table:table-cell table:style-name="表格98.B2" office:value-type="string">
            <text:p text:style-name="P265">key/value</text:p>
          </table:table-cell>
          <table:table-cell table:style-name="表格98.E2" office:value-type="string">
            <text:p text:style-name="P265">key/value</text:p>
          </table:table-cell>
        </table:table-row>
        <text:soft-page-break/>
        <table:table-row>
          <table:table-cell table:style-name="表格98.A2" office:value-type="string">
            <text:p text:style-name="P265">是否允许数据重复</text:p>
          </table:table-cell>
          <table:table-cell table:style-name="表格98.B2" office:value-type="string">
            <text:p text:style-name="P265">否</text:p>
          </table:table-cell>
          <table:table-cell table:style-name="表格98.B2" office:value-type="string">
            <text:p text:style-name="P265">是</text:p>
          </table:table-cell>
          <table:table-cell table:style-name="表格98.B2" office:value-type="string">
            <text:p text:style-name="P265">不允许key重复</text:p>
          </table:table-cell>
          <table:table-cell table:style-name="表格98.E2" office:value-type="string">
            <text:p text:style-name="P265">是</text:p>
          </table:table-cell>
        </table:table-row>
        <table:table-row>
          <table:table-cell table:style-name="表格98.A2" office:value-type="string">
            <text:p text:style-name="P265">是否支持随机访问</text:p>
          </table:table-cell>
          <table:table-cell table:style-name="表格98.B2" office:value-type="string">
            <text:p text:style-name="P265">否</text:p>
          </table:table-cell>
          <table:table-cell table:style-name="表格98.B2" office:value-type="string">
            <text:p text:style-name="P265">否</text:p>
          </table:table-cell>
          <table:table-cell table:style-name="表格98.B2" office:value-type="string">
            <text:p text:style-name="P265">使用key随机访问</text:p>
          </table:table-cell>
          <table:table-cell table:style-name="表格98.E2" office:value-type="string">
            <text:p text:style-name="P265">否</text:p>
          </table:table-cell>
        </table:table-row>
        <table:table-row>
          <table:table-cell table:style-name="表格98.A2" office:value-type="string">
            <text:p text:style-name="P265">迭代器类型</text:p>
          </table:table-cell>
          <table:table-cell table:style-name="表格98.B2" office:value-type="string">
            <text:p text:style-name="P265">双向</text:p>
          </table:table-cell>
          <table:table-cell table:style-name="表格98.B2" office:value-type="string">
            <text:p text:style-name="P265">双向</text:p>
          </table:table-cell>
          <table:table-cell table:style-name="表格98.B2" office:value-type="string">
            <text:p text:style-name="P265">双向</text:p>
          </table:table-cell>
          <table:table-cell table:style-name="表格98.E2" office:value-type="string">
            <text:p text:style-name="P265">双向</text:p>
          </table:table-cell>
        </table:table-row>
        <table:table-row>
          <table:table-cell table:style-name="表格98.A2" office:value-type="string">
            <text:p text:style-name="P265">数据查找速度</text:p>
          </table:table-cell>
          <table:table-cell table:style-name="表格98.B2" office:value-type="string">
            <text:p text:style-name="P265">快</text:p>
          </table:table-cell>
          <table:table-cell table:style-name="表格98.B2" office:value-type="string">
            <text:p text:style-name="P265">快</text:p>
          </table:table-cell>
          <table:table-cell table:style-name="表格98.B2" office:value-type="string">
            <text:p text:style-name="P265">查找key快</text:p>
          </table:table-cell>
          <table:table-cell table:style-name="表格98.E2" office:value-type="string">
            <text:p text:style-name="P265">查找key快</text:p>
          </table:table-cell>
        </table:table-row>
        <table:table-row>
          <table:table-cell table:style-name="表格98.A2" office:value-type="string">
            <text:p text:style-name="P265">快速插入删除数据的位置</text:p>
          </table:table-cell>
          <table:table-cell table:style-name="表格98.B2" office:value-type="string">
            <text:p text:style-name="P265">-</text:p>
          </table:table-cell>
          <table:table-cell table:style-name="表格98.B2" office:value-type="string">
            <text:p text:style-name="P265">-</text:p>
          </table:table-cell>
          <table:table-cell table:style-name="表格98.B2" office:value-type="string">
            <text:p text:style-name="P265">-</text:p>
          </table:table-cell>
          <table:table-cell table:style-name="表格98.E2" office:value-type="string">
            <text:p text:style-name="P265">-</text:p>
          </table:table-cell>
        </table:table-row>
        <table:table-row>
          <table:table-cell table:style-name="表格98.A2" office:value-type="string">
            <text:p text:style-name="P265">插入删除数据导致迭代器失效</text:p>
          </table:table-cell>
          <table:table-cell table:style-name="表格98.B2" office:value-type="string">
            <text:p text:style-name="P265">不会失效</text:p>
          </table:table-cell>
          <table:table-cell table:style-name="表格98.B2" office:value-type="string">
            <text:p text:style-name="P265">不会失效</text:p>
          </table:table-cell>
          <table:table-cell table:style-name="表格98.B2" office:value-type="string">
            <text:p text:style-name="P265">不会失效</text:p>
          </table:table-cell>
          <table:table-cell table:style-name="表格98.E2" office:value-type="string">
            <text:p text:style-name="P265">不会失效</text:p>
          </table:table-cell>
        </table:table-row>
        <table:table-row>
          <table:table-cell table:style-name="表格98.A2" office:value-type="string">
            <text:p text:style-name="P265">释放被删除数据的内存</text:p>
          </table:table-cell>
          <table:table-cell table:style-name="表格98.B2" office:value-type="string">
            <text:p text:style-name="P265">是</text:p>
          </table:table-cell>
          <table:table-cell table:style-name="表格98.B2" office:value-type="string">
            <text:p text:style-name="P265">是</text:p>
          </table:table-cell>
          <table:table-cell table:style-name="表格98.B2" office:value-type="string">
            <text:p text:style-name="P265">是</text:p>
          </table:table-cell>
          <table:table-cell table:style-name="表格98.E2" office:value-type="string">
            <text:p text:style-name="P265">是</text:p>
          </table:table-cell>
        </table:table-row>
        <table:table-row>
          <table:table-cell table:style-name="表格98.A2" office:value-type="string">
            <text:p text:style-name="P265"/>
          </table:table-cell>
          <table:table-cell table:style-name="表格98.A2" office:value-type="string">
            <text:p text:style-name="P265">hash_set_t</text:p>
          </table:table-cell>
          <table:table-cell table:style-name="表格98.A2" office:value-type="string">
            <text:p text:style-name="P265">hash_multiset_t</text:p>
          </table:table-cell>
          <table:table-cell table:style-name="表格98.A2" office:value-type="string">
            <text:p text:style-name="P265">hash_map_t</text:p>
          </table:table-cell>
          <table:table-cell table:style-name="表格98.E11" office:value-type="string">
            <text:p text:style-name="P265">hash_multimap_t</text:p>
          </table:table-cell>
        </table:table-row>
        <table:table-row>
          <table:table-cell table:style-name="表格98.A2" office:value-type="string">
            <text:p text:style-name="P265">典型的数据结构</text:p>
          </table:table-cell>
          <table:table-cell table:style-name="表格98.B2" office:value-type="string">
            <text:p text:style-name="P265">哈希表</text:p>
          </table:table-cell>
          <table:table-cell table:style-name="表格98.B2" office:value-type="string">
            <text:p text:style-name="P265">哈希表</text:p>
          </table:table-cell>
          <table:table-cell table:style-name="表格98.B2" office:value-type="string">
            <text:p text:style-name="P265">哈希表</text:p>
          </table:table-cell>
          <table:table-cell table:style-name="表格98.E2" office:value-type="string">
            <text:p text:style-name="P265">哈希表</text:p>
          </table:table-cell>
        </table:table-row>
        <table:table-row>
          <table:table-cell table:style-name="表格98.A2" office:value-type="string">
            <text:p text:style-name="P265">数据形式</text:p>
          </table:table-cell>
          <table:table-cell table:style-name="表格98.B2" office:value-type="string">
            <text:p text:style-name="P265">value</text:p>
          </table:table-cell>
          <table:table-cell table:style-name="表格98.B2" office:value-type="string">
            <text:p text:style-name="P265">value</text:p>
          </table:table-cell>
          <table:table-cell table:style-name="表格98.B2" office:value-type="string">
            <text:p text:style-name="P265">key/value</text:p>
          </table:table-cell>
          <table:table-cell table:style-name="表格98.E2" office:value-type="string">
            <text:p text:style-name="P265">key/value</text:p>
          </table:table-cell>
        </table:table-row>
        <table:table-row>
          <table:table-cell table:style-name="表格98.A2" office:value-type="string">
            <text:p text:style-name="P265">是否允许数据重复</text:p>
          </table:table-cell>
          <table:table-cell table:style-name="表格98.B2" office:value-type="string">
            <text:p text:style-name="P265">否</text:p>
          </table:table-cell>
          <table:table-cell table:style-name="表格98.B2" office:value-type="string">
            <text:p text:style-name="P265">是</text:p>
          </table:table-cell>
          <table:table-cell table:style-name="表格98.B2" office:value-type="string">
            <text:p text:style-name="P265">不允许key重复</text:p>
          </table:table-cell>
          <table:table-cell table:style-name="表格98.E2" office:value-type="string">
            <text:p text:style-name="P265">是</text:p>
          </table:table-cell>
        </table:table-row>
        <table:table-row>
          <table:table-cell table:style-name="表格98.A2" office:value-type="string">
            <text:p text:style-name="P265">是否支持随机访问</text:p>
          </table:table-cell>
          <table:table-cell table:style-name="表格98.B2" office:value-type="string">
            <text:p text:style-name="P265">否</text:p>
          </table:table-cell>
          <table:table-cell table:style-name="表格98.B2" office:value-type="string">
            <text:p text:style-name="P265">否</text:p>
          </table:table-cell>
          <table:table-cell table:style-name="表格98.B2" office:value-type="string">
            <text:p text:style-name="P265">使用key随机访问</text:p>
          </table:table-cell>
          <table:table-cell table:style-name="表格98.E2" office:value-type="string">
            <text:p text:style-name="P265">否</text:p>
          </table:table-cell>
        </table:table-row>
        <table:table-row>
          <table:table-cell table:style-name="表格98.A2" office:value-type="string">
            <text:p text:style-name="P265">迭代器类型</text:p>
          </table:table-cell>
          <table:table-cell table:style-name="表格98.B2" office:value-type="string">
            <text:p text:style-name="P265">双向</text:p>
          </table:table-cell>
          <table:table-cell table:style-name="表格98.B2" office:value-type="string">
            <text:p text:style-name="P265">双向</text:p>
          </table:table-cell>
          <table:table-cell table:style-name="表格98.B2" office:value-type="string">
            <text:p text:style-name="P265">双向</text:p>
          </table:table-cell>
          <table:table-cell table:style-name="表格98.E2" office:value-type="string">
            <text:p text:style-name="P265">双向</text:p>
          </table:table-cell>
        </table:table-row>
        <table:table-row>
          <table:table-cell table:style-name="表格98.A2" office:value-type="string">
            <text:p text:style-name="P265">数据查找速度</text:p>
          </table:table-cell>
          <table:table-cell table:style-name="表格98.B2" office:value-type="string">
            <text:p text:style-name="P265">非常快</text:p>
          </table:table-cell>
          <table:table-cell table:style-name="表格98.B2" office:value-type="string">
            <text:p text:style-name="P265">非常快</text:p>
          </table:table-cell>
          <table:table-cell table:style-name="表格98.B2" office:value-type="string">
            <text:p text:style-name="P265">查找key非常快</text:p>
          </table:table-cell>
          <table:table-cell table:style-name="表格98.E2" office:value-type="string">
            <text:p text:style-name="P265">查找key非常快</text:p>
          </table:table-cell>
        </table:table-row>
        <table:table-row>
          <table:table-cell table:style-name="表格98.A2" office:value-type="string">
            <text:p text:style-name="P265">快速插入删除数据的位置</text:p>
          </table:table-cell>
          <table:table-cell table:style-name="表格98.B2" office:value-type="string">
            <text:p text:style-name="P265">-</text:p>
          </table:table-cell>
          <table:table-cell table:style-name="表格98.B2" office:value-type="string">
            <text:p text:style-name="P265">-</text:p>
          </table:table-cell>
          <table:table-cell table:style-name="表格98.B2" office:value-type="string">
            <text:p text:style-name="P265">-</text:p>
          </table:table-cell>
          <table:table-cell table:style-name="表格98.E2" office:value-type="string">
            <text:p text:style-name="P265">-</text:p>
          </table:table-cell>
        </table:table-row>
        <table:table-row>
          <table:table-cell table:style-name="表格98.A2" office:value-type="string">
            <text:p text:style-name="P265">插入删除数据导致迭代器失效</text:p>
          </table:table-cell>
          <table:table-cell table:style-name="表格98.B2" office:value-type="string">
            <text:p text:style-name="P265">存储单元变化</text:p>
          </table:table-cell>
          <table:table-cell table:style-name="表格98.B2" office:value-type="string">
            <text:p text:style-name="P265">存储单元变化</text:p>
          </table:table-cell>
          <table:table-cell table:style-name="表格98.B2" office:value-type="string">
            <text:p text:style-name="P265">存储单元变化</text:p>
          </table:table-cell>
          <table:table-cell table:style-name="表格98.E2" office:value-type="string">
            <text:p text:style-name="P265">存储单元变化</text:p>
          </table:table-cell>
        </table:table-row>
        <table:table-row>
          <table:table-cell table:style-name="表格98.A2" office:value-type="string">
            <text:p text:style-name="P265">释放被删除数据的内存</text:p>
          </table:table-cell>
          <table:table-cell table:style-name="表格98.B2" office:value-type="string">
            <text:p text:style-name="P265">是</text:p>
          </table:table-cell>
          <table:table-cell table:style-name="表格98.B2" office:value-type="string">
            <text:p text:style-name="P265">是</text:p>
          </table:table-cell>
          <table:table-cell table:style-name="表格98.B2" office:value-type="string">
            <text:p text:style-name="P265">是</text:p>
          </table:table-cell>
          <table:table-cell table:style-name="表格98.E2" office:value-type="string">
            <text:p text:style-name="P265">是</text:p>
          </table:table-cell>
        </table:table-row>
      </table:table>
      <text:p text:style-name="P39"/>
      <text:list xml:id="list1426379272" text:style-name="L113">
        <text:list-item>
          <text:p text:style-name="P177">在预分配存储的情况下使用<text:span text:style-name="T24">vector_t</text:span>，它简单并且提供了对数据的随即访问，使用起来方便。</text:p>
        </text:list-item>
        <text:list-item>
          <text:p text:style-name="P238"><text:span text:style-name="T60">如果经常在容器的开头和结尾插入数据，那么使用</text:span><text:span text:style-name="T33">deque_t</text:span><text:span text:style-name="T60">它不仅可以在开头和结尾高效的插入和删除数据而且也提供了对数据的随即访问，在删除数据的时候有时内存还会被释放。</text:span></text:p>
        </text:list-item>
        <text:list-item>
          <text:p text:style-name="P238"><text:span text:style-name="T60">如果经常在容器的任意位置插入删除或移动数据，那么使用</text:span><text:span text:style-name="T33">list_t</text:span><text:span text:style-name="T60">它可以高效的在任意位置插入或删除数据，并且不会影响已有的迭代器。如果要在任意位置的下一个位置插入或删除数据，那么使用</text:span><text:span text:style-name="T33">slist_t</text:span><text:span text:style-name="T60">。</text:span></text:p>
        </text:list-item>
        <text:list-item>
          <text:p text:style-name="P238"><text:span text:style-name="T60">如果经常查找或者数据的有序性很重要，那么使用</text:span><text:span text:style-name="T33">set_t</text:span><text:span text:style-name="T60">或</text:span><text:span text:style-name="T33">multiset_t</text:span><text:span text:style-name="T60">，如果只关心查找的效率，那么</text:span></text:p>
          <text:p text:style-name="P177"><text:span text:style-name="T24">hash_set_t</text:span>和<text:span text:style-name="T24">hash_multiset_t</text:span>也可以使用。如果数据是<text:span text:style-name="T24">key/value</text:span>形式的那么使用<text:span text:style-name="T24">map_t，multimap_t</text:span>或者<text:span text:style-name="T24">hash_map_t，hash_multimap_t。</text:span>如果要使用关联数组，那么使用<text:span text:style-name="T24">map_t，hash_map_t。</text:span></text:p>
        </text:list-item>
      </text:list>
      <text:p text:style-name="P39"><text:span text:style-name="T24"/></text:p>
      <text:p text:style-name="P39"><text:tab/>下面是两个相同的例子都是对输入的一系列数据进行排序，使用了两个不同的容器：</text:p>
      <text:p text:style-name="P39"><text:tab/>使用<text:span text:style-name="T24">vector_t</text:span>：</text:p>
      <table:table table:name="表格99" table:style-name="表格99">
        <table:table-column table:style-name="表格99.A"/>
        <table:table-row>
          <table:table-cell table:style-name="表格99.A1" office:value-type="string">
            <text:p text:style-name="P103">/*</text:p>
            <text:p text:style-name="P103"><text:s/>* sortvec.c</text:p>
            <text:p text:style-name="P103"><text:s/>* compile with : -lcstl</text:p>
            <text:p text:style-name="P103"><text:s/>*/</text:p>
            <text:p text:style-name="P103"></text:p>
            <text:p text:style-name="P103">#include &lt;stdio.h&gt;</text:p>
            <text:p text:style-name="P103">#include &lt;cstl/cvector.h&gt;</text:p>
            <text:p text:style-name="P103">#include &lt;cstl/calgorithm.h&gt;</text:p>
            <text:p text:style-name="P103"><text:soft-page-break/>#include &lt;cstl/cfunctional.h&gt;</text:p>
            <text:p text:style-name="P103"></text:p>
            <text:p text:style-name="P103">int main(int argc, char* argv[])</text:p>
            <text:p text:style-name="P103">{</text:p>
            <text:p text:style-name="P103"><text:s text:c="4"/>vector_t* pvec_coll = create_vector(int);</text:p>
            <text:p text:style-name="P103"><text:s text:c="4"/>int n_random = 0;</text:p>
            <text:p text:style-name="P103"><text:s text:c="4"/>int n_input = 1000000;</text:p>
            <text:p text:style-name="P103"><text:s text:c="4"/>int i = 0;</text:p>
            <text:p text:style-name="P103"></text:p>
            <text:p text:style-name="P103"><text:s text:c="4"/>if(pvec_coll == NULL)</text:p>
            <text:p text:style-name="P103"><text:s text:c="4"/>{</text:p>
            <text:p text:style-name="P103"><text:s text:c="8"/>return -1;</text:p>
            <text:p text:style-name="P103"><text:s text:c="4"/>}</text:p>
            <text:p text:style-name="P103"></text:p>
            <text:p text:style-name="P103"><text:s text:c="4"/>vector_init_n(pvec_coll, 1000000);</text:p>
            <text:p text:style-name="P103"></text:p>
            <text:p text:style-name="P103"><text:s text:c="4"/>for(i = 0; i &lt; 1000000; ++i)</text:p>
            <text:p text:style-name="P103"><text:s text:c="4"/>{</text:p>
            <text:p text:style-name="P103"><text:s text:c="8"/>fun_random_number(&amp;n_input, &amp;n_random);</text:p>
            <text:p text:style-name="P103"><text:s text:c="8"/>*(int*)vector_at(pvec_coll, i) = n_random;</text:p>
            <text:p text:style-name="P103"><text:s text:c="4"/>}</text:p>
            <text:p text:style-name="P103"></text:p>
            <text:p text:style-name="P103"><text:s text:c="4"/>algo_sort(vector_begin(pvec_coll), vector_end(pvec_coll));</text:p>
            <text:p text:style-name="P103"></text:p>
            <text:p text:style-name="P103"><text:s text:c="4"/>vector_destroy(pvec_coll);</text:p>
            <text:p text:style-name="P103"></text:p>
            <text:p text:style-name="P103"><text:s text:c="4"/>return 0;</text:p>
            <text:p text:style-name="P103">}</text:p>
          </table:table-cell>
        </table:table-row>
      </table:table>
      <text:p text:style-name="P49"/>
      <text:p text:style-name="P40">使用<text:span text:style-name="T24">time</text:span>命令测试执行结果：</text:p>
      <text:p text:style-name="P36">real <text:s text:c="2"/><text:tab/>0m51.613s</text:p>
      <text:p text:style-name="P36">user <text:s text:c="3"/><text:tab/>0m49.116s</text:p>
      <text:p text:style-name="P36">sys <text:s text:c="5"/><text:tab/>0m0.371s</text:p>
      <text:p text:style-name="P49"/>
      <text:p text:style-name="P232">使用<text:span text:style-name="T24">multiset_t</text:span>：</text:p>
      <table:table table:name="表格100" table:style-name="表格100">
        <table:table-column table:style-name="表格100.A"/>
        <table:table-row>
          <table:table-cell table:style-name="表格100.A1" office:value-type="string">
            <text:p text:style-name="P103">/*</text:p>
            <text:p text:style-name="P103"><text:s/>* sortmset.c</text:p>
            <text:p text:style-name="P103"><text:s/>* compile with : -lcstl</text:p>
            <text:p text:style-name="P103"><text:s/>*/</text:p>
            <text:p text:style-name="P103"></text:p>
            <text:p text:style-name="P103">#include &lt;stdio.h&gt;</text:p>
            <text:p text:style-name="P103">#include &lt;cstl/cset.h&gt;</text:p>
            <text:p text:style-name="P103">#include &lt;cstl/cfunctional.h&gt;</text:p>
            <text:p text:style-name="P103"><text:soft-page-break/></text:p>
            <text:p text:style-name="P103">int main(int argc, char* argv[])</text:p>
            <text:p text:style-name="P103">{</text:p>
            <text:p text:style-name="P103"><text:s text:c="4"/>multiset_t* pmset_coll = create_multiset(int);</text:p>
            <text:p text:style-name="P103"><text:s text:c="4"/>int n_randmo = 0;</text:p>
            <text:p text:style-name="P103"><text:s text:c="4"/>int n_input = 1000000;</text:p>
            <text:p text:style-name="P103"><text:s text:c="4"/>int i = 0;</text:p>
            <text:p text:style-name="P103"></text:p>
            <text:p text:style-name="P103"><text:s text:c="4"/>if(pmset_coll == NULL)</text:p>
            <text:p text:style-name="P103"><text:s text:c="4"/>{</text:p>
            <text:p text:style-name="P103"><text:s text:c="8"/>return -1;</text:p>
            <text:p text:style-name="P103"><text:s text:c="4"/>}</text:p>
            <text:p text:style-name="P103"></text:p>
            <text:p text:style-name="P103"><text:s text:c="4"/>multiset_init(pmset_coll);</text:p>
            <text:p text:style-name="P103"></text:p>
            <text:p text:style-name="P103"><text:s text:c="4"/>for(i = 0; i &lt; 1000000; ++i)</text:p>
            <text:p text:style-name="P103"><text:s text:c="4"/>{</text:p>
            <text:p text:style-name="P103"><text:s text:c="8"/>fun_random_number(&amp;n_input, &amp;n_randmo);</text:p>
            <text:p text:style-name="P103"><text:s text:c="8"/>multiset_insert(pmset_coll, n_randmo);</text:p>
            <text:p text:style-name="P103"><text:s text:c="4"/>}</text:p>
            <text:p text:style-name="P103"></text:p>
            <text:p text:style-name="P103"><text:s text:c="4"/>multiset_destroy(pmset_coll);</text:p>
            <text:p text:style-name="P103"></text:p>
            <text:p text:style-name="P103"><text:s text:c="4"/>return 0;</text:p>
            <text:p text:style-name="P103">}</text:p>
          </table:table-cell>
        </table:table-row>
      </table:table>
      <text:p text:style-name="P49"/>
      <text:p text:style-name="P40">使用<text:span text:style-name="T24">time</text:span>命令测试执行结果：</text:p>
      <text:p text:style-name="P36">real <text:s text:c="3"/><text:tab/>0m11.245s</text:p>
      <text:p text:style-name="P36">user <text:s text:c="3"/><text:tab/>0m10.545s</text:p>
      <text:p text:style-name="P36">sys <text:s text:c="4"/><text:tab/>0m0.356s</text:p>
      <text:p text:style-name="P40">由这个统计数据可以看出一切！</text:p>
      <text:p text:style-name="P40"/>
      <text:p text:style-name="P40"/>
      <text:list xml:id="list313360295" text:continue-list="list399512299" text:style-name="WW8Num13">
        <text:list-item>
          <text:h text:style-name="P243" text:outline-level="1">libcstl迭代器</text:h>
        </text:list-item>
      </text:list>
      <text:p text:style-name="P40"><text:tab/><text:span text:style-name="T15">libcstl</text:span>任何容器都需要使用迭代器,所以在使用任何容器时都包含了迭代器必要的头文件,只要包含任意的<text:span text:style-name="T15">libcstl</text:span>头文件就可以使用迭代器类型以及迭代器操作函数了.如果想单独使用迭代器以及操作就必须包含头文件</text:p>
      <text:p text:style-name="P49">#include &lt;cstl/citerator.h&gt;</text:p>
      <text:list xml:id="list122456545" text:continue-numbering="true" text:style-name="WW8Num13">
        <text:list-item>
          <text:list>
            <text:list-item>
              <text:h text:style-name="P250" text:outline-level="2"><text:soft-page-break/>迭代器的种类</text:h>
            </text:list-item>
          </text:list>
        </text:list-item>
      </text:list>
      <text:p text:style-name="P40"><text:tab/>迭代器是一种表示数据位置的类型,它可以被用来访问数据等其他的一些操作.<text:span text:style-name="T15">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40"><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44">迭代器类型</text:p>
          </table:table-cell>
          <table:table-cell table:style-name="Table82.A1" office:value-type="string">
            <text:p text:style-name="P44">能力</text:p>
          </table:table-cell>
          <table:table-cell table:style-name="Table82.C1" office:value-type="string">
            <text:p text:style-name="P44">相关的容器</text:p>
          </table:table-cell>
        </table:table-row>
        <table:table-row table:style-name="Table82.1">
          <table:table-cell table:style-name="Table82.A2" office:value-type="string">
            <text:p text:style-name="P53">iterator_t</text:p>
          </table:table-cell>
          <table:table-cell table:style-name="Table82.A2" office:value-type="string">
            <text:p text:style-name="P45">-</text:p>
          </table:table-cell>
          <table:table-cell table:style-name="Table82.C2" office:value-type="string">
            <text:p text:style-name="P53">-</text:p>
          </table:table-cell>
        </table:table-row>
        <table:table-row table:style-name="Table82.1">
          <table:table-cell table:style-name="Table82.A2" office:value-type="string">
            <text:p text:style-name="P53">input_iterator_t</text:p>
          </table:table-cell>
          <table:table-cell table:style-name="Table82.A2" office:value-type="string">
            <text:p text:style-name="P45">输入,向前移动</text:p>
          </table:table-cell>
          <table:table-cell table:style-name="Table82.C2" office:value-type="string">
            <text:p text:style-name="P53">-</text:p>
          </table:table-cell>
        </table:table-row>
        <table:table-row table:style-name="Table82.1">
          <table:table-cell table:style-name="Table82.A2" office:value-type="string">
            <text:p text:style-name="P53">output_iterator_t</text:p>
          </table:table-cell>
          <table:table-cell table:style-name="Table82.A2" office:value-type="string">
            <text:p text:style-name="P45">输出,向前移动</text:p>
          </table:table-cell>
          <table:table-cell table:style-name="Table82.C2" office:value-type="string">
            <text:p text:style-name="P53">-</text:p>
          </table:table-cell>
        </table:table-row>
        <table:table-row table:style-name="Table82.1">
          <table:table-cell table:style-name="Table82.A2" office:value-type="string">
            <text:p text:style-name="P53">forward_iterator_t</text:p>
          </table:table-cell>
          <table:table-cell table:style-name="Table82.A2" office:value-type="string">
            <text:p text:style-name="P45">输入,输出,向前移动</text:p>
          </table:table-cell>
          <table:table-cell table:style-name="Table82.C2" office:value-type="string">
            <text:p text:style-name="P53">slist_t,</text:p>
            <text:p text:style-name="P49">hash_set_t,hash_multiset_t</text:p>
            <text:p text:style-name="P49">hash_map_t,hash_multimap_t</text:p>
          </table:table-cell>
        </table:table-row>
        <table:table-row table:style-name="Table82.1">
          <table:table-cell table:style-name="Table82.A2" office:value-type="string">
            <text:p text:style-name="P53">bidirectional_iterator_t</text:p>
          </table:table-cell>
          <table:table-cell table:style-name="Table82.A2" office:value-type="string">
            <text:p text:style-name="P45">输入,输出,双向移动</text:p>
          </table:table-cell>
          <table:table-cell table:style-name="Table82.C2" office:value-type="string">
            <text:p text:style-name="P53">list_t</text:p>
            <text:p text:style-name="P49">set_t,multiset_t,</text:p>
            <text:p text:style-name="P49">map_t,multimap_t</text:p>
          </table:table-cell>
        </table:table-row>
        <table:table-row table:style-name="Table82.1">
          <table:table-cell table:style-name="Table82.A2" office:value-type="string">
            <text:p text:style-name="P53">random_access_iterator_t</text:p>
          </table:table-cell>
          <table:table-cell table:style-name="Table82.A2" office:value-type="string">
            <text:p text:style-name="P45">输入,输出,随即移动</text:p>
          </table:table-cell>
          <table:table-cell table:style-name="Table82.C2" office:value-type="string">
            <text:p text:style-name="P53">vector_t,deque_t,string_t</text:p>
          </table:table-cell>
        </table:table-row>
      </table:table>
      <text:p text:style-name="P40"/>
      <text:p text:style-name="P39"><text:span text:style-name="T57"><text:tab/>表中的</text:span><text:span text:style-name="T53">iterator_t</text:span><text:span text:style-name="T57">是迭代器的基本类型,下面的所有的类型都是从它演变出来的,但是它没有任何能力. </text:span><text:span text:style-name="T53">iterator_t</text:span><text:span text:style-name="T57">可以接受任何迭代器类型的赋值,赋值后原来的</text:span><text:span text:style-name="T53">iterator_t</text:span><text:span text:style-name="T57">类型也就变成了相应的类型.如</text:span></text:p>
      <text:p text:style-name="P49">iterator_t t_i;</text:p>
      <text:p text:style-name="P49">bidirectional_iterator_t t_bi;</text:p>
      <text:p text:style-name="P49">t_i = t_bi;</text:p>
      <text:p text:style-name="P39"><text:span text:style-name="T57">在赋值之前</text:span><text:span text:style-name="T53">t_i</text:span><text:span text:style-name="T57">是</text:span><text:span text:style-name="T53">iterator_t</text:span><text:span text:style-name="T57">类型,它不具有任何迭代器能力,但是赋值之后t_i变成了</text:span></text:p>
      <text:p text:style-name="P39"><text:span text:style-name="T53">bidirectional_iterator_t</text:span><text:span text:style-name="T57">类型,具有了与t_bi同样的能了.所有的迭代器类型都支持赋值操作符,赋值后迭代器类型也相应的改变了.</text:span></text:p>
      <text:p text:style-name="P55"><draw:g text:anchor-type="as-char" svg:y="0cm" draw:z-index="0" draw:style-name="gr1"><draw:rect draw:style-name="gr2" draw:text-style-name="P267" svg:width="17.781cm" svg:height="7.43cm" svg:x="0cm" svg:y="0cm"><text:p/></draw:rect><draw:frame draw:style-name="gr3" draw:text-style-name="P268" svg:width="6.353cm" svg:height="0.825cm" svg:x="5.713cm" svg:y="0.549cm"><draw:text-box><text:p text:style-name="P268"><text:span text:style-name="T77">iterator_t</text:span></text:p></draw:text-box></draw:frame><draw:frame draw:style-name="gr3" draw:text-style-name="P268" svg:width="6.353cm" svg:height="0.826cm" svg:x="5.713cm" svg:y="4.678cm"><draw:text-box><text:p text:style-name="P268"><text:span text:style-name="T77">bidirectional_iterator_t</text:span></text:p></draw:text-box></draw:frame><draw:frame draw:style-name="gr3" draw:text-style-name="P268" svg:width="6.353cm" svg:height="0.826cm" svg:x="5.713cm" svg:y="6.054cm"><draw:text-box><text:p text:style-name="P268"><text:span text:style-name="T77">random_access_iterator_t</text:span></text:p></draw:text-box></draw:frame><draw:frame draw:style-name="gr3" draw:text-style-name="P268" svg:width="6.353cm" svg:height="0.826cm" svg:x="5.713cm" svg:y="3.3cm"><draw:text-box><text:p text:style-name="P268"><text:span text:style-name="T77">forward_iterator_t</text:span></text:p></draw:text-box></draw:frame><draw:frame draw:style-name="gr3" draw:text-style-name="P268" svg:width="6.353cm" svg:height="0.825cm" svg:x="1.586cm" svg:y="1.923cm"><draw:text-box><text:p text:style-name="P268"><text:span text:style-name="T77">input_iterator_t</text:span></text:p></draw:text-box></draw:frame><draw:frame draw:style-name="gr3" draw:text-style-name="P268" svg:width="6.353cm" svg:height="0.825cm" svg:x="9.523cm" svg:y="1.924cm"><draw:text-box><text:p text:style-name="P268"><text:span text:style-name="T77">output_iterator_t</text:span></text:p></draw:text-box></draw:frame></draw:g></text:p>
      <text:p text:style-name="P39">上图展示了各个迭代器类型之间的关系,它们的能力是相互包含的,越往下能力越强.</text:p>
      <text:p text:style-name="P39">除了上面的迭代器类型之外,各个容器也定义了迭代器类型,其实这些类型就是上面迭代器类型的别名,并不是新类型,<text:soft-page-break/>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47">容器定义的迭代器类型</text:p>
          </table:table-cell>
          <table:table-cell table:style-name="Table83.B1" office:value-type="string">
            <text:p text:style-name="P47">对用的迭代器类型</text:p>
          </table:table-cell>
        </table:table-row>
        <table:table-row table:style-name="Table83.1">
          <table:table-cell table:style-name="Table83.A2" office:value-type="string">
            <text:p text:style-name="P53">vector_iterator_t</text:p>
          </table:table-cell>
          <table:table-cell table:style-name="Table83.B2" office:value-type="string">
            <text:p text:style-name="P53">random_access_iterator_t</text:p>
          </table:table-cell>
        </table:table-row>
        <table:table-row table:style-name="Table83.1">
          <table:table-cell table:style-name="Table83.A2" office:value-type="string">
            <text:p text:style-name="P53">deque_iterator_t</text:p>
          </table:table-cell>
          <table:table-cell table:style-name="Table83.B2" office:value-type="string">
            <text:p text:style-name="P53">random_access_iterator_t</text:p>
          </table:table-cell>
        </table:table-row>
        <table:table-row table:style-name="Table83.1">
          <table:table-cell table:style-name="Table83.A2" office:value-type="string">
            <text:p text:style-name="P53">list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48"><text:span text:style-name="T53">slis</text:span><text:span text:style-name="T53">t_iterator_t</text:span></text:p>
          </table:table-cell>
          <table:table-cell table:style-name="Table83.B2" office:value-type="string">
            <text:p text:style-name="P53">forward_iterator_t</text:p>
          </table:table-cell>
        </table:table-row>
        <table:table-row table:style-name="Table83.1">
          <table:table-cell table:style-name="Table83.A2" office:value-type="string">
            <text:p text:style-name="P53">string_iterator_t</text:p>
          </table:table-cell>
          <table:table-cell table:style-name="Table83.B2" office:value-type="string">
            <text:p text:style-name="P53">random_access_iterator_t</text:p>
          </table:table-cell>
        </table:table-row>
        <table:table-row table:style-name="Table83.1">
          <table:table-cell table:style-name="Table83.A2" office:value-type="string">
            <text:p text:style-name="P53">set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multiset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map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multimap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hash_set_iterator_t</text:p>
          </table:table-cell>
          <table:table-cell table:style-name="Table83.B2" office:value-type="string">
            <text:p text:style-name="P53">forward_iterator_t</text:p>
          </table:table-cell>
        </table:table-row>
        <table:table-row table:style-name="Table83.1">
          <table:table-cell table:style-name="Table83.A2" office:value-type="string">
            <text:p text:style-name="P53">hash_multiset_iterator_t</text:p>
          </table:table-cell>
          <table:table-cell table:style-name="Table83.B2" office:value-type="string">
            <text:p text:style-name="P53">forward_iterator_t</text:p>
          </table:table-cell>
        </table:table-row>
        <table:table-row table:style-name="Table83.1">
          <table:table-cell table:style-name="Table83.A2" office:value-type="string">
            <text:p text:style-name="P53">hash_map_iterator_t</text:p>
          </table:table-cell>
          <table:table-cell table:style-name="Table83.B2" office:value-type="string">
            <text:p text:style-name="P53">forward_iterator_t</text:p>
          </table:table-cell>
        </table:table-row>
        <table:table-row table:style-name="Table83.1">
          <table:table-cell table:style-name="Table83.A2" office:value-type="string">
            <text:p text:style-name="P53">hash_multimap_iterator_t</text:p>
          </table:table-cell>
          <table:table-cell table:style-name="Table83.B2" office:value-type="string">
            <text:p text:style-name="P53">forward_iterator_t</text:p>
          </table:table-cell>
        </table:table-row>
      </table:table>
      <text:p text:style-name="P39"/>
      <text:list xml:id="list1961259410" text:continue-numbering="true" text:style-name="WW8Num13">
        <text:list-item>
          <text:list>
            <text:list-item>
              <text:list>
                <text:list-item>
                  <text:h text:style-name="P261" text:outline-level="3">input_iterator_t</text:h>
                </text:list-item>
              </text:list>
            </text:list-item>
          </text:list>
        </text:list-item>
      </text:list>
      <text:p text:style-name="P39"><text:span text:style-name="T18"><text:tab/></text:span><text:span text:style-name="T53">input_iterator_t</text:span><text:span text:style-name="T57">类型的迭代器只能一个数据一个数据的向前移动,同时还支持通过迭代器获得数据,比较两个</text:span><text:span text:style-name="T53">input_iterator_t</text:span><text:span text:style-name="T57">类型的迭代器是否相等.</text:span></text:p>
      <text:p text:style-name="P39"><text:span text:style-name="T57"><text:tab/>下面是</text:span><text:span text:style-name="T53">input_iterator_t</text:span><text:span text:style-name="T57">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51">iterator_get_value()</text:p>
          </table:table-cell>
          <table:table-cell table:style-name="Table84.B1" office:value-type="string">
            <text:p text:style-name="P42">获得迭代器指向的数据.</text:p>
          </table:table-cell>
        </table:table-row>
        <table:table-row table:style-name="Table84.1">
          <table:table-cell table:style-name="Table84.A1" office:value-type="string">
            <text:p text:style-name="P51">iterator_get_pointer()</text:p>
          </table:table-cell>
          <table:table-cell table:style-name="Table84.B1" office:value-type="string">
            <text:p text:style-name="P42">获得迭代器指向的数据的指针.</text:p>
          </table:table-cell>
        </table:table-row>
        <table:table-row table:style-name="Table84.1">
          <table:table-cell table:style-name="Table84.A1" office:value-type="string">
            <text:p text:style-name="P51">iterator_next()</text:p>
          </table:table-cell>
          <table:table-cell table:style-name="Table84.B1" office:value-type="string">
            <text:p text:style-name="P42">将迭代器向前移动,指向下一个数据.</text:p>
          </table:table-cell>
        </table:table-row>
        <table:table-row table:style-name="Table84.1">
          <table:table-cell table:style-name="Table84.A1" office:value-type="string">
            <text:p text:style-name="P51">iterator_equal()</text:p>
          </table:table-cell>
          <table:table-cell table:style-name="Table84.B1" office:value-type="string">
            <text:p text:style-name="P42">判断两个迭代器是否相等.</text:p>
          </table:table-cell>
        </table:table-row>
      </table:table>
      <text:p text:style-name="P40"/>
      <text:list xml:id="list1626872006" text:continue-numbering="true" text:style-name="WW8Num13">
        <text:list-item>
          <text:list>
            <text:list-item>
              <text:list>
                <text:list-item>
                  <text:h text:style-name="P261" text:outline-level="3">output_iterator_t</text:h>
                </text:list-item>
              </text:list>
            </text:list-item>
          </text:list>
        </text:list-item>
      </text:list>
      <text:p text:style-name="P39"><text:span text:style-name="T18"><text:tab/></text:span><text:span text:style-name="T53">output_iterator_t</text:span><text:span text:style-name="T57">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51">iterator_set_value()</text:p>
          </table:table-cell>
          <table:table-cell table:style-name="Table85.B1" office:value-type="string">
            <text:p text:style-name="P42">设置迭代器指向的数据.</text:p>
          </table:table-cell>
        </table:table-row>
        <table:table-row table:style-name="Table85.1">
          <table:table-cell table:style-name="Table85.A1" office:value-type="string">
            <text:p text:style-name="P51">iterator_next()</text:p>
          </table:table-cell>
          <table:table-cell table:style-name="Table85.B1" office:value-type="string">
            <text:p text:style-name="P42">将迭代器向前移动,指向下一个数据.</text:p>
          </table:table-cell>
        </table:table-row>
      </table:table>
      <text:p text:style-name="P40"/>
      <text:list xml:id="list1791756508" text:continue-numbering="true" text:style-name="WW8Num13">
        <text:list-item>
          <text:list>
            <text:list-item>
              <text:list>
                <text:list-item>
                  <text:h text:style-name="P261" text:outline-level="3">forward_iterator_t</text:h>
                </text:list-item>
              </text:list>
            </text:list-item>
          </text:list>
        </text:list-item>
      </text:list>
      <text:p text:style-name="P39"><text:span text:style-name="T53"><text:tab/></text:span><text:span text:style-name="T53">forward_iterator_t</text:span><text:span text:style-name="T57">类型的迭代器支持</text:span><text:span text:style-name="T53">input_iterator_t</text:span><text:span text:style-name="T57">类型和</text:span><text:span text:style-name="T53">output_iterator_t</text:span><text:span text:style-name="T57">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51">iterator_get_value()</text:p>
          </table:table-cell>
          <table:table-cell table:style-name="Table86.B1" office:value-type="string">
            <text:p text:style-name="P42">获得迭代器指向的数据.</text:p>
          </table:table-cell>
        </table:table-row>
        <text:soft-page-break/>
        <table:table-row table:style-name="Table86.1">
          <table:table-cell table:style-name="Table86.A1" office:value-type="string">
            <text:p text:style-name="P51">iterator_set_value()</text:p>
          </table:table-cell>
          <table:table-cell table:style-name="Table86.B1" office:value-type="string">
            <text:p text:style-name="P42">设置迭代器指向的数据.</text:p>
          </table:table-cell>
        </table:table-row>
        <table:table-row table:style-name="Table86.1">
          <table:table-cell table:style-name="Table86.A1" office:value-type="string">
            <text:p text:style-name="P51">iterator_get_pointer()</text:p>
          </table:table-cell>
          <table:table-cell table:style-name="Table86.B1" office:value-type="string">
            <text:p text:style-name="P42">获得迭代器指向的数据的指针.</text:p>
          </table:table-cell>
        </table:table-row>
        <table:table-row table:style-name="Table86.1">
          <table:table-cell table:style-name="Table86.A1" office:value-type="string">
            <text:p text:style-name="P51">iterator_next()</text:p>
          </table:table-cell>
          <table:table-cell table:style-name="Table86.B1" office:value-type="string">
            <text:p text:style-name="P42">将迭代器向前移动,指向下一个数据.</text:p>
          </table:table-cell>
        </table:table-row>
        <table:table-row table:style-name="Table86.1">
          <table:table-cell table:style-name="Table86.A1" office:value-type="string">
            <text:p text:style-name="P51">iterator_equal()</text:p>
          </table:table-cell>
          <table:table-cell table:style-name="Table86.B1" office:value-type="string">
            <text:p text:style-name="P42">判断两个迭代器是否相等.</text:p>
          </table:table-cell>
        </table:table-row>
      </table:table>
      <text:p text:style-name="P49"/>
      <text:list xml:id="list1579511780" text:continue-numbering="true" text:style-name="WW8Num13">
        <text:list-item>
          <text:list>
            <text:list-item>
              <text:list>
                <text:list-item>
                  <text:h text:style-name="P261" text:outline-level="3">bidirectional_iterator_t</text:h>
                </text:list-item>
              </text:list>
            </text:list-item>
          </text:list>
        </text:list-item>
      </text:list>
      <text:p text:style-name="P39"><text:span text:style-name="T53"><text:tab/>bidirectional_iterator_t</text:span><text:span text:style-name="T57">类型的迭代器是双向迭代器,除了支持</text:span><text:span text:style-name="T53">forward_iterator_t</text:span><text:span text:style-name="T57">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51">iterator_prev()</text:p>
          </table:table-cell>
          <table:table-cell table:style-name="Table87.B1" office:value-type="string">
            <text:p text:style-name="P42">将迭代器向后移动,指向上一个数据.</text:p>
          </table:table-cell>
        </table:table-row>
      </table:table>
      <text:p text:style-name="P49"/>
      <text:list xml:id="list2069363293" text:continue-numbering="true" text:style-name="WW8Num13">
        <text:list-item>
          <text:list>
            <text:list-item>
              <text:list>
                <text:list-item>
                  <text:h text:style-name="P261" text:outline-level="3">random_access_iterator_t</text:h>
                </text:list-item>
              </text:list>
            </text:list-item>
          </text:list>
        </text:list-item>
      </text:list>
      <text:p text:style-name="P39"><text:span text:style-name="T53"><text:tab/></text:span><text:span text:style-name="T53">random_access_iterator_t</text:span><text:span text:style-name="T57">类型的迭代器在</text:span><text:span text:style-name="T53">bidirectional_iterator_t</text:span><text:span text:style-name="T57">类型的基础上又具备了随即访问能力,所以它支持的操作除了</text:span><text:span text:style-name="T53">bidirectional_iterator_t</text:span><text:span text:style-name="T57">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51">iterator_at()</text:p>
          </table:table-cell>
          <table:table-cell table:style-name="Table88.B1" office:value-type="string">
            <text:p text:style-name="P42">通过迭代器随即访问数据.</text:p>
          </table:table-cell>
        </table:table-row>
        <table:table-row table:style-name="Table88.1">
          <table:table-cell table:style-name="Table88.A1" office:value-type="string">
            <text:p text:style-name="P51">iterator_next_n()</text:p>
          </table:table-cell>
          <table:table-cell table:style-name="Table88.B1" office:value-type="string">
            <text:p text:style-name="P42">将迭代器向前移动n个数据位置.</text:p>
          </table:table-cell>
        </table:table-row>
        <table:table-row table:style-name="Table88.1">
          <table:table-cell table:style-name="Table88.A1" office:value-type="string">
            <text:p text:style-name="P48"><text:span text:style-name="T54">iter</text:span><text:span text:style-name="T54">ator_prev_n()</text:span></text:p>
          </table:table-cell>
          <table:table-cell table:style-name="Table88.B1" office:value-type="string">
            <text:p text:style-name="P42">将迭代器向后移动n个数据位置.</text:p>
          </table:table-cell>
        </table:table-row>
        <table:table-row table:style-name="Table88.1">
          <table:table-cell table:style-name="Table88.A1" office:value-type="string">
            <text:p text:style-name="P51">iterator_minus()</text:p>
          </table:table-cell>
          <table:table-cell table:style-name="Table88.B1" office:value-type="string">
            <text:p text:style-name="P42">获得两个迭代器的差.</text:p>
          </table:table-cell>
        </table:table-row>
        <table:table-row table:style-name="Table88.1">
          <table:table-cell table:style-name="Table88.A1" office:value-type="string">
            <text:p text:style-name="P51">iterator_less()</text:p>
          </table:table-cell>
          <table:table-cell table:style-name="Table88.B1" office:value-type="string">
            <text:p text:style-name="P42">判断第一个迭代器是否小于第二个迭代器.</text:p>
          </table:table-cell>
        </table:table-row>
        <table:table-row table:style-name="Table88.1">
          <table:table-cell table:style-name="Table88.A1" office:value-type="string">
            <text:p text:style-name="P51">iterator_less_equal()</text:p>
          </table:table-cell>
          <table:table-cell table:style-name="Table88.B1" office:value-type="string">
            <text:p text:style-name="P42">判断第一个迭代器是否小于等于第二个迭代器.</text:p>
          </table:table-cell>
        </table:table-row>
      </table:table>
      <text:p text:style-name="P39"><text:span text:style-name="T53"><text:tab/></text:span><text:span text:style-name="T57">下面的例子应用到了</text:span><text:span text:style-name="T53">random_access_iterator_t</text:span><text:span text:style-name="T57">类型的迭代器的特殊操作:</text:span></text:p>
      <text:p text:style-name="P49">#include &lt;stdio.h&gt;</text:p>
      <text:p text:style-name="P49">#include &lt;cstl/cvector.h&gt;</text:p>
      <text:p text:style-name="P49"/>
      <text:p text:style-name="P49">int main(int argc, char* argv[])</text:p>
      <text:p text:style-name="P49">{</text:p>
      <text:p text:style-name="P49"><text:s text:c="4"/>vector_t t_v = create_vector(int);</text:p>
      <text:p text:style-name="P49"><text:s text:c="4"/>vector_iterator_t t_i;</text:p>
      <text:p text:style-name="P49"><text:s text:c="4"/>iterator_t t_begin;</text:p>
      <text:p text:style-name="P49"><text:s text:c="4"/>random_access_iterator_t t_last;</text:p>
      <text:p text:style-name="P49"><text:s text:c="4"/>int i = 0;</text:p>
      <text:p text:style-name="P49"/>
      <text:p text:style-name="P49"><text:s text:c="4"/>vector_init(&amp;t_v);</text:p>
      <text:p text:style-name="P49"><text:s text:c="4"/>for(i = -3; i &lt;= 9; ++i)</text:p>
      <text:p text:style-name="P49"><text:s text:c="4"/>{</text:p>
      <text:p text:style-name="P49"><text:s text:c="8"/>vector_push_back(&amp;t_v, i);</text:p>
      <text:p text:style-name="P49"><text:s text:c="4"/>}</text:p>
      <text:p text:style-name="P49"><text:s text:c="4"/>t_i = vector_end(&amp;t_v);</text:p>
      <text:p text:style-name="P49"><text:soft-page-break/><text:s text:c="4"/>printf("number/distance: %d, %d\n",</text:p>
      <text:p text:style-name="P49"><text:s text:c="8"/>iterator_minus(&amp;t_i, vector_begin(&amp;t_v)),</text:p>
      <text:p text:style-name="P49"><text:s text:c="8"/>iterator_distance(vector_begin(&amp;t_v), vector_end(&amp;t_v)));</text:p>
      <text:p text:style-name="P49"/>
      <text:p text:style-name="P49"><text:s text:c="4"/>for(t_i = vector_begin(&amp;t_v);</text:p>
      <text:p text:style-name="P49"><text:s text:c="8"/>iterator_less(&amp;t_i, vector_end(&amp;t_v));</text:p>
      <text:p text:style-name="P49"><text:s text:c="8"/>iterator_next(&amp;t_i))</text:p>
      <text:p text:style-name="P49"><text:s text:c="4"/>{</text:p>
      <text:p text:style-name="P49"><text:s text:c="8"/>printf("%d, ", *(int*)iterator_get_pointer(&amp;t_i));</text:p>
      <text:p text:style-name="P49"><text:s text:c="4"/>}</text:p>
      <text:p text:style-name="P49"><text:s text:c="4"/>printf("\n");</text:p>
      <text:p text:style-name="P49"/>
      <text:p text:style-name="P49"><text:s text:c="4"/>t_begin = vector_begin(&amp;t_v);</text:p>
      <text:p text:style-name="P49"><text:s text:c="4"/>for(i = 0; i &lt; (int)vector_size(&amp;t_v); ++i)</text:p>
      <text:p text:style-name="P49"><text:s text:c="4"/>{</text:p>
      <text:p text:style-name="P49"><text:s text:c="8"/>printf("%d, ", *(int*)iterator_at(&amp;t_begin, i));</text:p>
      <text:p text:style-name="P49"><text:s text:c="4"/>}</text:p>
      <text:p text:style-name="P49"><text:s text:c="4"/>printf("\n");</text:p>
      <text:p text:style-name="P49"/>
      <text:p text:style-name="P49"><text:s text:c="4"/>t_last = vector_end(&amp;t_v);</text:p>
      <text:p text:style-name="P49"><text:s text:c="4"/>iterator_prev(&amp;t_last);</text:p>
      <text:p text:style-name="P49"><text:s text:c="4"/>for(t_i = vector_begin(&amp;t_v);</text:p>
      <text:p text:style-name="P49"><text:s text:c="8"/>iterator_less(&amp;t_i, t_last);</text:p>
      <text:p text:style-name="P49"><text:s text:c="8"/>iterator_next_n(&amp;t_i, 2))</text:p>
      <text:p text:style-name="P49"><text:s text:c="4"/>{</text:p>
      <text:p text:style-name="P49"><text:s text:c="8"/>printf("%d, ", *(int*)iterator_get_pointer(&amp;t_i));</text:p>
      <text:p text:style-name="P49"><text:s text:c="4"/>}</text:p>
      <text:p text:style-name="P49"><text:s text:c="4"/>printf("\n");</text:p>
      <text:p text:style-name="P49"/>
      <text:p text:style-name="P49"><text:s text:c="4"/>vector_destroy(&amp;t_v);</text:p>
      <text:p text:style-name="P49"/>
      <text:p text:style-name="P49"><text:s text:c="4"/>return 0;</text:p>
      <text:p text:style-name="P49">}</text:p>
      <text:p text:style-name="P40">结果:</text:p>
      <text:p text:style-name="P49">number/distance: 13, 13</text:p>
      <text:p text:style-name="P49">-3, -2, -1, 0, 1, 2, 3, 4, 5, 6, 7, 8, 9, </text:p>
      <text:p text:style-name="P49">-3, -2, -1, 0, 1, 2, 3, 4, 5, 6, 7, 8, 9, </text:p>
      <text:p text:style-name="P49">-3, -1, 1, 3, 5, 7,</text:p>
      <text:p text:style-name="P49"/>
      <text:p text:style-name="P83">这个例子不能应用除vector_t和deque_t以外的容器类型,因为其他的容器类型提供的迭代器不支持这个例子中的迭代器操作函数.</text:p>
      <text:p text:style-name="P40"><text:tab/>这个例子中有一段代码:</text:p>
      <text:p text:style-name="P49">t_last = vector_end(&amp;t_v);</text:p>
      <text:p text:style-name="P49">iterator_prev(&amp;t_last);</text:p>
      <text:p text:style-name="P40"><text:soft-page-break/>这是保证迭代器访问数据不越界.</text:p>
      <text:p text:style-name="P56"><draw:g text:anchor-type="as-char" svg:y="0cm" draw:z-index="1" draw:style-name="gr1"><draw:rect draw:style-name="gr2" draw:text-style-name="P267" svg:width="17.781cm" svg:height="6.054cm" svg:x="0cm" svg:y="0cm"><text:p/></draw:rect><draw:frame draw:style-name="gr3" draw:text-style-name="P268" svg:width="1.273cm" svg:height="1.235cm" svg:x="1.586cm" svg:y="4.267cm"><draw:text-box><text:p text:style-name="P268"><text:span text:style-name="T77">1</text:span></text:p></draw:text-box></draw:frame><draw:frame draw:style-name="gr3" draw:text-style-name="P268" svg:width="1.273cm" svg:height="1.235cm" svg:x="3.493cm" svg:y="4.269cm"><draw:text-box><text:p text:style-name="P268"><text:span text:style-name="T77">2</text:span></text:p></draw:text-box></draw:frame><draw:frame draw:style-name="gr3" draw:text-style-name="P268" svg:width="1.273cm" svg:height="1.235cm" svg:x="5.398cm" svg:y="4.269cm"><draw:text-box><text:p text:style-name="P268"><text:span text:style-name="T77">3</text:span></text:p></draw:text-box></draw:frame><draw:frame draw:style-name="gr3" draw:text-style-name="P268" svg:width="1.273cm" svg:height="1.235cm" svg:x="7.303cm" svg:y="4.269cm"><draw:text-box><text:p text:style-name="P268"><text:span text:style-name="T77">4</text:span></text:p></draw:text-box></draw:frame><draw:frame draw:style-name="gr3" draw:text-style-name="P268" svg:width="1.273cm" svg:height="1.235cm" svg:x="9.206cm" svg:y="4.269cm"><draw:text-box><text:p text:style-name="P268"><text:span text:style-name="T77">5</text:span></text:p></draw:text-box></draw:frame><draw:frame draw:style-name="gr4" draw:text-style-name="P268" svg:width="1.273cm" svg:height="1.235cm" svg:x="11.111cm" svg:y="4.269cm"><draw:text-box><text:p/></draw:text-box></draw:frame><draw:g draw:style-name="gr5"><draw:custom-shape draw:style-name="gr6" draw:text-style-name="P269"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7" draw:text-style-name="P270" svg:width="2.225cm" svg:height="1.696cm" svg:x="1.588cm" svg:y="1.101cm"><draw:text-box><text:p text:style-name="P270"><text:span text:style-name="T77">begin()</text:span></text:p></draw:text-box></draw:frame></draw:g><draw:g draw:style-name="gr5"><draw:custom-shape draw:style-name="gr8" draw:text-style-name="P269"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9" draw:text-style-name="P270" svg:width="2.225cm" svg:height="1.696cm" svg:x="5.08cm" svg:y="1.101cm"><draw:text-box><text:p/></draw:text-box></draw:frame></draw:g><draw:g draw:style-name="gr5"><draw:custom-shape draw:style-name="gr8" draw:text-style-name="P269"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9" draw:text-style-name="P270" svg:width="2.225cm" svg:height="1.696cm" svg:x="8.89cm" svg:y="1.101cm"><draw:text-box><text:p/></draw:text-box></draw:frame></draw:g><draw:g draw:style-name="gr5"><draw:custom-shape draw:style-name="gr6" draw:text-style-name="P269"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7" draw:text-style-name="P270" svg:width="2.225cm" svg:height="1.696cm" svg:x="11.43cm" svg:y="1.101cm"><draw:text-box><text:p text:style-name="P270"><text:span text:style-name="T77">end()</text:span></text:p></draw:text-box></draw:frame></draw:g><draw:g draw:style-name="gr5"><draw:custom-shape draw:style-name="gr8" draw:text-style-name="P269"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7" draw:text-style-name="P270" svg:width="2.225cm" svg:height="1.696cm" svg:x="13.97cm" svg:y="1.101cm"><draw:text-box><text:p text:style-name="P270"><text:span text:style-name="T77">未定义的位置</text:span></text:p></draw:text-box></draw:frame></draw:g><draw:connector draw:style-name="gr10" draw:text-style-name="P267" draw:type="curve" svg:x1="1.529cm" svg:y1="0.621cm" svg:x2="3.51cm" svg:y2="0.623cm" svg:d="m1529 621c1487 0 498 2 1981 2"><text:p/></draw:connector><draw:connector draw:style-name="gr10" draw:text-style-name="P267" draw:type="curve" svg:x1="3.51cm" svg:y1="0.621cm" svg:x2="5.671cm" svg:y2="0.623cm" svg:d="m3510 621c1621 0 542 2 2161 2"><text:p/></draw:connector><draw:connector draw:style-name="gr10" draw:text-style-name="P267" draw:type="curve" svg:x1="5.669cm" svg:y1="0.621cm" svg:x2="8.551cm" svg:y2="0.623cm" svg:d="m5669 621c2161 0 722 2 2882 2"><text:p/></draw:connector></draw:g></text:p>
      <text:p text:style-name="P7"><text:tab/>迭代器在向前移动或者向后移动的过程中会发生越界,迭代器移动操作不检测是否越界(带有断言信息的版本会提示越界错误).所以在移动迭代器时一定要注意,不要越界.</text:p>
      <text:list xml:id="list1557732679" text:continue-numbering="true" text:style-name="WW8Num13">
        <text:list-item>
          <text:list>
            <text:list-item>
              <text:h text:style-name="P253" text:outline-level="2">迭代器的辅助操作</text:h>
            </text:list-item>
          </text:list>
        </text:list-item>
      </text:list>
      <text:p text:style-name="Standard"><text:span text:style-name="T3"><text:tab/></text:span><text:span text:style-name="T6">除了上面的基本的迭代器操作函数外</text:span><text:span text:style-name="T9">libcstl</text:span><text:span text:style-name="T6">还提供两个迭代器的辅助操作函数,</text:span><text:span text:style-name="T11">iterator_advance()</text:span><text:span text:style-name="T6">和</text:span><text:span text:style-name="T11">iterator_distance()</text:span><text:span text:style-name="T6">.</text:span></text:p>
      <text:list xml:id="list1693878994" text:continue-numbering="true" text:style-name="WW8Num13">
        <text:list-item>
          <text:list>
            <text:list-item>
              <text:list>
                <text:list-item>
                  <text:h text:style-name="P264" text:outline-level="3">使用iterator_advance()移动迭代器</text:h>
                </text:list-item>
              </text:list>
            </text:list-item>
          </text:list>
        </text:list-item>
      </text:list>
      <text:p text:style-name="P8"><text:tab/>这个辅助函数可以使任何迭代器一次移动多步(向前或向后),当迭代器为双向或随即迭代器时负数步数表示向后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16">iterator_advance()</text:p>
          </table:table-cell>
          <table:table-cell table:style-name="Table89.B1" office:value-type="string">
            <text:p text:style-name="P9">一次移动迭代器n步.</text:p>
          </table:table-cell>
        </table:table-row>
      </table:table>
      <text:p text:style-name="P8"/>
      <text:p text:style-name="P78">下面是使用iterator_advance()的一个例子:</text:p>
      <text:p text:style-name="P15">#include &lt;stdio.h&gt;</text:p>
      <text:p text:style-name="P15">#include &lt;cstl/clist.h&gt;</text:p>
      <text:p text:style-name="P15"/>
      <text:p text:style-name="P15">int main(int argc, char* argv[])</text:p>
      <text:p text:style-name="P15">{</text:p>
      <text:p text:style-name="P15"><text:s text:c="4"/>list_t t_l = create_list(int);</text:p>
      <text:p text:style-name="P15"><text:s text:c="4"/>int i = 0;</text:p>
      <text:p text:style-name="P15"><text:s text:c="4"/>iterator_t t_i;</text:p>
      <text:p text:style-name="P15"/>
      <text:p text:style-name="P15"><text:s text:c="4"/>list_init(&amp;t_l);</text:p>
      <text:p text:style-name="P15"><text:s text:c="4"/>for(i = 1; i &lt;=9; ++i)</text:p>
      <text:p text:style-name="P15"><text:s text:c="4"/>{</text:p>
      <text:p text:style-name="P15"><text:soft-page-break/><text:s text:c="8"/>list_push_back(&amp;t_l, i);</text:p>
      <text:p text:style-name="P15"><text:s text:c="4"/>}</text:p>
      <text:p text:style-name="P15"/>
      <text:p text:style-name="P15"><text:s text:c="4"/>t_i = list_begin(&amp;t_l);</text:p>
      <text:p text:style-name="P15"><text:s text:c="4"/>printf("%d\n", *(int*)iterator_get_pointer(&amp;t_i));</text:p>
      <text:p text:style-name="P15"/>
      <text:p text:style-name="P15"><text:s text:c="4"/>iterator_advance(&amp;t_i, 3);</text:p>
      <text:p text:style-name="P15"><text:s text:c="4"/>printf("%d\n", *(int*)iterator_get_pointer(&amp;t_i));</text:p>
      <text:p text:style-name="P15"/>
      <text:p text:style-name="P15"><text:s text:c="4"/>iterator_advance(&amp;t_i, -1);</text:p>
      <text:p text:style-name="P15"><text:s text:c="4"/>printf("%d\n", *(int*)iterator_get_pointer(&amp;t_i));</text:p>
      <text:p text:style-name="P15"/>
      <text:p text:style-name="P15"><text:s text:c="4"/>list_destroy(&amp;t_l);</text:p>
      <text:p text:style-name="P15"/>
      <text:p text:style-name="P15"><text:s text:c="4"/>return 0;</text:p>
      <text:p text:style-name="P15">}</text:p>
      <text:p text:style-name="P8">结果:</text:p>
      <text:p text:style-name="P15">1</text:p>
      <text:p text:style-name="P15">4</text:p>
      <text:p text:style-name="P15">3</text:p>
      <text:list xml:id="list1325379300" text:continue-numbering="true" text:style-name="WW8Num13">
        <text:list-item>
          <text:list>
            <text:list-item>
              <text:list>
                <text:list-item>
                  <text:h text:style-name="P264" text:outline-level="3">使用iterator_distance()计算迭代器之间的距离</text:h>
                </text:list-item>
              </text:list>
            </text:list-item>
          </text:list>
        </text:list-item>
      </text:list>
      <text:p text:style-name="Standard"><text:span text:style-name="T8"><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16">iterator_distance()</text:p>
          </table:table-cell>
          <table:table-cell table:style-name="Table90.B1" office:value-type="string">
            <text:p text:style-name="P9">计算迭代器之间的距离.</text:p>
          </table:table-cell>
        </table:table-row>
      </table:table>
      <text:p text:style-name="P8"/>
      <text:p text:style-name="P8"><text:tab/>下面是使用iterator_distance()的例子:</text:p>
      <text:p text:style-name="P15">#include &lt;stdio.h&gt;</text:p>
      <text:p text:style-name="P15">#include &lt;cstl/clist.h&gt;</text:p>
      <text:p text:style-name="P15">#include &lt;cstl/calgorithm.h&gt;</text:p>
      <text:p text:style-name="P15"/>
      <text:p text:style-name="P15">int main(int argc, char* argv[])</text:p>
      <text:p text:style-name="P15">{</text:p>
      <text:p text:style-name="P15"><text:s text:c="4"/>list_t t_l = create_list(int);</text:p>
      <text:p text:style-name="P15"><text:s text:c="4"/>iterator_t t_i;</text:p>
      <text:p text:style-name="P15"><text:s text:c="4"/>int i = 0;</text:p>
      <text:p text:style-name="P15"/>
      <text:p text:style-name="P15"><text:s text:c="4"/>list_init(&amp;t_l);</text:p>
      <text:p text:style-name="P15"><text:s text:c="4"/>for(i = -3; i &lt;= 9; ++i)</text:p>
      <text:p text:style-name="P15"><text:s text:c="4"/>{</text:p>
      <text:p text:style-name="P15"><text:s text:c="8"/>list_push_back(&amp;t_l, i);</text:p>
      <text:p text:style-name="P15"><text:s text:c="4"/>}</text:p>
      <text:p text:style-name="P15"><text:soft-page-break/></text:p>
      <text:p text:style-name="P15"><text:s text:c="4"/>t_i = algo_find(list_begin(&amp;t_l), list_end(&amp;t_l), 5);</text:p>
      <text:p text:style-name="P15"><text:s text:c="4"/>printf("distance between beginning and 5: %d\n",</text:p>
      <text:p text:style-name="P15"><text:s text:c="8"/>iterator_distance(list_begin(&amp;t_l), t_i));</text:p>
      <text:p text:style-name="P15"/>
      <text:p text:style-name="P15"><text:s text:c="4"/>list_destroy(&amp;t_l);</text:p>
      <text:p text:style-name="P15"/>
      <text:p text:style-name="P15"><text:s text:c="4"/>return 0;</text:p>
      <text:p text:style-name="P15">}</text:p>
      <text:p text:style-name="P8">结果:</text:p>
      <text:p text:style-name="P15">distance between beginning and 5: 8</text:p>
      <text:list xml:id="list930105216" text:continue-numbering="true" text:style-name="WW8Num13">
        <text:list-item>
          <text:h text:style-name="P241" text:outline-level="1">libcstl函数</text:h>
          <text:list>
            <text:list-item>
              <text:h text:style-name="P253" text:outline-level="2">函数的作用</text:h>
            </text:list-item>
          </text:list>
        </text:list-item>
      </text:list>
      <text:p text:style-name="P78"><text:span text:style-name="T14">libcstl</text:span>提供了大量的函数,这些函数主要用来为算法提供扩展功能.算法中每一个算法都有一个后缀为if的版本,这个版本接受函数作为操作的规则.</text:p>
      <text:list xml:id="list1942278513" text:continue-numbering="true" text:style-name="WW8Num13">
        <text:list-item>
          <text:list>
            <text:list-item>
              <text:list>
                <text:list-item>
                  <text:h text:style-name="P264" text:outline-level="3">作为谓词</text:h>
                </text:list-item>
              </text:list>
            </text:list-item>
          </text:list>
        </text:list-item>
      </text:list>
      <text:p text:style-name="Standard"><text:span text:style-name="T8"><text:tab/></text:span><text:span text:style-name="T6">函数中很大一部分是作为谓词使用的.例如作为排序的二元谓词:</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size_t t_limit = 1000;</text:p>
      <text:p text:style-name="P15"><text:s text:c="4"/>size_t t_output = 0;</text:p>
      <text:p text:style-name="P15"><text:s text:c="4"/>int i = 0;</text:p>
      <text:p text:style-name="P15"/>
      <text:p text:style-name="P15"><text:s text:c="4"/>vector_init(&amp;t_v);</text:p>
      <text:p text:style-name="P15"><text:s text:c="4"/>for(i = 0; i &lt; 10; ++i)</text:p>
      <text:p text:style-name="P15"><text:soft-page-break/><text:s text:c="4"/>{</text:p>
      <text:p text:style-name="P15"><text:s text:c="8"/>fun_random_number(&amp;t_limit, &amp;t_output);</text:p>
      <text:p text:style-name="P15"><text:s text:c="8"/>vector_push_back(&amp;t_v, t_output);</text:p>
      <text:p text:style-name="P15"><text:s text:c="4"/>}</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15">275 388 439 495 412 236 484 548 331 75 </text:p>
      <text:p text:style-name="P15">75 236 275 331 388 412 439 484 495 548 </text:p>
      <text:p text:style-name="P15">548 275 75 495 439 331 388 236 412 484 </text:p>
      <text:p text:style-name="P15">548 495 484 439 412 388 331 275 236 75</text:p>
      <text:p text:style-name="P15"/>
      <text:p text:style-name="Standard"><text:span text:style-name="T11"><text:tab/></text:span><text:span text:style-name="T6">下面是一个使用一元谓词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mod3(const void* cpv_input, void* pv_output);</text:p>
      <text:p text:style-name="P15"/>
      <text:p text:style-name="P15"><text:soft-page-break/>int main(int argc, char* argv[])</text:p>
      <text:p text:style-name="P15">{</text:p>
      <text:p text:style-name="P15"><text:s text:c="4"/>vector_t t_v1 = create_vector(int);</text:p>
      <text:p text:style-name="P15"><text:s text:c="4"/>vector_t t_v2 = create_vector(int);</text:p>
      <text:p text:style-name="P15"><text:s text:c="4"/>int i = 0;</text:p>
      <text:p text:style-name="P15"/>
      <text:p text:style-name="P15"><text:s text:c="4"/>vector_init(&amp;t_v1);</text:p>
      <text:p text:style-name="P15"><text:s text:c="4"/>vector_init(&amp;t_v2);</text:p>
      <text:p text:style-name="P15"><text:s text:c="4"/>for(i = 1; i &lt;= 10; ++i)</text:p>
      <text:p text:style-name="P15"><text:s text:c="4"/>{</text:p>
      <text:p text:style-name="P15"><text:s text:c="8"/>vector_push_back(&amp;t_v1, i);</text:p>
      <text:p text:style-name="P15"><text:s text:c="8"/>vector_push_back(&amp;t_v2, i);</text:p>
      <text:p text:style-name="P15"><text:s text:c="4"/>}</text:p>
      <text:p text:style-name="P15"><text:s text:c="4"/>printf("before remove:\n");</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remove(vector_begin(&amp;t_v1), vector_end(&amp;t_v1), 3);</text:p>
      <text:p text:style-name="P15"><text:s text:c="4"/>algo_remove_if(vector_begin(&amp;t_v2), vector_end(&amp;t_v2), _mod3);</text:p>
      <text:p text:style-name="P15"><text:s text:c="4"/>printf("after remove:\n");</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oft-page-break/><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在algo_remove_if()中_mod3就是用户定义的一元谓词.结果如下:</text:p>
      <text:p text:style-name="P15">before remove:</text:p>
      <text:p text:style-name="P15">vector1: 1 2 3 4 5 6 7 8 9 10 </text:p>
      <text:p text:style-name="P15">vector2: 1 2 3 4 5 6 7 8 9 10 </text:p>
      <text:p text:style-name="P15">after remove:</text:p>
      <text:p text:style-name="P15">vector1: 1 2 4 5 6 7 8 9 10 10 </text:p>
      <text:p text:style-name="P15">vector2: 1 2 4 5 7 8 10 8 9 10</text:p>
      <text:list xml:id="list2043995298" text:continue-numbering="true" text:style-name="WW8Num13">
        <text:list-item>
          <text:list>
            <text:list-item>
              <text:list>
                <text:list-item>
                  <text:h text:style-name="P264" text:outline-level="3">作为行为规则</text:h>
                </text:list-item>
              </text:list>
            </text:list-item>
          </text:list>
        </text:list-item>
      </text:list>
      <text:p text:style-name="Standard"><text:span text:style-name="T8"><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8">algo_generate()它使用用户定义的函数来产生数据.</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generate(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text:s text:c="4"/>algo_generate(vector_begin(&amp;t_v), vector_end(&amp;t_v), _generate);</text:p>
      <text:p text:style-name="P15"><text:s text:c="4"/>algo_for_each(vector_begin(&amp;t_v), vector_end(&amp;t_v), _print);</text:p>
      <text:p text:style-name="P15"><text:s text:c="4"/>printf("\n");</text:p>
      <text:p text:style-name="P15"><text:s text:c="4"/></text:p>
      <text:p text:style-name="P15"><text:s text:c="4"/>vector_destroy(&amp;t_v);</text:p>
      <text:p text:style-name="P15"/>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15">static void _generate(const void* cpv_input, void* pv_output)</text:p>
      <text:p text:style-name="P15">{</text:p>
      <text:p text:style-name="P15"><text:s text:c="4"/>*(int*)pv_output = 100;</text:p>
      <text:p text:style-name="P15">}</text:p>
      <text:p text:style-name="P8">结果:</text:p>
      <text:p text:style-name="P15">0 0 0 0 0 0 0 0 0 0 </text:p>
      <text:p text:style-name="P15">100 100 100 100 100 100 100 100 100 100</text:p>
      <text:list xml:id="list1138202464" text:continue-numbering="true" text:style-name="WW8Num13">
        <text:list-item>
          <text:list>
            <text:list-item>
              <text:h text:style-name="P253" text:outline-level="2">函数的类型</text:h>
            </text:list-item>
          </text:list>
        </text:list-item>
      </text:list>
      <text:p text:style-name="Standard"><text:span text:style-name="T8"><text:tab/></text:span><text:span text:style-name="T9">libcstl</text:span><text:span text:style-name="T6">函数分为两种,一元函数和二元函数,它们的形式不同,应用在不同的算法中.</text:span></text:p>
      <text:list xml:id="list621327719" text:continue-numbering="true" text:style-name="WW8Num13">
        <text:list-item>
          <text:list>
            <text:list-item>
              <text:list>
                <text:list-item>
                  <text:h text:style-name="P264" text:outline-level="3">一元函数</text:h>
                </text:list-item>
              </text:list>
            </text:list-item>
          </text:list>
        </text:list-item>
      </text:list>
      <text:p text:style-name="Standard"><text:span text:style-name="T8"><text:tab/></text:span><text:span text:style-name="T6">一元函数具有如下形式</text:span></text:p>
      <text:p text:style-name="P80">void unary_function(const void* cpv_input, void* pv_output);</text:p>
      <text:p text:style-name="P78">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686694740" text:continue-numbering="true" text:style-name="WW8Num13">
        <text:list-item>
          <text:list>
            <text:list-item>
              <text:list>
                <text:list-item>
                  <text:h text:style-name="P264" text:outline-level="3">二元函数</text:h>
                </text:list-item>
              </text:list>
            </text:list-item>
          </text:list>
        </text:list-item>
      </text:list>
      <text:p text:style-name="P78">二元函数具有如下形式</text:p>
      <text:p text:style-name="P80">void binary_function(</text:p>
      <text:p text:style-name="P90">const void* cpv_first, const void* cpv_second, void* pv_output);</text:p>
      <text:p text:style-name="P78">前两个参数是输入数据,最后一个参数是输出数据.同一元函数的输出类型相同二元函数的输出也会有很多类型.当输出类型是bool_t是就是二元谓词.</text:p>
      <text:list xml:id="list470425264" text:continue-numbering="true" text:style-name="WW8Num13">
        <text:list-item>
          <text:list>
            <text:list-item>
              <text:h text:style-name="P253" text:outline-level="2"><text:soft-page-break/>预定义的函数</text:h>
            </text:list-item>
          </text:list>
        </text:list-item>
      </text:list>
      <text:p text:style-name="Standard"><text:span text:style-name="T3"><text:tab/></text:span><text:span text:style-name="T9">libcstl</text:span><text:span text:style-name="T6">提供了很多预定义的函数,具体分为几大类,每一类中都针对C内部类型分别定义了具体的函数.要使用函数必须包含头文件</text:span><text:span text:style-name="T11">&lt;cstl/cfunctional.h&gt;</text:span></text:p>
      <text:p text:style-name="P15">#include &lt;cstl/cfunctional.h&gt;</text:p>
      <text:list xml:id="list1795138361" text:continue-numbering="true" text:style-name="WW8Num13">
        <text:list-item>
          <text:list>
            <text:list-item>
              <text:list>
                <text:list-item>
                  <text:h text:style-name="P264" text:outline-level="3">算术运算函数</text:h>
                </text:list-item>
              </text:list>
            </text:list-item>
          </text:list>
        </text:list-item>
      </text:list>
      <text:p text:style-name="Standard"><text:span text:style-name="T8"><text:tab/></text:span><text:span text:style-name="T9">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16">fun_plus_xxxx()</text:p>
          </table:table-cell>
          <table:table-cell table:style-name="Table91.B1" office:value-type="string">
            <text:p text:style-name="P9">加法操作函数.</text:p>
          </table:table-cell>
        </table:table-row>
        <table:table-row table:style-name="Table91.1">
          <table:table-cell table:style-name="Table91.A1" office:value-type="string">
            <text:p text:style-name="P16">fun_minus_xxxx()</text:p>
          </table:table-cell>
          <table:table-cell table:style-name="Table91.B1" office:value-type="string">
            <text:p text:style-name="P9">减法操作函数.</text:p>
          </table:table-cell>
        </table:table-row>
        <table:table-row table:style-name="Table91.1">
          <table:table-cell table:style-name="Table91.A1" office:value-type="string">
            <text:p text:style-name="P16">fun_multiplies_xxxx()</text:p>
          </table:table-cell>
          <table:table-cell table:style-name="Table91.B1" office:value-type="string">
            <text:p text:style-name="P9">乘法操作函数.</text:p>
          </table:table-cell>
        </table:table-row>
        <table:table-row table:style-name="Table91.1">
          <table:table-cell table:style-name="Table91.A1" office:value-type="string">
            <text:p text:style-name="P16">fun_divides_xxxx()</text:p>
          </table:table-cell>
          <table:table-cell table:style-name="Table91.B1" office:value-type="string">
            <text:p text:style-name="P9">除法操作函数.</text:p>
          </table:table-cell>
        </table:table-row>
        <table:table-row table:style-name="Table91.1">
          <table:table-cell table:style-name="Table91.A1" office:value-type="string">
            <text:p text:style-name="P16">fun_modulus_xxxx()</text:p>
          </table:table-cell>
          <table:table-cell table:style-name="Table91.B1" office:value-type="string">
            <text:p text:style-name="P9">求余操作函数.</text:p>
          </table:table-cell>
        </table:table-row>
        <table:table-row table:style-name="Table91.1">
          <table:table-cell table:style-name="Table91.A1" office:value-type="string">
            <text:p text:style-name="P16">fun_negate_xxxx()</text:p>
          </table:table-cell>
          <table:table-cell table:style-name="Table91.B1" office:value-type="string">
            <text:p text:style-name="P9">求反操作函数.</text:p>
          </table:table-cell>
        </table:table-row>
      </table:table>
      <text:p text:style-name="Standard"><text:span text:style-name="T6">其中的xxxx代表C的内部类型,例如针对int类型的除法操作函数为</text:span><text:span text:style-name="T8">fun_divides_int()</text:span><text:span text:style-name="T6">.</text:span></text:p>
      <text:p text:style-name="P8"/>
      <text:list xml:id="list2102515359" text:continue-numbering="true" text:style-name="WW8Num13">
        <text:list-item>
          <text:list>
            <text:list-item>
              <text:list>
                <text:list-item>
                  <text:h text:style-name="P264"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16">fun_equal_xxxx()</text:p>
          </table:table-cell>
          <table:table-cell table:style-name="Table92.B1" office:value-type="string">
            <text:p text:style-name="P9">判断两个数据是否相等.</text:p>
          </table:table-cell>
        </table:table-row>
        <table:table-row table:style-name="Table92.1">
          <table:table-cell table:style-name="Table92.A1" office:value-type="string">
            <text:p text:style-name="P23"><text:span text:style-name="T11">fun_not_equal</text:span><text:span text:style-name="T11">_xxxx()</text:span></text:p>
          </table:table-cell>
          <table:table-cell table:style-name="Table92.B1" office:value-type="string">
            <text:p text:style-name="P9">判断两个数据是否不等.</text:p>
          </table:table-cell>
        </table:table-row>
        <table:table-row table:style-name="Table92.1">
          <table:table-cell table:style-name="Table92.A1" office:value-type="string">
            <text:p text:style-name="P16">fun_great_xxxx()</text:p>
          </table:table-cell>
          <table:table-cell table:style-name="Table92.B1" office:value-type="string">
            <text:p text:style-name="P9">判断第一个数据是否大于第二个数据.</text:p>
          </table:table-cell>
        </table:table-row>
        <table:table-row table:style-name="Table92.1">
          <table:table-cell table:style-name="Table92.A1" office:value-type="string">
            <text:p text:style-name="P16">fun_great_equal_xxxx()</text:p>
          </table:table-cell>
          <table:table-cell table:style-name="Table92.B1" office:value-type="string">
            <text:p text:style-name="P9">判断第一个数据是否大于等于第二个数据.</text:p>
          </table:table-cell>
        </table:table-row>
        <table:table-row table:style-name="Table92.1">
          <table:table-cell table:style-name="Table92.A1" office:value-type="string">
            <text:p text:style-name="P16">fun_less_xxxx()</text:p>
          </table:table-cell>
          <table:table-cell table:style-name="Table92.B1" office:value-type="string">
            <text:p text:style-name="P9">判断第一个数据是否小于第二个数据.</text:p>
          </table:table-cell>
        </table:table-row>
        <table:table-row table:style-name="Table92.1">
          <table:table-cell table:style-name="Table92.A1" office:value-type="string">
            <text:p text:style-name="P16">fun_less_equal()</text:p>
          </table:table-cell>
          <table:table-cell table:style-name="Table92.B1" office:value-type="string">
            <text:p text:style-name="P9">判断第一个数据是否小于等于第二个数据.</text:p>
          </table:table-cell>
        </table:table-row>
      </table:table>
      <text:p text:style-name="P12"/>
      <text:list xml:id="list472320213" text:continue-numbering="true" text:style-name="WW8Num13">
        <text:list-item>
          <text:list>
            <text:list-item>
              <text:list>
                <text:list-item>
                  <text:h text:style-name="P264"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16">fun_logical_and_xxxx()</text:p>
          </table:table-cell>
          <table:table-cell table:style-name="Table93.B1" office:value-type="string">
            <text:p text:style-name="P9">逻辑与操作.</text:p>
          </table:table-cell>
        </table:table-row>
        <table:table-row table:style-name="Table93.1">
          <table:table-cell table:style-name="Table93.A1" office:value-type="string">
            <text:p text:style-name="P23"><text:span text:style-name="T11">fu</text:span><text:span text:style-name="T11">n_logical_or_xxxx()</text:span></text:p>
          </table:table-cell>
          <table:table-cell table:style-name="Table93.B1" office:value-type="string">
            <text:p text:style-name="P9">逻辑或操作.</text:p>
          </table:table-cell>
        </table:table-row>
        <table:table-row table:style-name="Table93.1">
          <table:table-cell table:style-name="Table93.A1" office:value-type="string">
            <text:p text:style-name="P16">fun_logical_not_xxxx()</text:p>
          </table:table-cell>
          <table:table-cell table:style-name="Table93.B1" office:value-type="string">
            <text:p text:style-name="P9">逻辑非操作.</text:p>
          </table:table-cell>
        </table:table-row>
      </table:table>
      <text:p text:style-name="P12"/>
      <text:list xml:id="list410403187" text:continue-numbering="true" text:style-name="WW8Num13">
        <text:list-item>
          <text:list>
            <text:list-item>
              <text:list>
                <text:list-item>
                  <text:h text:style-name="P264" text:outline-level="3"><text:soft-page-break/>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16">fun_random_number()</text:p>
          </table:table-cell>
          <table:table-cell table:style-name="Table94.B1" office:value-type="string">
            <text:p text:style-name="P9">产生随机数.</text:p>
          </table:table-cell>
        </table:table-row>
        <table:table-row table:style-name="Table94.1">
          <table:table-cell table:style-name="Table94.A1" office:value-type="string">
            <text:p text:style-name="P16">fun_default_unary()</text:p>
          </table:table-cell>
          <table:table-cell table:style-name="Table94.B1" office:value-type="string">
            <text:p text:style-name="P9">默认的一元函数.</text:p>
          </table:table-cell>
        </table:table-row>
        <table:table-row table:style-name="Table94.1">
          <table:table-cell table:style-name="Table94.A1" office:value-type="string">
            <text:p text:style-name="P16">fun_default_binary()</text:p>
          </table:table-cell>
          <table:table-cell table:style-name="Table94.B1" office:value-type="string">
            <text:p text:style-name="P9">默认的二元函数.</text:p>
          </table:table-cell>
        </table:table-row>
      </table:table>
      <text:p text:style-name="P12"/>
      <text:list xml:id="list496777997" text:continue-numbering="true" text:style-name="WW8Num13">
        <text:list-item>
          <text:h text:style-name="P241" text:outline-level="1">libcstl算法</text:h>
        </text:list-item>
      </text:list>
      <text:p text:style-name="Standard"><text:span text:style-name="T13"><text:tab/></text:span><text:span text:style-name="T9">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0">&lt;cstl/calgorithm.h&gt;</text:span></text:p>
      <text:p text:style-name="P14">#include &lt;cstl/calgorithm.h&gt;</text:p>
      <text:p text:style-name="Standard"><text:span text:style-name="T6">其中算术算法不在这个头文件中,要使用算术算法必须包含头文件</text:span><text:span text:style-name="T11">&lt;cstl/cnumeric.h&gt;</text:span></text:p>
      <text:p text:style-name="P15">#include &lt;cstl/cnumeric.h&gt;</text:p>
      <text:list xml:id="list2125532713" text:continue-numbering="true" text:style-name="WW8Num13">
        <text:list-item>
          <text:list>
            <text:list-item>
              <text:h text:style-name="P253" text:outline-level="2">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8"><text:tab/>一个算法通常会有基本形式,后缀为_if的形式,后缀为_copy的形式.但并不是所有的函数都是这样的.</text:p>
      <text:p text:style-name="Standard"><text:span text:style-name="T6"><text:tab/></text:span><text:span text:style-name="T8">后缀为_if的形式:</text:span></text:p>
      <text:p text:style-name="Standard"><text:span text:style-name="T8"><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8">后缀为_copy的形式:</text:span></text:p>
      <text:p text:style-name="Standard"><text:span text:style-name="T8"><text:tab/></text:span><text:span text:style-name="T6">后缀为_copy的形式是将算法的执行结果拷贝到另一个数据区间中.对于输出的数据区间来说这些算法都是质变算法.</text:span></text:p>
      <text:list xml:id="list286909717" text:continue-numbering="true" text:style-name="WW8Num13">
        <text:list-item>
          <text:list>
            <text:list-item>
              <text:h text:style-name="P253"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16">algo_for_each()</text:p>
          </table:table-cell>
          <table:table-cell table:style-name="Table95.B1" office:value-type="string">
            <text:p text:style-name="P9">对数据区间内的所有数据都执行一次指定的操作.</text:p>
          </table:table-cell>
        </table:table-row>
        <table:table-row table:style-name="Table95.1">
          <table:table-cell table:style-name="Table95.A1" office:value-type="string">
            <text:p text:style-name="P16">algo_find()</text:p>
          </table:table-cell>
          <table:table-cell table:style-name="Table95.B1" office:value-type="string">
            <text:p text:style-name="P9">在指定的数据区间查找指定的数据.</text:p>
          </table:table-cell>
        </table:table-row>
        <table:table-row table:style-name="Table95.1">
          <table:table-cell table:style-name="Table95.A1" office:value-type="string">
            <text:p text:style-name="P16">algo_find_if()</text:p>
          </table:table-cell>
          <table:table-cell table:style-name="Table95.B1" office:value-type="string">
            <text:p text:style-name="P9">使用特定的规则在指定的数据区间查找指定的数据.</text:p>
          </table:table-cell>
        </table:table-row>
        <table:table-row table:style-name="Table95.1">
          <table:table-cell table:style-name="Table95.A1" office:value-type="string">
            <text:p text:style-name="P16">algo_adjacent_find()</text:p>
          </table:table-cell>
          <table:table-cell table:style-name="Table95.B1" office:value-type="string">
            <text:p text:style-name="P9">找到第一组满足相邻两个数据相等的数据.</text:p>
          </table:table-cell>
        </table:table-row>
        <table:table-row table:style-name="Table95.1">
          <table:table-cell table:style-name="Table95.A1" office:value-type="string">
            <text:p text:style-name="P16">algo_adjacent_find_if()</text:p>
          </table:table-cell>
          <table:table-cell table:style-name="Table95.B1" office:value-type="string">
            <text:p text:style-name="P9">找到第一组满足指定条件的相邻的数据.</text:p>
          </table:table-cell>
        </table:table-row>
        <text:soft-page-break/>
        <table:table-row table:style-name="Table95.1">
          <table:table-cell table:style-name="Table95.A1" office:value-type="string">
            <text:p text:style-name="P16">algo_find_first_of()</text:p>
          </table:table-cell>
          <table:table-cell table:style-name="Table95.B1" office:value-type="string">
            <text:p text:style-name="P9">找到第二个数据区间中任意数据在第一个区间中出现的位置.</text:p>
          </table:table-cell>
        </table:table-row>
        <table:table-row table:style-name="Table95.1">
          <table:table-cell table:style-name="Table95.A1" office:value-type="string">
            <text:p text:style-name="P16">algo_find_first_of_if()</text:p>
          </table:table-cell>
          <table:table-cell table:style-name="Table95.B1" office:value-type="string">
            <text:p text:style-name="P9">使用指定规则找到第二个区间中任意数据在第一个区间中出现的位置.</text:p>
          </table:table-cell>
        </table:table-row>
        <table:table-row table:style-name="Table95.1">
          <table:table-cell table:style-name="Table95.A1" office:value-type="string">
            <text:p text:style-name="P16">algo_count()</text:p>
          </table:table-cell>
          <table:table-cell table:style-name="Table95.B1" office:value-type="string">
            <text:p text:style-name="P9">统计指定数据在数据区间中的数量.</text:p>
          </table:table-cell>
        </table:table-row>
        <table:table-row table:style-name="Table95.1">
          <table:table-cell table:style-name="Table95.A1" office:value-type="string">
            <text:p text:style-name="P16">algo_count_if()</text:p>
          </table:table-cell>
          <table:table-cell table:style-name="Table95.B1" office:value-type="string">
            <text:p text:style-name="P9">统计满足指定规则的数据在数据区间中的数量.</text:p>
          </table:table-cell>
        </table:table-row>
        <table:table-row table:style-name="Table95.1">
          <table:table-cell table:style-name="Table95.A1" office:value-type="string">
            <text:p text:style-name="P16">algo_mismatch()</text:p>
          </table:table-cell>
          <table:table-cell table:style-name="Table95.B1" office:value-type="string">
            <text:p text:style-name="P9">找到两个区间中数据不相同的第一个位置.</text:p>
          </table:table-cell>
        </table:table-row>
        <table:table-row table:style-name="Table95.1">
          <table:table-cell table:style-name="Table95.A1" office:value-type="string">
            <text:p text:style-name="P16">algo_mismatch_if()</text:p>
          </table:table-cell>
          <table:table-cell table:style-name="Table95.B1" office:value-type="string">
            <text:p text:style-name="P9">找到两个区间中数据不满足规则的第一个位置.</text:p>
          </table:table-cell>
        </table:table-row>
        <table:table-row table:style-name="Table95.1">
          <table:table-cell table:style-name="Table95.A1" office:value-type="string">
            <text:p text:style-name="P16">algo_equal()</text:p>
          </table:table-cell>
          <table:table-cell table:style-name="Table95.B1" office:value-type="string">
            <text:p text:style-name="P9">判断两个区间的数据是否相等.</text:p>
          </table:table-cell>
        </table:table-row>
        <table:table-row table:style-name="Table95.1">
          <table:table-cell table:style-name="Table95.A1" office:value-type="string">
            <text:p text:style-name="P23"><text:span text:style-name="T11">algo_eq</text:span><text:span text:style-name="T11">ual_if()</text:span></text:p>
          </table:table-cell>
          <table:table-cell table:style-name="Table95.B1" office:value-type="string">
            <text:p text:style-name="P9">判断两个区间的数据是否满足特定规则.</text:p>
          </table:table-cell>
        </table:table-row>
        <table:table-row table:style-name="Table95.1">
          <table:table-cell table:style-name="Table95.A1" office:value-type="string">
            <text:p text:style-name="P16">algo_search()</text:p>
          </table:table-cell>
          <table:table-cell table:style-name="Table95.B1" office:value-type="string">
            <text:p text:style-name="P9">查找第一个与第二个区间匹配的位置.</text:p>
          </table:table-cell>
        </table:table-row>
        <table:table-row table:style-name="Table95.1">
          <table:table-cell table:style-name="Table95.A1" office:value-type="string">
            <text:p text:style-name="P16">algo_search_if()</text:p>
          </table:table-cell>
          <table:table-cell table:style-name="Table95.B1" office:value-type="string">
            <text:p text:style-name="P9">查找第一个与第二个区间满足特定规则的位置.</text:p>
          </table:table-cell>
        </table:table-row>
        <table:table-row table:style-name="Table95.1">
          <table:table-cell table:style-name="Table95.A1" office:value-type="string">
            <text:p text:style-name="P16">algo_search_n()</text:p>
          </table:table-cell>
          <table:table-cell table:style-name="Table95.B1" office:value-type="string">
            <text:p text:style-name="P9">查找连续n个指定数据.</text:p>
          </table:table-cell>
        </table:table-row>
        <table:table-row table:style-name="Table95.1">
          <table:table-cell table:style-name="Table95.A1" office:value-type="string">
            <text:p text:style-name="P16">algo_search_n_if()</text:p>
          </table:table-cell>
          <table:table-cell table:style-name="Table95.B1" office:value-type="string">
            <text:p text:style-name="P9">查找连续n个满足特定规则的数据.</text:p>
          </table:table-cell>
        </table:table-row>
        <table:table-row table:style-name="Table95.1">
          <table:table-cell table:style-name="Table95.A1" office:value-type="string">
            <text:p text:style-name="P16">algo_search_end()</text:p>
          </table:table-cell>
          <table:table-cell table:style-name="Table95.B1" office:value-type="string">
            <text:p text:style-name="P9">查找最后一个与第二个区间匹配的位置.</text:p>
          </table:table-cell>
        </table:table-row>
        <table:table-row table:style-name="Table95.1">
          <table:table-cell table:style-name="Table95.A1" office:value-type="string">
            <text:p text:style-name="P16">algo_search_end_if()</text:p>
          </table:table-cell>
          <table:table-cell table:style-name="Table95.B1" office:value-type="string">
            <text:p text:style-name="P9">查找最后一个与第二个区间满足特定规则的位置.</text:p>
          </table:table-cell>
        </table:table-row>
        <table:table-row table:style-name="Table95.1">
          <table:table-cell table:style-name="Table95.A1" office:value-type="string">
            <text:p text:style-name="P23"><text:span text:style-name="T11">algo_</text:span><text:span text:style-name="T11">find_end()</text:span></text:p>
          </table:table-cell>
          <table:table-cell table:style-name="Table95.B1" office:value-type="string">
            <text:p text:style-name="P23"><text:span text:style-name="T6">同</text:span><text:span text:style-name="T11">algo_search_end()</text:span></text:p>
          </table:table-cell>
        </table:table-row>
        <table:table-row table:style-name="Table95.1">
          <table:table-cell table:style-name="Table95.A1" office:value-type="string">
            <text:p text:style-name="P16">algo_find_end_if()</text:p>
          </table:table-cell>
          <table:table-cell table:style-name="Table95.B1" office:value-type="string">
            <text:p text:style-name="P23"><text:span text:style-name="T6">同</text:span><text:span text:style-name="T11">algo_search_end_if()</text:span></text:p>
          </table:table-cell>
        </table:table-row>
      </table:table>
      <text:p text:style-name="P78">algo_for_each()并不完全属于非质变算法,当用户指定的规则改变了数据,那么algo_for_each()就变成了质变算法.algo_for_each()使用的是一元函数,但是这个函数不要求返回数据所以不能使用参数pv_output.</text:p>
      <text:p text:style-name="P8"/>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plus100(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text:s text:c="4"/>algo_for_each(vector_begin(&amp;t_v), vector_end(&amp;t_v), _plus100);</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oft-page-break/><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plus100(const void* cpv_input, void* pv_output)</text:p>
      <text:p text:style-name="P15">{</text:p>
      <text:p text:style-name="P15"><text:s text:c="4"/>*(int*)cpv_input += 100;</text:p>
      <text:p text:style-name="P15">}</text:p>
      <text:p text:style-name="P8">结果:</text:p>
      <text:p text:style-name="P15">0 1 2 3 4 5 6 7 8 9 </text:p>
      <text:p text:style-name="P15">100 101 102 103 104 105 106 107 108 109</text:p>
      <text:p text:style-name="P15"/>
      <text:p text:style-name="P8">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18"><draw:g text:anchor-type="as-char" svg:y="0cm" draw:z-index="2" draw:style-name="gr1"><draw:rect draw:style-name="gr11" draw:text-style-name="P267" svg:width="17.779cm" svg:height="2.751cm" svg:x="0.002cm" svg:y="0.002cm"><text:p/></draw:rect><draw:frame draw:style-name="gr12" draw:text-style-name="P270" svg:width="17.779cm" svg:height="2.751cm" svg:x="0cm" svg:y="0cm"><draw:text-box><text:p text:style-name="P270"><text:span text:style-name="T78">建议</text:span><text:span text:style-name="T78">: </text:span><text:span text:style-name="T78">在使用</text:span><text:span text:style-name="T77">algo_for_each()</text:span><text:span text:style-name="T78">算法时不要使用修改数据的规则</text:span><text:span text:style-name="T78">,</text:span><text:span text:style-name="T78">如果要修改数据请使用</text:span><text:span text:style-name="T77">algo_generate()</text:span><text:span text:style-name="T78">算法</text:span><text:span text:style-name="T78">.</text:span></text:p></draw:text-box></draw:frame></draw:g></text:p>
      <text:p text:style-name="P8"><text:tab/>除了algo_for_each()算法外,非质变算法都是与查找相关的.但是查找分为两类,一类似查找单一数据,另一类时查找一个区间.</text:p>
      <text:list xml:id="list1960658687" text:continue-numbering="true" text:style-name="WW8Num13">
        <text:list-item>
          <text:list>
            <text:list-item>
              <text:list>
                <text:list-item>
                  <text:h text:style-name="P264" text:outline-level="3">查找单一数据</text:h>
                </text:list-item>
              </text:list>
            </text:list-item>
          </text:list>
        </text:list-item>
      </text:list>
      <text:p text:style-name="Standard"><text:span text:style-name="T6"><text:tab/></text:span><text:span text:style-name="T11">统计指定数据个数: algo_count(), algo_count_if()</text:span></text:p>
      <text:p text:style-name="P8"><text:tab/>带有if后缀的版本接收一个一元谓词为特定规则,但是这个谓词不能修改数据内容.关联容器提供了获得指定数据的操作,对于关联容器本身的操作函数更快速.</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is_even(const void* cpv_input, void* pv_output);</text:p>
      <text:p text:style-name="P15">static void _mod3(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number of elements equal to 4: <text:s text:c="10"/>%u\n",</text:p>
      <text:p text:style-name="P15"><text:s text:c="8"/>algo_count(vector_begin(&amp;t_v), vector_end(&amp;t_v), 4));</text:p>
      <text:p text:style-name="P15"><text:s text:c="4"/>printf("number of elements with even value: <text:s text:c="5"/>%u\n",</text:p>
      <text:p text:style-name="P15"><text:s text:c="8"/>algo_count_if(vector_begin(&amp;t_v), vector_end(&amp;t_v), _is_even));</text:p>
      <text:p text:style-name="P15"><text:s text:c="4"/>printf("number of elements divided exactly by 3: %u\n",</text:p>
      <text:p text:style-name="P15"><text:s text:c="8"/>algo_count_if(vector_begin(&amp;t_v), vector_end(&amp;t_v), _mod3));</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oft-page-break/><text:s text:c="4"/>else</text:p>
      <text:p text:style-name="P15"><text:s text:c="4"/>{</text:p>
      <text:p text:style-name="P15"><text:s text:c="8"/>*(bool_t*)pv_output = false;</text:p>
      <text:p text:style-name="P15"><text:s text:c="4"/>}</text:p>
      <text:p text:style-name="P15">}</text:p>
      <text:p text:style-name="P8">结果:</text:p>
      <text:p text:style-name="P15">vector: 1 2 3 4 5 6 7 8 9 10 </text:p>
      <text:p text:style-name="P15">number of elements equal to 4: <text:s text:c="12"/>1</text:p>
      <text:p text:style-name="P15">number of elements with even value: <text:s text:c="6"/>5</text:p>
      <text:p text:style-name="P15">number of elements divided exactly by 3: 3</text:p>
      <text:p text:style-name="P8"/>
      <text:p text:style-name="Standard"><text:span text:style-name="T6"><text:tab/></text:span><text:span text:style-name="T11">查找数据: algo_find(), algo_find_if()</text:span></text:p>
      <text:p text:style-name="P78">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terator_t t_pos1, t_pos2;</text:p>
      <text:p text:style-name="P15"><text:s text:c="4"/>int i = 0;</text:p>
      <text:p text:style-name="P15"/>
      <text:p text:style-name="P15"><text:s text:c="4"/>list_init(&amp;t_l);</text:p>
      <text:p text:style-name="P15"><text:s text:c="4"/>for(i = 1; i &lt;= 10; ++i)</text:p>
      <text:p text:style-name="P15"><text:s text:c="4"/>{</text:p>
      <text:p text:style-name="P15"><text:s text:c="8"/>list_push_back(&amp;t_l, i);</text:p>
      <text:p text:style-name="P15"><text:s text:c="4"/>}</text:p>
      <text:p text:style-name="P15"><text:s text:c="4"/>for(i = 1; i &lt;= 10; ++i)</text:p>
      <text:p text:style-name="P15"><text:s text:c="4"/>{</text:p>
      <text:p text:style-name="P15"><text:s text:c="8"/>list_push_back(&amp;t_l, i);</text:p>
      <text:p text:style-name="P15"><text:s text:c="4"/>}</text:p>
      <text:p text:style-name="P15"><text:s text:c="4"/>printf("list: ");</text:p>
      <text:p text:style-name="P15"><text:s text:c="4"/>algo_for_each(list_begin(&amp;t_l), list_end(&amp;t_l), _print);</text:p>
      <text:p text:style-name="P15"><text:s text:c="4"/>printf("\n");</text:p>
      <text:p text:style-name="P15"/>
      <text:p text:style-name="P15"><text:s text:c="4"/>t_pos1 = algo_find(list_begin(&amp;t_l), list_end(&amp;t_l), 4);</text:p>
      <text:p text:style-name="P15"><text:s text:c="4"/>if(!iterator_equal(&amp;t_pos1, list_end(&amp;t_l)))</text:p>
      <text:p text:style-name="P15"><text:s text:c="4"/>{</text:p>
      <text:p text:style-name="P15"><text:s text:c="8"/>iterator_next(&amp;t_pos1);</text:p>
      <text:p text:style-name="P15"><text:soft-page-break/><text:s text:c="8"/>t_pos2 = algo_find(t_pos1, list_end(&amp;t_l), 4);</text:p>
      <text:p text:style-name="P15"><text:s text:c="4"/>}</text:p>
      <text:p text:style-name="P15"/>
      <text:p text:style-name="P15"><text:s text:c="4"/>if(!iterator_equal(&amp;t_pos1, list_end(&amp;t_l)) &amp;&amp;</text:p>
      <text:p text:style-name="P15"><text:s text:c="7"/>!iterator_equal(&amp;t_pos2, list_end(&amp;t_l)))</text:p>
      <text:p text:style-name="P15"><text:s text:c="4"/>{</text:p>
      <text:p text:style-name="P15"><text:s text:c="8"/>iterator_prev(&amp;t_pos1);</text:p>
      <text:p text:style-name="P15"><text:s text:c="8"/>iterator_next(&amp;t_pos2);</text:p>
      <text:p text:style-name="P15"><text:s text:c="8"/>algo_for_each(t_pos1, t_pos2, _print);</text:p>
      <text:p text:style-name="P15"><text:s text:c="8"/>printf("\n");</text:p>
      <text:p text:style-name="P15"><text:s text:c="4"/>}</text:p>
      <text:p text:style-name="P15"/>
      <text:p text:style-name="P15"><text:s text:c="4"/>list_destroy(&amp;t_l); </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7 8 9 10 1 2 3 4 5 6 7 8 9 10 </text:p>
      <text:p text:style-name="P15">4 5 6 7 8 9 10 1 2 3 4</text:p>
      <text:p text:style-name="P15"/>
      <text:p text:style-name="P8">下面是使用algo_find_if()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greater3(const void* cpv_input, void* pv_output);</text:p>
      <text:p text:style-name="P15">static void _mod3(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terator_t t_pos;</text:p>
      <text:p text:style-name="P15"/>
      <text:p text:style-name="P15"><text:s text:c="4"/>vector_init(&amp;t_v);</text:p>
      <text:p text:style-name="P15"><text:s text:c="4"/>for(i = 1; i &lt;= 10; ++i)</text:p>
      <text:p text:style-name="P15"><text:s text:c="4"/>{</text:p>
      <text:p text:style-name="P15"><text:s text:c="8"/>vector_push_back(&amp;t_v, i);</text:p>
      <text:p text:style-name="P15"><text:soft-page-break/><text:s text:c="4"/>}</text:p>
      <text:p text:style-name="P15"><text:s text:c="4"/>printf("vector: ");</text:p>
      <text:p text:style-name="P15"><text:s text:c="4"/>algo_for_each(vector_begin(&amp;t_v), vector_end(&amp;t_v), _print);</text:p>
      <text:p text:style-name="P15"><text:s text:c="4"/>printf("\n");</text:p>
      <text:p text:style-name="P15"/>
      <text:p text:style-name="P15"><text:s text:c="4"/>t_pos = algo_find_if(vector_begin(&amp;t_v), vector_end(&amp;t_v), _greater3);</text:p>
      <text:p text:style-name="P15"><text:s text:c="4"/>printf("the %d. element is the first greater then 3.\n",</text:p>
      <text:p text:style-name="P15"><text:s text:c="8"/>iterator_distance(vector_begin(&amp;t_v), t_pos) + 1);</text:p>
      <text:p text:style-name="P15"><text:s text:c="4"/>t_pos = algo_find_if(vector_begin(&amp;t_v), vector_end(&amp;t_v), _mod3);</text:p>
      <text:p text:style-name="P15"><text:s text:c="4"/>printf("the %d. element is the first divisible by 3.\n",</text:p>
      <text:p text:style-name="P15"><text:s text:c="8"/>iterator_distance(vector_begin(&amp;t_v), t_pos) + 1);</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 1 2 3 4 5 6 7 8 9 10 </text:p>
      <text:p text:style-name="P15">the 4. element is the first greater then 3.</text:p>
      <text:p text:style-name="P15">the 3. element is the first divisible by 3.</text:p>
      <text:p text:style-name="P15"/>
      <text:p text:style-name="Standard"><text:span text:style-name="T11"><text:tab/></text:span><text:span text:style-name="T8">找到第一组满足指定条件的相邻的数据: </text:span><text:span text:style-name="T11">algo_adjacent_find(),algo_adjacent_find_if()</text:span></text:p>
      <text:p text:style-name="P8"><text:tab/>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doubled(const void* cpv_first, const void* cpv_second, void* pv_output);</text:p>
      <text:p text:style-name="P15"/>
      <text:p text:style-name="P15">int main(int argc, char* argv[])</text:p>
      <text:p text:style-name="P15">{</text:p>
      <text:p text:style-name="P15"><text:s text:c="4"/>vector_t t_v = create_vector(int);</text:p>
      <text:p text:style-name="P15"><text:s text:c="4"/>iterator_t t_pos;</text:p>
      <text:p text:style-name="P15"/>
      <text:p text:style-name="P15"><text:s text:c="4"/>vector_init(&amp;t_v);</text:p>
      <text:p text:style-name="P15"><text:s text:c="4"/>vector_push_back(&amp;t_v, 1);</text:p>
      <text:p text:style-name="P15"><text:s text:c="4"/>vector_push_back(&amp;t_v, 3);</text:p>
      <text:p text:style-name="P15"><text:s text:c="4"/>vector_push_back(&amp;t_v, 2);</text:p>
      <text:p text:style-name="P15"><text:s text:c="4"/>vector_push_back(&amp;t_v, 4);</text:p>
      <text:p text:style-name="P15"><text:s text:c="4"/>vector_push_back(&amp;t_v, 5);</text:p>
      <text:p text:style-name="P15"><text:s text:c="4"/>vector_push_back(&amp;t_v, 5);</text:p>
      <text:p text:style-name="P15"><text:s text:c="4"/>vector_push_back(&amp;t_v, 0);</text:p>
      <text:p text:style-name="P15"><text:s text:c="4"/>printf("vector: ");</text:p>
      <text:p text:style-name="P15"><text:s text:c="4"/>algo_for_each(vector_begin(&amp;t_v), vector_end(&amp;t_v), _print);</text:p>
      <text:p text:style-name="P15"><text:s text:c="4"/>printf("\n");</text:p>
      <text:p text:style-name="P15"/>
      <text:p text:style-name="P15"><text:s text:c="4"/>t_pos = algo_adjacent_find(vector_begin(&amp;t_v), vector_end(&amp;t_v));</text:p>
      <text:p text:style-name="P15"><text:s text:c="4"/>if(!iterator_equal(&amp;t_pos, vector_end(&amp;t_v)))</text:p>
      <text:p text:style-name="P15"><text:s text:c="4"/>{</text:p>
      <text:p text:style-name="P15"><text:s text:c="8"/>printf("first two elements with equal value have position %d\n",</text:p>
      <text:p text:style-name="P15"><text:s text:c="12"/>iterator_distance(vector_begin(&amp;t_v), t_pos) + 1);</text:p>
      <text:p text:style-name="P15"><text:s text:c="4"/>}</text:p>
      <text:p text:style-name="P15"/>
      <text:p text:style-name="P15"><text:s text:c="4"/>t_pos = algo_adjacent_find_if(vector_begin(&amp;t_v), vector_end(&amp;t_v), _doubled);</text:p>
      <text:p text:style-name="P15"><text:s text:c="4"/>if(!iterator_equal(&amp;t_pos, vector_end(&amp;t_v)))</text:p>
      <text:p text:style-name="P15"><text:s text:c="4"/>{</text:p>
      <text:p text:style-name="P15"><text:s text:c="8"/>printf("first two elements with second value twice the first have pos. %d\n",</text:p>
      <text:p text:style-name="P15"><text:s text:c="12"/>iterator_distance(vector_begin(&amp;t_v), t_pos) + 1);</text:p>
      <text:p text:style-name="P15"><text:s text:c="4"/>}</text:p>
      <text:p text:style-name="P15"><text:soft-page-break/></text:p>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doubled(const void* cpv_first, const void* cpv_second, void* pv_output)</text:p>
      <text:p text:style-name="P15">{</text:p>
      <text:p text:style-name="P15"><text:s text:c="4"/>if(*(int*)cpv_first * 2 == *(int*)cpv_second)</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3 2 4 5 5 0 </text:p>
      <text:p text:style-name="P15">first two elements with equal value have position 5</text:p>
      <text:p text:style-name="P15">first two elements with second value twice the first have pos. 3</text:p>
      <text:p text:style-name="P8"/>
      <text:p text:style-name="P92"><text:span text:style-name="T6"><text:tab/><text:tab/></text:span><text:span text:style-name="T8">使用指定规则找到第二个区间中任意数据在第一个区间中出现的位置:</text:span><text:span text:style-name="T11"> </text:span></text:p>
      <text:p text:style-name="P97">algo_find_first_of(),algo_find_first_of_if()</text:p>
      <text:p text:style-name="P8">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oft-page-break/><text:s text:c="4"/>list_init(&amp;t_l);</text:p>
      <text:p text:style-name="P15"><text:s text:c="4"/>for(i = 0; i &lt; 10; ++i)</text:p>
      <text:p text:style-name="P15"><text:s text:c="4"/>{</text:p>
      <text:p text:style-name="P15"><text:s text:c="8"/>vector_push_back(&amp;t_v,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search: ");</text:p>
      <text:p text:style-name="P15"><text:s text:c="4"/>algo_for_each(list_begin(&amp;t_l), list_end(&amp;t_l), _print);</text:p>
      <text:p text:style-name="P15"><text:s text:c="4"/>printf("\n");</text:p>
      <text:p text:style-name="P15"/>
      <text:p text:style-name="P15"><text:s text:c="4"/>t_pos = algo_find_first_of(</text:p>
      <text:p text:style-name="P15"><text:s text:c="8"/>vector_begin(&amp;t_v), vector_end(&amp;t_v), list_begin(&amp;t_l), list_end(&amp;t_l));</text:p>
      <text:p text:style-name="P15"><text:s text:c="4"/>printf("first element of search in vector is element %d\n",</text:p>
      <text:p text:style-name="P15"><text:s text:c="8"/>iterator_distance(vector_begin(&amp;t_v), t_pos) + 1);</text:p>
      <text:p text:style-name="P15"/>
      <text:p text:style-name="P15"><text:s text:c="4"/>algo_reverse(vector_begin(&amp;t_v), vector_end(&amp;t_v));</text:p>
      <text:p text:style-name="P15"><text:s text:c="4"/>printf("vector: ");</text:p>
      <text:p text:style-name="P15"><text:s text:c="4"/>algo_for_each(vector_begin(&amp;t_v), vector_end(&amp;t_v), _print);</text:p>
      <text:p text:style-name="P15"><text:s text:c="4"/>printf("\n");</text:p>
      <text:p text:style-name="P15"><text:s text:c="4"/>printf("search: ");</text:p>
      <text:p text:style-name="P15"><text:s text:c="4"/>algo_for_each(list_begin(&amp;t_l), list_end(&amp;t_l), _print);</text:p>
      <text:p text:style-name="P15"><text:s text:c="4"/>printf("\n");</text:p>
      <text:p text:style-name="P15"><text:s text:c="4"/>t_pos = algo_find_first_of(</text:p>
      <text:p text:style-name="P15"><text:s text:c="8"/>vector_begin(&amp;t_v), vector_end(&amp;t_v), list_begin(&amp;t_l), list_end(&amp;t_l));</text:p>
      <text:p text:style-name="P15"><text:s text:c="4"/>printf("first element of search in vector is element %d\n",</text:p>
      <text:p text:style-name="P15"><text:s text:c="8"/>iterator_distance(vector_begin(&amp;t_v), t_pos) + 1);</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0 1 2 3 4 5 6 7 8 9 </text:p>
      <text:p text:style-name="P15">search: 3 4 5 </text:p>
      <text:p text:style-name="P15">first element of search in vector is element 4</text:p>
      <text:p text:style-name="P15">vector: 9 8 7 6 5 4 3 2 1 0 </text:p>
      <text:p text:style-name="P15">search: 3 4 5 </text:p>
      <text:p text:style-name="P15">first element of search in vector is element 5</text:p>
      <text:list xml:id="list1211973893" text:continue-numbering="true" text:style-name="WW8Num13">
        <text:list-item>
          <text:list>
            <text:list-item>
              <text:list>
                <text:list-item>
                  <text:h text:style-name="P264" text:outline-level="3">数据区间匹配</text:h>
                </text:list-item>
              </text:list>
            </text:list-item>
          </text:list>
        </text:list-item>
      </text:list>
      <text:p text:style-name="P77"><text:span text:style-name="T8">比较数据区间:</text:span><text:span text:style-name="T11"> algo_equal(),algo_equal_if()</text:span></text:p>
      <text:p text:style-name="P8">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both_even_or_odd(</text:p>
      <text:p text:style-name="P80">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amp;t_l);</text:p>
      <text:p text:style-name="P15"><text:s text:c="4"/>for(i = 1; i &lt;= 7; ++i)</text:p>
      <text:p text:style-name="P15"><text:s text:c="4"/>{</text:p>
      <text:p text:style-name="P15"><text:s text:c="8"/>vector_push_back(&amp;t_v, i);</text:p>
      <text:p text:style-name="P15"><text:s text:c="4"/>}</text:p>
      <text:p text:style-name="P15"><text:s text:c="4"/>for(i = 3; i &l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oft-page-break/></text:p>
      <text:p text:style-name="P15"><text:s text:c="4"/>if(algo_equal(vector_begin(&amp;t_v), vector_end(&amp;t_v), list_begin(&amp;t_l)))</text:p>
      <text:p text:style-name="P15"><text:s text:c="4"/>{</text:p>
      <text:p text:style-name="P15"><text:s text:c="8"/>printf("vector == list\n");</text:p>
      <text:p text:style-name="P15"><text:s text:c="4"/>}</text:p>
      <text:p text:style-name="P15"><text:s text:c="4"/>else</text:p>
      <text:p text:style-name="P15"><text:s text:c="4"/>{</text:p>
      <text:p text:style-name="P15"><text:s text:c="8"/>printf("vector != list\n");</text:p>
      <text:p text:style-name="P15"><text:s text:c="4"/>}</text:p>
      <text:p text:style-name="P15"><text:s text:c="4"/>if(algo_equal_if(</text:p>
      <text:p text:style-name="P15"><text:s text:c="8"/>vector_begin(&amp;t_v), vector_end(&amp;t_v), list_begin(&amp;t_l), _both_even_or_odd))</text:p>
      <text:p text:style-name="P15"><text:s text:c="4"/>{</text:p>
      <text:p text:style-name="P15"><text:s text:c="8"/>printf("even and odd elements correspond.\n");</text:p>
      <text:p text:style-name="P15"><text:s text:c="4"/>}</text:p>
      <text:p text:style-name="P15"><text:s text:c="4"/>else</text:p>
      <text:p text:style-name="P15"><text:s text:c="4"/>{</text:p>
      <text:p text:style-name="P15"><text:s text:c="8"/>printf("even and odd elements is not correspond.\n");</text:p>
      <text:p text:style-name="P15"><text:s text:c="4"/>}</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both_even_or_odd(</text:p>
      <text:p text:style-name="P80">const void* cpv_first, const void* cpv_second, void* pv_output)</text:p>
      <text:p text:style-name="P15">{</text:p>
      <text:p text:style-name="P15"><text:s text:c="4"/>if(*(int*)cpv_first % 2 == *(int*)cpv_second % 2)</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text:p>
      <text:p text:style-name="P15">list: <text:s text:c="2"/>3 4 5 6 7 8 9 </text:p>
      <text:p text:style-name="P15"><text:soft-page-break/>vector != list</text:p>
      <text:p text:style-name="P15">even and odd elements correspond.</text:p>
      <text:p text:style-name="P15"/>
      <text:p text:style-name="P77"><text:span text:style-name="T8">查找数据区间的不同:</text:span><text:span text:style-name="T11"> algo_mismatch(),algo_mismatch_if()</text:span></text:p>
      <text:p text:style-name="P8">带有if后缀的版本接收一个二元谓词为特定规则,但是这个谓词用来指定前后两个数据的关系但是不能修改数据内容.这两个算法函数返回pair_t类型,使用之后要销毁.</text:p>
      <text:p text:style-name="P15">#include &lt;stdio.h&gt;</text:p>
      <text:p text:style-name="P15">#include &lt;cstl/cvector.h&gt;</text:p>
      <text:p text:style-name="P15">#include &lt;cstl/clist.h&gt;</text:p>
      <text:p text:style-name="P15">#include &lt;cstl/cutility.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pair_t t_p;</text:p>
      <text:p text:style-name="P15"><text:s text:c="4"/>int i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4"/>}</text:p>
      <text:p text:style-name="P15"><text:s text:c="4"/>for(i = 1; i &lt;= 16; i *= 2)</text:p>
      <text:p text:style-name="P15"><text:s text:c="4"/>{</text:p>
      <text:p text:style-name="P15"><text:s text:c="8"/>list_push_back(&amp;t_l, i);</text:p>
      <text:p text:style-name="P15"><text:s text:c="4"/>}</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
      <text:p text:style-name="P15"><text:s text:c="4"/>t_p = algo_mismatch(vector_begin(&amp;t_v), vector_end(&amp;t_v), list_begin(&amp;t_l));</text:p>
      <text:p text:style-name="P15"><text:s text:c="4"/>if(iterator_equal(t_p.first, vector_end(&amp;t_v)))</text:p>
      <text:p text:style-name="P15"><text:s text:c="4"/>{</text:p>
      <text:p text:style-name="P15"><text:s text:c="8"/>printf("no mismatch!\n");</text:p>
      <text:p text:style-name="P15"><text:s text:c="4"/>}</text:p>
      <text:p text:style-name="P15"><text:soft-page-break/><text:s text:c="4"/>else</text:p>
      <text:p text:style-name="P15"><text:s text:c="4"/>{</text:p>
      <text:p text:style-name="P15"><text:s text:c="8"/>printf("first mismatch: %d and %d\n",</text:p>
      <text:p text:style-name="P15"><text:s text:c="12"/>*(int*)iterator_get_pointer(t_p.first),</text:p>
      <text:p text:style-name="P15"><text:s text:c="12"/>*(int*)iterator_get_pointer(t_p.second));</text:p>
      <text:p text:style-name="P15"><text:s text:c="4"/>}</text:p>
      <text:p text:style-name="P15"><text:s text:c="4"/>pair_destroy(&amp;t_p);</text:p>
      <text:p text:style-name="P15"/>
      <text:p text:style-name="P15"><text:s text:c="4"/>t_p = algo_mismatch_if(</text:p>
      <text:p text:style-name="P15"><text:s text:c="8"/>vector_begin(&amp;t_v), vector_end(&amp;t_v), </text:p>
      <text:p text:style-name="P91">list_begin(&amp;t_l), fun_less_equal_int);</text:p>
      <text:p text:style-name="P15"><text:s text:c="4"/>if(iterator_equal(t_p.first, vector_end(&amp;t_v)))</text:p>
      <text:p text:style-name="P15"><text:s text:c="4"/>{</text:p>
      <text:p text:style-name="P15"><text:s text:c="8"/>printf("always less-or-equal\n");</text:p>
      <text:p text:style-name="P15"><text:s text:c="4"/>}</text:p>
      <text:p text:style-name="P15"><text:s text:c="4"/>else</text:p>
      <text:p text:style-name="P15"><text:s text:c="4"/>{</text:p>
      <text:p text:style-name="P15"><text:s text:c="8"/>printf("not less-or-equal: %d and %d\n",</text:p>
      <text:p text:style-name="P15"><text:s text:c="12"/>*(int*)iterator_get_pointer(t_p.first),</text:p>
      <text:p text:style-name="P15"><text:s text:c="12"/>*(int*)iterator_get_pointer(t_p.second));</text:p>
      <text:p text:style-name="P15"><text:s text:c="4"/>}</text:p>
      <text:p text:style-name="P15"><text:s text:c="4"/>pair_destroy(&amp;t_p);</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1 2 3 4 5 6 </text:p>
      <text:p text:style-name="P15">list: <text:s text:c="2"/>1 2 4 8 16 3 </text:p>
      <text:p text:style-name="P15">first mismatch: 3 and 4</text:p>
      <text:p text:style-name="P15">not less-or-equal: 6 and 3</text:p>
      <text:p text:style-name="P15"/>
      <text:p text:style-name="P77"><text:span text:style-name="T8">查找子数据区间:</text:span><text:span text:style-name="T11"> algo_search(),algo_search_if()</text:span></text:p>
      <text:p text:style-name="P8">带有if后缀的版本接收一个二元谓词为特定规则,但是这个谓词用来指定前后两个数据的关系但是不能修改数据内容.</text:p>
      <text:p text:style-name="P15">#include &lt;stdio.h&gt;</text:p>
      <text:p text:style-name="P15">#include &lt;cstl/cdeque.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list_t t_l = create_list(int);</text:p>
      <text:p text:style-name="P15"><text:s text:c="4"/>int i = 0;</text:p>
      <text:p text:style-name="P15"><text:s text:c="4"/>iterator_t t_pos;</text:p>
      <text:p text:style-name="P15"/>
      <text:p text:style-name="P15"><text:s text:c="4"/>deque_init(&amp;t_dq);</text:p>
      <text:p text:style-name="P15"><text:s text:c="4"/>list_init(&amp;t_l);</text:p>
      <text:p text:style-name="P15"><text:s text:c="4"/>for(i = 1; i &lt;= 7; ++i)</text:p>
      <text:p text:style-name="P15"><text:s text:c="4"/>{</text:p>
      <text:p text:style-name="P15"><text:s text:c="8"/>deque_push_back(&amp;t_dq, i);</text:p>
      <text:p text:style-name="P15"><text:s text:c="4"/>}</text:p>
      <text:p text:style-name="P15"><text:s text:c="4"/>for(i = 1; i &lt;= 7; ++i)</text:p>
      <text:p text:style-name="P15"><text:s text:c="4"/>{</text:p>
      <text:p text:style-name="P15"><text:s text:c="8"/>deque_push_back(&amp;t_dq,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deque: ");</text:p>
      <text:p text:style-name="P15"><text:s text:c="4"/>algo_for_each(deque_begin(&amp;t_dq), deque_end(&amp;t_dq), _print);</text:p>
      <text:p text:style-name="P15"><text:s text:c="4"/>printf("\n");</text:p>
      <text:p text:style-name="P15"><text:s text:c="4"/>printf("sub: <text:s text:c="2"/>");</text:p>
      <text:p text:style-name="P15"><text:s text:c="4"/>algo_for_each(list_begin(&amp;t_l), list_end(&amp;t_l), _print);</text:p>
      <text:p text:style-name="P15"><text:s text:c="4"/>printf("\n");</text:p>
      <text:p text:style-name="P15"/>
      <text:p text:style-name="P15"><text:s text:c="4"/>t_pos = algo_search(</text:p>
      <text:p text:style-name="P15"><text:s text:c="8"/>deque_begin(&amp;t_dq), deque_end(&amp;t_dq), list_begin(&amp;t_l), list_end(&amp;t_l));</text:p>
      <text:p text:style-name="P15"><text:s text:c="4"/>while(!iterator_equal(&amp;t_pos, deque_end(&amp;t_dq)))</text:p>
      <text:p text:style-name="P15"><text:s text:c="4"/>{</text:p>
      <text:p text:style-name="P15"><text:s text:c="8"/>printf("sub find with element %d\n",</text:p>
      <text:p text:style-name="P15"><text:s text:c="12"/>iterator_distance(deque_begin(&amp;t_dq), t_pos) + 1);</text:p>
      <text:p text:style-name="P15"><text:s text:c="8"/>iterator_next(&amp;t_pos);</text:p>
      <text:p text:style-name="P15"><text:s text:c="8"/>t_pos = algo_search(</text:p>
      <text:p text:style-name="P15"><text:s text:c="12"/>t_pos, deque_end(&amp;t_dq), list_begin(&amp;t_l), list_end(&amp;t_l));</text:p>
      <text:p text:style-name="P15"><text:s text:c="4"/>}</text:p>
      <text:p text:style-name="P15"/>
      <text:p text:style-name="P15"><text:s text:c="4"/>deque_destroy(&amp;t_dq);</text:p>
      <text:p text:style-name="P15"><text:soft-page-break/><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deque: 1 2 3 4 5 6 7 1 2 3 4 5 6 7 </text:p>
      <text:p text:style-name="P15">sub: <text:s text:c="2"/>3 4 5 6 </text:p>
      <text:p text:style-name="P15">sub find with element 3</text:p>
      <text:p text:style-name="P15">sub find with element 10</text:p>
      <text:p text:style-name="P15"/>
      <text:p text:style-name="P8">下面是一个使用algo_search_if()的例子:</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static void _check_even(</text:p>
      <text:p text:style-name="P80">const void* cpv_first, const void* cpv_second, void* pv_output);</text:p>
      <text:p text:style-name="P15"/>
      <text:p text:style-name="P15">int main(int argc, char* argv[])</text:p>
      <text:p text:style-name="P15">{</text:p>
      <text:p text:style-name="P15"><text:s text:c="4"/>vector_t t_v = create_vector(int);</text:p>
      <text:p text:style-name="P15"><text:s text:c="4"/>deque_t t_dq = create_deque(bool_t);</text:p>
      <text:p text:style-name="P15"><text:s text:c="4"/>int i = 0;</text:p>
      <text:p text:style-name="P15"><text:s text:c="4"/>iterator_t t_pos;</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deque_push_back(&amp;t_dq, true);</text:p>
      <text:p text:style-name="P15"><text:s text:c="4"/>deque_push_back(&amp;t_dq, false);</text:p>
      <text:p text:style-name="P15"><text:s text:c="4"/>deque_push_back(&amp;t_dq, true);</text:p>
      <text:p text:style-name="P15"><text:s text:c="4"/>printf("vector: ");</text:p>
      <text:p text:style-name="P15"><text:s text:c="4"/>algo_for_each(vector_begin(&amp;t_v), vector_end(&amp;t_v), _print);</text:p>
      <text:p text:style-name="P15"><text:s text:c="4"/>printf("\n");</text:p>
      <text:p text:style-name="P15"><text:soft-page-break/></text:p>
      <text:p text:style-name="P15"><text:s text:c="4"/>t_pos = algo_search_if(</text:p>
      <text:p text:style-name="P15"><text:s text:c="8"/>vector_begin(&amp;t_v), vector_end(&amp;t_v),</text:p>
      <text:p text:style-name="P15"><text:s text:c="8"/>deque_begin(&amp;t_dq), deque_end(&amp;t_dq),</text:p>
      <text:p text:style-name="P15"><text:s text:c="8"/>_check_even);</text:p>
      <text:p text:style-name="P15"><text:s text:c="4"/>while(!iterator_equal(&amp;t_pos, vector_end(&amp;t_v)))</text:p>
      <text:p text:style-name="P15"><text:s text:c="4"/>{</text:p>
      <text:p text:style-name="P15"><text:s text:c="8"/>printf("subrange found starting with element %d\n",</text:p>
      <text:p text:style-name="P15"><text:s text:c="12"/>iterator_distance(vector_begin(&amp;t_v), t_pos) + 1);</text:p>
      <text:p text:style-name="P15"/>
      <text:p text:style-name="P15"><text:s text:c="8"/>iterator_next(&amp;t_pos);</text:p>
      <text:p text:style-name="P15"><text:s text:c="8"/>t_pos = algo_search_if(</text:p>
      <text:p text:style-name="P15"><text:s text:c="12"/>t_pos, vector_end(&amp;t_v),</text:p>
      <text:p text:style-name="P15"><text:s text:c="12"/>deque_begin(&amp;t_dq), deque_end(&amp;t_dq),</text:p>
      <text:p text:style-name="P15"><text:s text:c="12"/>_check_even);</text:p>
      <text:p text:style-name="P15"><text:s text:c="4"/>}</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check_even(</text:p>
      <text:p text:style-name="P80">const void* cpv_first, const void* cpv_second, void* pv_output)</text:p>
      <text:p text:style-name="P15">{</text:p>
      <text:p text:style-name="P15"><text:s text:c="4"/>if(*(bool_t*)cpv_second)</text:p>
      <text:p text:style-name="P15"><text:s text:c="4"/>{</text:p>
      <text:p text:style-name="P15"><text:s text:c="8"/>if(*(int*)cpv_first %2 == 0)</text:p>
      <text:p text:style-name="P15"><text:s text:c="8"/>{</text:p>
      <text:p text:style-name="P15"><text:s text:c="12"/>*(bool_t*)pv_output = true;</text:p>
      <text:p text:style-name="P15"><text:s text:c="8"/>}</text:p>
      <text:p text:style-name="P15"><text:s text:c="8"/>else</text:p>
      <text:p text:style-name="P15"><text:s text:c="8"/>{</text:p>
      <text:p text:style-name="P15"><text:s text:c="12"/>*(bool_t*)pv_output = false;</text:p>
      <text:p text:style-name="P15"><text:s text:c="8"/>}</text:p>
      <text:p text:style-name="P15"><text:s text:c="4"/>}</text:p>
      <text:p text:style-name="P15"><text:s text:c="4"/>else</text:p>
      <text:p text:style-name="P15"><text:s text:c="4"/>{</text:p>
      <text:p text:style-name="P15"><text:s text:c="8"/>if(*(int*)cpv_first % 2 == 1)</text:p>
      <text:p text:style-name="P15"><text:soft-page-break/><text:s text:c="8"/>{</text:p>
      <text:p text:style-name="P15"><text:s text:c="12"/>*(bool_t*)pv_output = true;</text:p>
      <text:p text:style-name="P15"><text:s text:c="8"/>}</text:p>
      <text:p text:style-name="P15"><text:s text:c="8"/>else</text:p>
      <text:p text:style-name="P15"><text:s text:c="8"/>{</text:p>
      <text:p text:style-name="P15"><text:s text:c="12"/>*(bool_t*)pv_output = false;</text:p>
      <text:p text:style-name="P15"><text:s text:c="8"/>}</text:p>
      <text:p text:style-name="P15"><text:s text:c="4"/>}</text:p>
      <text:p text:style-name="P15">}</text:p>
      <text:p text:style-name="P8">结果:</text:p>
      <text:p text:style-name="P15">vector: 1 2 3 4 5 6 7 8 9 </text:p>
      <text:p text:style-name="P15">subrange found starting with element 2</text:p>
      <text:p text:style-name="P15">subrange found starting with element 4</text:p>
      <text:p text:style-name="P15">subrange found starting with element 6</text:p>
      <text:p text:style-name="P77"><text:span text:style-name="T8">查找连续n个满足特定规则的数据:</text:span><text:span text:style-name="T11"> algo_search_n(),algo_search_n_if()</text:span></text:p>
      <text:p text:style-name="P8">带有if后缀的版本接收一个二元谓词为特定规则,但是这个谓词用来指定前后两个数据的关系但是不能修改数据内容.</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1; i &lt;= 9; ++i)</text:p>
      <text:p text:style-name="P15"><text:s text:c="4"/>{</text:p>
      <text:p text:style-name="P15"><text:s text:c="8"/>deque_push_back(&amp;t_dq, i);</text:p>
      <text:p text:style-name="P15"><text:s text:c="4"/>}</text:p>
      <text:p text:style-name="P15"><text:s text:c="4"/>printf("deque: ");</text:p>
      <text:p text:style-name="P15"><text:s text:c="4"/>algo_for_each(deque_begin(&amp;t_dq), deque_end(&amp;t_dq), _print);</text:p>
      <text:p text:style-name="P15"><text:s text:c="4"/>printf("\n");</text:p>
      <text:p text:style-name="P15"/>
      <text:p text:style-name="P15"><text:s text:c="4"/>t_pos = algo_search_n(deque_begin(&amp;t_dq), deque_end(&amp;t_dq), 4, 3);</text:p>
      <text:p text:style-name="P15"><text:s text:c="4"/>if(iterator_equal(&amp;t_pos, deque_end(&amp;t_dq)))</text:p>
      <text:p text:style-name="P15"><text:s text:c="4"/>{</text:p>
      <text:p text:style-name="P15"><text:s text:c="8"/>printf("no four consecutive elements with value 3 found\n");</text:p>
      <text:p text:style-name="P15"><text:s text:c="4"/>}</text:p>
      <text:p text:style-name="P15"><text:s text:c="4"/>else</text:p>
      <text:p text:style-name="P15"><text:s text:c="4"/>{</text:p>
      <text:p text:style-name="P15"><text:soft-page-break/><text:s text:c="8"/>printf("four consective elements with value 3 start with %d. element\n",</text:p>
      <text:p text:style-name="P15"><text:s text:c="12"/>iterator_distance(deque_begin(&amp;t_dq), t_pos) + 1);</text:p>
      <text:p text:style-name="P15"><text:s text:c="4"/>}</text:p>
      <text:p text:style-name="P15"><text:s text:c="4"/>t_pos = algo_search_n_if(</text:p>
      <text:p text:style-name="P15"><text:s text:c="8"/>deque_begin(&amp;t_dq), deque_end(&amp;t_dq), 4, 3, fun_great_int);</text:p>
      <text:p text:style-name="P15"><text:s text:c="4"/>if(iterator_equal(&amp;t_pos, deque_end(&amp;t_dq)))</text:p>
      <text:p text:style-name="P15"><text:s text:c="4"/>{</text:p>
      <text:p text:style-name="P15"><text:s text:c="8"/>printf("no four consecutive elements with value &gt; 3 found\n");</text:p>
      <text:p text:style-name="P15"><text:s text:c="4"/>}</text:p>
      <text:p text:style-name="P15"><text:s text:c="4"/>else</text:p>
      <text:p text:style-name="P15"><text:s text:c="4"/>{</text:p>
      <text:p text:style-name="P15"><text:s text:c="8"/>printf("four consective elements with value &gt; 3 start with %d. element\n",</text:p>
      <text:p text:style-name="P15"><text:s text:c="12"/>iterator_distance(deque_begin(&amp;t_dq), t_pos) + 1);</text:p>
      <text:p text:style-name="P15"><text:s text:c="4"/>}</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deque: 1 2 3 4 5 6 7 8 9 </text:p>
      <text:p text:style-name="P15">no four consecutive elements with value 3 found</text:p>
      <text:p text:style-name="P15">four consective elements with value &gt; 3 start with 4. element</text:p>
      <text:p text:style-name="P15"/>
      <text:p text:style-name="P77"><text:span text:style-name="T8">查找最后一个与第二个区间满足特定规则的位置:</text:span><text:span text:style-name="T11"> </text:span></text:p>
      <text:p text:style-name="P80">algo_search_end(),algo_search_end_if(),algo_find_end(),algo_find_end_if()</text:p>
      <text:p text:style-name="P8">带有if后缀的版本接收一个二元谓词为特定规则,但是这个谓词用来指定前后两个数据的关系但是不能修改数据内容.这个算法与algo_search()功能相似,只是它查找的是最后一个子区间.algo_find_end()和</text:p>
      <text:p text:style-name="P8">algo_find_end_if()分别与algo_search_end()和algo_search_end_if()功能相同,只不过是模仿SGI STL相应的算法名称,其实更确切的命名应该是algo_search_end()和algo_search_end_if()这两个名字.</text:p>
      <text:p text:style-name="P15">#include &lt;stdio.h&gt;</text:p>
      <text:p text:style-name="P15">#include &lt;cstl/cdeque.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oft-page-break/><text:s text:c="4"/>list_t t_l = create_list(int);</text:p>
      <text:p text:style-name="P15"><text:s text:c="4"/>int i = 0;</text:p>
      <text:p text:style-name="P15"><text:s text:c="4"/>iterator_t t_pos, t_end;</text:p>
      <text:p text:style-name="P15"/>
      <text:p text:style-name="P15"><text:s text:c="4"/>deque_init(&amp;t_dq);</text:p>
      <text:p text:style-name="P15"><text:s text:c="4"/>list_init(&amp;t_l);</text:p>
      <text:p text:style-name="P15"><text:s text:c="4"/>for(i = 1; i &lt;= 7; ++i)</text:p>
      <text:p text:style-name="P15"><text:s text:c="4"/>{</text:p>
      <text:p text:style-name="P15"><text:s text:c="8"/>deque_push_back(&amp;t_dq, i);</text:p>
      <text:p text:style-name="P15"><text:s text:c="4"/>}</text:p>
      <text:p text:style-name="P15"><text:s text:c="4"/>for(i = 1; i &lt;= 7; ++i)</text:p>
      <text:p text:style-name="P15"><text:s text:c="4"/>{</text:p>
      <text:p text:style-name="P15"><text:s text:c="8"/>deque_push_back(&amp;t_dq,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deque: ");</text:p>
      <text:p text:style-name="P15"><text:s text:c="4"/>algo_for_each(deque_begin(&amp;t_dq), deque_end(&amp;t_dq), _print);</text:p>
      <text:p text:style-name="P15"><text:s text:c="4"/>printf("\n");</text:p>
      <text:p text:style-name="P15"><text:s text:c="4"/>printf("sub: <text:s text:c="2"/>");</text:p>
      <text:p text:style-name="P15"><text:s text:c="4"/>algo_for_each(list_begin(&amp;t_l), list_end(&amp;t_l), _print);</text:p>
      <text:p text:style-name="P15"><text:s text:c="4"/>printf("\n");</text:p>
      <text:p text:style-name="P15"><text:s text:c="4"/>t_pos = algo_search_end(</text:p>
      <text:p text:style-name="P15"><text:s text:c="8"/>deque_begin(&amp;t_dq), deque_end(&amp;t_dq), list_begin(&amp;t_l), list_end(&amp;t_l));</text:p>
      <text:p text:style-name="P15"><text:s text:c="4"/>t_end = deque_end(&amp;t_dq);</text:p>
      <text:p text:style-name="P15"><text:s text:c="4"/>while(!iterator_equal(&amp;t_pos, t_end))</text:p>
      <text:p text:style-name="P15"><text:s text:c="4"/>{</text:p>
      <text:p text:style-name="P15"><text:s text:c="8"/>printf("sub found starting with element %d\n",</text:p>
      <text:p text:style-name="P15"><text:s text:c="12"/>iterator_distance(deque_begin(&amp;t_dq), t_pos) + 1);</text:p>
      <text:p text:style-name="P15"><text:s text:c="8"/>t_end = t_pos;</text:p>
      <text:p text:style-name="P15"><text:s text:c="8"/>t_pos = algo_find_end(</text:p>
      <text:p text:style-name="P15"><text:s text:c="12"/>deque_begin(&amp;t_dq), t_end, list_begin(&amp;t_l), list_end(&amp;t_l));</text:p>
      <text:p text:style-name="P15"><text:s text:c="4"/>}</text:p>
      <text:p text:style-name="P15"><text:s text:c="4"/>deque_destroy(&amp;t_dq);</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deque: 1 2 3 4 5 6 7 1 2 3 4 5 6 7 </text:p>
      <text:p text:style-name="P15">sub: <text:s text:c="2"/>3 4 5 6 </text:p>
      <text:p text:style-name="P15">sub found starting with element 10</text:p>
      <text:p text:style-name="P15">sub found starting with element 3</text:p>
      <text:p text:style-name="P15"/>
      <text:list xml:id="list989151261" text:continue-numbering="true" text:style-name="WW8Num13">
        <text:list-item>
          <text:list>
            <text:list-item>
              <text:h text:style-name="P253"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8"><text:tab/>当迭代器通过数据时修改.</text:p>
      <text:p text:style-name="P8"><text:tab/>将算法执行的结果拷贝到其他数据区间中.</text:p>
      <text:p text:style-name="P8">带有_copy后缀的算法函数都是属于后者,有些算法两个版本都提供.</text:p>
      <text:p text:style-name="P8"><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able:table-row table:style-name="Table96.1">
          <table:table-cell table:style-name="Table96.A1" office:value-type="string">
            <text:p text:style-name="P16">algo_copy()</text:p>
          </table:table-cell>
          <table:table-cell table:style-name="Table96.B1" office:value-type="string">
            <text:p text:style-name="P9">拷贝数据.</text:p>
          </table:table-cell>
        </table:table-row>
        <table:table-row table:style-name="Table96.1">
          <table:table-cell table:style-name="Table96.A1" office:value-type="string">
            <text:p text:style-name="P16">algo_copy_n()</text:p>
          </table:table-cell>
          <table:table-cell table:style-name="Table96.B1" office:value-type="string">
            <text:p text:style-name="P9">拷贝n个数据.</text:p>
          </table:table-cell>
        </table:table-row>
        <table:table-row table:style-name="Table96.1">
          <table:table-cell table:style-name="Table96.A1" office:value-type="string">
            <text:p text:style-name="P16">algo_copy_backward()</text:p>
          </table:table-cell>
          <table:table-cell table:style-name="Table96.B1" office:value-type="string">
            <text:p text:style-name="P9">从后往前拷贝数据.</text:p>
          </table:table-cell>
        </table:table-row>
        <table:table-row table:style-name="Table96.1">
          <table:table-cell table:style-name="Table96.A1" office:value-type="string">
            <text:p text:style-name="P16">algo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16">algo_iter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16">algo_swap_ranges()</text:p>
          </table:table-cell>
          <table:table-cell table:style-name="Table96.B1" office:value-type="string">
            <text:p text:style-name="P9">交换两个数据区间中的数据.</text:p>
          </table:table-cell>
        </table:table-row>
        <table:table-row table:style-name="Table96.1">
          <table:table-cell table:style-name="Table96.A1" office:value-type="string">
            <text:p text:style-name="P16">algo_transform()</text:p>
          </table:table-cell>
          <table:table-cell table:style-name="Table96.B1" office:value-type="string">
            <text:p text:style-name="P9">将数据从第一个数据区间通过特定的规则转换到第二个区间.</text:p>
          </table:table-cell>
        </table:table-row>
        <table:table-row table:style-name="Table96.1">
          <table:table-cell table:style-name="Table96.A1" office:value-type="string">
            <text:p text:style-name="P16">algo_transform_binary()</text:p>
          </table:table-cell>
          <table:table-cell table:style-name="Table96.B1" office:value-type="string">
            <text:p text:style-name="P9">将数据从第一个数据区间通过特定的二元规则转换到第二个区间.</text:p>
          </table:table-cell>
        </table:table-row>
        <table:table-row table:style-name="Table96.1">
          <table:table-cell table:style-name="Table96.A1" office:value-type="string">
            <text:p text:style-name="P16">algo_replace()</text:p>
          </table:table-cell>
          <table:table-cell table:style-name="Table96.B1" office:value-type="string">
            <text:p text:style-name="P9">使用新数据替换数据区间内所有指定的旧数据.</text:p>
          </table:table-cell>
        </table:table-row>
        <table:table-row table:style-name="Table96.1">
          <table:table-cell table:style-name="Table96.A1" office:value-type="string">
            <text:p text:style-name="P16">algo_replace_if()</text:p>
          </table:table-cell>
          <table:table-cell table:style-name="Table96.B1" office:value-type="string">
            <text:p text:style-name="P9">使用新数据替换数据区间内所有符合条件的旧数据.</text:p>
          </table:table-cell>
        </table:table-row>
        <table:table-row table:style-name="Table96.1">
          <table:table-cell table:style-name="Table96.A1" office:value-type="string">
            <text:p text:style-name="P16">algo_replace_copy()</text:p>
          </table:table-cell>
          <table:table-cell table:style-name="Table96.B1" office:value-type="string">
            <text:p text:style-name="P9">将数据区间中的数据拷贝到新的数据区间,拷贝过程中使用新数据替换指定的旧数据.</text:p>
          </table:table-cell>
        </table:table-row>
        <table:table-row table:style-name="Table96.1">
          <table:table-cell table:style-name="Table96.A1" office:value-type="string">
            <text:p text:style-name="P16">algo_replace_copy_if()</text:p>
          </table:table-cell>
          <table:table-cell table:style-name="Table96.B1" office:value-type="string">
            <text:p text:style-name="P9">将数据区间中的数据拷贝到新的数据区间,拷贝过程中使用新数据替换所有符合条件的旧数据.</text:p>
          </table:table-cell>
        </table:table-row>
        <table:table-row table:style-name="Table96.1">
          <table:table-cell table:style-name="Table96.A1" office:value-type="string">
            <text:p text:style-name="P16">algo_fill()</text:p>
          </table:table-cell>
          <table:table-cell table:style-name="Table96.B1" office:value-type="string">
            <text:p text:style-name="P9">向数据区间中填充新数据.</text:p>
          </table:table-cell>
        </table:table-row>
        <table:table-row table:style-name="Table96.1">
          <table:table-cell table:style-name="Table96.A1" office:value-type="string">
            <text:p text:style-name="P16">algo_fill_n()</text:p>
          </table:table-cell>
          <table:table-cell table:style-name="Table96.B1" office:value-type="string">
            <text:p text:style-name="P9">向数据区间中填充n个新数据.</text:p>
          </table:table-cell>
        </table:table-row>
        <table:table-row table:style-name="Table96.1">
          <table:table-cell table:style-name="Table96.A1" office:value-type="string">
            <text:p text:style-name="P16">algo_generate()</text:p>
          </table:table-cell>
          <table:table-cell table:style-name="Table96.B1" office:value-type="string">
            <text:p text:style-name="P9">使用一元函数产生的结果填充数据区间.</text:p>
          </table:table-cell>
        </table:table-row>
        <table:table-row table:style-name="Table96.1">
          <table:table-cell table:style-name="Table96.A1" office:value-type="string">
            <text:p text:style-name="P16">algo_generate_n()</text:p>
          </table:table-cell>
          <table:table-cell table:style-name="Table96.B1" office:value-type="string">
            <text:p text:style-name="P9">使用一元函数产生的结果向数据区间中填充n个值.</text:p>
          </table:table-cell>
        </table:table-row>
        <table:table-row table:style-name="Table96.1">
          <table:table-cell table:style-name="Table96.A1" office:value-type="string">
            <text:p text:style-name="P16">algo_remove()</text:p>
          </table:table-cell>
          <table:table-cell table:style-name="Table96.B1" office:value-type="string">
            <text:p text:style-name="P9">移除指定数据.</text:p>
          </table:table-cell>
        </table:table-row>
        <table:table-row table:style-name="Table96.1">
          <table:table-cell table:style-name="Table96.A1" office:value-type="string">
            <text:p text:style-name="P16">algo_remove_if()</text:p>
          </table:table-cell>
          <table:table-cell table:style-name="Table96.B1" office:value-type="string">
            <text:p text:style-name="P9">移除符合条件的数据.</text:p>
          </table:table-cell>
        </table:table-row>
        <table:table-row table:style-name="Table96.1">
          <table:table-cell table:style-name="Table96.A1" office:value-type="string">
            <text:p text:style-name="P16">algo_remove_copy()</text:p>
          </table:table-cell>
          <table:table-cell table:style-name="Table96.B1" office:value-type="string">
            <text:p text:style-name="P9">移除指定数据并将结果拷贝到另一区间中.</text:p>
          </table:table-cell>
        </table:table-row>
        <table:table-row table:style-name="Table96.1">
          <table:table-cell table:style-name="Table96.A1" office:value-type="string">
            <text:p text:style-name="P16">algo_remove_copy_if()</text:p>
          </table:table-cell>
          <table:table-cell table:style-name="Table96.B1" office:value-type="string">
            <text:p text:style-name="P9">移除符合条件的数据并将结果拷贝到另一个区间中.</text:p>
          </table:table-cell>
        </table:table-row>
        <table:table-row table:style-name="Table96.1">
          <table:table-cell table:style-name="Table96.A1" office:value-type="string">
            <text:p text:style-name="P16">algo_unique()</text:p>
          </table:table-cell>
          <table:table-cell table:style-name="Table96.B1" office:value-type="string">
            <text:p text:style-name="P9">移除相邻的重复数据.</text:p>
          </table:table-cell>
        </table:table-row>
        <table:table-row table:style-name="Table96.1">
          <table:table-cell table:style-name="Table96.A1" office:value-type="string">
            <text:p text:style-name="P16">algo_unique_if()</text:p>
          </table:table-cell>
          <table:table-cell table:style-name="Table96.B1" office:value-type="string">
            <text:p text:style-name="P9">移除相邻的符合条件的数据.</text:p>
          </table:table-cell>
        </table:table-row>
        <table:table-row table:style-name="Table96.1">
          <table:table-cell table:style-name="Table96.A1" office:value-type="string">
            <text:p text:style-name="P16">algo_unique_copy()</text:p>
          </table:table-cell>
          <table:table-cell table:style-name="Table96.B1" office:value-type="string">
            <text:p text:style-name="P9">移除相邻的重复数据并将结果拷贝到另一个区间中.</text:p>
          </table:table-cell>
        </table:table-row>
        <table:table-row table:style-name="Table96.1">
          <table:table-cell table:style-name="Table96.A1" office:value-type="string">
            <text:p text:style-name="P16">algo_unique_copy_if()</text:p>
          </table:table-cell>
          <table:table-cell table:style-name="Table96.B1" office:value-type="string">
            <text:p text:style-name="P9">移除相邻的符合条件的数据并将结果拷贝到另一个区间中.</text:p>
          </table:table-cell>
        </table:table-row>
        <table:table-row table:style-name="Table96.1">
          <table:table-cell table:style-name="Table96.A1" office:value-type="string">
            <text:p text:style-name="P16">algo_reverse()</text:p>
          </table:table-cell>
          <table:table-cell table:style-name="Table96.B1" office:value-type="string">
            <text:p text:style-name="P9">将数据区间中的数据逆序.</text:p>
          </table:table-cell>
        </table:table-row>
        <table:table-row table:style-name="Table96.1">
          <table:table-cell table:style-name="Table96.A1" office:value-type="string">
            <text:p text:style-name="P16">algo_reverse_copy()</text:p>
          </table:table-cell>
          <table:table-cell table:style-name="Table96.B1" office:value-type="string">
            <text:p text:style-name="P9">将数据区间中的数据逆序并拷贝到另一区间中.</text:p>
          </table:table-cell>
        </table:table-row>
        <text:soft-page-break/>
        <table:table-row table:style-name="Table96.1">
          <table:table-cell table:style-name="Table96.A1" office:value-type="string">
            <text:p text:style-name="P16">algo_rotate()</text:p>
          </table:table-cell>
          <table:table-cell table:style-name="Table96.B1" office:value-type="string">
            <text:p text:style-name="P9">将数据区间中的两部分数据互换.</text:p>
          </table:table-cell>
        </table:table-row>
        <table:table-row table:style-name="Table96.1">
          <table:table-cell table:style-name="Table96.A1" office:value-type="string">
            <text:p text:style-name="P16">algo_rotate_copy()</text:p>
          </table:table-cell>
          <table:table-cell table:style-name="Table96.B1" office:value-type="string">
            <text:p text:style-name="P9">将数据区间中的两部分数据互换并将结果拷贝到另一个区间中</text:p>
          </table:table-cell>
        </table:table-row>
        <table:table-row table:style-name="Table96.1">
          <table:table-cell table:style-name="Table96.A1" office:value-type="string">
            <text:p text:style-name="P16">algo_random_shuffle()</text:p>
          </table:table-cell>
          <table:table-cell table:style-name="Table96.B1" office:value-type="string">
            <text:p text:style-name="P9">将数据区间中的数据随机重排.</text:p>
          </table:table-cell>
        </table:table-row>
        <table:table-row table:style-name="Table96.1">
          <table:table-cell table:style-name="Table96.A1" office:value-type="string">
            <text:p text:style-name="P16">algo_random_shuffle_if()</text:p>
          </table:table-cell>
          <table:table-cell table:style-name="Table96.B1" office:value-type="string">
            <text:p text:style-name="P9">使用特殊的随机函数将数据区间中的数据随机重排.</text:p>
          </table:table-cell>
        </table:table-row>
        <table:table-row table:style-name="Table96.1">
          <table:table-cell table:style-name="Table96.A1" office:value-type="string">
            <text:p text:style-name="P16">algo_random_sample()</text:p>
          </table:table-cell>
          <table:table-cell table:style-name="Table96.B1" office:value-type="string">
            <text:p text:style-name="P9">随机的将第一个区间中的数据拷贝到第二个区间.</text:p>
          </table:table-cell>
        </table:table-row>
        <table:table-row table:style-name="Table96.1">
          <table:table-cell table:style-name="Table96.A1" office:value-type="string">
            <text:p text:style-name="P16">algo_random_sample_if()</text:p>
          </table:table-cell>
          <table:table-cell table:style-name="Table96.B1" office:value-type="string">
            <text:p text:style-name="P9">使用特殊的随机函数将第一个区间中的数据拷贝到第二个区间中.</text:p>
          </table:table-cell>
        </table:table-row>
        <table:table-row table:style-name="Table96.1">
          <table:table-cell table:style-name="Table96.A1" office:value-type="string">
            <text:p text:style-name="P16">algo_random_sample_n()</text:p>
          </table:table-cell>
          <table:table-cell table:style-name="Table96.B1" office:value-type="string">
            <text:p text:style-name="P9">随机的将第一个区间中的n个数据拷贝到第二个区间.</text:p>
          </table:table-cell>
        </table:table-row>
        <table:table-row table:style-name="Table96.1">
          <table:table-cell table:style-name="Table96.A1" office:value-type="string">
            <text:p text:style-name="P16">algo_random_sample_n_if()</text:p>
          </table:table-cell>
          <table:table-cell table:style-name="Table96.B1" office:value-type="string">
            <text:p text:style-name="P9">使用特殊的随机函数将第一个区间中的n个数据拷贝到第二个区间.</text:p>
          </table:table-cell>
        </table:table-row>
        <table:table-row table:style-name="Table96.1">
          <table:table-cell table:style-name="Table96.A1" office:value-type="string">
            <text:p text:style-name="P16">algo_partition()</text:p>
          </table:table-cell>
          <table:table-cell table:style-name="Table96.B1" office:value-type="string">
            <text:p text:style-name="P9">将符合条件的数据放到数据区间的前部,不符合条件的放到后部.</text:p>
          </table:table-cell>
        </table:table-row>
        <table:table-row table:style-name="Table96.1">
          <table:table-cell table:style-name="Table96.A1" office:value-type="string">
            <text:p text:style-name="P16">algo_stable_partition()</text:p>
          </table:table-cell>
          <table:table-cell table:style-name="Table96.B1" office:value-type="string">
            <text:p text:style-name="P23"><text:span text:style-name="T6">顺序稳定的</text:span><text:span text:style-name="T11">algo_partition()</text:span><text:span text:style-name="T6">.</text:span></text:p>
          </table:table-cell>
        </table:table-row>
      </table:table>
      <text:p text:style-name="P8"/>
      <text:list xml:id="list191449478" text:continue-numbering="true" text:style-name="WW8Num13">
        <text:list-item>
          <text:list>
            <text:list-item>
              <text:list>
                <text:list-item>
                  <text:h text:style-name="P264" text:outline-level="3">拷贝数据</text:h>
                </text:list-item>
              </text:list>
            </text:list-item>
          </text:list>
        </text:list-item>
      </text:list>
      <text:p text:style-name="Standard"><text:span text:style-name="T8"><text:tab/></text:span><text:span text:style-name="T6">拷贝数据有三个算法</text:span><text:span text:style-name="T11">algo_copy(),algo_copy_n(),algo_copy_backward()</text:span><text:span text:style-name="T6">前两个算法的不同点在于第</text:span><text:span text:style-name="T6">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1"><text:soft-page-break/><draw:g text:anchor-type="as-char" svg:y="0cm" draw:z-index="3" draw:style-name="gr1"><draw:rect draw:style-name="gr2" draw:text-style-name="P267" svg:width="17.781cm" svg:height="15.685cm" svg:x="0cm" svg:y="0cm"><text:p/></draw:rect><draw:frame draw:style-name="gr3" draw:text-style-name="P270" svg:width="0.636cm" svg:height="0.826cm" svg:x="1.588cm" svg:y="1.651cm"><draw:text-box><text:p text:style-name="P270"><text:span text:style-name="T77">0</text:span></text:p></draw:text-box></draw:frame><draw:frame draw:style-name="gr3" draw:text-style-name="P270" svg:width="0.634cm" svg:height="0.826cm" svg:x="2.54cm" svg:y="1.651cm"><draw:text-box><text:p text:style-name="P270"><text:span text:style-name="T77">1</text:span></text:p></draw:text-box></draw:frame><draw:frame draw:style-name="gr13" draw:text-style-name="P270" svg:width="0.634cm" svg:height="0.826cm" svg:x="3.491cm" svg:y="1.651cm"><draw:text-box><text:p text:style-name="P270"><text:span text:style-name="T77">2</text:span></text:p></draw:text-box></draw:frame><draw:frame draw:style-name="gr13" draw:text-style-name="P270" svg:width="0.632cm" svg:height="0.826cm" svg:x="4.445cm" svg:y="1.651cm"><draw:text-box><text:p text:style-name="P270"><text:span text:style-name="T77">3</text:span></text:p></draw:text-box></draw:frame><draw:frame draw:style-name="gr13" draw:text-style-name="P270" svg:width="0.63cm" svg:height="0.826cm" svg:x="5.396cm" svg:y="1.651cm"><draw:text-box><text:p text:style-name="P270"><text:span text:style-name="T77">4</text:span></text:p></draw:text-box></draw:frame><draw:frame draw:style-name="gr13" draw:text-style-name="P270" svg:width="0.63cm" svg:height="0.826cm" svg:x="6.346cm" svg:y="1.651cm"><draw:text-box><text:p text:style-name="P270"><text:span text:style-name="T77">5</text:span></text:p></draw:text-box></draw:frame><draw:frame draw:style-name="gr13" draw:text-style-name="P270" svg:width="0.63cm" svg:height="0.826cm" svg:x="7.301cm" svg:y="1.651cm"><draw:text-box><text:p text:style-name="P270"><text:span text:style-name="T77">6</text:span></text:p></draw:text-box></draw:frame><draw:frame draw:style-name="gr3" draw:text-style-name="P270" svg:width="0.63cm" svg:height="0.826cm" svg:x="8.253cm" svg:y="1.651cm"><draw:text-box><text:p text:style-name="P270"><text:span text:style-name="T77">7</text:span></text:p></draw:text-box></draw:frame><draw:frame draw:style-name="gr3" draw:text-style-name="P270" svg:width="0.63cm" svg:height="0.826cm" svg:x="9.208cm" svg:y="1.651cm"><draw:text-box><text:p text:style-name="P270"><text:span text:style-name="T77">8</text:span></text:p></draw:text-box></draw:frame><draw:frame draw:style-name="gr14" draw:text-style-name="P270" svg:width="1.588cm" svg:height="0.826cm" svg:x="1.588cm" svg:y="3.577cm"><draw:text-box><text:p text:style-name="P270"><text:span text:style-name="T79">result</text:span></text:p></draw:text-box></draw:frame><draw:line draw:style-name="gr15" draw:text-style-name="P267" svg:x1="1.588cm" svg:y1="3.299cm" svg:x2="1.59cm" svg:y2="2.475cm"><text:p/></draw:line><draw:line draw:style-name="gr16" draw:text-style-name="P267" svg:x1="1.588cm" svg:y1="3.029cm" svg:x2="6.033cm" svg:y2="3.031cm"><text:p/></draw:line><draw:line draw:style-name="gr15" draw:text-style-name="P267" svg:x1="3.493cm" svg:y1="0.826cm" svg:x2="3.495cm" svg:y2="1.652cm"><text:p/></draw:line><draw:line draw:style-name="gr15" draw:text-style-name="P267" svg:x1="8.255cm" svg:y1="0.826cm" svg:x2="8.259cm" svg:y2="1.652cm"><text:p/></draw:line><draw:line draw:style-name="gr16" draw:text-style-name="P267" svg:x1="3.493cm" svg:y1="1.101cm" svg:x2="8.256cm" svg:y2="1.105cm"><text:p/></draw:line><draw:frame draw:style-name="gr14" draw:text-style-name="P270" svg:width="1.588cm" svg:height="0.826cm" svg:x="3.81cm" svg:y="0cm"><draw:text-box><text:p text:style-name="P270"><text:span text:style-name="T79">first</text:span></text:p></draw:text-box></draw:frame><draw:frame draw:style-name="gr14" draw:text-style-name="P270" svg:width="1.588cm" svg:height="0.826cm" svg:x="8.573cm" svg:y="0cm"><draw:text-box><text:p text:style-name="P270"><text:span text:style-name="T79">last</text:span></text:p></draw:text-box></draw:frame><draw:frame draw:style-name="gr3" draw:text-style-name="P270" svg:width="0.636cm" svg:height="0.826cm" svg:x="6.35cm" svg:y="5.228cm"><draw:text-box><text:p text:style-name="P270"><text:span text:style-name="T77">5</text:span></text:p></draw:text-box></draw:frame><draw:frame draw:style-name="gr3" draw:text-style-name="P270" svg:width="0.634cm" svg:height="0.826cm" svg:x="7.301cm" svg:y="5.228cm"><draw:text-box><text:p text:style-name="P270"><text:span text:style-name="T77">6</text:span></text:p></draw:text-box></draw:frame><draw:frame draw:style-name="gr13" draw:text-style-name="P270" svg:width="0.634cm" svg:height="0.826cm" svg:x="1.586cm" svg:y="5.228cm"><draw:text-box><text:p text:style-name="P270"><text:span text:style-name="T77">2</text:span></text:p></draw:text-box></draw:frame><draw:frame draw:style-name="gr13" draw:text-style-name="P270" svg:width="0.632cm" svg:height="0.826cm" svg:x="2.54cm" svg:y="5.228cm"><draw:text-box><text:p text:style-name="P270"><text:span text:style-name="T77">3</text:span></text:p></draw:text-box></draw:frame><draw:frame draw:style-name="gr13" draw:text-style-name="P270" svg:width="0.63cm" svg:height="0.826cm" svg:x="3.491cm" svg:y="5.228cm"><draw:text-box><text:p text:style-name="P270"><text:span text:style-name="T77">4</text:span></text:p></draw:text-box></draw:frame><draw:frame draw:style-name="gr13" draw:text-style-name="P270" svg:width="0.63cm" svg:height="0.826cm" svg:x="4.441cm" svg:y="5.228cm"><draw:text-box><text:p text:style-name="P270"><text:span text:style-name="T77">5</text:span></text:p></draw:text-box></draw:frame><draw:frame draw:style-name="gr13" draw:text-style-name="P270" svg:width="0.63cm" svg:height="0.826cm" svg:x="5.396cm" svg:y="5.228cm"><draw:text-box><text:p text:style-name="P270"><text:span text:style-name="T77">6</text:span></text:p></draw:text-box></draw:frame><draw:frame draw:style-name="gr3" draw:text-style-name="P270" svg:width="0.63cm" svg:height="0.826cm" svg:x="8.253cm" svg:y="5.228cm"><draw:text-box><text:p text:style-name="P270"><text:span text:style-name="T77">7</text:span></text:p></draw:text-box></draw:frame><draw:frame draw:style-name="gr3" draw:text-style-name="P270" svg:width="0.63cm" svg:height="0.826cm" svg:x="9.208cm" svg:y="5.228cm"><draw:text-box><text:p text:style-name="P270"><text:span text:style-name="T77">8</text:span></text:p></draw:text-box></draw:frame><draw:custom-shape draw:style-name="gr17" draw:text-style-name="P269"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4" draw:text-style-name="P270" svg:width="3.493cm" svg:height="0.826cm" svg:x="13.653cm" svg:y="3.577cm"><draw:text-box><text:p text:style-name="P270"><text:span text:style-name="T80">algo_copy()</text:span></text:p></draw:text-box></draw:frame><draw:frame draw:style-name="gr14" draw:text-style-name="P270" svg:width="6.033cm" svg:height="0.826cm" svg:x="3.493cm" svg:y="3.577cm"><draw:text-box><text:p text:style-name="P270"><text:span text:style-name="T79">输出区间的末端与输入区间重叠</text:span></text:p></draw:text-box></draw:frame><draw:frame draw:style-name="gr3" draw:text-style-name="P270" svg:width="0.636cm" svg:height="0.826cm" svg:x="1.588cm" svg:y="9.081cm"><draw:text-box><text:p text:style-name="P270"><text:span text:style-name="T77">0</text:span></text:p></draw:text-box></draw:frame><draw:frame draw:style-name="gr3" draw:text-style-name="P270" svg:width="0.634cm" svg:height="0.826cm" svg:x="2.54cm" svg:y="9.081cm"><draw:text-box><text:p text:style-name="P270"><text:span text:style-name="T77">1</text:span></text:p></draw:text-box></draw:frame><draw:frame draw:style-name="gr13" draw:text-style-name="P270" svg:width="0.634cm" svg:height="0.826cm" svg:x="3.491cm" svg:y="9.081cm"><draw:text-box><text:p text:style-name="P270"><text:span text:style-name="T77">2</text:span></text:p></draw:text-box></draw:frame><draw:frame draw:style-name="gr13" draw:text-style-name="P270" svg:width="0.632cm" svg:height="0.826cm" svg:x="4.445cm" svg:y="9.081cm"><draw:text-box><text:p text:style-name="P270"><text:span text:style-name="T77">3</text:span></text:p></draw:text-box></draw:frame><draw:frame draw:style-name="gr13" draw:text-style-name="P270" svg:width="0.63cm" svg:height="0.826cm" svg:x="5.396cm" svg:y="9.081cm"><draw:text-box><text:p text:style-name="P270"><text:span text:style-name="T77">4</text:span></text:p></draw:text-box></draw:frame><draw:frame draw:style-name="gr13" draw:text-style-name="P270" svg:width="0.63cm" svg:height="0.826cm" svg:x="6.346cm" svg:y="9.081cm"><draw:text-box><text:p text:style-name="P270"><text:span text:style-name="T77">5</text:span></text:p></draw:text-box></draw:frame><draw:frame draw:style-name="gr13" draw:text-style-name="P270" svg:width="0.63cm" svg:height="0.826cm" svg:x="7.301cm" svg:y="9.081cm"><draw:text-box><text:p text:style-name="P270"><text:span text:style-name="T77">6</text:span></text:p></draw:text-box></draw:frame><draw:frame draw:style-name="gr3" draw:text-style-name="P270" svg:width="0.63cm" svg:height="0.826cm" svg:x="8.253cm" svg:y="9.081cm"><draw:text-box><text:p text:style-name="P270"><text:span text:style-name="T77">7</text:span></text:p></draw:text-box></draw:frame><draw:frame draw:style-name="gr3" draw:text-style-name="P270" svg:width="0.63cm" svg:height="0.826cm" svg:x="9.208cm" svg:y="9.081cm"><draw:text-box><text:p text:style-name="P270"><text:span text:style-name="T77">8</text:span></text:p></draw:text-box></draw:frame><draw:frame draw:style-name="gr14" draw:text-style-name="P270" svg:width="1.588cm" svg:height="0.826cm" svg:x="7.938cm" svg:y="11.007cm"><draw:text-box><text:p text:style-name="P270"><text:span text:style-name="T79">result</text:span></text:p></draw:text-box></draw:frame><draw:line draw:style-name="gr15" draw:text-style-name="P267" svg:x1="5.398cm" svg:y1="10.728cm" svg:x2="5.4cm" svg:y2="9.904cm"><text:p/></draw:line><draw:line draw:style-name="gr16" draw:text-style-name="P267" svg:x1="5.398cm" svg:y1="10.458cm" svg:x2="9.843cm" svg:y2="10.46cm"><text:p/></draw:line><draw:line draw:style-name="gr15" draw:text-style-name="P267" svg:x1="3.493cm" svg:y1="8.255cm" svg:x2="3.495cm" svg:y2="9.081cm"><text:p/></draw:line><draw:line draw:style-name="gr15" draw:text-style-name="P267" svg:x1="8.255cm" svg:y1="8.255cm" svg:x2="8.259cm" svg:y2="9.081cm"><text:p/></draw:line><draw:line draw:style-name="gr16" draw:text-style-name="P267" svg:x1="3.493cm" svg:y1="8.53cm" svg:x2="8.256cm" svg:y2="8.534cm"><text:p/></draw:line><draw:frame draw:style-name="gr14" draw:text-style-name="P270" svg:width="1.588cm" svg:height="0.826cm" svg:x="3.81cm" svg:y="7.43cm"><draw:text-box><text:p text:style-name="P270"><text:span text:style-name="T79">first</text:span></text:p></draw:text-box></draw:frame><draw:frame draw:style-name="gr14" draw:text-style-name="P270" svg:width="1.588cm" svg:height="0.826cm" svg:x="8.573cm" svg:y="7.43cm"><draw:text-box><text:p text:style-name="P270"><text:span text:style-name="T79">last</text:span></text:p></draw:text-box></draw:frame><draw:frame draw:style-name="gr3" draw:text-style-name="P270" svg:width="0.636cm" svg:height="0.826cm" svg:x="1.588cm" svg:y="12.658cm"><draw:text-box><text:p text:style-name="P270"><text:span text:style-name="T77">0</text:span></text:p></draw:text-box></draw:frame><draw:frame draw:style-name="gr3" draw:text-style-name="P270" svg:width="0.634cm" svg:height="0.826cm" svg:x="2.538cm" svg:y="12.658cm"><draw:text-box><text:p text:style-name="P270"><text:span text:style-name="T77">1</text:span></text:p></draw:text-box></draw:frame><draw:frame draw:style-name="gr13" draw:text-style-name="P270" svg:width="0.634cm" svg:height="0.826cm" svg:x="5.401cm" svg:y="12.658cm"><draw:text-box><text:p text:style-name="P270"><text:span text:style-name="T77">2</text:span></text:p></draw:text-box></draw:frame><draw:frame draw:style-name="gr13" draw:text-style-name="P270" svg:width="0.632cm" svg:height="0.826cm" svg:x="6.355cm" svg:y="12.658cm"><draw:text-box><text:p text:style-name="P270"><text:span text:style-name="T77">3</text:span></text:p></draw:text-box></draw:frame><draw:frame draw:style-name="gr13" draw:text-style-name="P270" svg:width="0.63cm" svg:height="0.826cm" svg:x="7.306cm" svg:y="12.658cm"><draw:text-box><text:p text:style-name="P270"><text:span text:style-name="T77">2</text:span></text:p></draw:text-box></draw:frame><draw:frame draw:style-name="gr13" draw:text-style-name="P270" svg:width="0.63cm" svg:height="0.826cm" svg:x="8.257cm" svg:y="12.658cm"><draw:text-box><text:p text:style-name="P270"><text:span text:style-name="T77">3</text:span></text:p></draw:text-box></draw:frame><draw:frame draw:style-name="gr13" draw:text-style-name="P270" svg:width="0.63cm" svg:height="0.826cm" svg:x="9.211cm" svg:y="12.658cm"><draw:text-box><text:p text:style-name="P270"><text:span text:style-name="T77">2</text:span></text:p></draw:text-box></draw:frame><draw:frame draw:style-name="gr3" draw:text-style-name="P270" svg:width="0.63cm" svg:height="0.826cm" svg:x="3.491cm" svg:y="12.658cm"><draw:text-box><text:p text:style-name="P270"><text:span text:style-name="T77">2</text:span></text:p></draw:text-box></draw:frame><draw:frame draw:style-name="gr3" draw:text-style-name="P270" svg:width="0.63cm" svg:height="0.826cm" svg:x="4.445cm" svg:y="12.658cm"><draw:text-box><text:p text:style-name="P270"><text:span text:style-name="T77">3</text:span></text:p></draw:text-box></draw:frame><draw:custom-shape draw:style-name="gr17" draw:text-style-name="P269"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4" draw:text-style-name="P270" svg:width="3.493cm" svg:height="0.826cm" svg:x="13.653cm" svg:y="11.007cm"><draw:text-box><text:p text:style-name="P270"><text:span text:style-name="T80">algo_copy()</text:span></text:p></draw:text-box></draw:frame><draw:frame draw:style-name="gr14" draw:text-style-name="P270" svg:width="6.033cm" svg:height="0.826cm" svg:x="1.588cm" svg:y="11.007cm"><draw:text-box><text:p text:style-name="P270"><text:span text:style-name="T79">输出区间的前端与输入区间重叠</text:span></text:p></draw:text-box></draw:frame><draw:frame draw:style-name="gr14" draw:text-style-name="P270" svg:width="6.033cm" svg:height="0.826cm" svg:x="1.588cm" svg:y="14.309cm"><draw:text-box><text:p text:style-name="P270"><text:span text:style-name="T79">在这种情况下可能会出现错误</text:span></text:p></draw:text-box></draw:frame></draw:g></text:p>
      <text:p text:style-name="Standard"><text:span text:style-name="T6">上面的图显示了当区间重叠时使用</text:span><text:span text:style-name="T11">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oft-page-break/><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text:soft-page-break/></text:p>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oft-page-break/><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oft-page-break/><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list2: <text:s text:c="2"/>0 1 2 3 2 3 4 5 6</text:p>
      <text:p text:style-name="Standard"><text:span text:style-name="T6">使用</text:span><text:span text:style-name="T11">algo_copy_backward()</text:span><text:span text:style-name="T6">的具体过程:</text:span></text:p>
      <text:p text:style-name="P18"><text:soft-page-break/><draw:g text:anchor-type="as-char" svg:y="0cm" draw:z-index="4" draw:style-name="gr1"><draw:rect draw:style-name="gr2" draw:text-style-name="P267" svg:width="17.781cm" svg:height="15.685cm" svg:x="0cm" svg:y="0.002cm"><text:p/></draw:rect><draw:frame draw:style-name="gr3" draw:text-style-name="P270" svg:width="0.636cm" svg:height="0.825cm" svg:x="0.953cm" svg:y="1.926cm"><draw:text-box><text:p text:style-name="P270"><text:span text:style-name="T77">0</text:span></text:p></draw:text-box></draw:frame><draw:frame draw:style-name="gr3" draw:text-style-name="P270" svg:width="0.634cm" svg:height="0.825cm" svg:x="1.905cm" svg:y="1.926cm"><draw:text-box><text:p text:style-name="P270"><text:span text:style-name="T77">1</text:span></text:p></draw:text-box></draw:frame><draw:frame draw:style-name="gr13" draw:text-style-name="P270" svg:width="0.634cm" svg:height="0.825cm" svg:x="2.856cm" svg:y="1.926cm"><draw:text-box><text:p text:style-name="P270"><text:span text:style-name="T77">2</text:span></text:p></draw:text-box></draw:frame><draw:frame draw:style-name="gr13" draw:text-style-name="P270" svg:width="0.632cm" svg:height="0.825cm" svg:x="3.81cm" svg:y="1.926cm"><draw:text-box><text:p text:style-name="P270"><text:span text:style-name="T77">3</text:span></text:p></draw:text-box></draw:frame><draw:frame draw:style-name="gr13" draw:text-style-name="P270" svg:width="0.63cm" svg:height="0.825cm" svg:x="4.761cm" svg:y="1.926cm"><draw:text-box><text:p text:style-name="P270"><text:span text:style-name="T77">4</text:span></text:p></draw:text-box></draw:frame><draw:frame draw:style-name="gr13" draw:text-style-name="P270" svg:width="0.63cm" svg:height="0.825cm" svg:x="5.711cm" svg:y="1.926cm"><draw:text-box><text:p text:style-name="P270"><text:span text:style-name="T77">5</text:span></text:p></draw:text-box></draw:frame><draw:frame draw:style-name="gr13" draw:text-style-name="P270" svg:width="0.63cm" svg:height="0.825cm" svg:x="6.666cm" svg:y="1.926cm"><draw:text-box><text:p text:style-name="P270"><text:span text:style-name="T77">6</text:span></text:p></draw:text-box></draw:frame><draw:frame draw:style-name="gr3" draw:text-style-name="P270" svg:width="0.63cm" svg:height="0.825cm" svg:x="7.618cm" svg:y="1.926cm"><draw:text-box><text:p text:style-name="P270"><text:span text:style-name="T77">7</text:span></text:p></draw:text-box></draw:frame><draw:frame draw:style-name="gr3" draw:text-style-name="P270" svg:width="0.63cm" svg:height="0.825cm" svg:x="8.573cm" svg:y="1.926cm"><draw:text-box><text:p text:style-name="P270"><text:span text:style-name="T77">8</text:span></text:p></draw:text-box></draw:frame><draw:frame draw:style-name="gr14" draw:text-style-name="P270" svg:width="1.588cm" svg:height="0.826cm" svg:x="6.033cm" svg:y="3.304cm"><draw:text-box><text:p text:style-name="P270"><text:span text:style-name="T79">result</text:span></text:p></draw:text-box></draw:frame><draw:line draw:style-name="gr15" draw:text-style-name="P267" svg:x1="5.715cm" svg:y1="3.579cm" svg:x2="5.719cm" svg:y2="2.753cm"><text:p/></draw:line><draw:line draw:style-name="gr18" draw:text-style-name="P267" svg:x1="0.953cm" svg:y1="3.304cm" svg:x2="5.716cm" svg:y2="3.302cm"><text:p/></draw:line><draw:line draw:style-name="gr15" draw:text-style-name="P267" svg:x1="2.858cm" svg:y1="1.101cm" svg:x2="2.86cm" svg:y2="1.928cm"><text:p/></draw:line><draw:line draw:style-name="gr15" draw:text-style-name="P267" svg:x1="7.62cm" svg:y1="1.101cm" svg:x2="7.624cm" svg:y2="1.928cm"><text:p/></draw:line><draw:line draw:style-name="gr18" draw:text-style-name="P267" svg:x1="2.858cm" svg:y1="1.378cm" svg:x2="7.621cm" svg:y2="1.382cm"><text:p/></draw:line><draw:frame draw:style-name="gr3" draw:text-style-name="P270" svg:width="0.639cm" svg:height="0.826cm" svg:x="5.713cm" svg:y="5.505cm"><draw:text-box><text:p text:style-name="P270"><text:span text:style-name="T77">5</text:span></text:p></draw:text-box></draw:frame><draw:frame draw:style-name="gr3" draw:text-style-name="P270" svg:width="0.636cm" svg:height="0.826cm" svg:x="6.668cm" svg:y="5.505cm"><draw:text-box><text:p text:style-name="P270"><text:span text:style-name="T77">6</text:span></text:p></draw:text-box></draw:frame><draw:frame draw:style-name="gr13" draw:text-style-name="P270" svg:width="0.634cm" svg:height="0.826cm" svg:x="0.951cm" svg:y="5.505cm"><draw:text-box><text:p text:style-name="P270"><text:span text:style-name="T77">6</text:span></text:p></draw:text-box></draw:frame><draw:frame draw:style-name="gr13" draw:text-style-name="P270" svg:width="0.63cm" svg:height="0.826cm" svg:x="1.905cm" svg:y="5.505cm"><draw:text-box><text:p text:style-name="P270"><text:span text:style-name="T77">5</text:span></text:p></draw:text-box></draw:frame><draw:frame draw:style-name="gr13" draw:text-style-name="P270" svg:width="0.63cm" svg:height="0.826cm" svg:x="2.856cm" svg:y="5.505cm"><draw:text-box><text:p text:style-name="P270"><text:span text:style-name="T77">6</text:span></text:p></draw:text-box></draw:frame><draw:frame draw:style-name="gr13" draw:text-style-name="P270" svg:width="0.63cm" svg:height="0.826cm" svg:x="3.806cm" svg:y="5.505cm"><draw:text-box><text:p text:style-name="P270"><text:span text:style-name="T77">5</text:span></text:p></draw:text-box></draw:frame><draw:frame draw:style-name="gr13" draw:text-style-name="P270" svg:width="0.63cm" svg:height="0.826cm" svg:x="4.761cm" svg:y="5.505cm"><draw:text-box><text:p text:style-name="P270"><text:span text:style-name="T77">6</text:span></text:p></draw:text-box></draw:frame><draw:frame draw:style-name="gr3" draw:text-style-name="P270" svg:width="0.63cm" svg:height="0.826cm" svg:x="7.618cm" svg:y="5.505cm"><draw:text-box><text:p text:style-name="P270"><text:span text:style-name="T77">7</text:span></text:p></draw:text-box></draw:frame><draw:frame draw:style-name="gr3" draw:text-style-name="P270" svg:width="0.63cm" svg:height="0.826cm" svg:x="8.573cm" svg:y="5.505cm"><draw:text-box><text:p text:style-name="P270"><text:span text:style-name="T77">8</text:span></text:p></draw:text-box></draw:frame><draw:custom-shape draw:style-name="gr17" draw:text-style-name="P269"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4" draw:text-style-name="P270" svg:width="5.081cm" svg:height="0.826cm" svg:x="12.383cm" svg:y="3.854cm"><draw:text-box><text:p text:style-name="P270"><text:span text:style-name="T80">algo_copy_backward()</text:span></text:p></draw:text-box></draw:frame><draw:frame draw:style-name="gr14" draw:text-style-name="P270" svg:width="6.033cm" svg:height="0.826cm" svg:x="0.953cm" svg:y="4.129cm"><draw:text-box><text:p text:style-name="P270"><text:span text:style-name="T79">输出区间的末端与输入区间重叠</text:span></text:p></draw:text-box></draw:frame><draw:frame draw:style-name="gr3" draw:text-style-name="P270" svg:width="0.636cm" svg:height="0.825cm" svg:x="0.953cm" svg:y="10.458cm"><draw:text-box><text:p text:style-name="P270"><text:span text:style-name="T77">0</text:span></text:p></draw:text-box></draw:frame><draw:frame draw:style-name="gr3" draw:text-style-name="P270" svg:width="0.634cm" svg:height="0.825cm" svg:x="1.905cm" svg:y="10.458cm"><draw:text-box><text:p text:style-name="P270"><text:span text:style-name="T77">1</text:span></text:p></draw:text-box></draw:frame><draw:frame draw:style-name="gr13" draw:text-style-name="P270" svg:width="0.634cm" svg:height="0.825cm" svg:x="2.856cm" svg:y="10.458cm"><draw:text-box><text:p text:style-name="P270"><text:span text:style-name="T77">2</text:span></text:p></draw:text-box></draw:frame><draw:frame draw:style-name="gr13" draw:text-style-name="P270" svg:width="0.632cm" svg:height="0.825cm" svg:x="3.81cm" svg:y="10.458cm"><draw:text-box><text:p text:style-name="P270"><text:span text:style-name="T77">3</text:span></text:p></draw:text-box></draw:frame><draw:frame draw:style-name="gr13" draw:text-style-name="P270" svg:width="0.63cm" svg:height="0.825cm" svg:x="4.761cm" svg:y="10.458cm"><draw:text-box><text:p text:style-name="P270"><text:span text:style-name="T77">4</text:span></text:p></draw:text-box></draw:frame><draw:frame draw:style-name="gr13" draw:text-style-name="P270" svg:width="0.63cm" svg:height="0.825cm" svg:x="5.711cm" svg:y="10.458cm"><draw:text-box><text:p text:style-name="P270"><text:span text:style-name="T77">5</text:span></text:p></draw:text-box></draw:frame><draw:frame draw:style-name="gr13" draw:text-style-name="P270" svg:width="0.63cm" svg:height="0.825cm" svg:x="6.666cm" svg:y="10.458cm"><draw:text-box><text:p text:style-name="P270"><text:span text:style-name="T77">6</text:span></text:p></draw:text-box></draw:frame><draw:frame draw:style-name="gr3" draw:text-style-name="P270" svg:width="0.63cm" svg:height="0.825cm" svg:x="7.618cm" svg:y="10.458cm"><draw:text-box><text:p text:style-name="P270"><text:span text:style-name="T77">7</text:span></text:p></draw:text-box></draw:frame><draw:frame draw:style-name="gr3" draw:text-style-name="P270" svg:width="0.63cm" svg:height="0.825cm" svg:x="8.573cm" svg:y="10.458cm"><draw:text-box><text:p text:style-name="P270"><text:span text:style-name="T77">8</text:span></text:p></draw:text-box></draw:frame><draw:frame draw:style-name="gr14" draw:text-style-name="P270" svg:width="1.588cm" svg:height="0.828cm" svg:x="7.938cm" svg:y="12.383cm"><draw:text-box><text:p text:style-name="P270"><text:span text:style-name="T79">result</text:span></text:p></draw:text-box></draw:frame><draw:line draw:style-name="gr15" draw:text-style-name="P267" svg:x1="9.525cm" svg:y1="12.106cm" svg:x2="9.527cm" svg:y2="11.282cm"><text:p/></draw:line><draw:line draw:style-name="gr18" draw:text-style-name="P267" svg:x1="4.763cm" svg:y1="11.834cm" svg:x2="9.526cm" svg:y2="11.836cm"><text:p/></draw:line><draw:line draw:style-name="gr15" draw:text-style-name="P267" svg:x1="2.858cm" svg:y1="9.633cm" svg:x2="2.86cm" svg:y2="10.46cm"><text:p/></draw:line><draw:line draw:style-name="gr15" draw:text-style-name="P267" svg:x1="7.62cm" svg:y1="9.633cm" svg:x2="7.624cm" svg:y2="10.46cm"><text:p/></draw:line><draw:line draw:style-name="gr16" draw:text-style-name="P267" svg:x1="2.858cm" svg:y1="9.908cm" svg:x2="7.621cm" svg:y2="9.912cm"><text:p/></draw:line><draw:frame draw:style-name="gr14" draw:text-style-name="P270" svg:width="1.588cm" svg:height="0.825cm" svg:x="3.175cm" svg:y="8.807cm"><draw:text-box><text:p text:style-name="P270"><text:span text:style-name="T79">first</text:span></text:p></draw:text-box></draw:frame><draw:frame draw:style-name="gr14" draw:text-style-name="P270" svg:width="1.59cm" svg:height="0.825cm" svg:x="7.934cm" svg:y="8.807cm"><draw:text-box><text:p text:style-name="P270"><text:span text:style-name="T79">last</text:span></text:p></draw:text-box></draw:frame><draw:frame draw:style-name="gr3" draw:text-style-name="P270" svg:width="0.636cm" svg:height="0.828cm" svg:x="0.953cm" svg:y="14.032cm"><draw:text-box><text:p text:style-name="P270"><text:span text:style-name="T77">0</text:span></text:p></draw:text-box></draw:frame><draw:frame draw:style-name="gr3" draw:text-style-name="P270" svg:width="0.632cm" svg:height="0.828cm" svg:x="1.907cm" svg:y="14.032cm"><draw:text-box><text:p text:style-name="P270"><text:span text:style-name="T77">1</text:span></text:p></draw:text-box></draw:frame><draw:frame draw:style-name="gr13" draw:text-style-name="P270" svg:width="0.634cm" svg:height="0.828cm" svg:x="4.766cm" svg:y="14.032cm"><draw:text-box><text:p text:style-name="P270"><text:span text:style-name="T77">2</text:span></text:p></draw:text-box></draw:frame><draw:frame draw:style-name="gr13" draw:text-style-name="P270" svg:width="0.63cm" svg:height="0.828cm" svg:x="5.72cm" svg:y="14.032cm"><draw:text-box><text:p text:style-name="P270"><text:span text:style-name="T77">3</text:span></text:p></draw:text-box></draw:frame><draw:frame draw:style-name="gr13" draw:text-style-name="P270" svg:width="0.63cm" svg:height="0.828cm" svg:x="6.671cm" svg:y="14.032cm"><draw:text-box><text:p text:style-name="P270"><text:span text:style-name="T77">4</text:span></text:p></draw:text-box></draw:frame><draw:frame draw:style-name="gr13" draw:text-style-name="P270" svg:width="0.63cm" svg:height="0.828cm" svg:x="7.622cm" svg:y="14.032cm"><draw:text-box><text:p text:style-name="P270"><text:span text:style-name="T77">5</text:span></text:p></draw:text-box></draw:frame><draw:frame draw:style-name="gr13" draw:text-style-name="P270" svg:width="0.63cm" svg:height="0.828cm" svg:x="8.576cm" svg:y="14.032cm"><draw:text-box><text:p text:style-name="P270"><text:span text:style-name="T77">6</text:span></text:p></draw:text-box></draw:frame><draw:frame draw:style-name="gr3" draw:text-style-name="P270" svg:width="0.63cm" svg:height="0.828cm" svg:x="2.856cm" svg:y="14.032cm"><draw:text-box><text:p text:style-name="P270"><text:span text:style-name="T77">2</text:span></text:p></draw:text-box></draw:frame><draw:frame draw:style-name="gr3" draw:text-style-name="P270" svg:width="0.63cm" svg:height="0.828cm" svg:x="3.81cm" svg:y="14.032cm"><draw:text-box><text:p text:style-name="P270"><text:span text:style-name="T77">3</text:span></text:p></draw:text-box></draw:frame><draw:custom-shape draw:style-name="gr17" draw:text-style-name="P269"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4" draw:text-style-name="P270" svg:width="6.033cm" svg:height="0.828cm" svg:x="0.953cm" svg:y="12.381cm"><draw:text-box><text:p text:style-name="P270"><text:span text:style-name="T79">输出区间的前端与输入区间重叠</text:span></text:p></draw:text-box></draw:frame><draw:frame draw:style-name="gr14" draw:text-style-name="P270" svg:width="6.033cm" svg:height="0.828cm" svg:x="0.953cm" svg:y="7.153cm"><draw:text-box><text:p text:style-name="P270"><text:span text:style-name="T79">在这种情况下可能会出现错误</text:span></text:p></draw:text-box></draw:frame><draw:frame draw:style-name="gr14" draw:text-style-name="P270" svg:width="1.59cm" svg:height="0.825cm" svg:x="7.618cm" svg:y="0cm"><draw:text-box><text:p text:style-name="P270"><text:span text:style-name="T79">last</text:span></text:p></draw:text-box></draw:frame><draw:frame draw:style-name="gr14" draw:text-style-name="P270" svg:width="1.588cm" svg:height="0.825cm" svg:x="2.858cm" svg:y="0cm"><draw:text-box><text:p text:style-name="P270"><text:span text:style-name="T79">first</text:span></text:p></draw:text-box></draw:frame><draw:frame draw:style-name="gr14" draw:text-style-name="P270" svg:width="5.081cm" svg:height="0.826cm" svg:x="12.383cm" svg:y="12.384cm"><draw:text-box><text:p text:style-name="P270"><text:span text:style-name="T80">algo_copy_backward()</text:span></text:p></draw:text-box></draw:frame></draw:g></text:p>
      <text:p text:style-name="Standard"><text:span text:style-name="T11">algo_copy_backward()</text:span><text:span text:style-name="T1">最需要注意的是最后一个参数是输出区间的末端,而不是前端.</text:span></text:p>
      <text:list xml:id="list1036124177" text:continue-numbering="true" text:style-name="WW8Num13">
        <text:list-item>
          <text:list>
            <text:list-item>
              <text:list>
                <text:list-item>
                  <text:h text:style-name="P264"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oft-page-break/><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1717803452" text:continue-numbering="true" text:style-name="WW8Num13">
        <text:list-item>
          <text:list>
            <text:list-item>
              <text:list>
                <text:list-item>
                  <text:h text:style-name="P264"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int main(int argc, char* argv[])</text:p>
      <text:p text:style-name="P14">{</text:p>
      <text:p text:style-name="P14"><text:soft-page-break/><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list: <text:s text:c="3"/>-10 -20 -30 -40 -50 -60 -70 -80 -90 -100</text:p>
      <text:p text:style-name="P14"/>
      <text:p text:style-name="Standard"><text:soft-page-break/><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
      <text:p text:style-name="P15"><text:s text:c="4"/>algo_transform_binary(</text:p>
      <text:p text:style-name="P15"><text:soft-page-break/><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549308768" text:continue-numbering="true" text:style-name="WW8Num13">
        <text:list-item>
          <text:list>
            <text:list-item>
              <text:list>
                <text:list-item>
                  <text:h text:style-name="P264"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oft-page-break/><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1307831563" text:continue-numbering="true" text:style-name="WW8Num13">
        <text:list-item>
          <text:list>
            <text:list-item>
              <text:list>
                <text:list-item>
                  <text:h text:style-name="P264"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
      <text:p text:style-name="P15"><text:s text:c="4"/>vector_init_n(&amp;t_v, 20);</text:p>
      <text:p text:style-name="P15"><text:soft-page-break/><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2 2 2 2 2 5 5 5 0 0 0 0 0 0 0 0 0 0 0 0 </text:p>
      <text:p text:style-name="P15">2 2 2 2 2 5 5 5 0 0 1 1 2 3 5 0 0 0 0 0 </text:p>
      <text:p text:style-name="P15"><text:soft-page-break/>2 2 2 2 2 5 5 5 0 0 1 1 2 3 5 8 13 0 0 0</text:p>
      <text:p text:style-name="P15"/>
      <text:list xml:id="list1798607088" text:continue-numbering="true" text:style-name="WW8Num13">
        <text:list-item>
          <text:list>
            <text:list-item>
              <text:list>
                <text:list-item>
                  <text:h text:style-name="P264"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 text:c="4"/>printf("vector: <text:s text:c="11"/>");</text:p>
      <text:p text:style-name="P15"><text:s text:c="4"/>algo_for_each(vector_begin(&amp;t_v), vector_end(&amp;t_v), _print);</text:p>
      <text:p text:style-name="P15"><text:soft-page-break/><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text:s text:c="11"/>2 3 4 5 6 4 5 6 7 8 9 1 2 3 4 5 6 7 </text:p>
      <text:p text:style-name="P15">size not changed: <text:s/>2 3 4 6 4 6 7 8 9 1 2 3 4 6 7 5 6 7 </text:p>
      <text:p text:style-name="P15"><text:soft-page-break/>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 text:c="4"/>algo_for_each(vector_begin(&amp;t_v1), vector_end(&amp;t_v1), _print);</text:p>
      <text:p text:style-name="P15"><text:s text:c="4"/>printf("\n");</text:p>
      <text:p text:style-name="P15"><text:soft-page-break/><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3">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321431621" text:continue-numbering="true" text:style-name="WW8Num13">
        <text:list-item>
          <text:list>
            <text:list-item>
              <text:list>
                <text:list-item>
                  <text:h text:style-name="P264"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include &lt;cstl/cvector.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745566912" text:continue-numbering="true" text:style-name="WW8Num13">
        <text:list-item>
          <text:list>
            <text:list-item>
              <text:list>
                <text:list-item>
                  <text:h text:style-name="P264"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 text:c="4"/>t_pos = vector_begin(&amp;t_v);</text:p>
      <text:p text:style-name="P15"><text:s text:c="4"/>iterator_next(&amp;t_pos);</text:p>
      <text:p text:style-name="P15"><text:soft-page-break/><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1401226940" text:continue-numbering="true" text:style-name="WW8Num13">
        <text:list-item>
          <text:list>
            <text:list-item>
              <text:list>
                <text:list-item>
                  <text:h text:style-name="P264"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pan text:style-name="T6"><text:tab/></text:span><text:span text:style-name="T8">随机重排:</text:span><text:span text:style-name="T11"> algo_random_shuffle(),algo_random_shuffle_if()</text:span></text:p>
      <text:p text:style-name="P15">#include &lt;stdio.h&gt;</text:p>
      <text:p text:style-name="P15"><text:soft-page-break/>#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80">algo_random_sample(),algo_random_sample_if(),</text:p>
      <text:p text:style-name="P80">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 text:c="4"/>algo_random_sample(</text:p>
      <text:p text:style-name="P15"><text:s text:c="8"/>vector_begin(&amp;t_v), vector_end(&amp;t_v),</text:p>
      <text:p text:style-name="P15"><text:soft-page-break/><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1859290392" text:continue-numbering="true" text:style-name="WW8Num13">
        <text:list-item>
          <text:list>
            <text:list-item>
              <text:list>
                <text:list-item>
                  <text:h text:style-name="P264"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1; i &lt;= 9; ++i)</text:p>
      <text:p text:style-name="P15"><text:s text:c="4"/>{</text:p>
      <text:p text:style-name="P15"><text:soft-page-break/><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80">t_pos = algo_stable_partition(</text:p>
      <text:p text:style-name="P91">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625793548" text:continue-numbering="true" text:style-name="WW8Num13">
        <text:list-item>
          <text:list>
            <text:list-item>
              <text:h text:style-name="P253"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ext:soft-page-break/>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769822962" text:continue-numbering="true" text:style-name="WW8Num13">
        <text:list-item>
          <text:list>
            <text:list-item>
              <text:list>
                <text:list-item>
                  <text:h text:style-name="P264"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
      <text:p text:style-name="P15">struct abc_t</text:p>
      <text:p text:style-name="P15"><text:soft-page-break/>{</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80">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oft-page-break/><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oft-page-break/><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 text:c="8"/>*(bool_t*)pv_output = true;</text:p>
      <text:p text:style-name="P15"><text:s text:c="4"/>}</text:p>
      <text:p text:style-name="P15"><text:soft-page-break/><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text:soft-page-break/>(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0, 0, 0.000000)</text:p>
      <text:p text:style-name="P15">(-10000, -18, -8.900000)</text:p>
      <text:p text:style-name="P15"><text:soft-page-break/>(-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8">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 text:c="4"/>printf("\n");</text:p>
      <text:p text:style-name="P15"/>
      <text:p text:style-name="P80"><text:soft-page-break/>algo_partial_sort_if(</text:p>
      <text:p text:style-name="P91">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 text:c="4"/>for(i = 3; i &lt;= 7; ++i)</text:p>
      <text:p text:style-name="P15"><text:s text:c="4"/>{</text:p>
      <text:p text:style-name="P15"><text:soft-page-break/><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tab/>这两个算法是用来判断数据区间是否已经排序了,后缀为if的版本接受一个特殊的规则,它只能判断数据区间是否通过该规则排序.下面是这两个算法的例子:</text:p>
      <text:p text:style-name="P15"><text:soft-page-break/>#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oft-page-break/><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 text:c="4"/>printf("vector1: ");</text:p>
      <text:p text:style-name="P15"><text:s text:c="4"/>algo_for_each(vector_begin(&amp;t_v1), vector_end(&amp;t_v1), _print);</text:p>
      <text:p text:style-name="P15"><text:soft-page-break/><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1364032829" text:continue-numbering="true" text:style-name="WW8Num13">
        <text:list-item>
          <text:list>
            <text:list-item>
              <text:list>
                <text:list-item>
                  <text:h text:style-name="P264"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80">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pan text:style-name="T6">数据上下限的操作函数,如果要在关联容器中查找数据的上下限请使用容器本身的操作函数.下面是这4个算法的例子:</text:span></text:p>
      <text:p text:style-name="P15">#include &lt;stdio.h&gt;</text:p>
      <text:p text:style-name="P15"><text:soft-page-break/>#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0 0 1 1 2 2 3 3 3 4 4 5 5 6 6 7 7 7 8 8 9 9</text:p>
      <text:p text:style-name="P15"/>
      <text:p text:style-name="P77"><text:soft-page-break/><text:span text:style-name="T8">获得数据在数据区间中的上限和下限:</text:span><text:span text:style-name="T11">algo_equal_range(),algo_equal_range_if().</text:span></text:p>
      <text:p text:style-name="P78">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7"><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text:soft-page-break/>#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0 1 2 3 4 5 6 7 8 9 </text:p>
      <text:p text:style-name="P15">5 is present</text:p>
      <text:p text:style-name="P15">42 isn't present</text:p>
      <text:p text:style-name="P15"/>
      <text:list xml:id="list1909519840" text:continue-numbering="true" text:style-name="WW8Num13">
        <text:list-item>
          <text:list>
            <text:list-item>
              <text:list>
                <text:list-item>
                  <text:h text:style-name="P264" text:outline-level="3">合并</text:h>
                </text:list-item>
              </text:list>
            </text:list-item>
          </text:list>
        </text:list-item>
      </text:list>
      <text:p text:style-name="P77"><text:span text:style-name="T6">合并必须满足合并双方都是有序的,并且排序规则相同.合并包括将两个数据区间合并,将一个数据区间的两个部分和并.合并算法一个有4个:</text:span><text:span text:style-name="T11"> </text:span></text:p>
      <text:p text:style-name="P80">algo_merge(),algo_merge_if(),algo_inplace_merge(),algo_inplace_merge_if().</text:p>
      <text:p text:style-name="P78">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 text:c="4"/>printf("list: ");</text:p>
      <text:p text:style-name="P15"><text:s text:c="4"/>algo_for_each(list_begin(&amp;t_l), list_end(&amp;t_l), _print);</text:p>
      <text:p text:style-name="P15"><text:soft-page-break/><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 text:c="4"/>for(i = 1; i &lt;= 7; ++i)</text:p>
      <text:p text:style-name="P15"><text:s text:c="4"/>{</text:p>
      <text:p text:style-name="P15"><text:soft-page-break/><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1658275169" text:continue-numbering="true" text:style-name="WW8Num13">
        <text:list-item>
          <text:list>
            <text:list-item>
              <text:list>
                <text:list-item>
                  <text:h text:style-name="P264"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vector: 3 4 7 </text:p>
      <text:p text:style-name="P15">all elements of vector are also in list</text:p>
      <text:p text:style-name="P15"><text:soft-page-break/></text:p>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 text:c="4"/>algo_for_each(list_begin(&amp;t_l), list_end(&amp;t_l), _print);</text:p>
      <text:p text:style-name="P15"><text:s text:c="4"/>printf("\n");</text:p>
      <text:p text:style-name="P15"><text:soft-page-break/><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 text:c="4"/>printf("\n");</text:p>
      <text:p text:style-name="P15"/>
      <text:p text:style-name="P15"><text:soft-page-break/><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1117174586" text:continue-numbering="true" text:style-name="WW8Num13">
        <text:list-item>
          <text:list>
            <text:list-item>
              <text:list>
                <text:list-item>
                  <text:h text:style-name="P264" text:outline-level="3">堆算法</text:h>
                </text:list-item>
              </text:list>
            </text:list-item>
          </text:list>
        </text:list-item>
      </text:list>
      <text:p text:style-name="P78">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8"><text:span text:style-name="T14">libcstl</text:span>中的优先队列也是使用堆算法来实现的.<text:span text:style-name="T14">libcstl</text:span>提供下面5个堆算法:</text:p>
      <text:p text:style-name="P77"><text:span text:style-name="T8">向堆中插入数据:</text:span><text:span text:style-name="T11">algo_push_heap(),algo_push_heap_if().</text:span></text:p>
      <text:p text:style-name="P77"><text:span text:style-name="T8">从堆中弹出数据:</text:span><text:span text:style-name="T11"> algo_pop_heap(),algo_pop_heap_if().</text:span></text:p>
      <text:p text:style-name="P77"><text:span text:style-name="T8">将数据区间转换成一个堆:</text:span><text:span text:style-name="T11"> algo_make_heap(),algo_make_heap_if()</text:span></text:p>
      <text:p text:style-name="P77"><text:span text:style-name="T8">堆排序:</text:span><text:span text:style-name="T11"> algo_sort_heap(),algo_sort_heap_if().</text:span></text:p>
      <text:p text:style-name="P77"><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5" draw:style-name="gr1"><draw:rect draw:style-name="gr2" draw:text-style-name="P267" svg:width="17.781cm" svg:height="7.43cm" svg:x="0cm" svg:y="0cm"><text:p/></draw:rect><draw:frame draw:style-name="gr3" draw:text-style-name="P268" svg:width="1.588cm" svg:height="0.826cm" svg:x="8.573cm" svg:y="0.55cm"><draw:text-box><text:p text:style-name="P268"><text:span text:style-name="T77">9</text:span></text:p></draw:text-box></draw:frame><draw:frame draw:style-name="gr3" draw:text-style-name="P268" svg:width="1.588cm" svg:height="0.826cm" svg:x="4.445cm" svg:y="2.201cm"><draw:text-box><text:p text:style-name="P268"><text:span text:style-name="T77">8</text:span></text:p></draw:text-box></draw:frame><draw:frame draw:style-name="gr3" draw:text-style-name="P268" svg:width="1.59cm" svg:height="0.826cm" svg:x="13.016cm" svg:y="2.201cm"><draw:text-box><text:p text:style-name="P268"><text:span text:style-name="T77">6</text:span></text:p></draw:text-box></draw:frame><draw:frame draw:style-name="gr3" draw:text-style-name="P268" svg:width="1.59cm" svg:height="0.826cm" svg:x="1.901cm" svg:y="3.852cm"><draw:text-box><text:p text:style-name="P268"><text:span text:style-name="T77">7</text:span></text:p></draw:text-box></draw:frame><draw:frame draw:style-name="gr3" draw:text-style-name="P268" svg:width="1.588cm" svg:height="0.826cm" svg:x="6.668cm" svg:y="3.852cm"><draw:text-box><text:p text:style-name="P268"><text:span text:style-name="T77">7</text:span></text:p></draw:text-box></draw:frame><draw:frame draw:style-name="gr3" draw:text-style-name="P268" svg:width="1.592cm" svg:height="0.826cm" svg:x="10.795cm" svg:y="3.852cm"><draw:text-box><text:p text:style-name="P268"><text:span text:style-name="T77">5</text:span></text:p></draw:text-box></draw:frame><draw:frame draw:style-name="gr3" draw:text-style-name="P268" svg:width="1.59cm" svg:height="0.826cm" svg:x="15.236cm" svg:y="3.852cm"><draw:text-box><text:p text:style-name="P268"><text:span text:style-name="T77">5</text:span></text:p></draw:text-box></draw:frame><draw:frame draw:style-name="gr3" draw:text-style-name="P268" svg:width="1.588cm" svg:height="0.821cm" svg:x="0.635cm" svg:y="5.779cm"><draw:text-box><text:p text:style-name="P268"><text:span text:style-name="T77">3</text:span></text:p></draw:text-box></draw:frame><draw:frame draw:style-name="gr3" draw:text-style-name="P268" svg:width="1.59cm" svg:height="0.819cm" svg:x="3.173cm" svg:y="5.78cm"><draw:text-box><text:p text:style-name="P268"><text:span text:style-name="T77">6</text:span></text:p></draw:text-box></draw:frame><draw:frame draw:style-name="gr3" draw:text-style-name="P268" svg:width="1.59cm" svg:height="0.821cm" svg:x="5.396cm" svg:y="5.779cm"><draw:text-box><text:p text:style-name="P268"><text:span text:style-name="T77">4</text:span></text:p></draw:text-box></draw:frame><draw:frame draw:style-name="gr3" draw:text-style-name="P268" svg:width="1.592cm" svg:height="0.819cm" svg:x="7.62cm" svg:y="5.78cm"><draw:text-box><text:p text:style-name="P268"><text:span text:style-name="T77">1</text:span></text:p></draw:text-box></draw:frame><draw:frame draw:style-name="gr3" draw:text-style-name="P268" svg:width="1.594cm" svg:height="0.819cm" svg:x="9.841cm" svg:y="5.78cm"><draw:text-box><text:p text:style-name="P268"><text:span text:style-name="T77">2</text:span></text:p></draw:text-box></draw:frame><draw:frame draw:style-name="gr3" draw:text-style-name="P268" svg:width="1.592cm" svg:height="0.819cm" svg:x="12.065cm" svg:y="5.78cm"><draw:text-box><text:p text:style-name="P268"><text:span text:style-name="T77">3</text:span></text:p></draw:text-box></draw:frame><draw:frame draw:style-name="gr3" draw:text-style-name="P268" svg:width="1.592cm" svg:height="0.817cm" svg:x="14.288cm" svg:y="5.779cm"><draw:text-box><text:p text:style-name="P268"><text:span text:style-name="T77">4</text:span></text:p></draw:text-box></draw:frame><draw:line draw:style-name="gr19" draw:text-style-name="P267" svg:x1="8.89cm" svg:y1="1.376cm" svg:x2="5.08cm" svg:y2="2.202cm"><text:p/></draw:line><draw:line draw:style-name="gr19" draw:text-style-name="P267" svg:x1="9.843cm" svg:y1="1.376cm" svg:x2="13.971cm" svg:y2="2.202cm"><text:p/></draw:line><draw:line draw:style-name="gr19" draw:text-style-name="P267" svg:x1="4.763cm" svg:y1="3.027cm" svg:x2="2.54cm" svg:y2="3.853cm"><text:p/></draw:line><draw:line draw:style-name="gr19" draw:text-style-name="P267" svg:x1="5.715cm" svg:y1="3.027cm" svg:x2="7.62cm" svg:y2="3.853cm"><text:p/></draw:line><draw:line draw:style-name="gr19" draw:text-style-name="P267" svg:x1="2.223cm" svg:y1="4.678cm" svg:x2="1.27cm" svg:y2="5.779cm"><text:p/></draw:line><draw:line draw:style-name="gr19" draw:text-style-name="P267" svg:x1="3.175cm" svg:y1="4.678cm" svg:x2="4.128cm" svg:y2="5.779cm"><text:p/></draw:line><draw:line draw:style-name="gr19" draw:text-style-name="P267" svg:x1="6.986cm" svg:y1="4.678cm" svg:x2="6.033cm" svg:y2="5.779cm"><text:p/></draw:line><draw:line draw:style-name="gr19" draw:text-style-name="P267" svg:x1="7.938cm" svg:y1="4.678cm" svg:x2="8.573cm" svg:y2="5.779cm"><text:p/></draw:line><draw:line draw:style-name="gr19" draw:text-style-name="P267" svg:x1="13.335cm" svg:y1="3.027cm" svg:x2="11.43cm" svg:y2="3.853cm"><text:p/></draw:line><draw:line draw:style-name="gr19" draw:text-style-name="P267" svg:x1="14.288cm" svg:y1="3.027cm" svg:x2="16.193cm" svg:y2="3.853cm"><text:p/></draw:line><draw:line draw:style-name="gr19" draw:text-style-name="P267" svg:x1="11.113cm" svg:y1="4.678cm" svg:x2="10.478cm" svg:y2="5.779cm"><text:p/></draw:line><draw:line draw:style-name="gr19" draw:text-style-name="P267" svg:x1="12.065cm" svg:y1="4.678cm" svg:x2="12.7cm" svg:y2="5.779cm"><text:p/></draw:line><draw:line draw:style-name="gr19" draw:text-style-name="P267" svg:x1="15.558cm" svg:y1="4.678cm" svg:x2="14.923cm" svg:y2="5.779cm"><text:p/></draw:line></draw:g></text:p>
      <text:list xml:id="list1764378381" text:continue-numbering="true" text:style-name="WW8Num13">
        <text:list-item>
          <text:list>
            <text:list-item>
              <text:list>
                <text:list-item>
                  <text:h text:style-name="P264" text:outline-level="3">最大数据和最小数据</text:h>
                </text:list-item>
              </text:list>
            </text:list-item>
          </text:list>
        </text:list-item>
      </text:list>
      <text:p text:style-name="P81">最大数据和最小数据算法是在两个数据中或者一个数据区间中查找最大或者最小数据.包括如下算法:</text:p>
      <text:p text:style-name="P80">获得两个数据中的最小数据:algo_min(),algo_min_if().</text:p>
      <text:p text:style-name="P80">获得两个数据中的最大数据:algo_max(),algo_max_if().</text:p>
      <text:p text:style-name="P80">获得数据区间中的最小数据:algo_min_element(),algo_min_element_if().</text:p>
      <text:p text:style-name="P80">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include &lt;cstl/clist.h&gt;</text:p>
      <text:p text:style-name="P15">#include &lt;cstl/calgorithm.h&gt;</text:p>
      <text:p text:style-name="P15"><text:soft-page-break/></text:p>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 text:c="4"/>printf("minmum in vector: %d\n",</text:p>
      <text:p text:style-name="P15"><text:s text:c="8"/>*(int*)iterator_get_pointer(&amp;t_min));</text:p>
      <text:p text:style-name="P15"><text:soft-page-break/><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607340877" text:continue-numbering="true" text:style-name="WW8Num13">
        <text:list-item>
          <text:list>
            <text:list-item>
              <text:list>
                <text:list-item>
                  <text:h text:style-name="P264" text:outline-level="3">按词典顺序比较</text:h>
                </text:list-item>
              </text:list>
            </text:list-item>
          </text:list>
        </text:list-item>
      </text:list>
      <text:p text:style-name="P87">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 text:c="4"/>vector_init(&amp;t_v);</text:p>
      <text:p text:style-name="P15"><text:s text:c="4"/>list_init(&amp;t_l);</text:p>
      <text:p text:style-name="P15"><text:soft-page-break/><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1696849196" text:continue-numbering="true" text:style-name="WW8Num13">
        <text:list-item>
          <text:list>
            <text:list-item>
              <text:list>
                <text:list-item>
                  <text:h text:style-name="P264" text:outline-level="3">排列组合</text:h>
                </text:list-item>
              </text:list>
            </text:list-item>
          </text:list>
        </text:list-item>
      </text:list>
      <text:p text:style-name="P89"><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oft-page-break/></text:p>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261936465" text:continue-numbering="true" text:style-name="WW8Num13">
        <text:list-item>
          <text:list>
            <text:list-item>
              <text:h text:style-name="P253"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1036113132" text:continue-numbering="true" text:style-name="WW8Num13">
        <text:list-item>
          <text:list>
            <text:list-item>
              <text:list>
                <text:list-item>
                  <text:h text:style-name="P264" text:outline-level="3"><text:tab/>依次赋值</text:h>
                </text:list-item>
              </text:list>
            </text:list-item>
          </text:list>
        </text:list-item>
      </text:list>
      <text:p text:style-name="P80">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include &lt;stdio.h&gt;</text:p>
      <text:p text:style-name="P15">#include &lt;cstl/cvector.h&gt;</text:p>
      <text:p text:style-name="P15"><text:soft-page-break/>#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1302850900" text:continue-numbering="true" text:style-name="WW8Num13">
        <text:list-item>
          <text:list>
            <text:list-item>
              <text:list>
                <text:list-item>
                  <text:h text:style-name="P264"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include &lt;cstl/cnumeric.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175315067" text:continue-numbering="true" text:style-name="WW8Num13">
        <text:list-item>
          <text:list>
            <text:list-item>
              <text:list>
                <text:list-item>
                  <text:h text:style-name="P264"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1466780236" text:continue-numbering="true" text:style-name="WW8Num13">
        <text:list-item>
          <text:list>
            <text:list-item>
              <text:list>
                <text:list-item>
                  <text:h text:style-name="P264"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1671600978" text:continue-numbering="true" text:style-name="WW8Num13">
        <text:list-item>
          <text:list>
            <text:list-item>
              <text:list>
                <text:list-item>
                  <text:h text:style-name="P264"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80">algo_adjacent_difference(</text:p>
      <text:p text:style-name="P91">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630439956" text:continue-numbering="true" text:style-name="WW8Num13">
        <text:list-item>
          <text:list>
            <text:list-item>
              <text:list>
                <text:list-item>
                  <text:h text:style-name="P264"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1403176192" text:continue-numbering="true" text:style-name="WW8Num13">
        <text:list-item>
          <text:h text:style-name="P241" text:outline-level="1"><text:soft-page-break/>libcstl容器适配器</text:h>
        </text:list-item>
      </text:list>
      <text:p text:style-name="P78"><text:span text:style-name="T14">libcstl</text:span>除了提供第五章中描述的容器外,还提供了一些为了满足特定需要接口简单的类型,这些类型都是使用基本容器实现的,所以这种类型叫做容器适配器.容器适配器包括:</text:p>
      <text:p text:style-name="P77"><text:span text:style-name="T11">stack_t,queue_t,priority_queue_t</text:span><text:span text:style-name="T6">.</text:span></text:p>
      <text:list xml:id="list1916857586" text:continue-numbering="true" text:style-name="WW8Num13">
        <text:list-item>
          <text:list>
            <text:list-item>
              <text:h text:style-name="P253" text:outline-level="2">stack_t</text:h>
            </text:list-item>
          </text:list>
        </text:list-item>
      </text:list>
      <text:p text:style-name="P86"><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6" draw:style-name="gr1"><draw:rect draw:style-name="gr2" draw:text-style-name="P267" svg:width="17.781cm" svg:height="9.632cm" svg:x="0cm" svg:y="0cm"><text:p/></draw:rect><draw:frame draw:style-name="gr3" draw:text-style-name="P268" svg:width="9.843cm" svg:height="5.779cm" svg:x="0.635cm" svg:y="3.025cm"><draw:text-box><text:p text:style-name="P268"><text:span text:style-name="T81">stack_t</text:span></text:p><text:p text:style-name="P271"><text:span text:style-name="T82">deque_back()</text:span></text:p><text:p text:style-name="P270"><text:span text:style-name="T82"/></text:p><text:p text:style-name="P270"><text:span text:style-name="T83"><text:s/></text:span><text:span text:style-name="T82">deque_push_back() <text:s text:c="2"/>deque_pop_back()</text:span></text:p></draw:text-box></draw:frame><draw:custom-shape draw:style-name="gr20" draw:text-style-name="P269"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4" draw:text-style-name="P270" svg:width="3.493cm" svg:height="0.825cm" svg:x="11.113cm" svg:y="0.826cm"><draw:text-box><text:p text:style-name="P270"><text:span text:style-name="T82">stack_top()</text:span></text:p></draw:text-box></draw:frame><draw:custom-shape draw:style-name="gr20" draw:text-style-name="P269"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0" draw:text-style-name="P269"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4" draw:text-style-name="P270" svg:width="3.492cm" svg:height="0.823cm" svg:x="13.651cm" svg:y="4.678cm"><draw:text-box><text:p text:style-name="P270"><text:span text:style-name="T82">stack_pop()</text:span></text:p></draw:text-box></draw:frame><draw:frame draw:style-name="gr14" draw:text-style-name="P270" svg:width="3.807cm" svg:height="0.823cm" svg:x="13.653cm" svg:y="6.329cm"><draw:text-box><text:p text:style-name="P270"><text:span text:style-name="T82">stack_push()</text:span></text:p></draw:text-box></draw:frame><draw:frame draw:style-name="gr21" draw:text-style-name="P268" svg:width="8.572cm" svg:height="0.826cm" svg:x="1.586cm" svg:y="7.722cm"><draw:text-box><text:p text:style-name="P268"><text:span text:style-name="T77">cstl </text:span><text:span text:style-name="T77">容器</text:span><text:span text:style-name="T77">(</text:span><text:span text:style-name="T77">通常是</text:span><text:span text:style-name="T77">deque_t)</text:span></text:p></draw:text-box></draw:frame><draw:custom-shape draw:style-name="gr20" draw:text-style-name="P269"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draw:text-style-name="P269"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269"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401961886" text:continue-numbering="true" text:style-name="WW8Num13">
        <text:list-item>
          <text:list>
            <text:list-item>
              <text:list>
                <text:list-item>
                  <text:h text:style-name="P264" text:outline-level="3"><text:soft-page-break/>stack_t的操作</text:h>
                </text:list-item>
              </text:list>
            </text:list-item>
          </text:list>
        </text:list-item>
      </text:list>
      <text:p text:style-name="P79">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9">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9">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9">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426013329" text:continue-numbering="true" text:style-name="WW8Num13">
        <text:list-item>
          <text:list>
            <text:list-item>
              <text:list>
                <text:list-item>
                  <text:h text:style-name="P264"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716871990" text:continue-numbering="true" text:style-name="WW8Num13">
        <text:list-item>
          <text:list>
            <text:list-item>
              <text:h text:style-name="P253" text:outline-level="2">queue_t</text:h>
            </text:list-item>
          </text:list>
        </text:list-item>
      </text:list>
      <text:p text:style-name="P86"><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7" draw:style-name="gr1"><draw:rect draw:style-name="gr2" draw:text-style-name="P267" svg:width="17.781cm" svg:height="8.531cm" svg:x="0.002cm" svg:y="0cm"><text:p/></draw:rect><draw:frame draw:style-name="gr3" draw:text-style-name="P270" svg:width="10.798cm" svg:height="4.679cm" svg:x="3.81cm" svg:y="3.577cm"><draw:text-box><text:p text:style-name="P270"><text:span text:style-name="T84"><text:s text:c="12"/></text:span><text:span text:style-name="T80"><text:s/></text:span><text:span text:style-name="T80">deque_back() <text:s/>deque_front()</text:span></text:p><text:p text:style-name="P270"><text:span text:style-name="T80"/></text:p><text:p text:style-name="P270"><text:span text:style-name="T80"/></text:p><text:p text:style-name="P270"><text:span text:style-name="T80">deque_push_back() <text:s text:c="13"/>deque_pop_front()</text:span></text:p></draw:text-box></draw:frame><draw:custom-shape draw:style-name="gr20" draw:text-style-name="P269"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draw:text-style-name="P269"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0" draw:text-style-name="P269"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4" draw:text-style-name="P270" svg:width="3.807cm" svg:height="0.773cm" svg:x="5.082cm" svg:y="0.55cm"><draw:text-box><text:p text:style-name="P270"><text:span text:style-name="T82">queue_back()</text:span></text:p></draw:text-box></draw:frame><draw:frame draw:style-name="gr14" draw:text-style-name="P270" svg:width="3.492cm" svg:height="0.772cm" svg:x="14.288cm" svg:y="2.475cm"><draw:text-box><text:p text:style-name="P270"><text:span text:style-name="T82">queue_pop()</text:span></text:p></draw:text-box></draw:frame><draw:frame draw:style-name="gr14" draw:text-style-name="P270" svg:width="3.805cm" svg:height="0.773cm" svg:x="0cm" svg:y="2.752cm"><draw:text-box><text:p text:style-name="P270"><text:span text:style-name="T82">queue_push()</text:span></text:p></draw:text-box></draw:frame><draw:custom-shape draw:style-name="gr20" draw:text-style-name="P269"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4" draw:text-style-name="P270" svg:width="4.127cm" svg:height="0.773cm" svg:x="8.89cm" svg:y="0.55cm"><draw:text-box><text:p text:style-name="P270"><text:span text:style-name="T82">queue_front()</text:span></text:p></draw:text-box></draw:frame><draw:frame draw:style-name="gr21" draw:text-style-name="P268" svg:width="8.572cm" svg:height="0.825cm" svg:x="5.08cm" svg:y="7.153cm"><draw:text-box><text:p text:style-name="P268"><text:span text:style-name="T77">cstl </text:span><text:span text:style-name="T77">容器</text:span><text:span text:style-name="T77">(</text:span><text:span text:style-name="T77">通常是</text:span><text:span text:style-name="T77">deque_t)</text:span></text:p></draw:text-box></draw:frame><draw:custom-shape draw:style-name="gr20" draw:text-style-name="P269"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draw:text-style-name="P269"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269"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269"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4" draw:text-style-name="P268" svg:width="3.807cm" svg:height="1.325cm" svg:x="6.987cm" svg:y="2.2cm"><draw:text-box><text:p text:style-name="P268"><text:span text:style-name="T83">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551758155" text:continue-numbering="true" text:style-name="WW8Num13">
        <text:list-item>
          <text:list>
            <text:list-item>
              <text:list>
                <text:list-item>
                  <text:h text:style-name="P264" text:outline-level="3">queue_t的操作</text:h>
                </text:list-item>
              </text:list>
            </text:list-item>
          </text:list>
        </text:list-item>
      </text:list>
      <text:p text:style-name="P79">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9">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9">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9">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8">queue_t不支持迭代器,所以没有迭代器相关的操作函数.</text:p>
      <text:list xml:id="list1420484297" text:continue-numbering="true" text:style-name="WW8Num13">
        <text:list-item>
          <text:list>
            <text:list-item>
              <text:list>
                <text:list-item>
                  <text:h text:style-name="P264"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80">printf("front:%d, back:%d\n", </text:p>
      <text:p text:style-name="P91">*(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80">printf("front:%d, back:%d\n", </text:p>
      <text:p text:style-name="P91">*(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245538585" text:continue-numbering="true" text:style-name="WW8Num13">
        <text:list-item>
          <text:list>
            <text:list-item>
              <text:h text:style-name="P253" text:outline-level="2">priority_queue_t</text:h>
            </text:list-item>
          </text:list>
        </text:list-item>
      </text:list>
      <text:p text:style-name="P89">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8">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059413715" text:continue-numbering="true" text:style-name="WW8Num13">
        <text:list-item>
          <text:list>
            <text:list-item>
              <text:list>
                <text:list-item>
                  <text:h text:style-name="P264" text:outline-level="3">priority_queue_t的操作</text:h>
                </text:list-item>
              </text:list>
            </text:list-item>
          </text:list>
        </text:list-item>
      </text:list>
      <text:p text:style-name="P79">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9">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9">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9">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8">priority_queue_t不支持迭代器,所以没有迭代器相关的操作函数.</text:p>
      <text:list xml:id="list539178903" text:continue-numbering="true" text:style-name="WW8Num13">
        <text:list-item>
          <text:list>
            <text:list-item>
              <text:list>
                <text:list-item>
                  <text:h text:style-name="P264"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2002492365" text:continue-numbering="true" text:style-name="WW8Num13">
        <text:list-item>
          <text:h text:style-name="P241" text:outline-level="1">libcstl字符串</text:h>
        </text:list-item>
      </text:list>
      <text:p text:style-name="P78">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339192027" text:continue-numbering="true" text:style-name="WW8Num13">
        <text:list-item>
          <text:list>
            <text:list-item>
              <text:h text:style-name="P253" text:outline-level="2">两个string_t的使用实例</text:h>
              <text:list>
                <text:list-item>
                  <text:h text:style-name="P264" text:outline-level="3">第一个例子:提取文件名模版</text:h>
                </text:list-item>
              </text:list>
            </text:list-item>
          </text:list>
        </text:list-item>
      </text:list>
      <text:p text:style-name="P89">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4">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1243092507" text:continue-numbering="true" text:style-name="WW8Num13">
        <text:list-item>
          <text:list>
            <text:list-item>
              <text:list>
                <text:list-item>
                  <text:h text:style-name="P264"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8">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5">t_endinx = string_length(&amp;t_str);</text:p>
      <text:p text:style-name="P15">}</text:p>
      <text:p text:style-name="P8">确定了单词的开始和结尾然后逆序打印单词.</text:p>
      <text:p text:style-name="P15">for(i = t_endinx - 1; i &gt;= (int)t_beginx; --i)</text:p>
      <text:p text:style-name="P15">{</text:p>
      <text:p text:style-name="P96">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1214582348" text:continue-numbering="true" text:style-name="WW8Num13">
        <text:list-item>
          <text:list>
            <text:list-item>
              <text:h text:style-name="P253" text:outline-level="2"><text:soft-page-break/>string_t类型的描述</text:h>
              <text:list>
                <text:list-item>
                  <text:h text:style-name="P264" text:outline-level="3">strint_t的能力</text:h>
                </text:list-item>
              </text:list>
            </text:list-item>
          </text:list>
        </text:list-item>
      </text:list>
      <text:p text:style-name="P77"><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1009345563" text:continue-numbering="true" text:style-name="WW8Num13">
        <text:list-item>
          <text:list>
            <text:list-item>
              <text:list>
                <text:list-item>
                  <text:h text:style-name="P264" text:outline-level="3">string_t的操作概览</text:h>
                </text:list-item>
              </text:list>
            </text:list-item>
          </text:list>
        </text:list-item>
      </text:list>
      <text:p text:style-name="P77"><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1827232846" text:continue-numbering="true" text:style-name="WW8Num13">
        <text:list-item>
          <text:list>
            <text:list-item>
              <text:list>
                <text:list-item>
                  <text:h text:style-name="P264"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7"><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942752101" text:continue-numbering="true" text:style-name="WW8Num13">
        <text:list-item>
          <text:list>
            <text:list-item>
              <text:list>
                <text:list-item>
                  <text:h text:style-name="P264"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8">这三个操作函数都是提供了从string_t到C字符串的转换,它们的结果都是普通的C字符串或C字符数组,但是它们之间是有区别的.</text:p>
      <text:p text:style-name="P77"><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80">strint_t t_str;</text:p>
      <text:p text:style-name="P80">string_init_cstr(&amp;t_str, “12345”);</text:p>
      <text:p text:style-name="P81"/>
      <text:p text:style-name="P77"><text:span text:style-name="T11">atoi(string_c_str(&amp;t_str)); <text:s/></text:span><text:span text:style-name="T12"><text:s text:c="23"/>/* 将字符串转变成整数 */</text:span></text:p>
      <text:p text:style-name="P77"><text:span text:style-name="T11">f(string_data(&amp;t_str), string_length(&amp;t_str));</text:span><text:span text:style-name="T12"> <text:s/>/* 使用字符数组及其长度最为参数</text:span></text:p>
      <text:p text:style-name="P81"><text:s text:c="61"/>调用函数f() */</text:p>
      <text:p text:style-name="P80">char ac_buf[100];</text:p>
      <text:p text:style-name="P77"><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80">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184241335" text:continue-numbering="true" text:style-name="WW8Num13">
        <text:list-item>
          <text:list>
            <text:list-item>
              <text:list>
                <text:list-item>
                  <text:h text:style-name="P264"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547615629" text:continue-numbering="true" text:style-name="WW8Num13">
        <text:list-item>
          <text:list>
            <text:list-item>
              <text:list>
                <text:list-item>
                  <text:h text:style-name="P264"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1411890213" text:continue-numbering="true" text:style-name="WW8Num13">
        <text:list-item>
          <text:list>
            <text:list-item>
              <text:list>
                <text:list-item>
                  <text:h text:style-name="P264"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7"><text:span text:style-name="T11">string_compare_cstr(&amp;t_str, “dcba”);</text:span><text:span text:style-name="T12"> <text:s/>/* return a value &lt; 0 */</text:span></text:p>
      <text:p text:style-name="P77"><text:span text:style-name="T11">string_compare_cstr(&amp;t_str, “ab”);</text:span><text:span text:style-name="T12"> <text:s text:c="3"/>/* return a value &gt; 0 */</text:span></text:p>
      <text:p text:style-name="P77"><text:span text:style-name="T11">string_compare(&amp;t_str, &amp;t_str);</text:span><text:span text:style-name="T12"> <text:s text:c="7"/>/* return 0 */</text:span></text:p>
      <text:p text:style-name="P80">string_compare_substring_substring(&amp;t_str, 0, 2, &amp;t_str, 2, 2); </text:p>
      <text:p text:style-name="P81"><text:s text:c="45"/>/* return a value &lt; 0 “ab” &lt; cd “ */</text:p>
      <text:p text:style-name="P80">string_compare_substring_subcstr(&amp;t_str, 1, 2, “bcx”, 2);</text:p>
      <text:p text:style-name="P81"><text:s text:c="45"/>/* return 0 “bc” == “bc” */</text:p>
      <text:list xml:id="list1259762512" text:continue-numbering="true" text:style-name="WW8Num13">
        <text:list-item>
          <text:list>
            <text:list-item>
              <text:list>
                <text:list-item>
                  <text:h text:style-name="P264"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1122856954" text:continue-numbering="true" text:style-name="WW8Num13">
        <text:list-item>
          <text:list>
            <text:list-item>
              <text:list>
                <text:list-item>
                  <text:h text:style-name="P264"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1977577681" text:continue-numbering="true" text:style-name="WW8Num13">
        <text:list-item>
          <text:list>
            <text:list-item>
              <text:list>
                <text:list-item>
                  <text:h text:style-name="P264"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767474651" text:continue-numbering="true" text:style-name="WW8Num13">
        <text:list-item>
          <text:list>
            <text:list-item>
              <text:list>
                <text:list-item>
                  <text:h text:style-name="P264"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1343139910" text:continue-numbering="true" text:style-name="WW8Num13">
        <text:list-item>
          <text:list>
            <text:list-item>
              <text:list>
                <text:list-item>
                  <text:h text:style-name="P264"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824553657" text:continue-numbering="true" text:style-name="WW8Num13">
        <text:list-item>
          <text:list>
            <text:list-item>
              <text:list>
                <text:list-item>
                  <text:h text:style-name="P264"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2028672042" text:continue-numbering="true" text:style-name="WW8Num13">
        <text:list-item>
          <text:list>
            <text:list-item>
              <text:list>
                <text:list-item>
                  <text:h text:style-name="P264"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8" draw:style-name="gr1"><draw:rect draw:style-name="gr11" draw:text-style-name="P267" svg:width="17.779cm" svg:height="3.026cm" svg:x="0.002cm" svg:y="0.002cm"><text:p/></draw:rect><draw:frame draw:style-name="gr12" draw:text-style-name="P270" svg:width="17.779cm" svg:height="3.026cm" svg:x="0cm" svg:y="0cm"><draw:text-box><text:p text:style-name="P270"><text:span text:style-name="T78">注意</text:span><text:span text:style-name="T78">:</text:span><text:span text:style-name="T79"> </text:span><text:span text:style-name="T77">string_substr()</text:span><text:span text:style-name="T79">函数的返回值是一个已经初始化的</text:span><text:span text:style-name="T77">string_t</text:span><text:span text:style-name="T79">类型</text:span><text:span text:style-name="T78">,</text:span><text:span text:style-name="T79">所以这个函数的返回值不能忽略</text:span><text:span text:style-name="T78">,</text:span><text:span text:style-name="T78">同时必须使用为初始化的</text:span><text:span text:style-name="T78">string_t</text:span><text:span text:style-name="T78">变量去接收返回值</text:span><text:span text:style-name="T78">,</text:span><text:span text:style-name="T78">使用之后要销毁</text:span><text:span text:style-name="T78">.</text:span><text:span text:style-name="T78">这个函数与</text:span></text:p><text:p text:style-name="P270"><text:span text:style-name="T77">xxxx_equal_range()</text:span><text:span text:style-name="T78">函数一样</text:span><text:span text:style-name="T78">.</text:span></text:p></draw:text-box></draw:frame></draw:g></text:p>
      <text:list xml:id="list1476801468" text:continue-numbering="true" text:style-name="WW8Num13">
        <text:list-item>
          <text:list>
            <text:list-item>
              <text:list>
                <text:list-item>
                  <text:h text:style-name="P264"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102196736" text:continue-numbering="true" text:style-name="WW8Num13">
        <text:list-item>
          <text:list>
            <text:list-item>
              <text:list>
                <text:list-item>
                  <text:h text:style-name="P264"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1511135863" text:continue-numbering="true" text:style-name="WW8Num13">
        <text:list-item>
          <text:list>
            <text:list-item>
              <text:list>
                <text:list-item>
                  <text:h text:style-name="P264" text:outline-level="3">NPOS值</text:h>
                </text:list-item>
              </text:list>
            </text:list-item>
          </text:list>
        </text:list-item>
      </text:list>
      <text:p text:style-name="P78">上一节的查找函数都是使用下标位置为参数,同时返回结果也是下标位置,那么当查找失败时怎么区分呢?&lt;cstl/cstring.h&gt;中定义了值NPOS表示查找失败,例如:</text:p>
      <text:p text:style-name="P80">size_t t_pos = string_find_cstr(&amp;t_str, “not found”);</text:p>
      <text:p text:style-name="P80">if(t_pos == NPOS)</text:p>
      <text:p text:style-name="P88">{</text:p>
      <text:p text:style-name="P88">...<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2065587915" text:continue-numbering="true" text:style-name="WW8Num13">
        <text:list-item>
          <text:list>
            <text:list-item>
              <text:list>
                <text:list-item>
                  <text:h text:style-name="P264"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8">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09T21:55:18</dc:date>
    <meta:editing-cycles>1197</meta:editing-cycles>
    <meta:editing-duration>PT140H00M44S</meta:editing-duration>
    <meta:generator>OpenOffice.org/3.1$Linux OpenOffice.org_project/310m19$Build-9420</meta:generator>
    <dc:creator>Wangbo </dc:creator>
    <meta:document-statistic meta:table-count="146" meta:image-count="20" meta:object-count="0" meta:page-count="234" meta:paragraph-count="8404" meta:word-count="41938" meta:character-count="232436"/>
  </office:meta>
</office:document-meta>
</file>